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put sigmoid" table:style-name="ta1">
        <table:shapes>
          <draw:frame draw:z-index="0" draw:style-name="gr1" draw:text-style-name="P1" svg:width="24.083cm" svg:height="12.968cm" svg:x="19.151cm" svg:y="1.455cm">
            <draw:object draw:notify-on-update-of-ranges="'output sigmoid'.H1:'output sigmoid'.H1 'output sigmoid'.H2:'output sigmoid'.H231 'output sigmoid'.I2:'output sigmoid'.I231 'output sigmoid'.I2:'output sigmoid'.I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table:number-columns-repeated="2"/>
        </table:table-row>
        <table:table-row table:style-name="ro1">
          <table:table-cell office:value-type="float" office:value="545.25" calcext:value-type="float">
            <text:p>545.25</text:p>
          </table:table-cell>
          <table:table-cell office:value-type="float" office:value="785.25" calcext:value-type="float">
            <text:p>785.25</text:p>
          </table:table-cell>
          <table:table-cell office:value-type="float" office:value="769" calcext:value-type="float">
            <text:p>769</text:p>
          </table:table-cell>
          <table:table-cell office:value-type="float" office:value="508.75" calcext:value-type="float">
            <text:p>508.7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AVERAGE([.A2:.E2])" office:value-type="float" office:value="648.45" calcext:value-type="float">
            <text:p>648.45</text:p>
          </table:table-cell>
          <table:table-cell table:formula="of:=STDEV([.A2:.E2])/SQRT(COUNT([.A2:.E2]))" office:value-type="float" office:value="56.4010970637983" calcext:value-type="float">
            <text:p>56.4010970638</text:p>
          </table:table-cell>
          <table:table-cell table:number-columns-repeated="2"/>
        </table:table-row>
        <table:table-row table:style-name="ro1">
          <table:table-cell office:value-type="float" office:value="750.5" calcext:value-type="float">
            <text:p>750.5</text:p>
          </table:table-cell>
          <table:table-cell office:value-type="float" office:value="974.75" calcext:value-type="float">
            <text:p>974.75</text:p>
          </table:table-cell>
          <table:table-cell office:value-type="float" office:value="765.5" calcext:value-type="float">
            <text:p>765.5</text:p>
          </table:table-cell>
          <table:table-cell office:value-type="float" office:value="801.75" calcext:value-type="float">
            <text:p>801.75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AVERAGE([.A3:.E3])" office:value-type="float" office:value="780.9" calcext:value-type="float">
            <text:p>780.9</text:p>
          </table:table-cell>
          <table:table-cell table:formula="of:=STDEV([.A3:.E3])/SQRT(COUNT([.A3:.E3]))" office:value-type="float" office:value="58.1812147518424" calcext:value-type="float">
            <text:p>58.1812147518</text:p>
          </table:table-cell>
          <table:table-cell table:number-columns-repeated="2"/>
        </table:table-row>
        <table:table-row table:style-name="ro1">
          <table:table-cell office:value-type="float" office:value="626.5" calcext:value-type="float">
            <text:p>626.5</text:p>
          </table:table-cell>
          <table:table-cell office:value-type="float" office:value="631" calcext:value-type="float">
            <text:p>631</text:p>
          </table:table-cell>
          <table:table-cell office:value-type="float" office:value="878.25" calcext:value-type="float">
            <text:p>878.25</text:p>
          </table:table-cell>
          <table:table-cell office:value-type="float" office:value="1117.5" calcext:value-type="float">
            <text:p>1117.5</text:p>
          </table:table-cell>
          <table:table-cell office:value-type="float" office:value="592.25" calcext:value-type="float">
            <text:p>592.25</text:p>
          </table:table-cell>
          <table:table-cell table:number-columns-repeated="2"/>
          <table:table-cell table:formula="of:=AVERAGE([.A4:.E4])" office:value-type="float" office:value="769.1" calcext:value-type="float">
            <text:p>769.1</text:p>
          </table:table-cell>
          <table:table-cell table:formula="of:=STDEV([.A4:.E4])/SQRT(COUNT([.A4:.E4]))" office:value-type="float" office:value="100.989745766588" calcext:value-type="float">
            <text:p>100.9897457666</text:p>
          </table:table-cell>
          <table:table-cell table:number-columns-repeated="2"/>
        </table:table-row>
        <table:table-row table:style-name="ro1">
          <table:table-cell office:value-type="float" office:value="943.25" calcext:value-type="float">
            <text:p>943.25</text:p>
          </table:table-cell>
          <table:table-cell office:value-type="float" office:value="1030.75" calcext:value-type="float">
            <text:p>1030.75</text:p>
          </table:table-cell>
          <table:table-cell office:value-type="float" office:value="977.25" calcext:value-type="float">
            <text:p>977.25</text:p>
          </table:table-cell>
          <table:table-cell office:value-type="float" office:value="1270.25" calcext:value-type="float">
            <text:p>1270.25</text:p>
          </table:table-cell>
          <table:table-cell office:value-type="float" office:value="960.25" calcext:value-type="float">
            <text:p>960.25</text:p>
          </table:table-cell>
          <table:table-cell table:number-columns-repeated="2"/>
          <table:table-cell table:formula="of:=AVERAGE([.A5:.E5])" office:value-type="float" office:value="1036.35" calcext:value-type="float">
            <text:p>1036.35</text:p>
          </table:table-cell>
          <table:table-cell table:formula="of:=STDEV([.A5:.E5])/SQRT(COUNT([.A5:.E5]))" office:value-type="float" office:value="60.2877267775125" calcext:value-type="float">
            <text:p>60.2877267775</text:p>
          </table:table-cell>
          <table:table-cell table:number-columns-repeated="2"/>
        </table:table-row>
        <table:table-row table:style-name="ro1">
          <table:table-cell office:value-type="float" office:value="673.25" calcext:value-type="float">
            <text:p>673.25</text:p>
          </table:table-cell>
          <table:table-cell office:value-type="float" office:value="1474" calcext:value-type="float">
            <text:p>1474</text:p>
          </table:table-cell>
          <table:table-cell office:value-type="float" office:value="1091" calcext:value-type="float">
            <text:p>1091</text:p>
          </table:table-cell>
          <table:table-cell office:value-type="float" office:value="1231" calcext:value-type="float">
            <text:p>1231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table:formula="of:=AVERAGE([.A6:.E6])" office:value-type="float" office:value="1130.85" calcext:value-type="float">
            <text:p>1130.85</text:p>
          </table:table-cell>
          <table:table-cell table:formula="of:=STDEV([.A6:.E6])/SQRT(COUNT([.A6:.E6]))" office:value-type="float" office:value="130.709592226431" calcext:value-type="float">
            <text:p>130.7095922264</text:p>
          </table:table-cell>
          <table:table-cell table:number-columns-repeated="2"/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1527.25" calcext:value-type="float">
            <text:p>1527.25</text:p>
          </table:table-cell>
          <table:table-cell office:value-type="float" office:value="1541" calcext:value-type="float">
            <text:p>1541</text:p>
          </table:table-cell>
          <table:table-cell office:value-type="float" office:value="1271" calcext:value-type="float">
            <text:p>1271</text:p>
          </table:table-cell>
          <table:table-cell office:value-type="float" office:value="604.25" calcext:value-type="float">
            <text:p>604.25</text:p>
          </table:table-cell>
          <table:table-cell table:number-columns-repeated="2"/>
          <table:table-cell table:formula="of:=AVERAGE([.A7:.E7])" office:value-type="float" office:value="1178.65" calcext:value-type="float">
            <text:p>1178.65</text:p>
          </table:table-cell>
          <table:table-cell table:formula="of:=STDEV([.A7:.E7])/SQRT(COUNT([.A7:.E7]))" office:value-type="float" office:value="179.398798072897" calcext:value-type="float">
            <text:p>179.3987980729</text:p>
          </table:table-cell>
          <table:table-cell table:number-columns-repeated="2"/>
        </table:table-row>
        <table:table-row table:style-name="ro1">
          <table:table-cell office:value-type="float" office:value="864.5" calcext:value-type="float">
            <text:p>864.5</text:p>
          </table:table-cell>
          <table:table-cell office:value-type="float" office:value="1746" calcext:value-type="float">
            <text:p>1746</text:p>
          </table:table-cell>
          <table:table-cell office:value-type="float" office:value="809.5" calcext:value-type="float">
            <text:p>809.5</text:p>
          </table:table-cell>
          <table:table-cell office:value-type="float" office:value="1156" calcext:value-type="float">
            <text:p>1156</text:p>
          </table:table-cell>
          <table:table-cell office:value-type="float" office:value="930.5" calcext:value-type="float">
            <text:p>930.5</text:p>
          </table:table-cell>
          <table:table-cell table:number-columns-repeated="2"/>
          <table:table-cell table:formula="of:=AVERAGE([.A8:.E8])" office:value-type="float" office:value="1101.3" calcext:value-type="float">
            <text:p>1101.3</text:p>
          </table:table-cell>
          <table:table-cell table:formula="of:=STDEV([.A8:.E8])/SQRT(COUNT([.A8:.E8]))" office:value-type="float" office:value="171.613562983815" calcext:value-type="float">
            <text:p>171.6135629838</text:p>
          </table:table-cell>
          <table:table-cell table:number-columns-repeated="2"/>
        </table:table-row>
        <table:table-row table:style-name="ro1">
          <table:table-cell office:value-type="float" office:value="854.75" calcext:value-type="float">
            <text:p>854.75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1209.25" calcext:value-type="float">
            <text:p>1209.25</text:p>
          </table:table-cell>
          <table:table-cell office:value-type="float" office:value="1147.5" calcext:value-type="float">
            <text:p>1147.5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table:formula="of:=AVERAGE([.A9:.E9])" office:value-type="float" office:value="1072.45" calcext:value-type="float">
            <text:p>1072.45</text:p>
          </table:table-cell>
          <table:table-cell table:formula="of:=STDEV([.A9:.E9])/SQRT(COUNT([.A9:.E9]))" office:value-type="float" office:value="113.367858099198" calcext:value-type="float">
            <text:p>113.3678580992</text:p>
          </table:table-cell>
          <table:table-cell table:number-columns-repeated="2"/>
        </table:table-row>
        <table:table-row table:style-name="ro1">
          <table:table-cell office:value-type="float" office:value="564.25" calcext:value-type="float">
            <text:p>564.25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341" calcext:value-type="float">
            <text:p>1341</text:p>
          </table:table-cell>
          <table:table-cell office:value-type="float" office:value="1209" calcext:value-type="float">
            <text:p>1209</text:p>
          </table:table-cell>
          <table:table-cell office:value-type="float" office:value="1132.75" calcext:value-type="float">
            <text:p>1132.75</text:p>
          </table:table-cell>
          <table:table-cell table:number-columns-repeated="2"/>
          <table:table-cell table:formula="of:=AVERAGE([.A10:.E10])" office:value-type="float" office:value="1150.95" calcext:value-type="float">
            <text:p>1150.95</text:p>
          </table:table-cell>
          <table:table-cell table:formula="of:=STDEV([.A10:.E10])/SQRT(COUNT([.A10:.E10]))" office:value-type="float" office:value="159.897338157957" calcext:value-type="float">
            <text:p>159.897338158</text:p>
          </table:table-cell>
          <table:table-cell table:number-columns-repeated="2"/>
        </table:table-row>
        <table:table-row table:style-name="ro1">
          <table:table-cell office:value-type="float" office:value="874.75" calcext:value-type="float">
            <text:p>874.75</text:p>
          </table:table-cell>
          <table:table-cell office:value-type="float" office:value="1571" calcext:value-type="float">
            <text:p>1571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082.25" calcext:value-type="float">
            <text:p>1082.25</text:p>
          </table:table-cell>
          <table:table-cell office:value-type="float" office:value="1120.5" calcext:value-type="float">
            <text:p>1120.5</text:p>
          </table:table-cell>
          <table:table-cell table:number-columns-repeated="2"/>
          <table:table-cell table:formula="of:=AVERAGE([.A11:.E11])" office:value-type="float" office:value="1175.65" calcext:value-type="float">
            <text:p>1175.65</text:p>
          </table:table-cell>
          <table:table-cell table:formula="of:=STDEV([.A11:.E11])/SQRT(COUNT([.A11:.E11]))" office:value-type="float" office:value="114.35347065131" calcext:value-type="float">
            <text:p>114.3534706513</text:p>
          </table:table-cell>
          <table:table-cell table:number-columns-repeated="2"/>
        </table:table-row>
        <table:table-row table:style-name="ro1">
          <table:table-cell office:value-type="float" office:value="1004.75" calcext:value-type="float">
            <text:p>1004.75</text:p>
          </table:table-cell>
          <table:table-cell office:value-type="float" office:value="1448.5" calcext:value-type="float">
            <text:p>1448.5</text:p>
          </table:table-cell>
          <table:table-cell office:value-type="float" office:value="1146.75" calcext:value-type="float">
            <text:p>1146.75</text:p>
          </table:table-cell>
          <table:table-cell office:value-type="float" office:value="1138.25" calcext:value-type="float">
            <text:p>1138.25</text:p>
          </table:table-cell>
          <table:table-cell office:value-type="float" office:value="1527.25" calcext:value-type="float">
            <text:p>1527.25</text:p>
          </table:table-cell>
          <table:table-cell table:number-columns-repeated="2"/>
          <table:table-cell table:formula="of:=AVERAGE([.A12:.E12])" office:value-type="float" office:value="1253.1" calcext:value-type="float">
            <text:p>1253.1</text:p>
          </table:table-cell>
          <table:table-cell table:formula="of:=STDEV([.A12:.E12])/SQRT(COUNT([.A12:.E12]))" office:value-type="float" office:value="99.8794147960429" calcext:value-type="float">
            <text:p>99.879414796</text:p>
          </table:table-cell>
          <table:table-cell table:number-columns-repeated="2"/>
        </table:table-row>
        <table:table-row table:style-name="ro1">
          <table:table-cell office:value-type="float" office:value="1036.75" calcext:value-type="float">
            <text:p>1036.75</text:p>
          </table:table-cell>
          <table:table-cell office:value-type="float" office:value="1719.75" calcext:value-type="float">
            <text:p>1719.75</text:p>
          </table:table-cell>
          <table:table-cell office:value-type="float" office:value="1447.5" calcext:value-type="float">
            <text:p>1447.5</text:p>
          </table:table-cell>
          <table:table-cell office:value-type="float" office:value="861" calcext:value-type="float">
            <text:p>861</text:p>
          </table:table-cell>
          <table:table-cell office:value-type="float" office:value="932.25" calcext:value-type="float">
            <text:p>932.25</text:p>
          </table:table-cell>
          <table:table-cell table:number-columns-repeated="2"/>
          <table:table-cell table:formula="of:=AVERAGE([.A13:.E13])" office:value-type="float" office:value="1199.45" calcext:value-type="float">
            <text:p>1199.45</text:p>
          </table:table-cell>
          <table:table-cell table:formula="of:=STDEV([.A13:.E13])/SQRT(COUNT([.A13:.E13]))" office:value-type="float" office:value="165.02369905562" calcext:value-type="float">
            <text:p>165.0236990556</text:p>
          </table:table-cell>
          <table:table-cell table:number-columns-repeated="2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646.25" calcext:value-type="float">
            <text:p>1646.25</text:p>
          </table:table-cell>
          <table:table-cell office:value-type="float" office:value="1240.25" calcext:value-type="float">
            <text:p>1240.25</text:p>
          </table:table-cell>
          <table:table-cell office:value-type="float" office:value="706" calcext:value-type="float">
            <text:p>706</text:p>
          </table:table-cell>
          <table:table-cell office:value-type="float" office:value="847.25" calcext:value-type="float">
            <text:p>847.25</text:p>
          </table:table-cell>
          <table:table-cell table:number-columns-repeated="2"/>
          <table:table-cell table:formula="of:=AVERAGE([.A14:.E14])" office:value-type="float" office:value="1032" calcext:value-type="float">
            <text:p>1032</text:p>
          </table:table-cell>
          <table:table-cell table:formula="of:=STDEV([.A14:.E14])/SQRT(COUNT([.A14:.E14]))" office:value-type="float" office:value="181.420471557099" calcext:value-type="float">
            <text:p>181.4204715571</text:p>
          </table:table-cell>
          <table:table-cell table:number-columns-repeated="2"/>
        </table:table-row>
        <table:table-row table:style-name="ro1">
          <table:table-cell office:value-type="float" office:value="838.5" calcext:value-type="float">
            <text:p>838.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138.5" calcext:value-type="float">
            <text:p>1138.5</text:p>
          </table:table-cell>
          <table:table-cell office:value-type="float" office:value="1086" calcext:value-type="float">
            <text:p>1086</text:p>
          </table:table-cell>
          <table:table-cell office:value-type="float" office:value="969.75" calcext:value-type="float">
            <text:p>969.75</text:p>
          </table:table-cell>
          <table:table-cell table:number-columns-repeated="2"/>
          <table:table-cell table:formula="of:=AVERAGE([.A15:.E15])" office:value-type="float" office:value="1047" calcext:value-type="float">
            <text:p>1047</text:p>
          </table:table-cell>
          <table:table-cell table:formula="of:=STDEV([.A15:.E15])/SQRT(COUNT([.A15:.E15]))" office:value-type="float" office:value="64.5893276788047" calcext:value-type="float">
            <text:p>64.5893276788</text:p>
          </table:table-cell>
          <table:table-cell table:number-columns-repeated="2"/>
        </table:table-row>
        <table:table-row table:style-name="ro1">
          <table:table-cell office:value-type="float" office:value="1084.75" calcext:value-type="float">
            <text:p>1084.75</text:p>
          </table:table-cell>
          <table:table-cell office:value-type="float" office:value="1316" calcext:value-type="float">
            <text:p>1316</text:p>
          </table:table-cell>
          <table:table-cell office:value-type="float" office:value="1153.75" calcext:value-type="float">
            <text:p>1153.75</text:p>
          </table:table-cell>
          <table:table-cell office:value-type="float" office:value="983.25" calcext:value-type="float">
            <text:p>983.2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A16:.E16])" office:value-type="float" office:value="1077.75" calcext:value-type="float">
            <text:p>1077.75</text:p>
          </table:table-cell>
          <table:table-cell table:formula="of:=STDEV([.A16:.E16])/SQRT(COUNT([.A16:.E16]))" office:value-type="float" office:value="78.4008529928087" calcext:value-type="float">
            <text:p>78.4008529928</text:p>
          </table:table-cell>
          <table:table-cell table:number-columns-repeated="2"/>
        </table:table-row>
        <table:table-row table:style-name="ro1">
          <table:table-cell office:value-type="float" office:value="893.5" calcext:value-type="float">
            <text:p>893.5</text:p>
          </table:table-cell>
          <table:table-cell office:value-type="float" office:value="1201" calcext:value-type="float">
            <text:p>1201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904.75" calcext:value-type="float">
            <text:p>904.75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AVERAGE([.A17:.E17])" office:value-type="float" office:value="949.3" calcext:value-type="float">
            <text:p>949.3</text:p>
          </table:table-cell>
          <table:table-cell table:formula="of:=STDEV([.A17:.E17])/SQRT(COUNT([.A17:.E17]))" office:value-type="float" office:value="129.832281232365" calcext:value-type="float">
            <text:p>129.8322812324</text:p>
          </table:table-cell>
          <table:table-cell table:number-columns-repeated="2"/>
        </table:table-row>
        <table:table-row table:style-name="ro1">
          <table:table-cell office:value-type="float" office:value="629.75" calcext:value-type="float">
            <text:p>629.75</text:p>
          </table:table-cell>
          <table:table-cell office:value-type="float" office:value="1176" calcext:value-type="float">
            <text:p>1176</text:p>
          </table:table-cell>
          <table:table-cell office:value-type="float" office:value="1378.5" calcext:value-type="float">
            <text:p>1378.5</text:p>
          </table:table-cell>
          <table:table-cell office:value-type="float" office:value="872.5" calcext:value-type="float">
            <text:p>872.5</text:p>
          </table:table-cell>
          <table:table-cell office:value-type="float" office:value="907.25" calcext:value-type="float">
            <text:p>907.25</text:p>
          </table:table-cell>
          <table:table-cell table:number-columns-repeated="2"/>
          <table:table-cell table:formula="of:=AVERAGE([.A18:.E18])" office:value-type="float" office:value="992.8" calcext:value-type="float">
            <text:p>992.8</text:p>
          </table:table-cell>
          <table:table-cell table:formula="of:=STDEV([.A18:.E18])/SQRT(COUNT([.A18:.E18]))" office:value-type="float" office:value="129.59994695215" calcext:value-type="float">
            <text:p>129.5999469522</text:p>
          </table:table-cell>
          <table:table-cell table:number-columns-repeated="2"/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95.75" calcext:value-type="float">
            <text:p>1195.75</text:p>
          </table:table-cell>
          <table:table-cell office:value-type="float" office:value="1541" calcext:value-type="float">
            <text:p>1541</text:p>
          </table:table-cell>
          <table:table-cell office:value-type="float" office:value="931" calcext:value-type="float">
            <text:p>931</text:p>
          </table:table-cell>
          <table:table-cell office:value-type="float" office:value="857.25" calcext:value-type="float">
            <text:p>857.25</text:p>
          </table:table-cell>
          <table:table-cell table:number-columns-repeated="2"/>
          <table:table-cell table:formula="of:=AVERAGE([.A19:.E19])" office:value-type="float" office:value="1066.7" calcext:value-type="float">
            <text:p>1066.7</text:p>
          </table:table-cell>
          <table:table-cell table:formula="of:=STDEV([.A19:.E19])/SQRT(COUNT([.A19:.E19]))" office:value-type="float" office:value="136.11859259484" calcext:value-type="float">
            <text:p>136.1185925948</text:p>
          </table:table-cell>
          <table:table-cell table:number-columns-repeated="2"/>
        </table:table-row>
        <table:table-row table:style-name="ro1">
          <table:table-cell office:value-type="float" office:value="1231.25" calcext:value-type="float">
            <text:p>1231.25</text:p>
          </table:table-cell>
          <table:table-cell office:value-type="float" office:value="1240" calcext:value-type="float">
            <text:p>1240</text:p>
          </table:table-cell>
          <table:table-cell office:value-type="float" office:value="1201" calcext:value-type="float">
            <text:p>1201</text:p>
          </table:table-cell>
          <table:table-cell office:value-type="float" office:value="1157.75" calcext:value-type="float">
            <text:p>1157.75</text:p>
          </table:table-cell>
          <table:table-cell office:value-type="float" office:value="919.75" calcext:value-type="float">
            <text:p>919.75</text:p>
          </table:table-cell>
          <table:table-cell table:number-columns-repeated="2"/>
          <table:table-cell table:formula="of:=AVERAGE([.A20:.E20])" office:value-type="float" office:value="1149.95" calcext:value-type="float">
            <text:p>1149.95</text:p>
          </table:table-cell>
          <table:table-cell table:formula="of:=STDEV([.A20:.E20])/SQRT(COUNT([.A20:.E20]))" office:value-type="float" office:value="59.320179955897" calcext:value-type="float">
            <text:p>59.320179955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6" calcext:value-type="float">
            <text:p>1446</text:p>
          </table:table-cell>
          <table:table-cell office:value-type="float" office:value="1383.25" calcext:value-type="float">
            <text:p>1383.25</text:p>
          </table:table-cell>
          <table:table-cell office:value-type="float" office:value="1223.75" calcext:value-type="float">
            <text:p>1223.75</text:p>
          </table:table-cell>
          <table:table-cell office:value-type="float" office:value="913.5" calcext:value-type="float">
            <text:p>913.5</text:p>
          </table:table-cell>
          <table:table-cell table:number-columns-repeated="2"/>
          <table:table-cell table:formula="of:=AVERAGE([.A21:.E21])" office:value-type="float" office:value="1189.5" calcext:value-type="float">
            <text:p>1189.5</text:p>
          </table:table-cell>
          <table:table-cell table:formula="of:=STDEV([.A21:.E21])/SQRT(COUNT([.A21:.E21]))" office:value-type="float" office:value="105.866100570485" calcext:value-type="float">
            <text:p>105.8661005705</text:p>
          </table:table-cell>
          <table:table-cell table:number-columns-repeated="2"/>
        </table:table-row>
        <table:table-row table:style-name="ro1">
          <table:table-cell office:value-type="float" office:value="1124.75" calcext:value-type="float">
            <text:p>1124.75</text:p>
          </table:table-cell>
          <table:table-cell office:value-type="float" office:value="1413" calcext:value-type="float">
            <text:p>1413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072.25" calcext:value-type="float">
            <text:p>1072.25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AVERAGE([.A22:.E22])" office:value-type="float" office:value="1161.65" calcext:value-type="float">
            <text:p>1161.65</text:p>
          </table:table-cell>
          <table:table-cell table:formula="of:=STDEV([.A22:.E22])/SQRT(COUNT([.A22:.E22]))" office:value-type="float" office:value="70.571444295834" calcext:value-type="float">
            <text:p>70.5714442958</text:p>
          </table:table-cell>
          <table:table-cell table:number-columns-repeated="2"/>
        </table:table-row>
        <table:table-row table:style-name="ro1">
          <table:table-cell office:value-type="float" office:value="917.25" calcext:value-type="float">
            <text:p>917.25</text:p>
          </table:table-cell>
          <table:table-cell office:value-type="float" office:value="1448.5" calcext:value-type="float">
            <text:p>1448.5</text:p>
          </table:table-cell>
          <table:table-cell office:value-type="float" office:value="1233.5" calcext:value-type="float">
            <text:p>1233.5</text:p>
          </table:table-cell>
          <table:table-cell office:value-type="float" office:value="1141.75" calcext:value-type="float">
            <text:p>1141.75</text:p>
          </table:table-cell>
          <table:table-cell office:value-type="float" office:value="1177.25" calcext:value-type="float">
            <text:p>1177.25</text:p>
          </table:table-cell>
          <table:table-cell table:number-columns-repeated="2"/>
          <table:table-cell table:formula="of:=AVERAGE([.A23:.E23])" office:value-type="float" office:value="1183.65" calcext:value-type="float">
            <text:p>1183.65</text:p>
          </table:table-cell>
          <table:table-cell table:formula="of:=STDEV([.A23:.E23])/SQRT(COUNT([.A23:.E23]))" office:value-type="float" office:value="85.2631441479846" calcext:value-type="float">
            <text:p>85.263144148</text:p>
          </table:table-cell>
          <table:table-cell table:number-columns-repeated="2"/>
        </table:table-row>
        <table:table-row table:style-name="ro1">
          <table:table-cell office:value-type="float" office:value="1147.5" calcext:value-type="float">
            <text:p>1147.5</text:p>
          </table:table-cell>
          <table:table-cell office:value-type="float" office:value="1431" calcext:value-type="float">
            <text:p>1431</text:p>
          </table:table-cell>
          <table:table-cell office:value-type="float" office:value="1178.25" calcext:value-type="float">
            <text:p>1178.25</text:p>
          </table:table-cell>
          <table:table-cell office:value-type="float" office:value="1196" calcext:value-type="float">
            <text:p>1196</text:p>
          </table:table-cell>
          <table:table-cell office:value-type="float" office:value="863.5" calcext:value-type="float">
            <text:p>863.5</text:p>
          </table:table-cell>
          <table:table-cell table:number-columns-repeated="2"/>
          <table:table-cell table:formula="of:=AVERAGE([.A24:.E24])" office:value-type="float" office:value="1163.25" calcext:value-type="float">
            <text:p>1163.25</text:p>
          </table:table-cell>
          <table:table-cell table:formula="of:=STDEV([.A24:.E24])/SQRT(COUNT([.A24:.E24]))" office:value-type="float" office:value="90.3010935703439" calcext:value-type="float">
            <text:p>90.3010935703</text:p>
          </table:table-cell>
          <table:table-cell table:number-columns-repeated="2"/>
        </table:table-row>
        <table:table-row table:style-name="ro1">
          <table:table-cell office:value-type="float" office:value="677.5" calcext:value-type="float">
            <text:p>677.5</text:p>
          </table:table-cell>
          <table:table-cell office:value-type="float" office:value="1701" calcext:value-type="float">
            <text:p>1701</text:p>
          </table:table-cell>
          <table:table-cell office:value-type="float" office:value="1152.5" calcext:value-type="float">
            <text:p>1152.5</text:p>
          </table:table-cell>
          <table:table-cell office:value-type="float" office:value="1080.25" calcext:value-type="float">
            <text:p>1080.25</text:p>
          </table:table-cell>
          <table:table-cell office:value-type="float" office:value="878.5" calcext:value-type="float">
            <text:p>878.5</text:p>
          </table:table-cell>
          <table:table-cell table:number-columns-repeated="2"/>
          <table:table-cell table:formula="of:=AVERAGE([.A25:.E25])" office:value-type="float" office:value="1097.95" calcext:value-type="float">
            <text:p>1097.95</text:p>
          </table:table-cell>
          <table:table-cell table:formula="of:=STDEV([.A25:.E25])/SQRT(COUNT([.A25:.E25]))" office:value-type="float" office:value="172.031218097181" calcext:value-type="float">
            <text:p>172.0312180972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86" calcext:value-type="float">
            <text:p>1286</text:p>
          </table:table-cell>
          <table:table-cell office:value-type="float" office:value="1199" calcext:value-type="float">
            <text:p>1199</text:p>
          </table:table-cell>
          <table:table-cell office:value-type="float" office:value="1193.25" calcext:value-type="float">
            <text:p>1193.25</text:p>
          </table:table-cell>
          <table:table-cell office:value-type="float" office:value="1230.5" calcext:value-type="float">
            <text:p>1230.5</text:p>
          </table:table-cell>
          <table:table-cell table:number-columns-repeated="2"/>
          <table:table-cell table:formula="of:=AVERAGE([.A26:.E26])" office:value-type="float" office:value="1152.95" calcext:value-type="float">
            <text:p>1152.95</text:p>
          </table:table-cell>
          <table:table-cell table:formula="of:=STDEV([.A26:.E26])/SQRT(COUNT([.A26:.E26]))" office:value-type="float" office:value="76.0395620713323" calcext:value-type="float">
            <text:p>76.0395620713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1.5" calcext:value-type="float">
            <text:p>1021.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27:.E27])" office:value-type="float" office:value="1151.75" calcext:value-type="float">
            <text:p>1151.75</text:p>
          </table:table-cell>
          <table:table-cell table:formula="of:=STDEV([.A27:.E27])/SQRT(COUNT([.A27:.E27]))" office:value-type="float" office:value="135.958587444854" calcext:value-type="float">
            <text:p>135.958587444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91" calcext:value-type="float">
            <text:p>1391</text:p>
          </table:table-cell>
          <table:table-cell office:value-type="float" office:value="1138.75" calcext:value-type="float">
            <text:p>1138.75</text:p>
          </table:table-cell>
          <table:table-cell office:value-type="float" office:value="1014.25" calcext:value-type="float">
            <text:p>1014.25</text:p>
          </table:table-cell>
          <table:table-cell office:value-type="float" office:value="853.5" calcext:value-type="float">
            <text:p>853.5</text:p>
          </table:table-cell>
          <table:table-cell table:number-columns-repeated="2"/>
          <table:table-cell table:formula="of:=AVERAGE([.A28:.E28])" office:value-type="float" office:value="1059.5" calcext:value-type="float">
            <text:p>1059.5</text:p>
          </table:table-cell>
          <table:table-cell table:formula="of:=STDEV([.A28:.E28])/SQRT(COUNT([.A28:.E28]))" office:value-type="float" office:value="96.4615532219962" calcext:value-type="float">
            <text:p>96.461553222</text:p>
          </table:table-cell>
          <table:table-cell table:number-columns-repeated="2"/>
        </table:table-row>
        <table:table-row table:style-name="ro1">
          <table:table-cell office:value-type="float" office:value="620.5" calcext:value-type="float">
            <text:p>620.5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1382.25" calcext:value-type="float">
            <text:p>1382.25</text:p>
          </table:table-cell>
          <table:table-cell office:value-type="float" office:value="822.5" calcext:value-type="float">
            <text:p>822.5</text:p>
          </table:table-cell>
          <table:table-cell office:value-type="float" office:value="843.5" calcext:value-type="float">
            <text:p>843.5</text:p>
          </table:table-cell>
          <table:table-cell table:number-columns-repeated="2"/>
          <table:table-cell table:formula="of:=AVERAGE([.A29:.E29])" office:value-type="float" office:value="1055.7" calcext:value-type="float">
            <text:p>1055.7</text:p>
          </table:table-cell>
          <table:table-cell table:formula="of:=STDEV([.A29:.E29])/SQRT(COUNT([.A29:.E29]))" office:value-type="float" office:value="187.405499519091" calcext:value-type="float">
            <text:p>187.4054995191</text:p>
          </table:table-cell>
          <table:table-cell table:number-columns-repeated="2"/>
        </table:table-row>
        <table:table-row table:style-name="ro1">
          <table:table-cell office:value-type="float" office:value="1492.75" calcext:value-type="float">
            <text:p>1492.75</text:p>
          </table:table-cell>
          <table:table-cell office:value-type="float" office:value="1360" calcext:value-type="float">
            <text:p>1360</text:p>
          </table:table-cell>
          <table:table-cell office:value-type="float" office:value="1326" calcext:value-type="float">
            <text:p>1326</text:p>
          </table:table-cell>
          <table:table-cell office:value-type="float" office:value="1084.75" calcext:value-type="float">
            <text:p>1084.75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table:formula="of:=AVERAGE([.A30:.E30])" office:value-type="float" office:value="1224.9" calcext:value-type="float">
            <text:p>1224.9</text:p>
          </table:table-cell>
          <table:table-cell table:formula="of:=STDEV([.A30:.E30])/SQRT(COUNT([.A30:.E30]))" office:value-type="float" office:value="112.312527128544" calcext:value-type="float">
            <text:p>112.3125271285</text:p>
          </table:table-cell>
          <table:table-cell table:number-columns-repeated="2"/>
        </table:table-row>
        <table:table-row table:style-name="ro1">
          <table:table-cell office:value-type="float" office:value="1312.25" calcext:value-type="float">
            <text:p>1312.25</text:p>
          </table:table-cell>
          <table:table-cell office:value-type="float" office:value="1597.25" calcext:value-type="float">
            <text:p>1597.25</text:p>
          </table:table-cell>
          <table:table-cell office:value-type="float" office:value="1154.25" calcext:value-type="float">
            <text:p>1154.25</text:p>
          </table:table-cell>
          <table:table-cell office:value-type="float" office:value="990.75" calcext:value-type="float">
            <text:p>990.75</text:p>
          </table:table-cell>
          <table:table-cell office:value-type="float" office:value="779.75" calcext:value-type="float">
            <text:p>779.75</text:p>
          </table:table-cell>
          <table:table-cell table:number-columns-repeated="2"/>
          <table:table-cell table:formula="of:=AVERAGE([.A31:.E31])" office:value-type="float" office:value="1166.85" calcext:value-type="float">
            <text:p>1166.85</text:p>
          </table:table-cell>
          <table:table-cell table:formula="of:=STDEV([.A31:.E31])/SQRT(COUNT([.A31:.E31]))" office:value-type="float" office:value="139.176452749738" calcext:value-type="float">
            <text:p>139.1764527497</text:p>
          </table:table-cell>
          <table:table-cell table:number-columns-repeated="2"/>
        </table:table-row>
        <table:table-row table:style-name="ro1">
          <table:table-cell office:value-type="float" office:value="1429.75" calcext:value-type="float">
            <text:p>1429.75</text:p>
          </table:table-cell>
          <table:table-cell office:value-type="float" office:value="1633.5" calcext:value-type="float">
            <text:p>1633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196" calcext:value-type="float">
            <text:p>1196</text:p>
          </table:table-cell>
          <table:table-cell office:value-type="float" office:value="983.75" calcext:value-type="float">
            <text:p>983.75</text:p>
          </table:table-cell>
          <table:table-cell table:number-columns-repeated="2"/>
          <table:table-cell table:formula="of:=AVERAGE([.A32:.E32])" office:value-type="float" office:value="1322.3" calcext:value-type="float">
            <text:p>1322.3</text:p>
          </table:table-cell>
          <table:table-cell table:formula="of:=STDEV([.A32:.E32])/SQRT(COUNT([.A32:.E32]))" office:value-type="float" office:value="109.793709974661" calcext:value-type="float">
            <text:p>109.7937099747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292" calcext:value-type="float">
            <text:p>1292</text:p>
          </table:table-cell>
          <table:table-cell office:value-type="float" office:value="1583.5" calcext:value-type="float">
            <text:p>1583.5</text:p>
          </table:table-cell>
          <table:table-cell office:value-type="float" office:value="1489.75" calcext:value-type="float">
            <text:p>1489.75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A33:.E33])" office:value-type="float" office:value="1326.45" calcext:value-type="float">
            <text:p>1326.45</text:p>
          </table:table-cell>
          <table:table-cell table:formula="of:=STDEV([.A33:.E33])/SQRT(COUNT([.A33:.E33]))" office:value-type="float" office:value="107.564004202149" calcext:value-type="float">
            <text:p>107.5640042022</text:p>
          </table:table-cell>
          <table:table-cell table:number-columns-repeated="2"/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1435" calcext:value-type="float">
            <text:p>143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994.75" calcext:value-type="float">
            <text:p>994.75</text:p>
          </table:table-cell>
          <table:table-cell table:number-columns-repeated="2"/>
          <table:table-cell table:formula="of:=AVERAGE([.A34:.E34])" office:value-type="float" office:value="1257.55" calcext:value-type="float">
            <text:p>1257.55</text:p>
          </table:table-cell>
          <table:table-cell table:formula="of:=STDEV([.A34:.E34])/SQRT(COUNT([.A34:.E34]))" office:value-type="float" office:value="76.0764171737865" calcext:value-type="float">
            <text:p>76.0764171738</text:p>
          </table:table-cell>
          <table:table-cell table:number-columns-repeated="2"/>
        </table:table-row>
        <table:table-row table:style-name="ro1">
          <table:table-cell office:value-type="float" office:value="1264.75" calcext:value-type="float">
            <text:p>1264.75</text:p>
          </table:table-cell>
          <table:table-cell office:value-type="float" office:value="1256" calcext:value-type="float">
            <text:p>1256</text:p>
          </table:table-cell>
          <table:table-cell office:value-type="float" office:value="1461" calcext:value-type="float">
            <text:p>1461</text:p>
          </table:table-cell>
          <table:table-cell office:value-type="float" office:value="1309.75" calcext:value-type="float">
            <text:p>1309.75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AVERAGE([.A35:.E35])" office:value-type="float" office:value="1277.5" calcext:value-type="float">
            <text:p>1277.5</text:p>
          </table:table-cell>
          <table:table-cell table:formula="of:=STDEV([.A35:.E35])/SQRT(COUNT([.A35:.E35]))" office:value-type="float" office:value="58.4291772148128" calcext:value-type="float">
            <text:p>58.4291772148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541" calcext:value-type="float">
            <text:p>1541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775.5" calcext:value-type="float">
            <text:p>775.5</text:p>
          </table:table-cell>
          <table:table-cell table:number-columns-repeated="2"/>
          <table:table-cell table:formula="of:=AVERAGE([.A36:.E36])" office:value-type="float" office:value="1228.95" calcext:value-type="float">
            <text:p>1228.95</text:p>
          </table:table-cell>
          <table:table-cell table:formula="of:=STDEV([.A36:.E36])/SQRT(COUNT([.A36:.E36]))" office:value-type="float" office:value="128.687713088702" calcext:value-type="float">
            <text:p>128.6877130887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12.25" calcext:value-type="float">
            <text:p>1512.2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79.5" calcext:value-type="float">
            <text:p>1479.5</text:p>
          </table:table-cell>
          <table:table-cell office:value-type="float" office:value="1008.5" calcext:value-type="float">
            <text:p>1008.5</text:p>
          </table:table-cell>
          <table:table-cell table:number-columns-repeated="2"/>
          <table:table-cell table:formula="of:=AVERAGE([.A37:.E37])" office:value-type="float" office:value="1319.95" calcext:value-type="float">
            <text:p>1319.95</text:p>
          </table:table-cell>
          <table:table-cell table:formula="of:=STDEV([.A37:.E37])/SQRT(COUNT([.A37:.E37]))" office:value-type="float" office:value="89.8278353295903" calcext:value-type="float">
            <text:p>89.8278353296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436" calcext:value-type="float">
            <text:p>1436</text:p>
          </table:table-cell>
          <table:table-cell office:value-type="float" office:value="1217.25" calcext:value-type="float">
            <text:p>1217.25</text:p>
          </table:table-cell>
          <table:table-cell office:value-type="float" office:value="1353.25" calcext:value-type="float">
            <text:p>1353.25</text:p>
          </table:table-cell>
          <table:table-cell office:value-type="float" office:value="1041.5" calcext:value-type="float">
            <text:p>1041.5</text:p>
          </table:table-cell>
          <table:table-cell table:number-columns-repeated="2"/>
          <table:table-cell table:formula="of:=AVERAGE([.A38:.E38])" office:value-type="float" office:value="1319.05" calcext:value-type="float">
            <text:p>1319.05</text:p>
          </table:table-cell>
          <table:table-cell table:formula="of:=STDEV([.A38:.E38])/SQRT(COUNT([.A38:.E38]))" office:value-type="float" office:value="87.840601375446" calcext:value-type="float">
            <text:p>87.8406013754</text:p>
          </table:table-cell>
          <table:table-cell/>
          <table:table-cell office:value-type="string" calcext:value-type="string">
            <text:p>Stats taken from FD distance 16</text:p>
          </table:table-cell>
        </table:table-row>
        <table:table-row table:style-name="ro1">
          <table:table-cell office:value-type="float" office:value="1269.75" calcext:value-type="float">
            <text:p>1269.75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215" calcext:value-type="float">
            <text:p>1215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AVERAGE([.A39:.E39])" office:value-type="float" office:value="1225.3" calcext:value-type="float">
            <text:p>1225.3</text:p>
          </table:table-cell>
          <table:table-cell table:formula="of:=STDEV([.A39:.E39])/SQRT(COUNT([.A39:.E39]))" office:value-type="float" office:value="108.328880036674" calcext:value-type="float">
            <text:p>108.3288800367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231.25" calcext:value-type="float">
            <text:p>1231.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602.25" calcext:value-type="float">
            <text:p>1602.25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AVERAGE([.A40:.E40])" office:value-type="float" office:value="1255.05" calcext:value-type="float">
            <text:p>1255.05</text:p>
          </table:table-cell>
          <table:table-cell table:formula="of:=STDEV([.A40:.E40])/SQRT(COUNT([.A40:.E40]))" office:value-type="float" office:value="153.659310651844" calcext:value-type="float">
            <text:p>153.6593106518</text:p>
          </table:table-cell>
          <table:table-cell table:number-columns-repeated="2"/>
        </table:table-row>
        <table:table-row table:style-name="ro1">
          <table:table-cell office:value-type="float" office:value="1297.25" calcext:value-type="float">
            <text:p>1297.25</text:p>
          </table:table-cell>
          <table:table-cell office:value-type="float" office:value="1688.25" calcext:value-type="float">
            <text:p>1688.25</text:p>
          </table:table-cell>
          <table:table-cell office:value-type="float" office:value="1318.5" calcext:value-type="float">
            <text:p>1318.5</text:p>
          </table:table-cell>
          <table:table-cell office:value-type="float" office:value="1418.5" calcext:value-type="float">
            <text:p>1418.5</text:p>
          </table:table-cell>
          <table:table-cell office:value-type="float" office:value="1079.75" calcext:value-type="float">
            <text:p>1079.75</text:p>
          </table:table-cell>
          <table:table-cell table:number-columns-repeated="2"/>
          <table:table-cell table:formula="of:=AVERAGE([.A41:.E41])" office:value-type="float" office:value="1360.45" calcext:value-type="float">
            <text:p>1360.45</text:p>
          </table:table-cell>
          <table:table-cell table:formula="of:=STDEV([.A41:.E41])/SQRT(COUNT([.A41:.E41]))" office:value-type="float" office:value="98.835513607205" calcext:value-type="float">
            <text:p>98.8355136072</text:p>
          </table:table-cell>
          <table:table-cell table:number-columns-repeated="2"/>
        </table:table-row>
        <table:table-row table:style-name="ro1">
          <table:table-cell office:value-type="float" office:value="848.5" calcext:value-type="float">
            <text:p>848.5</text:p>
          </table:table-cell>
          <table:table-cell office:value-type="float" office:value="1020" calcext:value-type="float">
            <text:p>1020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218.5" calcext:value-type="float">
            <text:p>1218.5</text:p>
          </table:table-cell>
          <table:table-cell office:value-type="float" office:value="1024.5" calcext:value-type="float">
            <text:p>1024.5</text:p>
          </table:table-cell>
          <table:table-cell table:number-columns-repeated="2"/>
          <table:table-cell table:formula="of:=AVERAGE([.A42:.E42])" office:value-type="float" office:value="1100.75" calcext:value-type="float">
            <text:p>1100.75</text:p>
          </table:table-cell>
          <table:table-cell table:formula="of:=STDEV([.A42:.E42])/SQRT(COUNT([.A42:.E42]))" office:value-type="float" office:value="93.4885019668194" calcext:value-type="float">
            <text:p>93.4885019668</text:p>
          </table:table-cell>
          <table:table-cell table:number-columns-repeated="2"/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055.25" calcext:value-type="float">
            <text:p>1055.2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047.25" calcext:value-type="float">
            <text:p>1047.25</text:p>
          </table:table-cell>
          <table:table-cell table:number-columns-repeated="2"/>
          <table:table-cell table:formula="of:=AVERAGE([.A43:.E43])" office:value-type="float" office:value="1253.1" calcext:value-type="float">
            <text:p>1253.1</text:p>
          </table:table-cell>
          <table:table-cell table:formula="of:=STDEV([.A43:.E43])/SQRT(COUNT([.A43:.E43]))" office:value-type="float" office:value="88.5951324848041" calcext:value-type="float">
            <text:p>88.5951324848</text:p>
          </table:table-cell>
          <table:table-cell table:number-columns-repeated="2"/>
        </table:table-row>
        <table:table-row table:style-name="ro1">
          <table:table-cell office:value-type="float" office:value="1008.5" calcext:value-type="float">
            <text:p>1008.5</text:p>
          </table:table-cell>
          <table:table-cell office:value-type="float" office:value="1426" calcext:value-type="float">
            <text:p>1426</text:p>
          </table:table-cell>
          <table:table-cell office:value-type="float" office:value="962.25" calcext:value-type="float">
            <text:p>962.25</text:p>
          </table:table-cell>
          <table:table-cell office:value-type="float" office:value="1279.75" calcext:value-type="float">
            <text:p>1279.75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AVERAGE([.A44:.E44])" office:value-type="float" office:value="1145.5" calcext:value-type="float">
            <text:p>1145.5</text:p>
          </table:table-cell>
          <table:table-cell table:formula="of:=STDEV([.A44:.E44])/SQRT(COUNT([.A44:.E44]))" office:value-type="float" office:value="88.877197581832" calcext:value-type="float">
            <text:p>88.8771975818</text:p>
          </table:table-cell>
          <table:table-cell table:number-columns-repeated="2"/>
        </table:table-row>
        <table:table-row table:style-name="ro1">
          <table:table-cell office:value-type="float" office:value="1404.75" calcext:value-type="float">
            <text:p>1404.7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186" calcext:value-type="float">
            <text:p>1186</text:p>
          </table:table-cell>
          <table:table-cell office:value-type="float" office:value="1089.25" calcext:value-type="float">
            <text:p>1089.25</text:p>
          </table:table-cell>
          <table:table-cell office:value-type="float" office:value="1139.75" calcext:value-type="float">
            <text:p>1139.75</text:p>
          </table:table-cell>
          <table:table-cell table:number-columns-repeated="2"/>
          <table:table-cell table:formula="of:=AVERAGE([.A45:.E45])" office:value-type="float" office:value="1246.65" calcext:value-type="float">
            <text:p>1246.65</text:p>
          </table:table-cell>
          <table:table-cell table:formula="of:=STDEV([.A45:.E45])/SQRT(COUNT([.A45:.E45]))" office:value-type="float" office:value="68.0864615764397" calcext:value-type="float">
            <text:p>68.0864615764</text:p>
          </table:table-cell>
          <table:table-cell table:number-columns-repeated="2"/>
        </table:table-row>
        <table:table-row table:style-name="ro1">
          <table:table-cell office:value-type="float" office:value="1248.5" calcext:value-type="float">
            <text:p>1248.5</text:p>
          </table:table-cell>
          <table:table-cell office:value-type="float" office:value="1497.25" calcext:value-type="float">
            <text:p>1497.25</text:p>
          </table:table-cell>
          <table:table-cell office:value-type="float" office:value="1028.5" calcext:value-type="float">
            <text:p>1028.5</text:p>
          </table:table-cell>
          <table:table-cell office:value-type="float" office:value="1157.75" calcext:value-type="float">
            <text:p>1157.75</text:p>
          </table:table-cell>
          <table:table-cell office:value-type="float" office:value="840.75" calcext:value-type="float">
            <text:p>840.75</text:p>
          </table:table-cell>
          <table:table-cell table:number-columns-repeated="2"/>
          <table:table-cell table:formula="of:=AVERAGE([.A46:.E46])" office:value-type="float" office:value="1154.55" calcext:value-type="float">
            <text:p>1154.55</text:p>
          </table:table-cell>
          <table:table-cell table:formula="of:=STDEV([.A46:.E46])/SQRT(COUNT([.A46:.E46]))" office:value-type="float" office:value="109.690285577165" calcext:value-type="float">
            <text:p>109.6902855772</text:p>
          </table:table-cell>
          <table:table-cell table:number-columns-repeated="2"/>
        </table:table-row>
        <table:table-row table:style-name="ro1">
          <table:table-cell office:value-type="float" office:value="1274.5" calcext:value-type="float">
            <text:p>1274.5</text:p>
          </table:table-cell>
          <table:table-cell office:value-type="float" office:value="1538" calcext:value-type="float">
            <text:p>1538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473.75" calcext:value-type="float">
            <text:p>1473.75</text:p>
          </table:table-cell>
          <table:table-cell office:value-type="float" office:value="804.75" calcext:value-type="float">
            <text:p>804.75</text:p>
          </table:table-cell>
          <table:table-cell table:number-columns-repeated="2"/>
          <table:table-cell table:formula="of:=AVERAGE([.A47:.E47])" office:value-type="float" office:value="1286.65" calcext:value-type="float">
            <text:p>1286.65</text:p>
          </table:table-cell>
          <table:table-cell table:formula="of:=STDEV([.A47:.E47])/SQRT(COUNT([.A47:.E47]))" office:value-type="float" office:value="129.160718680255" calcext:value-type="float">
            <text:p>129.1607186803</text:p>
          </table:table-cell>
          <table:table-cell table:number-columns-repeated="2"/>
        </table:table-row>
        <table:table-row table:style-name="ro1">
          <table:table-cell office:value-type="float" office:value="1038.5" calcext:value-type="float">
            <text:p>1038.5</text:p>
          </table:table-cell>
          <table:table-cell office:value-type="float" office:value="1639.5" calcext:value-type="float">
            <text:p>1639.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424.75" calcext:value-type="float">
            <text:p>1424.7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A48:.E48])" office:value-type="float" office:value="1238.3" calcext:value-type="float">
            <text:p>1238.3</text:p>
          </table:table-cell>
          <table:table-cell table:formula="of:=STDEV([.A48:.E48])/SQRT(COUNT([.A48:.E48]))" office:value-type="float" office:value="126.373785849756" calcext:value-type="float">
            <text:p>126.3737858498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12" calcext:value-type="float">
            <text:p>1512</text:p>
          </table:table-cell>
          <table:table-cell office:value-type="float" office:value="1143.5" calcext:value-type="float">
            <text:p>1143.5</text:p>
          </table:table-cell>
          <table:table-cell office:value-type="float" office:value="1641" calcext:value-type="float">
            <text:p>1641</text:p>
          </table:table-cell>
          <table:table-cell office:value-type="float" office:value="988.5" calcext:value-type="float">
            <text:p>988.5</text:p>
          </table:table-cell>
          <table:table-cell table:number-columns-repeated="2"/>
          <table:table-cell table:formula="of:=AVERAGE([.A49:.E49])" office:value-type="float" office:value="1341.2" calcext:value-type="float">
            <text:p>1341.2</text:p>
          </table:table-cell>
          <table:table-cell table:formula="of:=STDEV([.A49:.E49])/SQRT(COUNT([.A49:.E49]))" office:value-type="float" office:value="120.188040170393" calcext:value-type="float">
            <text:p>120.1880401704</text:p>
          </table:table-cell>
          <table:table-cell table:number-columns-repeated="2"/>
        </table:table-row>
        <table:table-row table:style-name="ro1">
          <table:table-cell office:value-type="float" office:value="1184.75" calcext:value-type="float">
            <text:p>1184.75</text:p>
          </table:table-cell>
          <table:table-cell office:value-type="float" office:value="1644.75" calcext:value-type="float">
            <text:p>1644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973.5" calcext:value-type="float">
            <text:p>973.5</text:p>
          </table:table-cell>
          <table:table-cell office:value-type="float" office:value="896.75" calcext:value-type="float">
            <text:p>896.75</text:p>
          </table:table-cell>
          <table:table-cell table:number-columns-repeated="2"/>
          <table:table-cell table:formula="of:=AVERAGE([.A50:.E50])" office:value-type="float" office:value="1194.65" calcext:value-type="float">
            <text:p>1194.65</text:p>
          </table:table-cell>
          <table:table-cell table:formula="of:=STDEV([.A50:.E50])/SQRT(COUNT([.A50:.E50]))" office:value-type="float" office:value="131.635305864346" calcext:value-type="float">
            <text:p>131.6353058643</text:p>
          </table:table-cell>
          <table:table-cell table:number-columns-repeated="2"/>
        </table:table-row>
        <table:table-row table:style-name="ro1">
          <table:table-cell office:value-type="float" office:value="1333.5" calcext:value-type="float">
            <text:p>1333.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134" calcext:value-type="float">
            <text:p>1134</text:p>
          </table:table-cell>
          <table:table-cell office:value-type="float" office:value="1361" calcext:value-type="float">
            <text:p>1361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AVERAGE([.A51:.E51])" office:value-type="float" office:value="1240.35" calcext:value-type="float">
            <text:p>1240.35</text:p>
          </table:table-cell>
          <table:table-cell table:formula="of:=STDEV([.A51:.E51])/SQRT(COUNT([.A51:.E51]))" office:value-type="float" office:value="91.0884734749683" calcext:value-type="float">
            <text:p>91.088473475</text:p>
          </table:table-cell>
          <table:table-cell table:number-columns-repeated="2"/>
        </table:table-row>
        <table:table-row table:style-name="ro1">
          <table:table-cell office:value-type="float" office:value="1174.75" calcext:value-type="float">
            <text:p>1174.75</text:p>
          </table:table-cell>
          <table:table-cell office:value-type="float" office:value="1423.5" calcext:value-type="float">
            <text:p>1423.5</text:p>
          </table:table-cell>
          <table:table-cell office:value-type="float" office:value="1176" calcext:value-type="float">
            <text:p>1176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869.75" calcext:value-type="float">
            <text:p>869.75</text:p>
          </table:table-cell>
          <table:table-cell table:number-columns-repeated="2"/>
          <table:table-cell table:formula="of:=AVERAGE([.A52:.E52])" office:value-type="float" office:value="1162.25" calcext:value-type="float">
            <text:p>1162.25</text:p>
          </table:table-cell>
          <table:table-cell table:formula="of:=STDEV([.A52:.E52])/SQRT(COUNT([.A52:.E52]))" office:value-type="float" office:value="87.8003772770937" calcext:value-type="float">
            <text:p>87.8003772771</text:p>
          </table:table-cell>
          <table:table-cell table:number-columns-repeated="2"/>
        </table:table-row>
        <table:table-row table:style-name="ro1">
          <table:table-cell office:value-type="float" office:value="1502.25" calcext:value-type="float">
            <text:p>1502.25</text:p>
          </table:table-cell>
          <table:table-cell office:value-type="float" office:value="1564.75" calcext:value-type="float">
            <text:p>1564.75</text:p>
          </table:table-cell>
          <table:table-cell office:value-type="float" office:value="1115.25" calcext:value-type="float">
            <text:p>1115.25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907.25" calcext:value-type="float">
            <text:p>907.25</text:p>
          </table:table-cell>
          <table:table-cell table:number-columns-repeated="2"/>
          <table:table-cell table:formula="of:=AVERAGE([.A53:.E53])" office:value-type="float" office:value="1274.85" calcext:value-type="float">
            <text:p>1274.85</text:p>
          </table:table-cell>
          <table:table-cell table:formula="of:=STDEV([.A53:.E53])/SQRT(COUNT([.A53:.E53]))" office:value-type="float" office:value="121.748244340524" calcext:value-type="float">
            <text:p>121.7482443405</text:p>
          </table:table-cell>
          <table:table-cell table:number-columns-repeated="2"/>
        </table:table-row>
        <table:table-row table:style-name="ro1">
          <table:table-cell office:value-type="float" office:value="1358.5" calcext:value-type="float">
            <text:p>1358.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412.5" calcext:value-type="float">
            <text:p>1412.5</text:p>
          </table:table-cell>
          <table:table-cell office:value-type="float" office:value="1223.5" calcext:value-type="float">
            <text:p>1223.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54:.E54])" office:value-type="float" office:value="1286.55" calcext:value-type="float">
            <text:p>1286.55</text:p>
          </table:table-cell>
          <table:table-cell table:formula="of:=STDEV([.A54:.E54])/SQRT(COUNT([.A54:.E54]))" office:value-type="float" office:value="80.7336825618651" calcext:value-type="float">
            <text:p>80.7336825619</text:p>
          </table:table-cell>
          <table:table-cell table:number-columns-repeated="2"/>
        </table:table-row>
        <table:table-row table:style-name="ro1">
          <table:table-cell office:value-type="float" office:value="1518.5" calcext:value-type="float">
            <text:p>1518.5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1374" calcext:value-type="float">
            <text:p>1374</text:p>
          </table:table-cell>
          <table:table-cell office:value-type="float" office:value="1302.5" calcext:value-type="float">
            <text:p>1302.5</text:p>
          </table:table-cell>
          <table:table-cell office:value-type="float" office:value="1068.25" calcext:value-type="float">
            <text:p>1068.25</text:p>
          </table:table-cell>
          <table:table-cell table:number-columns-repeated="2"/>
          <table:table-cell table:formula="of:=AVERAGE([.A55:.E55])" office:value-type="float" office:value="1305.6" calcext:value-type="float">
            <text:p>1305.6</text:p>
          </table:table-cell>
          <table:table-cell table:formula="of:=STDEV([.A55:.E55])/SQRT(COUNT([.A55:.E55]))" office:value-type="float" office:value="73.4909263106678" calcext:value-type="float">
            <text:p>73.4909263107</text:p>
          </table:table-cell>
          <table:table-cell table:number-columns-repeated="2"/>
        </table:table-row>
        <table:table-row table:style-name="ro1">
          <table:table-cell office:value-type="float" office:value="1499.75" calcext:value-type="float">
            <text:p>1499.75</text:p>
          </table:table-cell>
          <table:table-cell office:value-type="float" office:value="1728.5" calcext:value-type="float">
            <text:p>1728.5</text:p>
          </table:table-cell>
          <table:table-cell office:value-type="float" office:value="1284.25" calcext:value-type="float">
            <text:p>1284.25</text:p>
          </table:table-cell>
          <table:table-cell office:value-type="float" office:value="1363.75" calcext:value-type="float">
            <text:p>1363.75</text:p>
          </table:table-cell>
          <table:table-cell office:value-type="float" office:value="1055.75" calcext:value-type="float">
            <text:p>1055.75</text:p>
          </table:table-cell>
          <table:table-cell table:number-columns-repeated="2"/>
          <table:table-cell table:formula="of:=AVERAGE([.A56:.E56])" office:value-type="float" office:value="1386.4" calcext:value-type="float">
            <text:p>1386.4</text:p>
          </table:table-cell>
          <table:table-cell table:formula="of:=STDEV([.A56:.E56])/SQRT(COUNT([.A56:.E56]))" office:value-type="float" office:value="111.838656107806" calcext:value-type="float">
            <text:p>111.8386561078</text:p>
          </table:table-cell>
          <table:table-cell table:number-columns-repeated="2"/>
        </table:table-row>
        <table:table-row table:style-name="ro1">
          <table:table-cell office:value-type="float" office:value="1394.75" calcext:value-type="float">
            <text:p>1394.75</text:p>
          </table:table-cell>
          <table:table-cell office:value-type="float" office:value="1661" calcext:value-type="float">
            <text:p>1661</text:p>
          </table:table-cell>
          <table:table-cell office:value-type="float" office:value="1240.5" calcext:value-type="float">
            <text:p>1240.5</text:p>
          </table:table-cell>
          <table:table-cell office:value-type="float" office:value="1607.25" calcext:value-type="float">
            <text:p>1607.25</text:p>
          </table:table-cell>
          <table:table-cell office:value-type="float" office:value="748.5" calcext:value-type="float">
            <text:p>748.5</text:p>
          </table:table-cell>
          <table:table-cell table:number-columns-repeated="2"/>
          <table:table-cell table:formula="of:=AVERAGE([.A57:.E57])" office:value-type="float" office:value="1330.4" calcext:value-type="float">
            <text:p>1330.4</text:p>
          </table:table-cell>
          <table:table-cell table:formula="of:=STDEV([.A57:.E57])/SQRT(COUNT([.A57:.E57]))" office:value-type="float" office:value="163.825032427892" calcext:value-type="float">
            <text:p>163.8250324279</text:p>
          </table:table-cell>
          <table:table-cell table:number-columns-repeated="2"/>
        </table:table-row>
        <table:table-row table:style-name="ro1">
          <table:table-cell office:value-type="float" office:value="1813.5" calcext:value-type="float">
            <text:p>1813.5</text:p>
          </table:table-cell>
          <table:table-cell office:value-type="float" office:value="1577.25" calcext:value-type="float">
            <text:p>1577.25</text:p>
          </table:table-cell>
          <table:table-cell office:value-type="float" office:value="1106.5" calcext:value-type="float">
            <text:p>1106.5</text:p>
          </table:table-cell>
          <table:table-cell office:value-type="float" office:value="1270" calcext:value-type="float">
            <text:p>1270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58:.E58])" office:value-type="float" office:value="1358.65" calcext:value-type="float">
            <text:p>1358.65</text:p>
          </table:table-cell>
          <table:table-cell table:formula="of:=STDEV([.A58:.E58])/SQRT(COUNT([.A58:.E58]))" office:value-type="float" office:value="147.778372910247" calcext:value-type="float">
            <text:p>147.7783729102</text:p>
          </table:table-cell>
          <table:table-cell table:number-columns-repeated="2"/>
        </table:table-row>
        <table:table-row table:style-name="ro1">
          <table:table-cell office:value-type="float" office:value="1273.5" calcext:value-type="float">
            <text:p>1273.5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801.75" calcext:value-type="float">
            <text:p>801.75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889.75" calcext:value-type="float">
            <text:p>889.75</text:p>
          </table:table-cell>
          <table:table-cell table:number-columns-repeated="2"/>
          <table:table-cell table:formula="of:=AVERAGE([.A59:.E59])" office:value-type="float" office:value="1166.9" calcext:value-type="float">
            <text:p>1166.9</text:p>
          </table:table-cell>
          <table:table-cell table:formula="of:=STDEV([.A59:.E59])/SQRT(COUNT([.A59:.E59]))" office:value-type="float" office:value="150.882396256157" calcext:value-type="float">
            <text:p>150.8823962562</text:p>
          </table:table-cell>
          <table:table-cell table:number-columns-repeated="2"/>
        </table:table-row>
        <table:table-row table:style-name="ro1">
          <table:table-cell office:value-type="float" office:value="1269.75" calcext:value-type="float">
            <text:p>1269.75</text:p>
          </table:table-cell>
          <table:table-cell office:value-type="float" office:value="1387.25" calcext:value-type="float">
            <text:p>1387.25</text:p>
          </table:table-cell>
          <table:table-cell office:value-type="float" office:value="1277" calcext:value-type="float">
            <text:p>1277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60:.E60])" office:value-type="float" office:value="1237.95" calcext:value-type="float">
            <text:p>1237.95</text:p>
          </table:table-cell>
          <table:table-cell table:formula="of:=STDEV([.A60:.E60])/SQRT(COUNT([.A60:.E60]))" office:value-type="float" office:value="59.0832780911824" calcext:value-type="float">
            <text:p>59.0832780912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28.5" calcext:value-type="float">
            <text:p>1528.5</text:p>
          </table:table-cell>
          <table:table-cell office:value-type="float" office:value="1344.25" calcext:value-type="float">
            <text:p>1344.25</text:p>
          </table:table-cell>
          <table:table-cell office:value-type="float" office:value="1311" calcext:value-type="float">
            <text:p>1311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61:.E61])" office:value-type="float" office:value="1320.15" calcext:value-type="float">
            <text:p>1320.15</text:p>
          </table:table-cell>
          <table:table-cell table:formula="of:=STDEV([.A61:.E61])/SQRT(COUNT([.A61:.E61]))" office:value-type="float" office:value="82.3462810332076" calcext:value-type="float">
            <text:p>82.3462810332</text:p>
          </table:table-cell>
          <table:table-cell table:number-columns-repeated="2"/>
        </table:table-row>
        <table:table-row table:style-name="ro1">
          <table:table-cell office:value-type="float" office:value="1413.5" calcext:value-type="float">
            <text:p>1413.5</text:p>
          </table:table-cell>
          <table:table-cell office:value-type="float" office:value="1297" calcext:value-type="float">
            <text:p>1297</text:p>
          </table:table-cell>
          <table:table-cell office:value-type="float" office:value="985.5" calcext:value-type="float">
            <text:p>985.5</text:p>
          </table:table-cell>
          <table:table-cell office:value-type="float" office:value="1226.75" calcext:value-type="float">
            <text:p>1226.75</text:p>
          </table:table-cell>
          <table:table-cell office:value-type="float" office:value="1164.75" calcext:value-type="float">
            <text:p>1164.75</text:p>
          </table:table-cell>
          <table:table-cell table:number-columns-repeated="2"/>
          <table:table-cell table:formula="of:=AVERAGE([.A62:.E62])" office:value-type="float" office:value="1217.5" calcext:value-type="float">
            <text:p>1217.5</text:p>
          </table:table-cell>
          <table:table-cell table:formula="of:=STDEV([.A62:.E62])/SQRT(COUNT([.A62:.E62]))" office:value-type="float" office:value="71.2138943605811" calcext:value-type="float">
            <text:p>71.2138943606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96" calcext:value-type="float">
            <text:p>1496</text:p>
          </table:table-cell>
          <table:table-cell office:value-type="float" office:value="1331" calcext:value-type="float">
            <text:p>1331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938.5" calcext:value-type="float">
            <text:p>938.5</text:p>
          </table:table-cell>
          <table:table-cell table:number-columns-repeated="2"/>
          <table:table-cell table:formula="of:=AVERAGE([.A63:.E63])" office:value-type="float" office:value="1289.75" calcext:value-type="float">
            <text:p>1289.75</text:p>
          </table:table-cell>
          <table:table-cell table:formula="of:=STDEV([.A63:.E63])/SQRT(COUNT([.A63:.E63]))" office:value-type="float" office:value="97.2046809572461" calcext:value-type="float">
            <text:p>97.2046809572</text:p>
          </table:table-cell>
          <table:table-cell table:number-columns-repeated="2"/>
        </table:table-row>
        <table:table-row table:style-name="ro1">
          <table:table-cell office:value-type="float" office:value="1204.75" calcext:value-type="float">
            <text:p>1204.75</text:p>
          </table:table-cell>
          <table:table-cell office:value-type="float" office:value="1634.75" calcext:value-type="float">
            <text:p>1634.75</text:p>
          </table:table-cell>
          <table:table-cell office:value-type="float" office:value="1451" calcext:value-type="float">
            <text:p>1451</text:p>
          </table:table-cell>
          <table:table-cell office:value-type="float" office:value="1402.75" calcext:value-type="float">
            <text:p>1402.75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table:formula="of:=AVERAGE([.A64:.E64])" office:value-type="float" office:value="1324.85" calcext:value-type="float">
            <text:p>1324.85</text:p>
          </table:table-cell>
          <table:table-cell table:formula="of:=STDEV([.A64:.E64])/SQRT(COUNT([.A64:.E64]))" office:value-type="float" office:value="119.908730916477" calcext:value-type="float">
            <text:p>119.9087309165</text:p>
          </table:table-cell>
          <table:table-cell table:number-columns-repeated="2"/>
        </table:table-row>
        <table:table-row table:style-name="ro1">
          <table:table-cell office:value-type="float" office:value="1322.25" calcext:value-type="float">
            <text:p>1322.25</text:p>
          </table:table-cell>
          <table:table-cell office:value-type="float" office:value="1688.5" calcext:value-type="float">
            <text:p>1688.5</text:p>
          </table:table-cell>
          <table:table-cell office:value-type="float" office:value="1481.5" calcext:value-type="float">
            <text:p>1481.5</text:p>
          </table:table-cell>
          <table:table-cell office:value-type="float" office:value="1152" calcext:value-type="float">
            <text:p>1152</text:p>
          </table:table-cell>
          <table:table-cell office:value-type="float" office:value="1032.25" calcext:value-type="float">
            <text:p>1032.25</text:p>
          </table:table-cell>
          <table:table-cell table:number-columns-repeated="2"/>
          <table:table-cell table:formula="of:=AVERAGE([.A65:.E65])" office:value-type="float" office:value="1335.3" calcext:value-type="float">
            <text:p>1335.3</text:p>
          </table:table-cell>
          <table:table-cell table:formula="of:=STDEV([.A65:.E65])/SQRT(COUNT([.A65:.E65]))" office:value-type="float" office:value="116.56182372458" calcext:value-type="float">
            <text:p>116.5618237246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05.25" calcext:value-type="float">
            <text:p>1705.2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819.75" calcext:value-type="float">
            <text:p>819.75</text:p>
          </table:table-cell>
          <table:table-cell table:number-columns-repeated="2"/>
          <table:table-cell table:formula="of:=AVERAGE([.A66:.E66])" office:value-type="float" office:value="1253.65" calcext:value-type="float">
            <text:p>1253.65</text:p>
          </table:table-cell>
          <table:table-cell table:formula="of:=STDEV([.A66:.E66])/SQRT(COUNT([.A66:.E66]))" office:value-type="float" office:value="152.132068447123" calcext:value-type="float">
            <text:p>152.1320684471</text:p>
          </table:table-cell>
          <table:table-cell table:number-columns-repeated="2"/>
        </table:table-row>
        <table:table-row table:style-name="ro1">
          <table:table-cell office:value-type="float" office:value="1474.75" calcext:value-type="float">
            <text:p>1474.75</text:p>
          </table:table-cell>
          <table:table-cell office:value-type="float" office:value="1699.25" calcext:value-type="float">
            <text:p>1699.25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67:.E67])" office:value-type="float" office:value="1295.8" calcext:value-type="float">
            <text:p>1295.8</text:p>
          </table:table-cell>
          <table:table-cell table:formula="of:=STDEV([.A67:.E67])/SQRT(COUNT([.A67:.E67]))" office:value-type="float" office:value="126.668425426386" calcext:value-type="float">
            <text:p>126.6684254264</text:p>
          </table:table-cell>
          <table:table-cell table:number-columns-repeated="2"/>
        </table:table-row>
        <table:table-row table:style-name="ro1">
          <table:table-cell office:value-type="float" office:value="1159.75" calcext:value-type="float">
            <text:p>1159.75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466" calcext:value-type="float">
            <text:p>1466</text:p>
          </table:table-cell>
          <table:table-cell office:value-type="float" office:value="1500.75" calcext:value-type="float">
            <text:p>1500.75</text:p>
          </table:table-cell>
          <table:table-cell office:value-type="float" office:value="1210.25" calcext:value-type="float">
            <text:p>1210.25</text:p>
          </table:table-cell>
          <table:table-cell table:number-columns-repeated="2"/>
          <table:table-cell table:formula="of:=AVERAGE([.A68:.E68])" office:value-type="float" office:value="1368.9" calcext:value-type="float">
            <text:p>1368.9</text:p>
          </table:table-cell>
          <table:table-cell table:formula="of:=STDEV([.A68:.E68])/SQRT(COUNT([.A68:.E68]))" office:value-type="float" office:value="75.8306336515791" calcext:value-type="float">
            <text:p>75.8306336516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169.75" calcext:value-type="float">
            <text:p>1169.75</text:p>
          </table:table-cell>
          <table:table-cell office:value-type="float" office:value="1067.25" calcext:value-type="float">
            <text:p>1067.25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table:formula="of:=AVERAGE([.A69:.E69])" office:value-type="float" office:value="1126.75" calcext:value-type="float">
            <text:p>1126.75</text:p>
          </table:table-cell>
          <table:table-cell table:formula="of:=STDEV([.A69:.E69])/SQRT(COUNT([.A69:.E69]))" office:value-type="float" office:value="95.785665681249" calcext:value-type="float">
            <text:p>95.7856656812</text:p>
          </table:table-cell>
          <table:table-cell table:number-columns-repeated="2"/>
        </table:table-row>
        <table:table-row table:style-name="ro1">
          <table:table-cell office:value-type="float" office:value="1292.25" calcext:value-type="float">
            <text:p>1292.2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01.25" calcext:value-type="float">
            <text:p>1401.2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70:.E70])" office:value-type="float" office:value="1340.3" calcext:value-type="float">
            <text:p>1340.3</text:p>
          </table:table-cell>
          <table:table-cell table:formula="of:=STDEV([.A70:.E70])/SQRT(COUNT([.A70:.E70]))" office:value-type="float" office:value="28.3844587758865" calcext:value-type="float">
            <text:p>28.3844587759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248.75" calcext:value-type="float">
            <text:p>1248.75</text:p>
          </table:table-cell>
          <table:table-cell office:value-type="float" office:value="1385.5" calcext:value-type="float">
            <text:p>1385.5</text:p>
          </table:table-cell>
          <table:table-cell office:value-type="float" office:value="1384" calcext:value-type="float">
            <text:p>1384</text:p>
          </table:table-cell>
          <table:table-cell office:value-type="float" office:value="1477.25" calcext:value-type="float">
            <text:p>1477.25</text:p>
          </table:table-cell>
          <table:table-cell table:number-columns-repeated="2"/>
          <table:table-cell table:formula="of:=AVERAGE([.A71:.E71])" office:value-type="float" office:value="1326.1" calcext:value-type="float">
            <text:p>1326.1</text:p>
          </table:table-cell>
          <table:table-cell table:formula="of:=STDEV([.A71:.E71])/SQRT(COUNT([.A71:.E71]))" office:value-type="float" office:value="60.0954761192554" calcext:value-type="float">
            <text:p>60.0954761193</text:p>
          </table:table-cell>
          <table:table-cell table:number-columns-repeated="2"/>
        </table:table-row>
        <table:table-row table:style-name="ro1">
          <table:table-cell office:value-type="float" office:value="1467.25" calcext:value-type="float">
            <text:p>1467.25</text:p>
          </table:table-cell>
          <table:table-cell office:value-type="float" office:value="1376.75" calcext:value-type="float">
            <text:p>1376.75</text:p>
          </table:table-cell>
          <table:table-cell office:value-type="float" office:value="1122.5" calcext:value-type="float">
            <text:p>1122.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176.5" calcext:value-type="float">
            <text:p>1176.5</text:p>
          </table:table-cell>
          <table:table-cell table:number-columns-repeated="2"/>
          <table:table-cell table:formula="of:=AVERAGE([.A72:.E72])" office:value-type="float" office:value="1282.3" calcext:value-type="float">
            <text:p>1282.3</text:p>
          </table:table-cell>
          <table:table-cell table:formula="of:=STDEV([.A72:.E72])/SQRT(COUNT([.A72:.E72]))" office:value-type="float" office:value="63.2642968031733" calcext:value-type="float">
            <text:p>63.2642968032</text:p>
          </table:table-cell>
          <table:table-cell table:number-columns-repeated="2"/>
        </table:table-row>
        <table:table-row table:style-name="ro1">
          <table:table-cell office:value-type="float" office:value="1322.75" calcext:value-type="float">
            <text:p>1322.75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392" calcext:value-type="float">
            <text:p>1392</text:p>
          </table:table-cell>
          <table:table-cell office:value-type="float" office:value="1512.25" calcext:value-type="float">
            <text:p>1512.25</text:p>
          </table:table-cell>
          <table:table-cell table:number-columns-repeated="2"/>
          <table:table-cell table:formula="of:=AVERAGE([.A73:.E73])" office:value-type="float" office:value="1419.3" calcext:value-type="float">
            <text:p>1419.3</text:p>
          </table:table-cell>
          <table:table-cell table:formula="of:=STDEV([.A73:.E73])/SQRT(COUNT([.A73:.E73]))" office:value-type="float" office:value="90.0824067174051" calcext:value-type="float">
            <text:p>90.0824067174</text:p>
          </table:table-cell>
          <table:table-cell table:number-columns-repeated="2"/>
        </table:table-row>
        <table:table-row table:style-name="ro1">
          <table:table-cell office:value-type="float" office:value="1398.5" calcext:value-type="float">
            <text:p>1398.5</text:p>
          </table:table-cell>
          <table:table-cell office:value-type="float" office:value="1717.25" calcext:value-type="float">
            <text:p>1717.25</text:p>
          </table:table-cell>
          <table:table-cell office:value-type="float" office:value="958.5" calcext:value-type="float">
            <text:p>958.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384.75" calcext:value-type="float">
            <text:p>1384.75</text:p>
          </table:table-cell>
          <table:table-cell table:number-columns-repeated="2"/>
          <table:table-cell table:formula="of:=AVERAGE([.A74:.E74])" office:value-type="float" office:value="1390.75" calcext:value-type="float">
            <text:p>1390.75</text:p>
          </table:table-cell>
          <table:table-cell table:formula="of:=STDEV([.A74:.E74])/SQRT(COUNT([.A74:.E74]))" office:value-type="float" office:value="123.360118150073" calcext:value-type="float">
            <text:p>123.3601181501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730.25" calcext:value-type="float">
            <text:p>1730.25</text:p>
          </table:table-cell>
          <table:table-cell office:value-type="float" office:value="1088.75" calcext:value-type="float">
            <text:p>1088.7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48.75" calcext:value-type="float">
            <text:p>1448.75</text:p>
          </table:table-cell>
          <table:table-cell table:number-columns-repeated="2"/>
          <table:table-cell table:formula="of:=AVERAGE([.A75:.E75])" office:value-type="float" office:value="1422.45" calcext:value-type="float">
            <text:p>1422.45</text:p>
          </table:table-cell>
          <table:table-cell table:formula="of:=STDEV([.A75:.E75])/SQRT(COUNT([.A75:.E75]))" office:value-type="float" office:value="106.369973441757" calcext:value-type="float">
            <text:p>106.3699734418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1511" calcext:value-type="float">
            <text:p>1511</text:p>
          </table:table-cell>
          <table:table-cell office:value-type="float" office:value="1168.5" calcext:value-type="float">
            <text:p>1168.5</text:p>
          </table:table-cell>
          <table:table-cell table:number-columns-repeated="2"/>
          <table:table-cell table:formula="of:=AVERAGE([.A76:.E76])" office:value-type="float" office:value="1329" calcext:value-type="float">
            <text:p>1329</text:p>
          </table:table-cell>
          <table:table-cell table:formula="of:=STDEV([.A76:.E76])/SQRT(COUNT([.A76:.E76]))" office:value-type="float" office:value="94.4694064234554" calcext:value-type="float">
            <text:p>94.4694064235</text:p>
          </table:table-cell>
          <table:table-cell table:number-columns-repeated="2"/>
        </table:table-row>
        <table:table-row table:style-name="ro1">
          <table:table-cell office:value-type="float" office:value="1418.5" calcext:value-type="float">
            <text:p>1418.5</text:p>
          </table:table-cell>
          <table:table-cell office:value-type="float" office:value="1488.5" calcext:value-type="float">
            <text:p>1488.5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296.75" calcext:value-type="float">
            <text:p>1296.75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AVERAGE([.A77:.E77])" office:value-type="float" office:value="1351.4" calcext:value-type="float">
            <text:p>1351.4</text:p>
          </table:table-cell>
          <table:table-cell table:formula="of:=STDEV([.A77:.E77])/SQRT(COUNT([.A77:.E77]))" office:value-type="float" office:value="46.0129465476837" calcext:value-type="float">
            <text:p>46.0129465477</text:p>
          </table:table-cell>
          <table:table-cell table:number-columns-repeated="2"/>
        </table:table-row>
        <table:table-row table:style-name="ro1">
          <table:table-cell office:value-type="float" office:value="733.25" calcext:value-type="float">
            <text:p>733.25</text:p>
          </table:table-cell>
          <table:table-cell office:value-type="float" office:value="2009.75" calcext:value-type="float">
            <text:p>2009.75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223.5" calcext:value-type="float">
            <text:p>1223.5</text:p>
          </table:table-cell>
          <table:table-cell office:value-type="float" office:value="1492.25" calcext:value-type="float">
            <text:p>1492.25</text:p>
          </table:table-cell>
          <table:table-cell table:number-columns-repeated="2"/>
          <table:table-cell table:formula="of:=AVERAGE([.A78:.E78])" office:value-type="float" office:value="1402.7" calcext:value-type="float">
            <text:p>1402.7</text:p>
          </table:table-cell>
          <table:table-cell table:formula="of:=STDEV([.A78:.E78])/SQRT(COUNT([.A78:.E78]))" office:value-type="float" office:value="209.752717503254" calcext:value-type="float">
            <text:p>209.7527175033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469" calcext:value-type="float">
            <text:p>1469</text:p>
          </table:table-cell>
          <table:table-cell office:value-type="float" office:value="1561" calcext:value-type="float">
            <text:p>1561</text:p>
          </table:table-cell>
          <table:table-cell office:value-type="float" office:value="1405.75" calcext:value-type="float">
            <text:p>1405.75</text:p>
          </table:table-cell>
          <table:table-cell table:number-columns-repeated="2"/>
          <table:table-cell table:formula="of:=AVERAGE([.A79:.E79])" office:value-type="float" office:value="1411" calcext:value-type="float">
            <text:p>1411</text:p>
          </table:table-cell>
          <table:table-cell table:formula="of:=STDEV([.A79:.E79])/SQRT(COUNT([.A79:.E79]))" office:value-type="float" office:value="48.5111456265465" calcext:value-type="float">
            <text:p>48.5111456265</text:p>
          </table:table-cell>
          <table:table-cell table:number-columns-repeated="2"/>
        </table:table-row>
        <table:table-row table:style-name="ro1">
          <table:table-cell office:value-type="float" office:value="1329.75" calcext:value-type="float">
            <text:p>1329.75</text:p>
          </table:table-cell>
          <table:table-cell office:value-type="float" office:value="1407.25" calcext:value-type="float">
            <text:p>1407.25</text:p>
          </table:table-cell>
          <table:table-cell office:value-type="float" office:value="1461" calcext:value-type="float">
            <text:p>1461</text:p>
          </table:table-cell>
          <table:table-cell office:value-type="float" office:value="1281" calcext:value-type="float">
            <text:p>1281</text:p>
          </table:table-cell>
          <table:table-cell office:value-type="float" office:value="1278.5" calcext:value-type="float">
            <text:p>1278.5</text:p>
          </table:table-cell>
          <table:table-cell table:number-columns-repeated="2"/>
          <table:table-cell table:formula="of:=AVERAGE([.A80:.E80])" office:value-type="float" office:value="1351.5" calcext:value-type="float">
            <text:p>1351.5</text:p>
          </table:table-cell>
          <table:table-cell table:formula="of:=STDEV([.A80:.E80])/SQRT(COUNT([.A80:.E80]))" office:value-type="float" office:value="35.9656954610918" calcext:value-type="float">
            <text:p>35.9656954611</text:p>
          </table:table-cell>
          <table:table-cell table:number-columns-repeated="2"/>
        </table:table-row>
        <table:table-row table:style-name="ro1">
          <table:table-cell office:value-type="float" office:value="1272.25" calcext:value-type="float">
            <text:p>1272.25</text:p>
          </table:table-cell>
          <table:table-cell office:value-type="float" office:value="1624" calcext:value-type="float">
            <text:p>1624</text:p>
          </table:table-cell>
          <table:table-cell office:value-type="float" office:value="1333.5" calcext:value-type="float">
            <text:p>1333.5</text:p>
          </table:table-cell>
          <table:table-cell office:value-type="float" office:value="1445.25" calcext:value-type="float">
            <text:p>1445.2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81:.E81])" office:value-type="float" office:value="1400.7" calcext:value-type="float">
            <text:p>1400.7</text:p>
          </table:table-cell>
          <table:table-cell table:formula="of:=STDEV([.A81:.E81])/SQRT(COUNT([.A81:.E81]))" office:value-type="float" office:value="62.4802668848333" calcext:value-type="float">
            <text:p>62.4802668848</text:p>
          </table:table-cell>
          <table:table-cell table:number-columns-repeated="2"/>
        </table:table-row>
        <table:table-row table:style-name="ro1">
          <table:table-cell office:value-type="float" office:value="1174.25" calcext:value-type="float">
            <text:p>1174.25</text:p>
          </table:table-cell>
          <table:table-cell office:value-type="float" office:value="1631" calcext:value-type="float">
            <text:p>1631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1323.5" calcext:value-type="float">
            <text:p>1323.5</text:p>
          </table:table-cell>
          <table:table-cell table:number-columns-repeated="2"/>
          <table:table-cell table:formula="of:=AVERAGE([.A82:.E82])" office:value-type="float" office:value="1360.15" calcext:value-type="float">
            <text:p>1360.15</text:p>
          </table:table-cell>
          <table:table-cell table:formula="of:=STDEV([.A82:.E82])/SQRT(COUNT([.A82:.E82]))" office:value-type="float" office:value="108.208438903812" calcext:value-type="float">
            <text:p>108.2084389038</text:p>
          </table:table-cell>
          <table:table-cell table:number-columns-repeated="2"/>
        </table:table-row>
        <table:table-row table:style-name="ro1">
          <table:table-cell office:value-type="float" office:value="1442.25" calcext:value-type="float">
            <text:p>1442.25</text:p>
          </table:table-cell>
          <table:table-cell office:value-type="float" office:value="1802" calcext:value-type="float">
            <text:p>1802</text:p>
          </table:table-cell>
          <table:table-cell office:value-type="float" office:value="1444.75" calcext:value-type="float">
            <text:p>1444.75</text:p>
          </table:table-cell>
          <table:table-cell office:value-type="float" office:value="854.75" calcext:value-type="float">
            <text:p>854.75</text:p>
          </table:table-cell>
          <table:table-cell office:value-type="float" office:value="1403.5" calcext:value-type="float">
            <text:p>1403.5</text:p>
          </table:table-cell>
          <table:table-cell table:number-columns-repeated="2"/>
          <table:table-cell table:formula="of:=AVERAGE([.A83:.E83])" office:value-type="float" office:value="1389.45" calcext:value-type="float">
            <text:p>1389.45</text:p>
          </table:table-cell>
          <table:table-cell table:formula="of:=STDEV([.A83:.E83])/SQRT(COUNT([.A83:.E83]))" office:value-type="float" office:value="152.010678078877" calcext:value-type="float">
            <text:p>152.0106780789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641" calcext:value-type="float">
            <text:p>1641</text:p>
          </table:table-cell>
          <table:table-cell office:value-type="float" office:value="1408.5" calcext:value-type="float">
            <text:p>1408.5</text:p>
          </table:table-cell>
          <table:table-cell office:value-type="float" office:value="1113.5" calcext:value-type="float">
            <text:p>1113.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84:.E84])" office:value-type="float" office:value="1411" calcext:value-type="float">
            <text:p>1411</text:p>
          </table:table-cell>
          <table:table-cell table:formula="of:=STDEV([.A84:.E84])/SQRT(COUNT([.A84:.E84]))" office:value-type="float" office:value="84.94483504016" calcext:value-type="float">
            <text:p>84.9448350402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623.5" calcext:value-type="float">
            <text:p>1623.5</text:p>
          </table:table-cell>
          <table:table-cell office:value-type="float" office:value="1207.25" calcext:value-type="float">
            <text:p>1207.25</text:p>
          </table:table-cell>
          <table:table-cell office:value-type="float" office:value="1015.25" calcext:value-type="float">
            <text:p>1015.25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85:.E85])" office:value-type="float" office:value="1380.1" calcext:value-type="float">
            <text:p>1380.1</text:p>
          </table:table-cell>
          <table:table-cell table:formula="of:=STDEV([.A85:.E85])/SQRT(COUNT([.A85:.E85]))" office:value-type="float" office:value="115.719612641937" calcext:value-type="float">
            <text:p>115.7196126419</text:p>
          </table:table-cell>
          <table:table-cell table:number-columns-repeated="2"/>
        </table:table-row>
        <table:table-row table:style-name="ro1">
          <table:table-cell office:value-type="float" office:value="1397.25" calcext:value-type="float">
            <text:p>1397.25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534.75" calcext:value-type="float">
            <text:p>1534.75</text:p>
          </table:table-cell>
          <table:table-cell office:value-type="float" office:value="1322.25" calcext:value-type="float">
            <text:p>1322.25</text:p>
          </table:table-cell>
          <table:table-cell office:value-type="float" office:value="1334.75" calcext:value-type="float">
            <text:p>1334.75</text:p>
          </table:table-cell>
          <table:table-cell table:number-columns-repeated="2"/>
          <table:table-cell table:formula="of:=AVERAGE([.A86:.E86])" office:value-type="float" office:value="1455.75" calcext:value-type="float">
            <text:p>1455.75</text:p>
          </table:table-cell>
          <table:table-cell table:formula="of:=STDEV([.A86:.E86])/SQRT(COUNT([.A86:.E86]))" office:value-type="float" office:value="69.5997485627642" calcext:value-type="float">
            <text:p>69.5997485628</text:p>
          </table:table-cell>
          <table:table-cell table:number-columns-repeated="2"/>
        </table:table-row>
        <table:table-row table:style-name="ro1">
          <table:table-cell office:value-type="float" office:value="992.75" calcext:value-type="float">
            <text:p>992.75</text:p>
          </table:table-cell>
          <table:table-cell office:value-type="float" office:value="1521.5" calcext:value-type="float">
            <text:p>1521.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431" calcext:value-type="float">
            <text:p>1431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87:.E87])" office:value-type="float" office:value="1357.2" calcext:value-type="float">
            <text:p>1357.2</text:p>
          </table:table-cell>
          <table:table-cell table:formula="of:=STDEV([.A87:.E87])/SQRT(COUNT([.A87:.E87]))" office:value-type="float" office:value="93.1071761466322" calcext:value-type="float">
            <text:p>93.1071761466</text:p>
          </table:table-cell>
          <table:table-cell table:number-columns-repeated="2"/>
        </table:table-row>
        <table:table-row table:style-name="ro1">
          <table:table-cell office:value-type="float" office:value="1529.75" calcext:value-type="float">
            <text:p>1529.75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453.5" calcext:value-type="float">
            <text:p>1453.5</text:p>
          </table:table-cell>
          <table:table-cell office:value-type="float" office:value="1297.25" calcext:value-type="float">
            <text:p>1297.25</text:p>
          </table:table-cell>
          <table:table-cell office:value-type="float" office:value="1199.5" calcext:value-type="float">
            <text:p>1199.5</text:p>
          </table:table-cell>
          <table:table-cell table:number-columns-repeated="2"/>
          <table:table-cell table:formula="of:=AVERAGE([.A88:.E88])" office:value-type="float" office:value="1340.85" calcext:value-type="float">
            <text:p>1340.85</text:p>
          </table:table-cell>
          <table:table-cell table:formula="of:=STDEV([.A88:.E88])/SQRT(COUNT([.A88:.E88]))" office:value-type="float" office:value="64.7493532786236" calcext:value-type="float">
            <text:p>64.7493532786</text:p>
          </table:table-cell>
          <table:table-cell table:number-columns-repeated="2"/>
        </table:table-row>
        <table:table-row table:style-name="ro1">
          <table:table-cell office:value-type="float" office:value="1268.5" calcext:value-type="float">
            <text:p>1268.5</text:p>
          </table:table-cell>
          <table:table-cell office:value-type="float" office:value="1642.25" calcext:value-type="float">
            <text:p>1642.25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1512.25" calcext:value-type="float">
            <text:p>1512.25</text:p>
          </table:table-cell>
          <table:table-cell office:value-type="float" office:value="1374.75" calcext:value-type="float">
            <text:p>1374.75</text:p>
          </table:table-cell>
          <table:table-cell table:number-columns-repeated="2"/>
          <table:table-cell table:formula="of:=AVERAGE([.A89:.E89])" office:value-type="float" office:value="1508" calcext:value-type="float">
            <text:p>1508</text:p>
          </table:table-cell>
          <table:table-cell table:formula="of:=STDEV([.A89:.E89])/SQRT(COUNT([.A89:.E89]))" office:value-type="float" office:value="86.0319708015573" calcext:value-type="float">
            <text:p>86.0319708016</text:p>
          </table:table-cell>
          <table:table-cell table:number-columns-repeated="2"/>
        </table:table-row>
        <table:table-row table:style-name="ro1">
          <table:table-cell office:value-type="float" office:value="1262.25" calcext:value-type="float">
            <text:p>1262.25</text:p>
          </table:table-cell>
          <table:table-cell office:value-type="float" office:value="1726.25" calcext:value-type="float">
            <text:p>1726.2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396" calcext:value-type="float">
            <text:p>1396</text:p>
          </table:table-cell>
          <table:table-cell office:value-type="float" office:value="1568.25" calcext:value-type="float">
            <text:p>1568.25</text:p>
          </table:table-cell>
          <table:table-cell table:number-columns-repeated="2"/>
          <table:table-cell table:formula="of:=AVERAGE([.A90:.E90])" office:value-type="float" office:value="1466.25" calcext:value-type="float">
            <text:p>1466.25</text:p>
          </table:table-cell>
          <table:table-cell table:formula="of:=STDEV([.A90:.E90])/SQRT(COUNT([.A90:.E90]))" office:value-type="float" office:value="81.3188554395597" calcext:value-type="float">
            <text:p>81.3188554396</text:p>
          </table:table-cell>
          <table:table-cell table:number-columns-repeated="2"/>
        </table:table-row>
        <table:table-row table:style-name="ro1">
          <table:table-cell office:value-type="float" office:value="785.75" calcext:value-type="float">
            <text:p>785.75</text:p>
          </table:table-cell>
          <table:table-cell office:value-type="float" office:value="1572" calcext:value-type="float">
            <text:p>1572</text:p>
          </table:table-cell>
          <table:table-cell office:value-type="float" office:value="1097.75" calcext:value-type="float">
            <text:p>1097.75</text:p>
          </table:table-cell>
          <table:table-cell office:value-type="float" office:value="1171" calcext:value-type="float">
            <text:p>1171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91:.E91])" office:value-type="float" office:value="1202.75" calcext:value-type="float">
            <text:p>1202.75</text:p>
          </table:table-cell>
          <table:table-cell table:formula="of:=STDEV([.A91:.E91])/SQRT(COUNT([.A91:.E91]))" office:value-type="float" office:value="133.4743186909" calcext:value-type="float">
            <text:p>133.4743186909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893.5" calcext:value-type="float">
            <text:p>1893.5</text:p>
          </table:table-cell>
          <table:table-cell office:value-type="float" office:value="1422.25" calcext:value-type="float">
            <text:p>1422.25</text:p>
          </table:table-cell>
          <table:table-cell office:value-type="float" office:value="1288" calcext:value-type="float">
            <text:p>1288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table:formula="of:=AVERAGE([.A92:.E92])" office:value-type="float" office:value="1447.35" calcext:value-type="float">
            <text:p>1447.35</text:p>
          </table:table-cell>
          <table:table-cell table:formula="of:=STDEV([.A92:.E92])/SQRT(COUNT([.A92:.E92]))" office:value-type="float" office:value="113.959685854253" calcext:value-type="float">
            <text:p>113.9596858543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45.25" calcext:value-type="float">
            <text:p>1345.25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288.5" calcext:value-type="float">
            <text:p>1288.5</text:p>
          </table:table-cell>
          <table:table-cell office:value-type="float" office:value="1473.5" calcext:value-type="float">
            <text:p>1473.5</text:p>
          </table:table-cell>
          <table:table-cell table:number-columns-repeated="2"/>
          <table:table-cell table:formula="of:=AVERAGE([.A93:.E93])" office:value-type="float" office:value="1435.1" calcext:value-type="float">
            <text:p>1435.1</text:p>
          </table:table-cell>
          <table:table-cell table:formula="of:=STDEV([.A93:.E93])/SQRT(COUNT([.A93:.E93]))" office:value-type="float" office:value="85.3838611799677" calcext:value-type="float">
            <text:p>85.38386118</text:p>
          </table:table-cell>
          <table:table-cell table:number-columns-repeated="2"/>
        </table:table-row>
        <table:table-row table:style-name="ro1">
          <table:table-cell office:value-type="float" office:value="1193.5" calcext:value-type="float">
            <text:p>1193.5</text:p>
          </table:table-cell>
          <table:table-cell office:value-type="float" office:value="1660.75" calcext:value-type="float">
            <text:p>1660.75</text:p>
          </table:table-cell>
          <table:table-cell office:value-type="float" office:value="1172.5" calcext:value-type="float">
            <text:p>1172.5</text:p>
          </table:table-cell>
          <table:table-cell office:value-type="float" office:value="1158.25" calcext:value-type="float">
            <text:p>1158.25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94:.E94])" office:value-type="float" office:value="1320.45" calcext:value-type="float">
            <text:p>1320.45</text:p>
          </table:table-cell>
          <table:table-cell table:formula="of:=STDEV([.A94:.E94])/SQRT(COUNT([.A94:.E94]))" office:value-type="float" office:value="97.3367029953244" calcext:value-type="float">
            <text:p>97.3367029953</text:p>
          </table:table-cell>
          <table:table-cell table:number-columns-repeated="2"/>
        </table:table-row>
        <table:table-row table:style-name="ro1">
          <table:table-cell office:value-type="float" office:value="1491.25" calcext:value-type="float">
            <text:p>1491.25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451.25" calcext:value-type="float">
            <text:p>1451.25</text:p>
          </table:table-cell>
          <table:table-cell office:value-type="float" office:value="1422.75" calcext:value-type="float">
            <text:p>1422.75</text:p>
          </table:table-cell>
          <table:table-cell office:value-type="float" office:value="1372.25" calcext:value-type="float">
            <text:p>1372.25</text:p>
          </table:table-cell>
          <table:table-cell table:number-columns-repeated="2"/>
          <table:table-cell table:formula="of:=AVERAGE([.A95:.E95])" office:value-type="float" office:value="1497.95" calcext:value-type="float">
            <text:p>1497.95</text:p>
          </table:table-cell>
          <table:table-cell table:formula="of:=STDEV([.A95:.E95])/SQRT(COUNT([.A95:.E95]))" office:value-type="float" office:value="66.4642008904041" calcext:value-type="float">
            <text:p>66.4642008904</text:p>
          </table:table-cell>
          <table:table-cell table:number-columns-repeated="2"/>
        </table:table-row>
        <table:table-row table:style-name="ro1">
          <table:table-cell office:value-type="float" office:value="1324.5" calcext:value-type="float">
            <text:p>1324.5</text:p>
          </table:table-cell>
          <table:table-cell office:value-type="float" office:value="1697.25" calcext:value-type="float">
            <text:p>1697.25</text:p>
          </table:table-cell>
          <table:table-cell office:value-type="float" office:value="1602.25" calcext:value-type="float">
            <text:p>1602.25</text:p>
          </table:table-cell>
          <table:table-cell office:value-type="float" office:value="1278.5" calcext:value-type="float">
            <text:p>1278.5</text:p>
          </table:table-cell>
          <table:table-cell office:value-type="float" office:value="1224.75" calcext:value-type="float">
            <text:p>1224.75</text:p>
          </table:table-cell>
          <table:table-cell table:number-columns-repeated="2"/>
          <table:table-cell table:formula="of:=AVERAGE([.A96:.E96])" office:value-type="float" office:value="1425.45" calcext:value-type="float">
            <text:p>1425.45</text:p>
          </table:table-cell>
          <table:table-cell table:formula="of:=STDEV([.A96:.E96])/SQRT(COUNT([.A96:.E96]))" office:value-type="float" office:value="94.1273538882295" calcext:value-type="float">
            <text:p>94.1273538882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664.75" calcext:value-type="float">
            <text:p>1664.75</text:p>
          </table:table-cell>
          <table:table-cell office:value-type="float" office:value="1324.25" calcext:value-type="float">
            <text:p>1324.2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97:.E97])" office:value-type="float" office:value="1437.15" calcext:value-type="float">
            <text:p>1437.15</text:p>
          </table:table-cell>
          <table:table-cell table:formula="of:=STDEV([.A97:.E97])/SQRT(COUNT([.A97:.E97]))" office:value-type="float" office:value="64.4605790386652" calcext:value-type="float">
            <text:p>64.4605790387</text:p>
          </table:table-cell>
          <table:table-cell table:number-columns-repeated="2"/>
        </table:table-row>
        <table:table-row table:style-name="ro1">
          <table:table-cell office:value-type="float" office:value="1399.75" calcext:value-type="float">
            <text:p>1399.75</text:p>
          </table:table-cell>
          <table:table-cell office:value-type="float" office:value="1686" calcext:value-type="float">
            <text:p>1686</text:p>
          </table:table-cell>
          <table:table-cell office:value-type="float" office:value="1263.5" calcext:value-type="float">
            <text:p>1263.5</text:p>
          </table:table-cell>
          <table:table-cell office:value-type="float" office:value="1497.75" calcext:value-type="float">
            <text:p>1497.75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98:.E98])" office:value-type="float" office:value="1430.35" calcext:value-type="float">
            <text:p>1430.35</text:p>
          </table:table-cell>
          <table:table-cell table:formula="of:=STDEV([.A98:.E98])/SQRT(COUNT([.A98:.E98]))" office:value-type="float" office:value="75.6473148895584" calcext:value-type="float">
            <text:p>75.6473148896</text:p>
          </table:table-cell>
          <table:table-cell table:number-columns-repeated="2"/>
        </table:table-row>
        <table:table-row table:style-name="ro1">
          <table:table-cell office:value-type="float" office:value="1268.5" calcext:value-type="float">
            <text:p>1268.5</text:p>
          </table:table-cell>
          <table:table-cell office:value-type="float" office:value="1922.25" calcext:value-type="float">
            <text:p>1922.25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1355" calcext:value-type="float">
            <text:p>1355</text:p>
          </table:table-cell>
          <table:table-cell office:value-type="float" office:value="1318.75" calcext:value-type="float">
            <text:p>1318.75</text:p>
          </table:table-cell>
          <table:table-cell table:number-columns-repeated="2"/>
          <table:table-cell table:formula="of:=AVERAGE([.A99:.E99])" office:value-type="float" office:value="1470.15" calcext:value-type="float">
            <text:p>1470.15</text:p>
          </table:table-cell>
          <table:table-cell table:formula="of:=STDEV([.A99:.E99])/SQRT(COUNT([.A99:.E99]))" office:value-type="float" office:value="118.637646849556" calcext:value-type="float">
            <text:p>118.6376468496</text:p>
          </table:table-cell>
          <table:table-cell table:number-columns-repeated="2"/>
        </table:table-row>
        <table:table-row table:style-name="ro1">
          <table:table-cell office:value-type="float" office:value="1127.25" calcext:value-type="float">
            <text:p>1127.25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517.25" calcext:value-type="float">
            <text:p>1517.2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100:.E100])" office:value-type="float" office:value="1377.75" calcext:value-type="float">
            <text:p>1377.75</text:p>
          </table:table-cell>
          <table:table-cell table:formula="of:=STDEV([.A100:.E100])/SQRT(COUNT([.A100:.E100]))" office:value-type="float" office:value="93.2726179004321" calcext:value-type="float">
            <text:p>93.2726179004</text:p>
          </table:table-cell>
          <table:table-cell table:number-columns-repeated="2"/>
        </table:table-row>
        <table:table-row table:style-name="ro1">
          <table:table-cell office:value-type="float" office:value="1164.75" calcext:value-type="float">
            <text:p>1164.75</text:p>
          </table:table-cell>
          <table:table-cell office:value-type="float" office:value="1852.25" calcext:value-type="float">
            <text:p>1852.25</text:p>
          </table:table-cell>
          <table:table-cell office:value-type="float" office:value="1334.5" calcext:value-type="float">
            <text:p>1334.5</text:p>
          </table:table-cell>
          <table:table-cell office:value-type="float" office:value="1374.5" calcext:value-type="float">
            <text:p>1374.5</text:p>
          </table:table-cell>
          <table:table-cell office:value-type="float" office:value="1227.25" calcext:value-type="float">
            <text:p>1227.25</text:p>
          </table:table-cell>
          <table:table-cell table:number-columns-repeated="2"/>
          <table:table-cell table:formula="of:=AVERAGE([.A101:.E101])" office:value-type="float" office:value="1390.65" calcext:value-type="float">
            <text:p>1390.65</text:p>
          </table:table-cell>
          <table:table-cell table:formula="of:=STDEV([.A101:.E101])/SQRT(COUNT([.A101:.E101]))" office:value-type="float" office:value="121.288617561583" calcext:value-type="float">
            <text:p>121.2886175616</text:p>
          </table:table-cell>
          <table:table-cell table:number-columns-repeated="2"/>
        </table:table-row>
        <table:table-row table:style-name="ro1">
          <table:table-cell office:value-type="float" office:value="952.25" calcext:value-type="float">
            <text:p>952.25</text:p>
          </table:table-cell>
          <table:table-cell office:value-type="float" office:value="2068.5" calcext:value-type="float">
            <text:p>2068.5</text:p>
          </table:table-cell>
          <table:table-cell office:value-type="float" office:value="1047.25" calcext:value-type="float">
            <text:p>1047.25</text:p>
          </table:table-cell>
          <table:table-cell office:value-type="float" office:value="1416" calcext:value-type="float">
            <text:p>1416</text:p>
          </table:table-cell>
          <table:table-cell office:value-type="float" office:value="673.5" calcext:value-type="float">
            <text:p>673.5</text:p>
          </table:table-cell>
          <table:table-cell table:number-columns-repeated="2"/>
          <table:table-cell table:formula="of:=AVERAGE([.A102:.E102])" office:value-type="float" office:value="1231.5" calcext:value-type="float">
            <text:p>1231.5</text:p>
          </table:table-cell>
          <table:table-cell table:formula="of:=STDEV([.A102:.E102])/SQRT(COUNT([.A102:.E102]))" office:value-type="float" office:value="240.613993254756" calcext:value-type="float">
            <text:p>240.6139932548</text:p>
          </table:table-cell>
          <table:table-cell table:number-columns-repeated="2"/>
        </table:table-row>
        <table:table-row table:style-name="ro1">
          <table:table-cell office:value-type="float" office:value="1392.25" calcext:value-type="float">
            <text:p>1392.25</text:p>
          </table:table-cell>
          <table:table-cell office:value-type="float" office:value="1556.5" calcext:value-type="float">
            <text:p>1556.5</text:p>
          </table:table-cell>
          <table:table-cell office:value-type="float" office:value="1268" calcext:value-type="float">
            <text:p>1268</text:p>
          </table:table-cell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table:formula="of:=AVERAGE([.A103:.E103])" office:value-type="float" office:value="1370.55" calcext:value-type="float">
            <text:p>1370.55</text:p>
          </table:table-cell>
          <table:table-cell table:formula="of:=STDEV([.A103:.E103])/SQRT(COUNT([.A103:.E103]))" office:value-type="float" office:value="51.9498796918722" calcext:value-type="float">
            <text:p>51.9498796919</text:p>
          </table:table-cell>
          <table:table-cell table:number-columns-repeated="2"/>
        </table:table-row>
        <table:table-row table:style-name="ro1">
          <table:table-cell office:value-type="float" office:value="1045.5" calcext:value-type="float">
            <text:p>1045.5</text:p>
          </table:table-cell>
          <table:table-cell office:value-type="float" office:value="1973" calcext:value-type="float">
            <text:p>1973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468" calcext:value-type="float">
            <text:p>1468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table:formula="of:=AVERAGE([.A104:.E104])" office:value-type="float" office:value="1357.75" calcext:value-type="float">
            <text:p>1357.75</text:p>
          </table:table-cell>
          <table:table-cell table:formula="of:=STDEV([.A104:.E104])/SQRT(COUNT([.A104:.E104]))" office:value-type="float" office:value="172.210336507423" calcext:value-type="float">
            <text:p>172.2103365074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002.25" calcext:value-type="float">
            <text:p>2002.25</text:p>
          </table:table-cell>
          <table:table-cell office:value-type="float" office:value="1375.5" calcext:value-type="float">
            <text:p>1375.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393.5" calcext:value-type="float">
            <text:p>1393.5</text:p>
          </table:table-cell>
          <table:table-cell table:number-columns-repeated="2"/>
          <table:table-cell table:formula="of:=AVERAGE([.A105:.E105])" office:value-type="float" office:value="1444.9" calcext:value-type="float">
            <text:p>1444.9</text:p>
          </table:table-cell>
          <table:table-cell table:formula="of:=STDEV([.A105:.E105])/SQRT(COUNT([.A105:.E105]))" office:value-type="float" office:value="144.490237559497" calcext:value-type="float">
            <text:p>144.4902375595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55.5" calcext:value-type="float">
            <text:p>1855.5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320" calcext:value-type="float">
            <text:p>1320</text:p>
          </table:table-cell>
          <table:table-cell office:value-type="float" office:value="1537.25" calcext:value-type="float">
            <text:p>1537.25</text:p>
          </table:table-cell>
          <table:table-cell table:number-columns-repeated="2"/>
          <table:table-cell table:formula="of:=AVERAGE([.A106:.E106])" office:value-type="float" office:value="1476.7" calcext:value-type="float">
            <text:p>1476.7</text:p>
          </table:table-cell>
          <table:table-cell table:formula="of:=STDEV([.A106:.E106])/SQRT(COUNT([.A106:.E106]))" office:value-type="float" office:value="103.388811048392" calcext:value-type="float">
            <text:p>103.3888110484</text:p>
          </table:table-cell>
          <table:table-cell table:number-columns-repeated="2"/>
        </table:table-row>
        <table:table-row table:style-name="ro1">
          <table:table-cell office:value-type="float" office:value="1326.25" calcext:value-type="float">
            <text:p>1326.25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1343.25" calcext:value-type="float">
            <text:p>1343.25</text:p>
          </table:table-cell>
          <table:table-cell office:value-type="float" office:value="1207.25" calcext:value-type="float">
            <text:p>1207.25</text:p>
          </table:table-cell>
          <table:table-cell office:value-type="float" office:value="1307.25" calcext:value-type="float">
            <text:p>1307.25</text:p>
          </table:table-cell>
          <table:table-cell table:number-columns-repeated="2"/>
          <table:table-cell table:formula="of:=AVERAGE([.A107:.E107])" office:value-type="float" office:value="1319.25" calcext:value-type="float">
            <text:p>1319.25</text:p>
          </table:table-cell>
          <table:table-cell table:formula="of:=STDEV([.A107:.E107])/SQRT(COUNT([.A107:.E107]))" office:value-type="float" office:value="33.1375919463077" calcext:value-type="float">
            <text:p>33.1375919463</text:p>
          </table:table-cell>
          <table:table-cell table:number-columns-repeated="2"/>
        </table:table-row>
        <table:table-row table:style-name="ro1">
          <table:table-cell office:value-type="float" office:value="1062.25" calcext:value-type="float">
            <text:p>1062.25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1308.75" calcext:value-type="float">
            <text:p>1308.7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A108:.E108])" office:value-type="float" office:value="1374.8" calcext:value-type="float">
            <text:p>1374.8</text:p>
          </table:table-cell>
          <table:table-cell table:formula="of:=STDEV([.A108:.E108])/SQRT(COUNT([.A108:.E108]))" office:value-type="float" office:value="102.42864589557" calcext:value-type="float">
            <text:p>102.4286458956</text:p>
          </table:table-cell>
          <table:table-cell table:number-columns-repeated="2"/>
        </table:table-row>
        <table:table-row table:style-name="ro1">
          <table:table-cell office:value-type="float" office:value="1287.25" calcext:value-type="float">
            <text:p>1287.25</text:p>
          </table:table-cell>
          <table:table-cell office:value-type="float" office:value="1523.5" calcext:value-type="float">
            <text:p>1523.5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formula="of:=AVERAGE([.A109:.E109])" office:value-type="float" office:value="1388.95" calcext:value-type="float">
            <text:p>1388.95</text:p>
          </table:table-cell>
          <table:table-cell table:formula="of:=STDEV([.A109:.E109])/SQRT(COUNT([.A109:.E109]))" office:value-type="float" office:value="46.4224756987389" calcext:value-type="float">
            <text:p>46.4224756987</text:p>
          </table:table-cell>
          <table:table-cell table:number-columns-repeated="2"/>
        </table:table-row>
        <table:table-row table:style-name="ro1">
          <table:table-cell office:value-type="float" office:value="1454.75" calcext:value-type="float">
            <text:p>1454.75</text:p>
          </table:table-cell>
          <table:table-cell office:value-type="float" office:value="1738.5" calcext:value-type="float">
            <text:p>1738.5</text:p>
          </table:table-cell>
          <table:table-cell office:value-type="float" office:value="1183.75" calcext:value-type="float">
            <text:p>1183.75</text:p>
          </table:table-cell>
          <table:table-cell office:value-type="float" office:value="1286" calcext:value-type="float">
            <text:p>1286</text:p>
          </table:table-cell>
          <table:table-cell office:value-type="float" office:value="878.5" calcext:value-type="float">
            <text:p>878.5</text:p>
          </table:table-cell>
          <table:table-cell table:number-columns-repeated="2"/>
          <table:table-cell table:formula="of:=AVERAGE([.A110:.E110])" office:value-type="float" office:value="1308.3" calcext:value-type="float">
            <text:p>1308.3</text:p>
          </table:table-cell>
          <table:table-cell table:formula="of:=STDEV([.A110:.E110])/SQRT(COUNT([.A110:.E110]))" office:value-type="float" office:value="142.698576552116" calcext:value-type="float">
            <text:p>142.6985765521</text:p>
          </table:table-cell>
          <table:table-cell table:number-columns-repeated="2"/>
        </table:table-row>
        <table:table-row table:style-name="ro1">
          <table:table-cell office:value-type="float" office:value="1563.5" calcext:value-type="float">
            <text:p>1563.5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1352.75" calcext:value-type="float">
            <text:p>1352.7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481.25" calcext:value-type="float">
            <text:p>1481.25</text:p>
          </table:table-cell>
          <table:table-cell table:number-columns-repeated="2"/>
          <table:table-cell table:formula="of:=AVERAGE([.A111:.E111])" office:value-type="float" office:value="1471.4" calcext:value-type="float">
            <text:p>1471.4</text:p>
          </table:table-cell>
          <table:table-cell table:formula="of:=STDEV([.A111:.E111])/SQRT(COUNT([.A111:.E111]))" office:value-type="float" office:value="53.1961934728417" calcext:value-type="float">
            <text:p>53.1961934728</text:p>
          </table:table-cell>
          <table:table-cell table:number-columns-repeated="2"/>
        </table:table-row>
        <table:table-row table:style-name="ro1">
          <table:table-cell office:value-type="float" office:value="1583.5" calcext:value-type="float">
            <text:p>1583.5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42" calcext:value-type="float">
            <text:p>1442</text:p>
          </table:table-cell>
          <table:table-cell office:value-type="float" office:value="1233" calcext:value-type="float">
            <text:p>1233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112:.E112])" office:value-type="float" office:value="1440.85" calcext:value-type="float">
            <text:p>1440.85</text:p>
          </table:table-cell>
          <table:table-cell table:formula="of:=STDEV([.A112:.E112])/SQRT(COUNT([.A112:.E112]))" office:value-type="float" office:value="59.913041151322" calcext:value-type="float">
            <text:p>59.9130411513</text:p>
          </table:table-cell>
          <table:table-cell table:number-columns-repeated="2"/>
        </table:table-row>
        <table:table-row table:style-name="ro1">
          <table:table-cell office:value-type="float" office:value="1205.75" calcext:value-type="float">
            <text:p>1205.75</text:p>
          </table:table-cell>
          <table:table-cell office:value-type="float" office:value="1150" calcext:value-type="float">
            <text:p>1150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36.5" calcext:value-type="float">
            <text:p>1236.5</text:p>
          </table:table-cell>
          <table:table-cell table:number-columns-repeated="2"/>
          <table:table-cell table:formula="of:=AVERAGE([.A113:.E113])" office:value-type="float" office:value="1312.1" calcext:value-type="float">
            <text:p>1312.1</text:p>
          </table:table-cell>
          <table:table-cell table:formula="of:=STDEV([.A113:.E113])/SQRT(COUNT([.A113:.E113]))" office:value-type="float" office:value="97.7785955616054" calcext:value-type="float">
            <text:p>97.7785955616</text:p>
          </table:table-cell>
          <table:table-cell table:number-columns-repeated="2"/>
        </table:table-row>
        <table:table-row table:style-name="ro1">
          <table:table-cell office:value-type="float" office:value="1309.75" calcext:value-type="float">
            <text:p>1309.7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553.5" calcext:value-type="float">
            <text:p>1553.5</text:p>
          </table:table-cell>
          <table:table-cell office:value-type="float" office:value="1139.5" calcext:value-type="float">
            <text:p>1139.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114:.E114])" office:value-type="float" office:value="1338.45" calcext:value-type="float">
            <text:p>1338.45</text:p>
          </table:table-cell>
          <table:table-cell table:formula="of:=STDEV([.A114:.E114])/SQRT(COUNT([.A114:.E114]))" office:value-type="float" office:value="79.1308410166352" calcext:value-type="float">
            <text:p>79.1308410166</text:p>
          </table:table-cell>
          <table:table-cell table:number-columns-repeated="2"/>
        </table:table-row>
        <table:table-row table:style-name="ro1">
          <table:table-cell office:value-type="float" office:value="1295.25" calcext:value-type="float">
            <text:p>1295.25</text:p>
          </table:table-cell>
          <table:table-cell office:value-type="float" office:value="1592.25" calcext:value-type="float">
            <text:p>1592.25</text:p>
          </table:table-cell>
          <table:table-cell office:value-type="float" office:value="1654.5" calcext:value-type="float">
            <text:p>1654.5</text:p>
          </table:table-cell>
          <table:table-cell office:value-type="float" office:value="1306" calcext:value-type="float">
            <text:p>1306</text:p>
          </table:table-cell>
          <table:table-cell office:value-type="float" office:value="1543.5" calcext:value-type="float">
            <text:p>1543.5</text:p>
          </table:table-cell>
          <table:table-cell table:number-columns-repeated="2"/>
          <table:table-cell table:formula="of:=AVERAGE([.A115:.E115])" office:value-type="float" office:value="1478.3" calcext:value-type="float">
            <text:p>1478.3</text:p>
          </table:table-cell>
          <table:table-cell table:formula="of:=STDEV([.A115:.E115])/SQRT(COUNT([.A115:.E115]))" office:value-type="float" office:value="74.658112419214" calcext:value-type="float">
            <text:p>74.6581124192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10.5" calcext:value-type="float">
            <text:p>1510.5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267.25" calcext:value-type="float">
            <text:p>1267.25</text:p>
          </table:table-cell>
          <table:table-cell office:value-type="float" office:value="1427.25" calcext:value-type="float">
            <text:p>1427.25</text:p>
          </table:table-cell>
          <table:table-cell table:number-columns-repeated="2"/>
          <table:table-cell table:formula="of:=AVERAGE([.A116:.E116])" office:value-type="float" office:value="1396.65" calcext:value-type="float">
            <text:p>1396.65</text:p>
          </table:table-cell>
          <table:table-cell table:formula="of:=STDEV([.A116:.E116])/SQRT(COUNT([.A116:.E116]))" office:value-type="float" office:value="49.7620965193389" calcext:value-type="float">
            <text:p>49.7620965193</text:p>
          </table:table-cell>
          <table:table-cell table:number-columns-repeated="2"/>
        </table:table-row>
        <table:table-row table:style-name="ro1">
          <table:table-cell office:value-type="float" office:value="1653.5" calcext:value-type="float">
            <text:p>1653.5</text:p>
          </table:table-cell>
          <table:table-cell office:value-type="float" office:value="1603.75" calcext:value-type="float">
            <text:p>1603.75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1508.5" calcext:value-type="float">
            <text:p>1508.5</text:p>
          </table:table-cell>
          <table:table-cell office:value-type="float" office:value="1369" calcext:value-type="float">
            <text:p>1369</text:p>
          </table:table-cell>
          <table:table-cell table:number-columns-repeated="2"/>
          <table:table-cell table:formula="of:=AVERAGE([.A117:.E117])" office:value-type="float" office:value="1442.4" calcext:value-type="float">
            <text:p>1442.4</text:p>
          </table:table-cell>
          <table:table-cell table:formula="of:=STDEV([.A117:.E117])/SQRT(COUNT([.A117:.E117]))" office:value-type="float" office:value="103.36544998209" calcext:value-type="float">
            <text:p>103.3654499821</text:p>
          </table:table-cell>
          <table:table-cell table:number-columns-repeated="2"/>
        </table:table-row>
        <table:table-row table:style-name="ro1">
          <table:table-cell office:value-type="float" office:value="1542.25" calcext:value-type="float">
            <text:p>1542.25</text:p>
          </table:table-cell>
          <table:table-cell office:value-type="float" office:value="1421" calcext:value-type="float">
            <text:p>1421</text:p>
          </table:table-cell>
          <table:table-cell office:value-type="float" office:value="1265.5" calcext:value-type="float">
            <text:p>1265.5</text:p>
          </table:table-cell>
          <table:table-cell office:value-type="float" office:value="1210.5" calcext:value-type="float">
            <text:p>1210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18:.E118])" office:value-type="float" office:value="1375.3" calcext:value-type="float">
            <text:p>1375.3</text:p>
          </table:table-cell>
          <table:table-cell table:formula="of:=STDEV([.A118:.E118])/SQRT(COUNT([.A118:.E118]))" office:value-type="float" office:value="60.4208883582491" calcext:value-type="float">
            <text:p>60.4208883582</text:p>
          </table:table-cell>
          <table:table-cell table:number-columns-repeated="2"/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1441" calcext:value-type="float">
            <text:p>1441</text:p>
          </table:table-cell>
          <table:table-cell office:value-type="float" office:value="993.25" calcext:value-type="float">
            <text:p>993.25</text:p>
          </table:table-cell>
          <table:table-cell office:value-type="float" office:value="1491.75" calcext:value-type="float">
            <text:p>1491.7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119:.E119])" office:value-type="float" office:value="1376.85" calcext:value-type="float">
            <text:p>1376.85</text:p>
          </table:table-cell>
          <table:table-cell table:formula="of:=STDEV([.A119:.E119])/SQRT(COUNT([.A119:.E119]))" office:value-type="float" office:value="107.41562386357" calcext:value-type="float">
            <text:p>107.4156238636</text:p>
          </table:table-cell>
          <table:table-cell table:number-columns-repeated="2"/>
        </table:table-row>
        <table:table-row table:style-name="ro1">
          <table:table-cell office:value-type="float" office:value="1396.75" calcext:value-type="float">
            <text:p>1396.75</text:p>
          </table:table-cell>
          <table:table-cell office:value-type="float" office:value="1491" calcext:value-type="float">
            <text:p>1491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305.25" calcext:value-type="float">
            <text:p>1305.25</text:p>
          </table:table-cell>
          <table:table-cell office:value-type="float" office:value="1384.75" calcext:value-type="float">
            <text:p>1384.75</text:p>
          </table:table-cell>
          <table:table-cell table:number-columns-repeated="2"/>
          <table:table-cell table:formula="of:=AVERAGE([.A120:.E120])" office:value-type="float" office:value="1356" calcext:value-type="float">
            <text:p>1356</text:p>
          </table:table-cell>
          <table:table-cell table:formula="of:=STDEV([.A120:.E120])/SQRT(COUNT([.A120:.E120]))" office:value-type="float" office:value="48.4390080410407" calcext:value-type="float">
            <text:p>48.439008041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49.75" calcext:value-type="float">
            <text:p>1649.75</text:p>
          </table:table-cell>
          <table:table-cell office:value-type="float" office:value="849" calcext:value-type="float">
            <text:p>849</text:p>
          </table:table-cell>
          <table:table-cell office:value-type="float" office:value="1266" calcext:value-type="float">
            <text:p>1266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21:.E121])" office:value-type="float" office:value="1350.6" calcext:value-type="float">
            <text:p>1350.6</text:p>
          </table:table-cell>
          <table:table-cell table:formula="of:=STDEV([.A121:.E121])/SQRT(COUNT([.A121:.E121]))" office:value-type="float" office:value="141.925389729956" calcext:value-type="float">
            <text:p>141.9253897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1009" calcext:value-type="float">
            <text:p>1009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199.5" calcext:value-type="float">
            <text:p>1199.5</text:p>
          </table:table-cell>
          <table:table-cell table:number-columns-repeated="2"/>
          <table:table-cell table:formula="of:=AVERAGE([.A122:.E122])" office:value-type="float" office:value="1395.3" calcext:value-type="float">
            <text:p>1395.3</text:p>
          </table:table-cell>
          <table:table-cell table:formula="of:=STDEV([.A122:.E122])/SQRT(COUNT([.A122:.E122]))" office:value-type="float" office:value="131.497514235061" calcext:value-type="float">
            <text:p>131.4975142351</text:p>
          </table:table-cell>
          <table:table-cell table:number-columns-repeated="2"/>
        </table:table-row>
        <table:table-row table:style-name="ro1">
          <table:table-cell office:value-type="float" office:value="1352.25" calcext:value-type="float">
            <text:p>1352.25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1338.5" calcext:value-type="float">
            <text:p>1338.5</text:p>
          </table:table-cell>
          <table:table-cell office:value-type="float" office:value="1529.5" calcext:value-type="float">
            <text:p>1529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23:.E123])" office:value-type="float" office:value="1434.45" calcext:value-type="float">
            <text:p>1434.45</text:p>
          </table:table-cell>
          <table:table-cell table:formula="of:=STDEV([.A123:.E123])/SQRT(COUNT([.A123:.E123]))" office:value-type="float" office:value="39.6570769220325" calcext:value-type="float">
            <text:p>39.657076922</text:p>
          </table:table-cell>
          <table:table-cell table:number-columns-repeated="2"/>
        </table:table-row>
        <table:table-row table:style-name="ro1">
          <table:table-cell office:value-type="float" office:value="1654.75" calcext:value-type="float">
            <text:p>1654.75</text:p>
          </table:table-cell>
          <table:table-cell office:value-type="float" office:value="1626" calcext:value-type="float">
            <text:p>1626</text:p>
          </table:table-cell>
          <table:table-cell office:value-type="float" office:value="1503.5" calcext:value-type="float">
            <text:p>1503.5</text:p>
          </table:table-cell>
          <table:table-cell office:value-type="float" office:value="1230.75" calcext:value-type="float">
            <text:p>1230.75</text:p>
          </table:table-cell>
          <table:table-cell office:value-type="float" office:value="1129.75" calcext:value-type="float">
            <text:p>1129.75</text:p>
          </table:table-cell>
          <table:table-cell table:number-columns-repeated="2"/>
          <table:table-cell table:formula="of:=AVERAGE([.A124:.E124])" office:value-type="float" office:value="1428.95" calcext:value-type="float">
            <text:p>1428.95</text:p>
          </table:table-cell>
          <table:table-cell table:formula="of:=STDEV([.A124:.E124])/SQRT(COUNT([.A124:.E124]))" office:value-type="float" office:value="105.871602660959" calcext:value-type="float">
            <text:p>105.871602661</text:p>
          </table:table-cell>
          <table:table-cell table:number-columns-repeated="2"/>
        </table:table-row>
        <table:table-row table:style-name="ro1">
          <table:table-cell office:value-type="float" office:value="1586.25" calcext:value-type="float">
            <text:p>1586.25</text:p>
          </table:table-cell>
          <table:table-cell office:value-type="float" office:value="1873" calcext:value-type="float">
            <text:p>1873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233.5" calcext:value-type="float">
            <text:p>1233.5</text:p>
          </table:table-cell>
          <table:table-cell office:value-type="float" office:value="1379.75" calcext:value-type="float">
            <text:p>1379.75</text:p>
          </table:table-cell>
          <table:table-cell table:number-columns-repeated="2"/>
          <table:table-cell table:formula="of:=AVERAGE([.A125:.E125])" office:value-type="float" office:value="1460.95" calcext:value-type="float">
            <text:p>1460.95</text:p>
          </table:table-cell>
          <table:table-cell table:formula="of:=STDEV([.A125:.E125])/SQRT(COUNT([.A125:.E125]))" office:value-type="float" office:value="121.679070714729" calcext:value-type="float">
            <text:p>121.6790707147</text:p>
          </table:table-cell>
          <table:table-cell table:number-columns-repeated="2"/>
        </table:table-row>
        <table:table-row table:style-name="ro1">
          <table:table-cell office:value-type="float" office:value="1464.75" calcext:value-type="float">
            <text:p>1464.75</text:p>
          </table:table-cell>
          <table:table-cell office:value-type="float" office:value="1585" calcext:value-type="float">
            <text:p>158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434.75" calcext:value-type="float">
            <text:p>1434.75</text:p>
          </table:table-cell>
          <table:table-cell office:value-type="float" office:value="1462.25" calcext:value-type="float">
            <text:p>1462.25</text:p>
          </table:table-cell>
          <table:table-cell table:number-columns-repeated="2"/>
          <table:table-cell table:formula="of:=AVERAGE([.A126:.E126])" office:value-type="float" office:value="1444.05" calcext:value-type="float">
            <text:p>1444.05</text:p>
          </table:table-cell>
          <table:table-cell table:formula="of:=STDEV([.A126:.E126])/SQRT(COUNT([.A126:.E126]))" office:value-type="float" office:value="49.9001127253236" calcext:value-type="float">
            <text:p>49.9001127253</text:p>
          </table:table-cell>
          <table:table-cell table:number-columns-repeated="2"/>
        </table:table-row>
        <table:table-row table:style-name="ro1">
          <table:table-cell office:value-type="float" office:value="1513.75" calcext:value-type="float">
            <text:p>1513.75</text:p>
          </table:table-cell>
          <table:table-cell office:value-type="float" office:value="1444" calcext:value-type="float">
            <text:p>1444</text:p>
          </table:table-cell>
          <table:table-cell office:value-type="float" office:value="1606" calcext:value-type="float">
            <text:p>1606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27:.E127])" office:value-type="float" office:value="1415.15" calcext:value-type="float">
            <text:p>1415.15</text:p>
          </table:table-cell>
          <table:table-cell table:formula="of:=STDEV([.A127:.E127])/SQRT(COUNT([.A127:.E127]))" office:value-type="float" office:value="85.5755733255699" calcext:value-type="float">
            <text:p>85.5755733256</text:p>
          </table:table-cell>
          <table:table-cell table:number-columns-repeated="2"/>
        </table:table-row>
        <table:table-row table:style-name="ro1">
          <table:table-cell office:value-type="float" office:value="1634.75" calcext:value-type="float">
            <text:p>1634.75</text:p>
          </table:table-cell>
          <table:table-cell office:value-type="float" office:value="1397.25" calcext:value-type="float">
            <text:p>1397.25</text:p>
          </table:table-cell>
          <table:table-cell office:value-type="float" office:value="1499.75" calcext:value-type="float">
            <text:p>1499.75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1192.25" calcext:value-type="float">
            <text:p>1192.25</text:p>
          </table:table-cell>
          <table:table-cell table:number-columns-repeated="2"/>
          <table:table-cell table:formula="of:=AVERAGE([.A128:.E128])" office:value-type="float" office:value="1395.25" calcext:value-type="float">
            <text:p>1395.25</text:p>
          </table:table-cell>
          <table:table-cell table:formula="of:=STDEV([.A128:.E128])/SQRT(COUNT([.A128:.E128]))" office:value-type="float" office:value="80.6047455178664" calcext:value-type="float">
            <text:p>80.6047455179</text:p>
          </table:table-cell>
          <table:table-cell table:number-columns-repeated="2"/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1423.5" calcext:value-type="float">
            <text:p>1423.5</text:p>
          </table:table-cell>
          <table:table-cell office:value-type="float" office:value="1278" calcext:value-type="float">
            <text:p>1278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129:.E129])" office:value-type="float" office:value="1499.9" calcext:value-type="float">
            <text:p>1499.9</text:p>
          </table:table-cell>
          <table:table-cell table:formula="of:=STDEV([.A129:.E129])/SQRT(COUNT([.A129:.E129]))" office:value-type="float" office:value="77.3267660645394" calcext:value-type="float">
            <text:p>77.3267660645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22.25" calcext:value-type="float">
            <text:p>1522.25</text:p>
          </table:table-cell>
          <table:table-cell office:value-type="float" office:value="1526" calcext:value-type="float">
            <text:p>1526</text:p>
          </table:table-cell>
          <table:table-cell office:value-type="float" office:value="1268.25" calcext:value-type="float">
            <text:p>1268.25</text:p>
          </table:table-cell>
          <table:table-cell office:value-type="float" office:value="1410.5" calcext:value-type="float">
            <text:p>1410.5</text:p>
          </table:table-cell>
          <table:table-cell table:number-columns-repeated="2"/>
          <table:table-cell table:formula="of:=AVERAGE([.A130:.E130])" office:value-type="float" office:value="1446.6" calcext:value-type="float">
            <text:p>1446.6</text:p>
          </table:table-cell>
          <table:table-cell table:formula="of:=STDEV([.A130:.E130])/SQRT(COUNT([.A130:.E130]))" office:value-type="float" office:value="49.3292889671035" calcext:value-type="float">
            <text:p>49.3292889671</text:p>
          </table:table-cell>
          <table:table-cell table:number-columns-repeated="2"/>
        </table:table-row>
        <table:table-row table:style-name="ro1">
          <table:table-cell office:value-type="float" office:value="1372.25" calcext:value-type="float">
            <text:p>1372.25</text:p>
          </table:table-cell>
          <table:table-cell office:value-type="float" office:value="1610" calcext:value-type="float">
            <text:p>1610</text:p>
          </table:table-cell>
          <table:table-cell office:value-type="float" office:value="1526" calcext:value-type="float">
            <text:p>1526</text:p>
          </table:table-cell>
          <table:table-cell office:value-type="float" office:value="1063.5" calcext:value-type="float">
            <text:p>1063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31:.E131])" office:value-type="float" office:value="1401.8" calcext:value-type="float">
            <text:p>1401.8</text:p>
          </table:table-cell>
          <table:table-cell table:formula="of:=STDEV([.A131:.E131])/SQRT(COUNT([.A131:.E131]))" office:value-type="float" office:value="93.6348426067989" calcext:value-type="float">
            <text:p>93.6348426068</text:p>
          </table:table-cell>
          <table:table-cell table:number-columns-repeated="2"/>
        </table:table-row>
        <table:table-row table:style-name="ro1">
          <table:table-cell office:value-type="float" office:value="1409.75" calcext:value-type="float">
            <text:p>1409.75</text:p>
          </table:table-cell>
          <table:table-cell office:value-type="float" office:value="1581" calcext:value-type="float">
            <text:p>1581</text:p>
          </table:table-cell>
          <table:table-cell office:value-type="float" office:value="1282.5" calcext:value-type="float">
            <text:p>1282.5</text:p>
          </table:table-cell>
          <table:table-cell office:value-type="float" office:value="1446" calcext:value-type="float">
            <text:p>1446</text:p>
          </table:table-cell>
          <table:table-cell office:value-type="float" office:value="1273.5" calcext:value-type="float">
            <text:p>1273.5</text:p>
          </table:table-cell>
          <table:table-cell table:number-columns-repeated="2"/>
          <table:table-cell table:formula="of:=AVERAGE([.A132:.E132])" office:value-type="float" office:value="1398.55" calcext:value-type="float">
            <text:p>1398.55</text:p>
          </table:table-cell>
          <table:table-cell table:formula="of:=STDEV([.A132:.E132])/SQRT(COUNT([.A132:.E132]))" office:value-type="float" office:value="56.9078421660846" calcext:value-type="float">
            <text:p>56.9078421661</text:p>
          </table:table-cell>
          <table:table-cell table:number-columns-repeated="2"/>
        </table:table-row>
        <table:table-row table:style-name="ro1">
          <table:table-cell office:value-type="float" office:value="1437.25" calcext:value-type="float">
            <text:p>1437.25</text:p>
          </table:table-cell>
          <table:table-cell office:value-type="float" office:value="1532.75" calcext:value-type="float">
            <text:p>1532.75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205.5" calcext:value-type="float">
            <text:p>1205.5</text:p>
          </table:table-cell>
          <table:table-cell office:value-type="float" office:value="1259.75" calcext:value-type="float">
            <text:p>1259.75</text:p>
          </table:table-cell>
          <table:table-cell table:number-columns-repeated="2"/>
          <table:table-cell table:formula="of:=AVERAGE([.A133:.E133])" office:value-type="float" office:value="1412" calcext:value-type="float">
            <text:p>1412</text:p>
          </table:table-cell>
          <table:table-cell table:formula="of:=STDEV([.A133:.E133])/SQRT(COUNT([.A133:.E133]))" office:value-type="float" office:value="79.4679180550239" calcext:value-type="float">
            <text:p>79.467918055</text:p>
          </table:table-cell>
          <table:table-cell table:number-columns-repeated="2"/>
        </table:table-row>
        <table:table-row table:style-name="ro1">
          <table:table-cell office:value-type="float" office:value="1382.25" calcext:value-type="float">
            <text:p>1382.25</text:p>
          </table:table-cell>
          <table:table-cell office:value-type="float" office:value="1332.5" calcext:value-type="float">
            <text:p>1332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AVERAGE([.A134:.E134])" office:value-type="float" office:value="1383.55" calcext:value-type="float">
            <text:p>1383.55</text:p>
          </table:table-cell>
          <table:table-cell table:formula="of:=STDEV([.A134:.E134])/SQRT(COUNT([.A134:.E134]))" office:value-type="float" office:value="14.4754965372522" calcext:value-type="float">
            <text:p>14.4754965373</text:p>
          </table:table-cell>
          <table:table-cell table:number-columns-repeated="2"/>
        </table:table-row>
        <table:table-row table:style-name="ro1">
          <table:table-cell office:value-type="float" office:value="1497.25" calcext:value-type="float">
            <text:p>1497.2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475" calcext:value-type="float">
            <text:p>1475</text:p>
          </table:table-cell>
          <table:table-cell office:value-type="float" office:value="1253.75" calcext:value-type="float">
            <text:p>1253.75</text:p>
          </table:table-cell>
          <table:table-cell office:value-type="float" office:value="1148.5" calcext:value-type="float">
            <text:p>1148.5</text:p>
          </table:table-cell>
          <table:table-cell table:number-columns-repeated="2"/>
          <table:table-cell table:formula="of:=AVERAGE([.A135:.E135])" office:value-type="float" office:value="1383.85" calcext:value-type="float">
            <text:p>1383.85</text:p>
          </table:table-cell>
          <table:table-cell table:formula="of:=STDEV([.A135:.E135])/SQRT(COUNT([.A135:.E135]))" office:value-type="float" office:value="77.2568200872907" calcext:value-type="float">
            <text:p>77.2568200873</text:p>
          </table:table-cell>
          <table:table-cell table:number-columns-repeated="2"/>
        </table:table-row>
        <table:table-row table:style-name="ro1">
          <table:table-cell office:value-type="float" office:value="1667.75" calcext:value-type="float">
            <text:p>1667.75</text:p>
          </table:table-cell>
          <table:table-cell office:value-type="float" office:value="1369.75" calcext:value-type="float">
            <text:p>1369.75</text:p>
          </table:table-cell>
          <table:table-cell office:value-type="float" office:value="1443.5" calcext:value-type="float">
            <text:p>1443.5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AVERAGE([.A136:.E136])" office:value-type="float" office:value="1400.75" calcext:value-type="float">
            <text:p>1400.75</text:p>
          </table:table-cell>
          <table:table-cell table:formula="of:=STDEV([.A136:.E136])/SQRT(COUNT([.A136:.E136]))" office:value-type="float" office:value="93.2513069613504" calcext:value-type="float">
            <text:p>93.2513069614</text:p>
          </table:table-cell>
          <table:table-cell table:number-columns-repeated="2"/>
        </table:table-row>
        <table:table-row table:style-name="ro1">
          <table:table-cell office:value-type="float" office:value="1537.25" calcext:value-type="float">
            <text:p>1537.25</text:p>
          </table:table-cell>
          <table:table-cell office:value-type="float" office:value="1592.25" calcext:value-type="float">
            <text:p>1592.25</text:p>
          </table:table-cell>
          <table:table-cell office:value-type="float" office:value="1393.5" calcext:value-type="float">
            <text:p>1393.5</text:p>
          </table:table-cell>
          <table:table-cell office:value-type="float" office:value="1072" calcext:value-type="float">
            <text:p>1072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formula="of:=AVERAGE([.A137:.E137])" office:value-type="float" office:value="1363.8" calcext:value-type="float">
            <text:p>1363.8</text:p>
          </table:table-cell>
          <table:table-cell table:formula="of:=STDEV([.A137:.E137])/SQRT(COUNT([.A137:.E137]))" office:value-type="float" office:value="96.9143113786607" calcext:value-type="float">
            <text:p>96.9143113787</text:p>
          </table:table-cell>
          <table:table-cell table:number-columns-repeated="2"/>
        </table:table-row>
        <table:table-row table:style-name="ro1">
          <table:table-cell office:value-type="float" office:value="796.25" calcext:value-type="float">
            <text:p>796.25</text:p>
          </table:table-cell>
          <table:table-cell office:value-type="float" office:value="1753.75" calcext:value-type="float">
            <text:p>1753.75</text:p>
          </table:table-cell>
          <table:table-cell office:value-type="float" office:value="1313.75" calcext:value-type="float">
            <text:p>1313.75</text:p>
          </table:table-cell>
          <table:table-cell office:value-type="float" office:value="1345.75" calcext:value-type="float">
            <text:p>1345.7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38:.E138])" office:value-type="float" office:value="1324.35" calcext:value-type="float">
            <text:p>1324.35</text:p>
          </table:table-cell>
          <table:table-cell table:formula="of:=STDEV([.A138:.E138])/SQRT(COUNT([.A138:.E138]))" office:value-type="float" office:value="153.553036440182" calcext:value-type="float">
            <text:p>153.5530364402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99.75" calcext:value-type="float">
            <text:p>1699.75</text:p>
          </table:table-cell>
          <table:table-cell office:value-type="float" office:value="1122.75" calcext:value-type="float">
            <text:p>1122.75</text:p>
          </table:table-cell>
          <table:table-cell office:value-type="float" office:value="1338.5" calcext:value-type="float">
            <text:p>1338.5</text:p>
          </table:table-cell>
          <table:table-cell office:value-type="float" office:value="1473.5" calcext:value-type="float">
            <text:p>1473.5</text:p>
          </table:table-cell>
          <table:table-cell table:number-columns-repeated="2"/>
          <table:table-cell table:formula="of:=AVERAGE([.A139:.E139])" office:value-type="float" office:value="1420.1" calcext:value-type="float">
            <text:p>1420.1</text:p>
          </table:table-cell>
          <table:table-cell table:formula="of:=STDEV([.A139:.E139])/SQRT(COUNT([.A139:.E139]))" office:value-type="float" office:value="94.4028799878478" calcext:value-type="float">
            <text:p>94.4028799878</text:p>
          </table:table-cell>
          <table:table-cell table:number-columns-repeated="2"/>
        </table:table-row>
        <table:table-row table:style-name="ro1">
          <table:table-cell office:value-type="float" office:value="1468.5" calcext:value-type="float">
            <text:p>1468.5</text:p>
          </table:table-cell>
          <table:table-cell office:value-type="float" office:value="1589.75" calcext:value-type="float">
            <text:p>1589.75</text:p>
          </table:table-cell>
          <table:table-cell office:value-type="float" office:value="1651.25" calcext:value-type="float">
            <text:p>1651.25</text:p>
          </table:table-cell>
          <table:table-cell office:value-type="float" office:value="1310.75" calcext:value-type="float">
            <text:p>1310.75</text:p>
          </table:table-cell>
          <table:table-cell office:value-type="float" office:value="1498.5" calcext:value-type="float">
            <text:p>1498.5</text:p>
          </table:table-cell>
          <table:table-cell table:number-columns-repeated="2"/>
          <table:table-cell table:formula="of:=AVERAGE([.A140:.E140])" office:value-type="float" office:value="1503.75" calcext:value-type="float">
            <text:p>1503.75</text:p>
          </table:table-cell>
          <table:table-cell table:formula="of:=STDEV([.A140:.E140])/SQRT(COUNT([.A140:.E140]))" office:value-type="float" office:value="58.1684515007921" calcext:value-type="float">
            <text:p>58.1684515008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17.5" calcext:value-type="float">
            <text:p>1817.5</text:p>
          </table:table-cell>
          <table:table-cell office:value-type="float" office:value="1574.75" calcext:value-type="float">
            <text:p>1574.75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1423.5" calcext:value-type="float">
            <text:p>1423.5</text:p>
          </table:table-cell>
          <table:table-cell table:number-columns-repeated="2"/>
          <table:table-cell table:formula="of:=AVERAGE([.A141:.E141])" office:value-type="float" office:value="1421.5" calcext:value-type="float">
            <text:p>1421.5</text:p>
          </table:table-cell>
          <table:table-cell table:formula="of:=STDEV([.A141:.E141])/SQRT(COUNT([.A141:.E141]))" office:value-type="float" office:value="129.821102868524" calcext:value-type="float">
            <text:p>129.8211028685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91" calcext:value-type="float">
            <text:p>1491</text:p>
          </table:table-cell>
          <table:table-cell office:value-type="float" office:value="1063.5" calcext:value-type="float">
            <text:p>1063.5</text:p>
          </table:table-cell>
          <table:table-cell office:value-type="float" office:value="1127.5" calcext:value-type="float">
            <text:p>1127.5</text:p>
          </table:table-cell>
          <table:table-cell office:value-type="float" office:value="1238.5" calcext:value-type="float">
            <text:p>1238.5</text:p>
          </table:table-cell>
          <table:table-cell table:number-columns-repeated="2"/>
          <table:table-cell table:formula="of:=AVERAGE([.A142:.E142])" office:value-type="float" office:value="1330.3" calcext:value-type="float">
            <text:p>1330.3</text:p>
          </table:table-cell>
          <table:table-cell table:formula="of:=STDEV([.A142:.E142])/SQRT(COUNT([.A142:.E142]))" office:value-type="float" office:value="123.919792607961" calcext:value-type="float">
            <text:p>123.919792608</text:p>
          </table:table-cell>
          <table:table-cell table:number-columns-repeated="2"/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1463.5" calcext:value-type="float">
            <text:p>1463.5</text:p>
          </table:table-cell>
          <table:table-cell office:value-type="float" office:value="1505.5" calcext:value-type="float">
            <text:p>1505.5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table:formula="of:=AVERAGE([.A143:.E143])" office:value-type="float" office:value="1414.3" calcext:value-type="float">
            <text:p>1414.3</text:p>
          </table:table-cell>
          <table:table-cell table:formula="of:=STDEV([.A143:.E143])/SQRT(COUNT([.A143:.E143]))" office:value-type="float" office:value="50.5775024096683" calcext:value-type="float">
            <text:p>50.5775024097</text:p>
          </table:table-cell>
          <table:table-cell table:number-columns-repeated="2"/>
        </table:table-row>
        <table:table-row table:style-name="ro1">
          <table:table-cell office:value-type="float" office:value="1379.75" calcext:value-type="float">
            <text:p>1379.75</text:p>
          </table:table-cell>
          <table:table-cell office:value-type="float" office:value="1723.5" calcext:value-type="float">
            <text:p>1723.5</text:p>
          </table:table-cell>
          <table:table-cell office:value-type="float" office:value="1310.5" calcext:value-type="float">
            <text:p>1310.5</text:p>
          </table:table-cell>
          <table:table-cell office:value-type="float" office:value="1473.5" calcext:value-type="float">
            <text:p>1473.5</text:p>
          </table:table-cell>
          <table:table-cell office:value-type="float" office:value="1461.75" calcext:value-type="float">
            <text:p>1461.75</text:p>
          </table:table-cell>
          <table:table-cell table:number-columns-repeated="2"/>
          <table:table-cell table:formula="of:=AVERAGE([.A144:.E144])" office:value-type="float" office:value="1469.8" calcext:value-type="float">
            <text:p>1469.8</text:p>
          </table:table-cell>
          <table:table-cell table:formula="of:=STDEV([.A144:.E144])/SQRT(COUNT([.A144:.E144]))" office:value-type="float" office:value="69.974164875331" calcext:value-type="float">
            <text:p>69.9741648753</text:p>
          </table:table-cell>
          <table:table-cell table:number-columns-repeated="2"/>
        </table:table-row>
        <table:table-row table:style-name="ro1">
          <table:table-cell office:value-type="float" office:value="1634.75" calcext:value-type="float">
            <text:p>1634.75</text:p>
          </table:table-cell>
          <table:table-cell office:value-type="float" office:value="1783.5" calcext:value-type="float">
            <text:p>1783.5</text:p>
          </table:table-cell>
          <table:table-cell office:value-type="float" office:value="1161.25" calcext:value-type="float">
            <text:p>1161.25</text:p>
          </table:table-cell>
          <table:table-cell office:value-type="float" office:value="1451" calcext:value-type="float">
            <text:p>1451</text:p>
          </table:table-cell>
          <table:table-cell office:value-type="float" office:value="1368.5" calcext:value-type="float">
            <text:p>1368.5</text:p>
          </table:table-cell>
          <table:table-cell table:number-columns-repeated="2"/>
          <table:table-cell table:formula="of:=AVERAGE([.A145:.E145])" office:value-type="float" office:value="1479.8" calcext:value-type="float">
            <text:p>1479.8</text:p>
          </table:table-cell>
          <table:table-cell table:formula="of:=STDEV([.A145:.E145])/SQRT(COUNT([.A145:.E145]))" office:value-type="float" office:value="107.455671092781" calcext:value-type="float">
            <text:p>107.4556710928</text:p>
          </table:table-cell>
          <table:table-cell table:number-columns-repeated="2"/>
        </table:table-row>
        <table:table-row table:style-name="ro1">
          <table:table-cell office:value-type="float" office:value="1359.75" calcext:value-type="float">
            <text:p>1359.7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497.25" calcext:value-type="float">
            <text:p>1497.25</text:p>
          </table:table-cell>
          <table:table-cell office:value-type="float" office:value="1462.25" calcext:value-type="float">
            <text:p>1462.25</text:p>
          </table:table-cell>
          <table:table-cell table:number-columns-repeated="2"/>
          <table:table-cell table:formula="of:=AVERAGE([.A146:.E146])" office:value-type="float" office:value="1421" calcext:value-type="float">
            <text:p>1421</text:p>
          </table:table-cell>
          <table:table-cell table:formula="of:=STDEV([.A146:.E146])/SQRT(COUNT([.A146:.E146]))" office:value-type="float" office:value="65.0288397559114" calcext:value-type="float">
            <text:p>65.0288397559</text:p>
          </table:table-cell>
          <table:table-cell table:number-columns-repeated="2"/>
        </table:table-row>
        <table:table-row table:style-name="ro1">
          <table:table-cell office:value-type="float" office:value="1454.5" calcext:value-type="float">
            <text:p>1454.5</text:p>
          </table:table-cell>
          <table:table-cell office:value-type="float" office:value="1331.5" calcext:value-type="float">
            <text:p>1331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964" calcext:value-type="float">
            <text:p>964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47:.E147])" office:value-type="float" office:value="1301.15" calcext:value-type="float">
            <text:p>1301.15</text:p>
          </table:table-cell>
          <table:table-cell table:formula="of:=STDEV([.A147:.E147])/SQRT(COUNT([.A147:.E147]))" office:value-type="float" office:value="86.618906712103" calcext:value-type="float">
            <text:p>86.6189067121</text:p>
          </table:table-cell>
          <table:table-cell table:number-columns-repeated="2"/>
        </table:table-row>
        <table:table-row table:style-name="ro1">
          <table:table-cell office:value-type="float" office:value="1411.75" calcext:value-type="float">
            <text:p>1411.75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263.25" calcext:value-type="float">
            <text:p>1263.2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148:.E148])" office:value-type="float" office:value="1351.1" calcext:value-type="float">
            <text:p>1351.1</text:p>
          </table:table-cell>
          <table:table-cell table:formula="of:=STDEV([.A148:.E148])/SQRT(COUNT([.A148:.E148]))" office:value-type="float" office:value="113.995602985378" calcext:value-type="float">
            <text:p>113.9956029854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1127" calcext:value-type="float">
            <text:p>1127</text:p>
          </table:table-cell>
          <table:table-cell office:value-type="float" office:value="1274" calcext:value-type="float">
            <text:p>1274</text:p>
          </table:table-cell>
          <table:table-cell office:value-type="float" office:value="1298.75" calcext:value-type="float">
            <text:p>1298.75</text:p>
          </table:table-cell>
          <table:table-cell table:number-columns-repeated="2"/>
          <table:table-cell table:formula="of:=AVERAGE([.A149:.E149])" office:value-type="float" office:value="1357.6" calcext:value-type="float">
            <text:p>1357.6</text:p>
          </table:table-cell>
          <table:table-cell table:formula="of:=STDEV([.A149:.E149])/SQRT(COUNT([.A149:.E149]))" office:value-type="float" office:value="87.8866670775494" calcext:value-type="float">
            <text:p>87.8866670775</text:p>
          </table:table-cell>
          <table:table-cell table:number-columns-repeated="2"/>
        </table:table-row>
        <table:table-row table:style-name="ro1">
          <table:table-cell office:value-type="float" office:value="1704.75" calcext:value-type="float">
            <text:p>1704.7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301.5" calcext:value-type="float">
            <text:p>1301.5</text:p>
          </table:table-cell>
          <table:table-cell office:value-type="float" office:value="1253.75" calcext:value-type="float">
            <text:p>1253.75</text:p>
          </table:table-cell>
          <table:table-cell office:value-type="float" office:value="1373.5" calcext:value-type="float">
            <text:p>1373.5</text:p>
          </table:table-cell>
          <table:table-cell table:number-columns-repeated="2"/>
          <table:table-cell table:formula="of:=AVERAGE([.A150:.E150])" office:value-type="float" office:value="1413.4" calcext:value-type="float">
            <text:p>1413.4</text:p>
          </table:table-cell>
          <table:table-cell table:formula="of:=STDEV([.A150:.E150])/SQRT(COUNT([.A150:.E150]))" office:value-type="float" office:value="79.0223307046812" calcext:value-type="float">
            <text:p>79.0223307047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60.25" calcext:value-type="float">
            <text:p>1460.25</text:p>
          </table:table-cell>
          <table:table-cell office:value-type="float" office:value="1373.5" calcext:value-type="float">
            <text:p>1373.5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443.5" calcext:value-type="float">
            <text:p>1443.5</text:p>
          </table:table-cell>
          <table:table-cell table:number-columns-repeated="2"/>
          <table:table-cell table:formula="of:=AVERAGE([.A151:.E151])" office:value-type="float" office:value="1453.3" calcext:value-type="float">
            <text:p>1453.3</text:p>
          </table:table-cell>
          <table:table-cell table:formula="of:=STDEV([.A151:.E151])/SQRT(COUNT([.A151:.E151]))" office:value-type="float" office:value="57.4267685839975" calcext:value-type="float">
            <text:p>57.426768584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637.25" calcext:value-type="float">
            <text:p>1637.25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1396" calcext:value-type="float">
            <text:p>1396</text:p>
          </table:table-cell>
          <table:table-cell office:value-type="float" office:value="1304" calcext:value-type="float">
            <text:p>1304</text:p>
          </table:table-cell>
          <table:table-cell table:number-columns-repeated="2"/>
          <table:table-cell table:formula="of:=AVERAGE([.A152:.E152])" office:value-type="float" office:value="1425.1" calcext:value-type="float">
            <text:p>1425.1</text:p>
          </table:table-cell>
          <table:table-cell table:formula="of:=STDEV([.A152:.E152])/SQRT(COUNT([.A152:.E152]))" office:value-type="float" office:value="65.3004881298754" calcext:value-type="float">
            <text:p>65.3004881299</text:p>
          </table:table-cell>
          <table:table-cell table:number-columns-repeated="2"/>
        </table:table-row>
        <table:table-row table:style-name="ro1">
          <table:table-cell office:value-type="float" office:value="1336.25" calcext:value-type="float">
            <text:p>1336.25</text:p>
          </table:table-cell>
          <table:table-cell office:value-type="float" office:value="1605.25" calcext:value-type="float">
            <text:p>1605.2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367.25" calcext:value-type="float">
            <text:p>1367.25</text:p>
          </table:table-cell>
          <table:table-cell table:number-columns-repeated="2"/>
          <table:table-cell table:formula="of:=AVERAGE([.A153:.E153])" office:value-type="float" office:value="1384.4" calcext:value-type="float">
            <text:p>1384.4</text:p>
          </table:table-cell>
          <table:table-cell table:formula="of:=STDEV([.A153:.E153])/SQRT(COUNT([.A153:.E153]))" office:value-type="float" office:value="58.2579179167948" calcext:value-type="float">
            <text:p>58.2579179168</text:p>
          </table:table-cell>
          <table:table-cell table:number-columns-repeated="2"/>
        </table:table-row>
        <table:table-row table:style-name="ro1">
          <table:table-cell office:value-type="float" office:value="1518.5" calcext:value-type="float">
            <text:p>1518.5</text:p>
          </table:table-cell>
          <table:table-cell office:value-type="float" office:value="1696" calcext:value-type="float">
            <text:p>1696</text:p>
          </table:table-cell>
          <table:table-cell office:value-type="float" office:value="1398.5" calcext:value-type="float">
            <text:p>1398.5</text:p>
          </table:table-cell>
          <table:table-cell office:value-type="float" office:value="1244.75" calcext:value-type="float">
            <text:p>1244.75</text:p>
          </table:table-cell>
          <table:table-cell office:value-type="float" office:value="1317.25" calcext:value-type="float">
            <text:p>1317.25</text:p>
          </table:table-cell>
          <table:table-cell table:number-columns-repeated="2"/>
          <table:table-cell table:formula="of:=AVERAGE([.A154:.E154])" office:value-type="float" office:value="1435" calcext:value-type="float">
            <text:p>1435</text:p>
          </table:table-cell>
          <table:table-cell table:formula="of:=STDEV([.A154:.E154])/SQRT(COUNT([.A154:.E154]))" office:value-type="float" office:value="79.5253497320194" calcext:value-type="float">
            <text:p>79.525349732</text:p>
          </table:table-cell>
          <table:table-cell table:number-columns-repeated="2"/>
        </table:table-row>
        <table:table-row table:style-name="ro1">
          <table:table-cell office:value-type="float" office:value="1417.25" calcext:value-type="float">
            <text:p>1417.25</text:p>
          </table:table-cell>
          <table:table-cell office:value-type="float" office:value="1370.75" calcext:value-type="float">
            <text:p>1370.75</text:p>
          </table:table-cell>
          <table:table-cell office:value-type="float" office:value="1209" calcext:value-type="float">
            <text:p>1209</text:p>
          </table:table-cell>
          <table:table-cell office:value-type="float" office:value="1353.5" calcext:value-type="float">
            <text:p>1353.5</text:p>
          </table:table-cell>
          <table:table-cell office:value-type="float" office:value="1329.75" calcext:value-type="float">
            <text:p>1329.75</text:p>
          </table:table-cell>
          <table:table-cell table:number-columns-repeated="2"/>
          <table:table-cell table:formula="of:=AVERAGE([.A155:.E155])" office:value-type="float" office:value="1336.05" calcext:value-type="float">
            <text:p>1336.05</text:p>
          </table:table-cell>
          <table:table-cell table:formula="of:=STDEV([.A155:.E155])/SQRT(COUNT([.A155:.E155]))" office:value-type="float" office:value="34.8449601807779" calcext:value-type="float">
            <text:p>34.8449601808</text:p>
          </table:table-cell>
          <table:table-cell table:number-columns-repeated="2"/>
        </table:table-row>
        <table:table-row table:style-name="ro1">
          <table:table-cell office:value-type="float" office:value="1559.75" calcext:value-type="float">
            <text:p>1559.75</text:p>
          </table:table-cell>
          <table:table-cell office:value-type="float" office:value="1523.5" calcext:value-type="float">
            <text:p>1523.5</text:p>
          </table:table-cell>
          <table:table-cell office:value-type="float" office:value="999" calcext:value-type="float">
            <text:p>999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499.75" calcext:value-type="float">
            <text:p>1499.75</text:p>
          </table:table-cell>
          <table:table-cell table:number-columns-repeated="2"/>
          <table:table-cell table:formula="of:=AVERAGE([.A156:.E156])" office:value-type="float" office:value="1404.85" calcext:value-type="float">
            <text:p>1404.85</text:p>
          </table:table-cell>
          <table:table-cell table:formula="of:=STDEV([.A156:.E156])/SQRT(COUNT([.A156:.E156]))" office:value-type="float" office:value="103.245054360972" calcext:value-type="float">
            <text:p>103.245054361</text:p>
          </table:table-cell>
          <table:table-cell table:number-columns-repeated="2"/>
        </table:table-row>
        <table:table-row table:style-name="ro1">
          <table:table-cell office:value-type="float" office:value="1173.75" calcext:value-type="float">
            <text:p>1173.75</text:p>
          </table:table-cell>
          <table:table-cell office:value-type="float" office:value="1472.25" calcext:value-type="float">
            <text:p>1472.25</text:p>
          </table:table-cell>
          <table:table-cell office:value-type="float" office:value="1312" calcext:value-type="float">
            <text:p>1312</text:p>
          </table:table-cell>
          <table:table-cell office:value-type="float" office:value="1588.5" calcext:value-type="float">
            <text:p>1588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57:.E157])" office:value-type="float" office:value="1396.75" calcext:value-type="float">
            <text:p>1396.75</text:p>
          </table:table-cell>
          <table:table-cell table:formula="of:=STDEV([.A157:.E157])/SQRT(COUNT([.A157:.E157]))" office:value-type="float" office:value="71.0704316154053" calcext:value-type="float">
            <text:p>71.0704316154</text:p>
          </table:table-cell>
          <table:table-cell table:number-columns-repeated="2"/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1504.75" calcext:value-type="float">
            <text:p>1504.7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632.25" calcext:value-type="float">
            <text:p>1632.25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AVERAGE([.A158:.E158])" office:value-type="float" office:value="1449" calcext:value-type="float">
            <text:p>1449</text:p>
          </table:table-cell>
          <table:table-cell table:formula="of:=STDEV([.A158:.E158])/SQRT(COUNT([.A158:.E158]))" office:value-type="float" office:value="64.4721354540083" calcext:value-type="float">
            <text:p>64.472135454</text:p>
          </table:table-cell>
          <table:table-cell table:number-columns-repeated="2"/>
        </table:table-row>
        <table:table-row table:style-name="ro1">
          <table:table-cell office:value-type="float" office:value="1804.75" calcext:value-type="float">
            <text:p>1804.75</text:p>
          </table:table-cell>
          <table:table-cell office:value-type="float" office:value="1787.75" calcext:value-type="float">
            <text:p>1787.75</text:p>
          </table:table-cell>
          <table:table-cell office:value-type="float" office:value="1448.25" calcext:value-type="float">
            <text:p>1448.25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1474.75" calcext:value-type="float">
            <text:p>1474.75</text:p>
          </table:table-cell>
          <table:table-cell table:number-columns-repeated="2"/>
          <table:table-cell table:formula="of:=AVERAGE([.A159:.E159])" office:value-type="float" office:value="1568.05" calcext:value-type="float">
            <text:p>1568.05</text:p>
          </table:table-cell>
          <table:table-cell table:formula="of:=STDEV([.A159:.E159])/SQRT(COUNT([.A159:.E159]))" office:value-type="float" office:value="96.5781548798692" calcext:value-type="float">
            <text:p>96.5781548799</text:p>
          </table:table-cell>
          <table:table-cell table:number-columns-repeated="2"/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658.5" calcext:value-type="float">
            <text:p>1658.5</text:p>
          </table:table-cell>
          <table:table-cell office:value-type="float" office:value="1144" calcext:value-type="float">
            <text:p>1144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217.25" calcext:value-type="float">
            <text:p>1217.25</text:p>
          </table:table-cell>
          <table:table-cell table:number-columns-repeated="2"/>
          <table:table-cell table:formula="of:=AVERAGE([.A160:.E160])" office:value-type="float" office:value="1334.35" calcext:value-type="float">
            <text:p>1334.35</text:p>
          </table:table-cell>
          <table:table-cell table:formula="of:=STDEV([.A160:.E160])/SQRT(COUNT([.A160:.E160]))" office:value-type="float" office:value="112.48584911001" calcext:value-type="float">
            <text:p>112.48584911</text:p>
          </table:table-cell>
          <table:table-cell table:number-columns-repeated="2"/>
        </table:table-row>
        <table:table-row table:style-name="ro1">
          <table:table-cell office:value-type="float" office:value="1678.5" calcext:value-type="float">
            <text:p>1678.5</text:p>
          </table:table-cell>
          <table:table-cell office:value-type="float" office:value="1789.75" calcext:value-type="float">
            <text:p>1789.75</text:p>
          </table:table-cell>
          <table:table-cell office:value-type="float" office:value="908.5" calcext:value-type="float">
            <text:p>908.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table:formula="of:=AVERAGE([.A161:.E161])" office:value-type="float" office:value="1318.5" calcext:value-type="float">
            <text:p>1318.5</text:p>
          </table:table-cell>
          <table:table-cell table:formula="of:=STDEV([.A161:.E161])/SQRT(COUNT([.A161:.E161]))" office:value-type="float" office:value="174.509580682552" calcext:value-type="float">
            <text:p>174.5095806826</text:p>
          </table:table-cell>
          <table:table-cell table:number-columns-repeated="2"/>
        </table:table-row>
        <table:table-row table:style-name="ro1">
          <table:table-cell office:value-type="float" office:value="1616.75" calcext:value-type="float">
            <text:p>1616.75</text:p>
          </table:table-cell>
          <table:table-cell office:value-type="float" office:value="1728" calcext:value-type="float">
            <text:p>1728</text:p>
          </table:table-cell>
          <table:table-cell office:value-type="float" office:value="1088" calcext:value-type="float">
            <text:p>1088</text:p>
          </table:table-cell>
          <table:table-cell office:value-type="float" office:value="1336" calcext:value-type="float">
            <text:p>1336</text:p>
          </table:table-cell>
          <table:table-cell office:value-type="float" office:value="1222.75" calcext:value-type="float">
            <text:p>1222.75</text:p>
          </table:table-cell>
          <table:table-cell table:number-columns-repeated="2"/>
          <table:table-cell table:formula="of:=AVERAGE([.A162:.E162])" office:value-type="float" office:value="1398.3" calcext:value-type="float">
            <text:p>1398.3</text:p>
          </table:table-cell>
          <table:table-cell table:formula="of:=STDEV([.A162:.E162])/SQRT(COUNT([.A162:.E162]))" office:value-type="float" office:value="119.876535443764" calcext:value-type="float">
            <text:p>119.8765354438</text:p>
          </table:table-cell>
          <table:table-cell table:number-columns-repeated="2"/>
        </table:table-row>
        <table:table-row table:style-name="ro1">
          <table:table-cell office:value-type="float" office:value="1507.25" calcext:value-type="float">
            <text:p>1507.25</text:p>
          </table:table-cell>
          <table:table-cell office:value-type="float" office:value="1696" calcext:value-type="float">
            <text:p>1696</text:p>
          </table:table-cell>
          <table:table-cell office:value-type="float" office:value="1436.75" calcext:value-type="float">
            <text:p>1436.75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AVERAGE([.A163:.E163])" office:value-type="float" office:value="1463.65" calcext:value-type="float">
            <text:p>1463.65</text:p>
          </table:table-cell>
          <table:table-cell table:formula="of:=STDEV([.A163:.E163])/SQRT(COUNT([.A163:.E163]))" office:value-type="float" office:value="67.8301463215287" calcext:value-type="float">
            <text:p>67.8301463215</text:p>
          </table:table-cell>
          <table:table-cell table:number-columns-repeated="2"/>
        </table:table-row>
        <table:table-row table:style-name="ro1">
          <table:table-cell office:value-type="float" office:value="1657.25" calcext:value-type="float">
            <text:p>1657.25</text:p>
          </table:table-cell>
          <table:table-cell office:value-type="float" office:value="1510" calcext:value-type="float">
            <text:p>1510</text:p>
          </table:table-cell>
          <table:table-cell office:value-type="float" office:value="1406" calcext:value-type="float">
            <text:p>1406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549.75" calcext:value-type="float">
            <text:p>1549.75</text:p>
          </table:table-cell>
          <table:table-cell table:number-columns-repeated="2"/>
          <table:table-cell table:formula="of:=AVERAGE([.A164:.E164])" office:value-type="float" office:value="1501.95" calcext:value-type="float">
            <text:p>1501.95</text:p>
          </table:table-cell>
          <table:table-cell table:formula="of:=STDEV([.A164:.E164])/SQRT(COUNT([.A164:.E164]))" office:value-type="float" office:value="49.4697761264391" calcext:value-type="float">
            <text:p>49.4697761264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599.75" calcext:value-type="float">
            <text:p>1599.75</text:p>
          </table:table-cell>
          <table:table-cell office:value-type="float" office:value="1409.75" calcext:value-type="float">
            <text:p>1409.75</text:p>
          </table:table-cell>
          <table:table-cell office:value-type="float" office:value="1329.75" calcext:value-type="float">
            <text:p>1329.75</text:p>
          </table:table-cell>
          <table:table-cell office:value-type="float" office:value="1200.25" calcext:value-type="float">
            <text:p>1200.25</text:p>
          </table:table-cell>
          <table:table-cell table:number-columns-repeated="2"/>
          <table:table-cell table:formula="of:=AVERAGE([.A165:.E165])" office:value-type="float" office:value="1463.7" calcext:value-type="float">
            <text:p>1463.7</text:p>
          </table:table-cell>
          <table:table-cell table:formula="of:=STDEV([.A165:.E165])/SQRT(COUNT([.A165:.E165]))" office:value-type="float" office:value="102.025192967227" calcext:value-type="float">
            <text:p>102.0251929672</text:p>
          </table:table-cell>
          <table:table-cell table:number-columns-repeated="2"/>
        </table:table-row>
        <table:table-row table:style-name="ro1">
          <table:table-cell office:value-type="float" office:value="1324.75" calcext:value-type="float">
            <text:p>1324.75</text:p>
          </table:table-cell>
          <table:table-cell office:value-type="float" office:value="1852.25" calcext:value-type="float">
            <text:p>1852.2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314" calcext:value-type="float">
            <text:p>1314</text:p>
          </table:table-cell>
          <table:table-cell office:value-type="float" office:value="1209.75" calcext:value-type="float">
            <text:p>1209.75</text:p>
          </table:table-cell>
          <table:table-cell table:number-columns-repeated="2"/>
          <table:table-cell table:formula="of:=AVERAGE([.A166:.E166])" office:value-type="float" office:value="1406.85" calcext:value-type="float">
            <text:p>1406.85</text:p>
          </table:table-cell>
          <table:table-cell table:formula="of:=STDEV([.A166:.E166])/SQRT(COUNT([.A166:.E166]))" office:value-type="float" office:value="113.571855008184" calcext:value-type="float">
            <text:p>113.5718550082</text:p>
          </table:table-cell>
          <table:table-cell table:number-columns-repeated="2"/>
        </table:table-row>
        <table:table-row table:style-name="ro1">
          <table:table-cell office:value-type="float" office:value="1477.75" calcext:value-type="float">
            <text:p>1477.75</text:p>
          </table:table-cell>
          <table:table-cell office:value-type="float" office:value="1731" calcext:value-type="float">
            <text:p>1731</text:p>
          </table:table-cell>
          <table:table-cell office:value-type="float" office:value="1260.25" calcext:value-type="float">
            <text:p>1260.25</text:p>
          </table:table-cell>
          <table:table-cell office:value-type="float" office:value="1460" calcext:value-type="float">
            <text:p>1460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67:.E167])" office:value-type="float" office:value="1420" calcext:value-type="float">
            <text:p>1420</text:p>
          </table:table-cell>
          <table:table-cell table:formula="of:=STDEV([.A167:.E167])/SQRT(COUNT([.A167:.E167]))" office:value-type="float" office:value="97.2566514434874" calcext:value-type="float">
            <text:p>97.2566514435</text:p>
          </table:table-cell>
          <table:table-cell table:number-columns-repeated="2"/>
        </table:table-row>
        <table:table-row table:style-name="ro1">
          <table:table-cell office:value-type="float" office:value="1549.75" calcext:value-type="float">
            <text:p>1549.75</text:p>
          </table:table-cell>
          <table:table-cell office:value-type="float" office:value="1786" calcext:value-type="float">
            <text:p>1786</text:p>
          </table:table-cell>
          <table:table-cell office:value-type="float" office:value="1494.5" calcext:value-type="float">
            <text:p>1494.5</text:p>
          </table:table-cell>
          <table:table-cell office:value-type="float" office:value="1371.25" calcext:value-type="float">
            <text:p>1371.25</text:p>
          </table:table-cell>
          <table:table-cell office:value-type="float" office:value="1649.75" calcext:value-type="float">
            <text:p>1649.75</text:p>
          </table:table-cell>
          <table:table-cell table:number-columns-repeated="2"/>
          <table:table-cell table:formula="of:=AVERAGE([.A168:.E168])" office:value-type="float" office:value="1570.25" calcext:value-type="float">
            <text:p>1570.25</text:p>
          </table:table-cell>
          <table:table-cell table:formula="of:=STDEV([.A168:.E168])/SQRT(COUNT([.A168:.E168]))" office:value-type="float" office:value="70.223794044469" calcext:value-type="float">
            <text:p>70.2237940445</text:p>
          </table:table-cell>
          <table:table-cell table:number-columns-repeated="2"/>
        </table:table-row>
        <table:table-row table:style-name="ro1">
          <table:table-cell office:value-type="float" office:value="1242.25" calcext:value-type="float">
            <text:p>1242.25</text:p>
          </table:table-cell>
          <table:table-cell office:value-type="float" office:value="1916" calcext:value-type="float">
            <text:p>1916</text:p>
          </table:table-cell>
          <table:table-cell office:value-type="float" office:value="1235.25" calcext:value-type="float">
            <text:p>1235.25</text:p>
          </table:table-cell>
          <table:table-cell office:value-type="float" office:value="1403.25" calcext:value-type="float">
            <text:p>1403.25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table:formula="of:=AVERAGE([.A169:.E169])" office:value-type="float" office:value="1412.35" calcext:value-type="float">
            <text:p>1412.35</text:p>
          </table:table-cell>
          <table:table-cell table:formula="of:=STDEV([.A169:.E169])/SQRT(COUNT([.A169:.E169]))" office:value-type="float" office:value="129.567853845003" calcext:value-type="float">
            <text:p>129.567853845</text:p>
          </table:table-cell>
          <table:table-cell table:number-columns-repeated="2"/>
        </table:table-row>
        <table:table-row table:style-name="ro1">
          <table:table-cell office:value-type="float" office:value="1824.75" calcext:value-type="float">
            <text:p>1824.75</text:p>
          </table:table-cell>
          <table:table-cell office:value-type="float" office:value="1723.5" calcext:value-type="float">
            <text:p>1723.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210" calcext:value-type="float">
            <text:p>1210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170:.E170])" office:value-type="float" office:value="1489.05" calcext:value-type="float">
            <text:p>1489.05</text:p>
          </table:table-cell>
          <table:table-cell table:formula="of:=STDEV([.A170:.E170])/SQRT(COUNT([.A170:.E170]))" office:value-type="float" office:value="120.820072835601" calcext:value-type="float">
            <text:p>120.8200728356</text:p>
          </table:table-cell>
          <table:table-cell table:number-columns-repeated="2"/>
        </table:table-row>
        <table:table-row table:style-name="ro1">
          <table:table-cell office:value-type="float" office:value="1422.25" calcext:value-type="float">
            <text:p>1422.25</text:p>
          </table:table-cell>
          <table:table-cell office:value-type="float" office:value="1989.75" calcext:value-type="float">
            <text:p>1989.75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1329.75" calcext:value-type="float">
            <text:p>1329.75</text:p>
          </table:table-cell>
          <table:table-cell table:number-columns-repeated="2"/>
          <table:table-cell table:formula="of:=AVERAGE([.A171:.E171])" office:value-type="float" office:value="1406.35" calcext:value-type="float">
            <text:p>1406.35</text:p>
          </table:table-cell>
          <table:table-cell table:formula="of:=STDEV([.A171:.E171])/SQRT(COUNT([.A171:.E171]))" office:value-type="float" office:value="155.476959707862" calcext:value-type="float">
            <text:p>155.4769597079</text:p>
          </table:table-cell>
          <table:table-cell table:number-columns-repeated="2"/>
        </table:table-row>
        <table:table-row table:style-name="ro1">
          <table:table-cell office:value-type="float" office:value="1297.5" calcext:value-type="float">
            <text:p>1297.5</text:p>
          </table:table-cell>
          <table:table-cell office:value-type="float" office:value="1676" calcext:value-type="float">
            <text:p>1676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table:formula="of:=AVERAGE([.A172:.E172])" office:value-type="float" office:value="1353.45" calcext:value-type="float">
            <text:p>1353.45</text:p>
          </table:table-cell>
          <table:table-cell table:formula="of:=STDEV([.A172:.E172])/SQRT(COUNT([.A172:.E172]))" office:value-type="float" office:value="98.8468638855072" calcext:value-type="float">
            <text:p>98.8468638855</text:p>
          </table:table-cell>
          <table:table-cell table:number-columns-repeated="2"/>
        </table:table-row>
        <table:table-row table:style-name="ro1">
          <table:table-cell office:value-type="float" office:value="1284.75" calcext:value-type="float">
            <text:p>1284.75</text:p>
          </table:table-cell>
          <table:table-cell office:value-type="float" office:value="1877.25" calcext:value-type="float">
            <text:p>1877.2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303.75" calcext:value-type="float">
            <text:p>1303.75</text:p>
          </table:table-cell>
          <table:table-cell office:value-type="float" office:value="1287.25" calcext:value-type="float">
            <text:p>1287.25</text:p>
          </table:table-cell>
          <table:table-cell table:number-columns-repeated="2"/>
          <table:table-cell table:formula="of:=AVERAGE([.A173:.E173])" office:value-type="float" office:value="1422.3" calcext:value-type="float">
            <text:p>1422.3</text:p>
          </table:table-cell>
          <table:table-cell table:formula="of:=STDEV([.A173:.E173])/SQRT(COUNT([.A173:.E173]))" office:value-type="float" office:value="114.512564812775" calcext:value-type="float">
            <text:p>114.5125648128</text:p>
          </table:table-cell>
          <table:table-cell table:number-columns-repeated="2"/>
        </table:table-row>
        <table:table-row table:style-name="ro1">
          <table:table-cell office:value-type="float" office:value="1057.25" calcext:value-type="float">
            <text:p>1057.25</text:p>
          </table:table-cell>
          <table:table-cell office:value-type="float" office:value="1853.5" calcext:value-type="float">
            <text:p>1853.5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248" calcext:value-type="float">
            <text:p>1248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74:.E174])" office:value-type="float" office:value="1311.9" calcext:value-type="float">
            <text:p>1311.9</text:p>
          </table:table-cell>
          <table:table-cell table:formula="of:=STDEV([.A174:.E174])/SQRT(COUNT([.A174:.E174]))" office:value-type="float" office:value="139.438485541116" calcext:value-type="float">
            <text:p>139.4384855411</text:p>
          </table:table-cell>
          <table:table-cell table:number-columns-repeated="2"/>
        </table:table-row>
        <table:table-row table:style-name="ro1">
          <table:table-cell office:value-type="float" office:value="1385.5" calcext:value-type="float">
            <text:p>1385.5</text:p>
          </table:table-cell>
          <table:table-cell office:value-type="float" office:value="1711" calcext:value-type="float">
            <text:p>1711</text:p>
          </table:table-cell>
          <table:table-cell office:value-type="float" office:value="1353.5" calcext:value-type="float">
            <text:p>1353.5</text:p>
          </table:table-cell>
          <table:table-cell office:value-type="float" office:value="1134.75" calcext:value-type="float">
            <text:p>1134.75</text:p>
          </table:table-cell>
          <table:table-cell office:value-type="float" office:value="1202.25" calcext:value-type="float">
            <text:p>1202.25</text:p>
          </table:table-cell>
          <table:table-cell table:number-columns-repeated="2"/>
          <table:table-cell table:formula="of:=AVERAGE([.A175:.E175])" office:value-type="float" office:value="1357.4" calcext:value-type="float">
            <text:p>1357.4</text:p>
          </table:table-cell>
          <table:table-cell table:formula="of:=STDEV([.A175:.E175])/SQRT(COUNT([.A175:.E175]))" office:value-type="float" office:value="99.870497395377" calcext:value-type="float">
            <text:p>99.8704973954</text:p>
          </table:table-cell>
          <table:table-cell table:number-columns-repeated="2"/>
        </table:table-row>
        <table:table-row table:style-name="ro1">
          <table:table-cell office:value-type="float" office:value="1527.25" calcext:value-type="float">
            <text:p>1527.25</text:p>
          </table:table-cell>
          <table:table-cell office:value-type="float" office:value="1902.25" calcext:value-type="float">
            <text:p>1902.25</text:p>
          </table:table-cell>
          <table:table-cell office:value-type="float" office:value="1342" calcext:value-type="float">
            <text:p>1342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1438.5" calcext:value-type="float">
            <text:p>1438.5</text:p>
          </table:table-cell>
          <table:table-cell table:number-columns-repeated="2"/>
          <table:table-cell table:formula="of:=AVERAGE([.A176:.E176])" office:value-type="float" office:value="1513.95" calcext:value-type="float">
            <text:p>1513.95</text:p>
          </table:table-cell>
          <table:table-cell table:formula="of:=STDEV([.A176:.E176])/SQRT(COUNT([.A176:.E176]))" office:value-type="float" office:value="102.467293562385" calcext:value-type="float">
            <text:p>102.4672935624</text:p>
          </table:table-cell>
          <table:table-cell table:number-columns-repeated="2"/>
        </table:table-row>
        <table:table-row table:style-name="ro1">
          <table:table-cell office:value-type="float" office:value="1274.75" calcext:value-type="float">
            <text:p>1274.75</text:p>
          </table:table-cell>
          <table:table-cell office:value-type="float" office:value="1786" calcext:value-type="float">
            <text:p>1786</text:p>
          </table:table-cell>
          <table:table-cell office:value-type="float" office:value="1393.25" calcext:value-type="float">
            <text:p>1393.25</text:p>
          </table:table-cell>
          <table:table-cell office:value-type="float" office:value="1458" calcext:value-type="float">
            <text:p>1458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77:.E177])" office:value-type="float" office:value="1459.85" calcext:value-type="float">
            <text:p>1459.85</text:p>
          </table:table-cell>
          <table:table-cell table:formula="of:=STDEV([.A177:.E177])/SQRT(COUNT([.A177:.E177]))" office:value-type="float" office:value="86.7022418971966" calcext:value-type="float">
            <text:p>86.7022418972</text:p>
          </table:table-cell>
          <table:table-cell table:number-columns-repeated="2"/>
        </table:table-row>
        <table:table-row table:style-name="ro1">
          <table:table-cell office:value-type="float" office:value="1427.25" calcext:value-type="float">
            <text:p>1427.25</text:p>
          </table:table-cell>
          <table:table-cell office:value-type="float" office:value="1655.25" calcext:value-type="float">
            <text:p>1655.25</text:p>
          </table:table-cell>
          <table:table-cell office:value-type="float" office:value="1521.5" calcext:value-type="float">
            <text:p>1521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332.25" calcext:value-type="float">
            <text:p>1332.25</text:p>
          </table:table-cell>
          <table:table-cell table:number-columns-repeated="2"/>
          <table:table-cell table:formula="of:=AVERAGE([.A178:.E178])" office:value-type="float" office:value="1460.95" calcext:value-type="float">
            <text:p>1460.95</text:p>
          </table:table-cell>
          <table:table-cell table:formula="of:=STDEV([.A178:.E178])/SQRT(COUNT([.A178:.E178]))" office:value-type="float" office:value="58.1657867650735" calcext:value-type="float">
            <text:p>58.1657867651</text:p>
          </table:table-cell>
          <table:table-cell table:number-columns-repeated="2"/>
        </table:table-row>
        <table:table-row table:style-name="ro1">
          <table:table-cell office:value-type="float" office:value="1361.75" calcext:value-type="float">
            <text:p>1361.75</text:p>
          </table:table-cell>
          <table:table-cell office:value-type="float" office:value="1934.75" calcext:value-type="float">
            <text:p>1934.75</text:p>
          </table:table-cell>
          <table:table-cell office:value-type="float" office:value="1419.75" calcext:value-type="float">
            <text:p>1419.75</text:p>
          </table:table-cell>
          <table:table-cell office:value-type="float" office:value="1240.5" calcext:value-type="float">
            <text:p>1240.5</text:p>
          </table:table-cell>
          <table:table-cell office:value-type="float" office:value="1252.25" calcext:value-type="float">
            <text:p>1252.25</text:p>
          </table:table-cell>
          <table:table-cell table:number-columns-repeated="2"/>
          <table:table-cell table:formula="of:=AVERAGE([.A179:.E179])" office:value-type="float" office:value="1441.8" calcext:value-type="float">
            <text:p>1441.8</text:p>
          </table:table-cell>
          <table:table-cell table:formula="of:=STDEV([.A179:.E179])/SQRT(COUNT([.A179:.E179]))" office:value-type="float" office:value="127.738952555593" calcext:value-type="float">
            <text:p>127.7389525556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35.25" calcext:value-type="float">
            <text:p>1435.25</text:p>
          </table:table-cell>
          <table:table-cell office:value-type="float" office:value="1249.5" calcext:value-type="float">
            <text:p>1249.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218.5" calcext:value-type="float">
            <text:p>1218.5</text:p>
          </table:table-cell>
          <table:table-cell table:number-columns-repeated="2"/>
          <table:table-cell table:formula="of:=AVERAGE([.A180:.E180])" office:value-type="float" office:value="1350.4" calcext:value-type="float">
            <text:p>1350.4</text:p>
          </table:table-cell>
          <table:table-cell table:formula="of:=STDEV([.A180:.E180])/SQRT(COUNT([.A180:.E180]))" office:value-type="float" office:value="49.9200986577551" calcext:value-type="float">
            <text:p>49.9200986578</text:p>
          </table:table-cell>
          <table:table-cell table:number-columns-repeated="2"/>
        </table:table-row>
        <table:table-row table:style-name="ro1">
          <table:table-cell office:value-type="float" office:value="1372.25" calcext:value-type="float">
            <text:p>1372.25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288.25" calcext:value-type="float">
            <text:p>1288.25</text:p>
          </table:table-cell>
          <table:table-cell table:number-columns-repeated="2"/>
          <table:table-cell table:formula="of:=AVERAGE([.A181:.E181])" office:value-type="float" office:value="1383.45" calcext:value-type="float">
            <text:p>1383.45</text:p>
          </table:table-cell>
          <table:table-cell table:formula="of:=STDEV([.A181:.E181])/SQRT(COUNT([.A181:.E181]))" office:value-type="float" office:value="78.4988216472069" calcext:value-type="float">
            <text:p>78.4988216472</text:p>
          </table:table-cell>
          <table:table-cell table:number-columns-repeated="2"/>
        </table:table-row>
        <table:table-row table:style-name="ro1">
          <table:table-cell office:value-type="float" office:value="1288.5" calcext:value-type="float">
            <text:p>1288.5</text:p>
          </table:table-cell>
          <table:table-cell office:value-type="float" office:value="1721" calcext:value-type="float">
            <text:p>1721</text:p>
          </table:table-cell>
          <table:table-cell office:value-type="float" office:value="1451.75" calcext:value-type="float">
            <text:p>1451.75</text:p>
          </table:table-cell>
          <table:table-cell office:value-type="float" office:value="1048.75" calcext:value-type="float">
            <text:p>1048.75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table:formula="of:=AVERAGE([.A182:.E182])" office:value-type="float" office:value="1311" calcext:value-type="float">
            <text:p>1311</text:p>
          </table:table-cell>
          <table:table-cell table:formula="of:=STDEV([.A182:.E182])/SQRT(COUNT([.A182:.E182]))" office:value-type="float" office:value="128.052308647677" calcext:value-type="float">
            <text:p>128.0523086477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983.5" calcext:value-type="float">
            <text:p>1983.5</text:p>
          </table:table-cell>
          <table:table-cell office:value-type="float" office:value="1205.25" calcext:value-type="float">
            <text:p>1205.25</text:p>
          </table:table-cell>
          <table:table-cell office:value-type="float" office:value="1477.25" calcext:value-type="float">
            <text:p>1477.25</text:p>
          </table:table-cell>
          <table:table-cell office:value-type="float" office:value="1359.25" calcext:value-type="float">
            <text:p>1359.25</text:p>
          </table:table-cell>
          <table:table-cell table:number-columns-repeated="2"/>
          <table:table-cell table:formula="of:=AVERAGE([.A183:.E183])" office:value-type="float" office:value="1495.25" calcext:value-type="float">
            <text:p>1495.25</text:p>
          </table:table-cell>
          <table:table-cell table:formula="of:=STDEV([.A183:.E183])/SQRT(COUNT([.A183:.E183]))" office:value-type="float" office:value="131.008802185197" calcext:value-type="float">
            <text:p>131.0088021852</text:p>
          </table:table-cell>
          <table:table-cell table:number-columns-repeated="2"/>
        </table:table-row>
        <table:table-row table:style-name="ro1">
          <table:table-cell office:value-type="float" office:value="1584.75" calcext:value-type="float">
            <text:p>1584.75</text:p>
          </table:table-cell>
          <table:table-cell office:value-type="float" office:value="1551" calcext:value-type="float">
            <text:p>1551</text:p>
          </table:table-cell>
          <table:table-cell office:value-type="float" office:value="1408.75" calcext:value-type="float">
            <text:p>1408.75</text:p>
          </table:table-cell>
          <table:table-cell office:value-type="float" office:value="1601" calcext:value-type="float">
            <text:p>1601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184:.E184])" office:value-type="float" office:value="1512.55" calcext:value-type="float">
            <text:p>1512.55</text:p>
          </table:table-cell>
          <table:table-cell table:formula="of:=STDEV([.A184:.E184])/SQRT(COUNT([.A184:.E184]))" office:value-type="float" office:value="41.4555032534886" calcext:value-type="float">
            <text:p>41.4555032535</text:p>
          </table:table-cell>
          <table:table-cell table:number-columns-repeated="2"/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491.5" calcext:value-type="float">
            <text:p>1491.5</text:p>
          </table:table-cell>
          <table:table-cell office:value-type="float" office:value="1204.75" calcext:value-type="float">
            <text:p>1204.7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185:.E185])" office:value-type="float" office:value="1358.6" calcext:value-type="float">
            <text:p>1358.6</text:p>
          </table:table-cell>
          <table:table-cell table:formula="of:=STDEV([.A185:.E185])/SQRT(COUNT([.A185:.E185]))" office:value-type="float" office:value="110.086942913317" calcext:value-type="float">
            <text:p>110.0869429133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28.5" calcext:value-type="float">
            <text:p>1628.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243.5" calcext:value-type="float">
            <text:p>1243.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86:.E186])" office:value-type="float" office:value="1431.3" calcext:value-type="float">
            <text:p>1431.3</text:p>
          </table:table-cell>
          <table:table-cell table:formula="of:=STDEV([.A186:.E186])/SQRT(COUNT([.A186:.E186]))" office:value-type="float" office:value="63.0948888579733" calcext:value-type="float">
            <text:p>63.094888858</text:p>
          </table:table-cell>
          <table:table-cell table:number-columns-repeated="2"/>
        </table:table-row>
        <table:table-row table:style-name="ro1">
          <table:table-cell office:value-type="float" office:value="1582.25" calcext:value-type="float">
            <text:p>1582.25</text:p>
          </table:table-cell>
          <table:table-cell office:value-type="float" office:value="1311.25" calcext:value-type="float">
            <text:p>1311.25</text:p>
          </table:table-cell>
          <table:table-cell office:value-type="float" office:value="1373.5" calcext:value-type="float">
            <text:p>1373.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187:.E187])" office:value-type="float" office:value="1407.05" calcext:value-type="float">
            <text:p>1407.05</text:p>
          </table:table-cell>
          <table:table-cell table:formula="of:=STDEV([.A187:.E187])/SQRT(COUNT([.A187:.E187]))" office:value-type="float" office:value="53.0507657814663" calcext:value-type="float">
            <text:p>53.0507657815</text:p>
          </table:table-cell>
          <table:table-cell table:number-columns-repeated="2"/>
        </table:table-row>
        <table:table-row table:style-name="ro1">
          <table:table-cell office:value-type="float" office:value="1644.5" calcext:value-type="float">
            <text:p>1644.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183.75" calcext:value-type="float">
            <text:p>1183.75</text:p>
          </table:table-cell>
          <table:table-cell office:value-type="float" office:value="992.25" calcext:value-type="float">
            <text:p>992.25</text:p>
          </table:table-cell>
          <table:table-cell office:value-type="float" office:value="1239.75" calcext:value-type="float">
            <text:p>1239.75</text:p>
          </table:table-cell>
          <table:table-cell table:number-columns-repeated="2"/>
          <table:table-cell table:formula="of:=AVERAGE([.A188:.E188])" office:value-type="float" office:value="1299.75" calcext:value-type="float">
            <text:p>1299.75</text:p>
          </table:table-cell>
          <table:table-cell table:formula="of:=STDEV([.A188:.E188])/SQRT(COUNT([.A188:.E188]))" office:value-type="float" office:value="111.739960399134" calcext:value-type="float">
            <text:p>111.739960399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15.25" calcext:value-type="float">
            <text:p>1515.25</text:p>
          </table:table-cell>
          <table:table-cell office:value-type="float" office:value="1495.5" calcext:value-type="float">
            <text:p>1495.5</text:p>
          </table:table-cell>
          <table:table-cell office:value-type="float" office:value="1296.25" calcext:value-type="float">
            <text:p>1296.25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A189:.E189])" office:value-type="float" office:value="1434.8" calcext:value-type="float">
            <text:p>1434.8</text:p>
          </table:table-cell>
          <table:table-cell table:formula="of:=STDEV([.A189:.E189])/SQRT(COUNT([.A189:.E189]))" office:value-type="float" office:value="39.2865594064942" calcext:value-type="float">
            <text:p>39.2865594065</text:p>
          </table:table-cell>
          <table:table-cell table:number-columns-repeated="2"/>
        </table:table-row>
        <table:table-row table:style-name="ro1">
          <table:table-cell office:value-type="float" office:value="1823.5" calcext:value-type="float">
            <text:p>1823.5</text:p>
          </table:table-cell>
          <table:table-cell office:value-type="float" office:value="1061" calcext:value-type="float">
            <text:p>1061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086" calcext:value-type="float">
            <text:p>1086</text:p>
          </table:table-cell>
          <table:table-cell office:value-type="float" office:value="1261.75" calcext:value-type="float">
            <text:p>1261.75</text:p>
          </table:table-cell>
          <table:table-cell table:number-columns-repeated="2"/>
          <table:table-cell table:formula="of:=AVERAGE([.A190:.E190])" office:value-type="float" office:value="1341.4" calcext:value-type="float">
            <text:p>1341.4</text:p>
          </table:table-cell>
          <table:table-cell table:formula="of:=STDEV([.A190:.E190])/SQRT(COUNT([.A190:.E190]))" office:value-type="float" office:value="141.492062498219" calcext:value-type="float">
            <text:p>141.4920624982</text:p>
          </table:table-cell>
          <table:table-cell table:number-columns-repeated="2"/>
        </table:table-row>
        <table:table-row table:style-name="ro1">
          <table:table-cell office:value-type="float" office:value="1432.25" calcext:value-type="float">
            <text:p>1432.25</text:p>
          </table:table-cell>
          <table:table-cell office:value-type="float" office:value="1828.5" calcext:value-type="float">
            <text:p>1828.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286.75" calcext:value-type="float">
            <text:p>1286.75</text:p>
          </table:table-cell>
          <table:table-cell table:number-columns-repeated="2"/>
          <table:table-cell table:formula="of:=AVERAGE([.A191:.E191])" office:value-type="float" office:value="1446.4" calcext:value-type="float">
            <text:p>1446.4</text:p>
          </table:table-cell>
          <table:table-cell table:formula="of:=STDEV([.A191:.E191])/SQRT(COUNT([.A191:.E191]))" office:value-type="float" office:value="111.317833252359" calcext:value-type="float">
            <text:p>111.3178332524</text:p>
          </table:table-cell>
          <table:table-cell table:number-columns-repeated="2"/>
        </table:table-row>
        <table:table-row table:style-name="ro1">
          <table:table-cell office:value-type="float" office:value="1447.25" calcext:value-type="float">
            <text:p>1447.25</text:p>
          </table:table-cell>
          <table:table-cell office:value-type="float" office:value="1499.75" calcext:value-type="float">
            <text:p>1499.7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377.5" calcext:value-type="float">
            <text:p>1377.5</text:p>
          </table:table-cell>
          <table:table-cell table:number-columns-repeated="2"/>
          <table:table-cell table:formula="of:=AVERAGE([.A192:.E192])" office:value-type="float" office:value="1397.55" calcext:value-type="float">
            <text:p>1397.55</text:p>
          </table:table-cell>
          <table:table-cell table:formula="of:=STDEV([.A192:.E192])/SQRT(COUNT([.A192:.E192]))" office:value-type="float" office:value="38.7160657866989" calcext:value-type="float">
            <text:p>38.7160657867</text:p>
          </table:table-cell>
          <table:table-cell table:number-columns-repeated="2"/>
        </table:table-row>
        <table:table-row table:style-name="ro1">
          <table:table-cell office:value-type="float" office:value="1103.5" calcext:value-type="float">
            <text:p>1103.5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1562.5" calcext:value-type="float">
            <text:p>1562.5</text:p>
          </table:table-cell>
          <table:table-cell office:value-type="float" office:value="1111" calcext:value-type="float">
            <text:p>1111</text:p>
          </table:table-cell>
          <table:table-cell office:value-type="float" office:value="997.75" calcext:value-type="float">
            <text:p>997.75</text:p>
          </table:table-cell>
          <table:table-cell table:number-columns-repeated="2"/>
          <table:table-cell table:formula="of:=AVERAGE([.A193:.E193])" office:value-type="float" office:value="1198.7" calcext:value-type="float">
            <text:p>1198.7</text:p>
          </table:table-cell>
          <table:table-cell table:formula="of:=STDEV([.A193:.E193])/SQRT(COUNT([.A193:.E193]))" office:value-type="float" office:value="97.4391284341152" calcext:value-type="float">
            <text:p>97.4391284341</text:p>
          </table:table-cell>
          <table:table-cell table:number-columns-repeated="2"/>
        </table:table-row>
        <table:table-row table:style-name="ro1">
          <table:table-cell office:value-type="float" office:value="1520.5" calcext:value-type="float">
            <text:p>1520.5</text:p>
          </table:table-cell>
          <table:table-cell office:value-type="float" office:value="1280.5" calcext:value-type="float">
            <text:p>1280.5</text:p>
          </table:table-cell>
          <table:table-cell office:value-type="float" office:value="1421" calcext:value-type="float">
            <text:p>1421</text:p>
          </table:table-cell>
          <table:table-cell office:value-type="float" office:value="1307.5" calcext:value-type="float">
            <text:p>1307.5</text:p>
          </table:table-cell>
          <table:table-cell office:value-type="float" office:value="1379.75" calcext:value-type="float">
            <text:p>1379.75</text:p>
          </table:table-cell>
          <table:table-cell table:number-columns-repeated="2"/>
          <table:table-cell table:formula="of:=AVERAGE([.A194:.E194])" office:value-type="float" office:value="1381.85" calcext:value-type="float">
            <text:p>1381.85</text:p>
          </table:table-cell>
          <table:table-cell table:formula="of:=STDEV([.A194:.E194])/SQRT(COUNT([.A194:.E194]))" office:value-type="float" office:value="42.7555259586407" calcext:value-type="float">
            <text:p>42.7555259586</text:p>
          </table:table-cell>
          <table:table-cell table:number-columns-repeated="2"/>
        </table:table-row>
        <table:table-row table:style-name="ro1">
          <table:table-cell office:value-type="float" office:value="1502.25" calcext:value-type="float">
            <text:p>1502.25</text:p>
          </table:table-cell>
          <table:table-cell office:value-type="float" office:value="1761" calcext:value-type="float">
            <text:p>1761</text:p>
          </table:table-cell>
          <table:table-cell office:value-type="float" office:value="1571.75" calcext:value-type="float">
            <text:p>1571.75</text:p>
          </table:table-cell>
          <table:table-cell office:value-type="float" office:value="1498.5" calcext:value-type="float">
            <text:p>1498.5</text:p>
          </table:table-cell>
          <table:table-cell office:value-type="float" office:value="1094.75" calcext:value-type="float">
            <text:p>1094.75</text:p>
          </table:table-cell>
          <table:table-cell table:number-columns-repeated="2"/>
          <table:table-cell table:formula="of:=AVERAGE([.A195:.E195])" office:value-type="float" office:value="1485.65" calcext:value-type="float">
            <text:p>1485.65</text:p>
          </table:table-cell>
          <table:table-cell table:formula="of:=STDEV([.A195:.E195])/SQRT(COUNT([.A195:.E195]))" office:value-type="float" office:value="108.736913005658" calcext:value-type="float">
            <text:p>108.7369130057</text:p>
          </table:table-cell>
          <table:table-cell table:number-columns-repeated="2"/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674.75" calcext:value-type="float">
            <text:p>1674.75</text:p>
          </table:table-cell>
          <table:table-cell table:number-columns-repeated="2"/>
          <table:table-cell table:formula="of:=AVERAGE([.A196:.E196])" office:value-type="float" office:value="1429.5" calcext:value-type="float">
            <text:p>1429.5</text:p>
          </table:table-cell>
          <table:table-cell table:formula="of:=STDEV([.A196:.E196])/SQRT(COUNT([.A196:.E196]))" office:value-type="float" office:value="79.4978380209173" calcext:value-type="float">
            <text:p>79.4978380209</text:p>
          </table:table-cell>
          <table:table-cell table:number-columns-repeated="2"/>
        </table:table-row>
        <table:table-row table:style-name="ro1">
          <table:table-cell office:value-type="float" office:value="1212.25" calcext:value-type="float">
            <text:p>1212.25</text:p>
          </table:table-cell>
          <table:table-cell office:value-type="float" office:value="1573.5" calcext:value-type="float">
            <text:p>1573.5</text:p>
          </table:table-cell>
          <table:table-cell office:value-type="float" office:value="1049.5" calcext:value-type="float">
            <text:p>1049.5</text:p>
          </table:table-cell>
          <table:table-cell office:value-type="float" office:value="1319.25" calcext:value-type="float">
            <text:p>1319.25</text:p>
          </table:table-cell>
          <table:table-cell office:value-type="float" office:value="1264.75" calcext:value-type="float">
            <text:p>1264.75</text:p>
          </table:table-cell>
          <table:table-cell table:number-columns-repeated="2"/>
          <table:table-cell table:formula="of:=AVERAGE([.A197:.E197])" office:value-type="float" office:value="1283.85" calcext:value-type="float">
            <text:p>1283.85</text:p>
          </table:table-cell>
          <table:table-cell table:formula="of:=STDEV([.A197:.E197])/SQRT(COUNT([.A197:.E197]))" office:value-type="float" office:value="85.3116565892375" calcext:value-type="float">
            <text:p>85.3116565892</text:p>
          </table:table-cell>
          <table:table-cell table:number-columns-repeated="2"/>
        </table:table-row>
        <table:table-row table:style-name="ro1">
          <table:table-cell office:value-type="float" office:value="1499.75" calcext:value-type="float">
            <text:p>1499.75</text:p>
          </table:table-cell>
          <table:table-cell office:value-type="float" office:value="1449.5" calcext:value-type="float">
            <text:p>1449.5</text:p>
          </table:table-cell>
          <table:table-cell office:value-type="float" office:value="1196" calcext:value-type="float">
            <text:p>1196</text:p>
          </table:table-cell>
          <table:table-cell office:value-type="float" office:value="1176" calcext:value-type="float">
            <text:p>1176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198:.E198])" office:value-type="float" office:value="1325.2" calcext:value-type="float">
            <text:p>1325.2</text:p>
          </table:table-cell>
          <table:table-cell table:formula="of:=STDEV([.A198:.E198])/SQRT(COUNT([.A198:.E198]))" office:value-type="float" office:value="65.3030148614901" calcext:value-type="float">
            <text:p>65.303014861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652.25" calcext:value-type="float">
            <text:p>1652.25</text:p>
          </table:table-cell>
          <table:table-cell office:value-type="float" office:value="1293" calcext:value-type="float">
            <text:p>1293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276.75" calcext:value-type="float">
            <text:p>1276.75</text:p>
          </table:table-cell>
          <table:table-cell table:number-columns-repeated="2"/>
          <table:table-cell table:formula="of:=AVERAGE([.A199:.E199])" office:value-type="float" office:value="1374.05" calcext:value-type="float">
            <text:p>1374.05</text:p>
          </table:table-cell>
          <table:table-cell table:formula="of:=STDEV([.A199:.E199])/SQRT(COUNT([.A199:.E199]))" office:value-type="float" office:value="76.5461217175632" calcext:value-type="float">
            <text:p>76.5461217176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90.25" calcext:value-type="float">
            <text:p>1390.25</text:p>
          </table:table-cell>
          <table:table-cell office:value-type="float" office:value="903.5" calcext:value-type="float">
            <text:p>903.5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200:.E200])" office:value-type="float" office:value="1295.2" calcext:value-type="float">
            <text:p>1295.2</text:p>
          </table:table-cell>
          <table:table-cell table:formula="of:=STDEV([.A200:.E200])/SQRT(COUNT([.A200:.E200]))" office:value-type="float" office:value="103.108056183792" calcext:value-type="float">
            <text:p>103.1080561838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71" calcext:value-type="float">
            <text:p>1471</text:p>
          </table:table-cell>
          <table:table-cell office:value-type="float" office:value="1657" calcext:value-type="float">
            <text:p>1657</text:p>
          </table:table-cell>
          <table:table-cell office:value-type="float" office:value="1096" calcext:value-type="float">
            <text:p>1096</text:p>
          </table:table-cell>
          <table:table-cell office:value-type="float" office:value="1414.75" calcext:value-type="float">
            <text:p>1414.75</text:p>
          </table:table-cell>
          <table:table-cell table:number-columns-repeated="2"/>
          <table:table-cell table:formula="of:=AVERAGE([.A201:.E201])" office:value-type="float" office:value="1413.75" calcext:value-type="float">
            <text:p>1413.75</text:p>
          </table:table-cell>
          <table:table-cell table:formula="of:=STDEV([.A201:.E201])/SQRT(COUNT([.A201:.E201]))" office:value-type="float" office:value="90.4649794119249" calcext:value-type="float">
            <text:p>90.4649794119</text:p>
          </table:table-cell>
          <table:table-cell table:number-columns-repeated="2"/>
        </table:table-row>
        <table:table-row table:style-name="ro1">
          <table:table-cell office:value-type="float" office:value="1389.75" calcext:value-type="float">
            <text:p>1389.75</text:p>
          </table:table-cell>
          <table:table-cell office:value-type="float" office:value="1510.5" calcext:value-type="float">
            <text:p>1510.5</text:p>
          </table:table-cell>
          <table:table-cell office:value-type="float" office:value="1103" calcext:value-type="float">
            <text:p>1103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table:formula="of:=AVERAGE([.A202:.E202])" office:value-type="float" office:value="1311" calcext:value-type="float">
            <text:p>1311</text:p>
          </table:table-cell>
          <table:table-cell table:formula="of:=STDEV([.A202:.E202])/SQRT(COUNT([.A202:.E202]))" office:value-type="float" office:value="95.9364047168748" calcext:value-type="float">
            <text:p>95.9364047169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36.5" calcext:value-type="float">
            <text:p>1536.5</text:p>
          </table:table-cell>
          <table:table-cell office:value-type="float" office:value="1175.25" calcext:value-type="float">
            <text:p>1175.25</text:p>
          </table:table-cell>
          <table:table-cell office:value-type="float" office:value="1551" calcext:value-type="float">
            <text:p>155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A203:.E203])" office:value-type="float" office:value="1355.35" calcext:value-type="float">
            <text:p>1355.35</text:p>
          </table:table-cell>
          <table:table-cell table:formula="of:=STDEV([.A203:.E203])/SQRT(COUNT([.A203:.E203]))" office:value-type="float" office:value="79.8992177683862" calcext:value-type="float">
            <text:p>79.8992177684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621" calcext:value-type="float">
            <text:p>1621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1523.75" calcext:value-type="float">
            <text:p>1523.75</text:p>
          </table:table-cell>
          <table:table-cell office:value-type="float" office:value="1102.25" calcext:value-type="float">
            <text:p>1102.25</text:p>
          </table:table-cell>
          <table:table-cell table:number-columns-repeated="2"/>
          <table:table-cell table:formula="of:=AVERAGE([.A204:.E204])" office:value-type="float" office:value="1396.25" calcext:value-type="float">
            <text:p>1396.25</text:p>
          </table:table-cell>
          <table:table-cell table:formula="of:=STDEV([.A204:.E204])/SQRT(COUNT([.A204:.E204]))" office:value-type="float" office:value="103.436786251314" calcext:value-type="float">
            <text:p>103.4367862513</text:p>
          </table:table-cell>
          <table:table-cell table:number-columns-repeated="2"/>
        </table:table-row>
        <table:table-row table:style-name="ro1">
          <table:table-cell office:value-type="float" office:value="1668.5" calcext:value-type="float">
            <text:p>1668.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287" calcext:value-type="float">
            <text:p>1287</text:p>
          </table:table-cell>
          <table:table-cell office:value-type="float" office:value="1556" calcext:value-type="float">
            <text:p>1556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table:formula="of:=AVERAGE([.A205:.E205])" office:value-type="float" office:value="1439.95" calcext:value-type="float">
            <text:p>1439.95</text:p>
          </table:table-cell>
          <table:table-cell table:formula="of:=STDEV([.A205:.E205])/SQRT(COUNT([.A205:.E205]))" office:value-type="float" office:value="73.3461996288833" calcext:value-type="float">
            <text:p>73.3461996289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08.5" calcext:value-type="float">
            <text:p>1808.5</text:p>
          </table:table-cell>
          <table:table-cell office:value-type="float" office:value="1417.5" calcext:value-type="float">
            <text:p>1417.5</text:p>
          </table:table-cell>
          <table:table-cell office:value-type="float" office:value="1268.25" calcext:value-type="float">
            <text:p>1268.2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206:.E206])" office:value-type="float" office:value="1495.25" calcext:value-type="float">
            <text:p>1495.25</text:p>
          </table:table-cell>
          <table:table-cell table:formula="of:=STDEV([.A206:.E206])/SQRT(COUNT([.A206:.E206]))" office:value-type="float" office:value="90.2595562807618" calcext:value-type="float">
            <text:p>90.2595562808</text:p>
          </table:table-cell>
          <table:table-cell table:number-columns-repeated="2"/>
        </table:table-row>
        <table:table-row table:style-name="ro1">
          <table:table-cell office:value-type="float" office:value="1290.5" calcext:value-type="float">
            <text:p>1290.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1351.75" calcext:value-type="float">
            <text:p>1351.75</text:p>
          </table:table-cell>
          <table:table-cell office:value-type="float" office:value="1251.25" calcext:value-type="float">
            <text:p>1251.25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table:formula="of:=AVERAGE([.A207:.E207])" office:value-type="float" office:value="1278.25" calcext:value-type="float">
            <text:p>1278.25</text:p>
          </table:table-cell>
          <table:table-cell table:formula="of:=STDEV([.A207:.E207])/SQRT(COUNT([.A207:.E207]))" office:value-type="float" office:value="43.4948991262194" calcext:value-type="float">
            <text:p>43.4948991262</text:p>
          </table:table-cell>
          <table:table-cell table:number-columns-repeated="2"/>
        </table:table-row>
        <table:table-row table:style-name="ro1">
          <table:table-cell office:value-type="float" office:value="1359.75" calcext:value-type="float">
            <text:p>1359.75</text:p>
          </table:table-cell>
          <table:table-cell office:value-type="float" office:value="1608.5" calcext:value-type="float">
            <text:p>1608.5</text:p>
          </table:table-cell>
          <table:table-cell office:value-type="float" office:value="1172.75" calcext:value-type="float">
            <text:p>1172.75</text:p>
          </table:table-cell>
          <table:table-cell office:value-type="float" office:value="1325" calcext:value-type="float">
            <text:p>1325</text:p>
          </table:table-cell>
          <table:table-cell office:value-type="float" office:value="1283" calcext:value-type="float">
            <text:p>1283</text:p>
          </table:table-cell>
          <table:table-cell table:number-columns-repeated="2"/>
          <table:table-cell table:formula="of:=AVERAGE([.A208:.E208])" office:value-type="float" office:value="1349.8" calcext:value-type="float">
            <text:p>1349.8</text:p>
          </table:table-cell>
          <table:table-cell table:formula="of:=STDEV([.A208:.E208])/SQRT(COUNT([.A208:.E208]))" office:value-type="float" office:value="71.9196339673667" calcext:value-type="float">
            <text:p>71.9196339674</text:p>
          </table:table-cell>
          <table:table-cell table:number-columns-repeated="2"/>
        </table:table-row>
        <table:table-row table:style-name="ro1">
          <table:table-cell office:value-type="float" office:value="1061.5" calcext:value-type="float">
            <text:p>1061.5</text:p>
          </table:table-cell>
          <table:table-cell office:value-type="float" office:value="1292.5" calcext:value-type="float">
            <text:p>1292.5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209:.E209])" office:value-type="float" office:value="1244.55" calcext:value-type="float">
            <text:p>1244.55</text:p>
          </table:table-cell>
          <table:table-cell table:formula="of:=STDEV([.A209:.E209])/SQRT(COUNT([.A209:.E209]))" office:value-type="float" office:value="65.2152877015811" calcext:value-type="float">
            <text:p>65.2152877016</text:p>
          </table:table-cell>
          <table:table-cell table:number-columns-repeated="2"/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1663.5" calcext:value-type="float">
            <text:p>1663.5</text:p>
          </table:table-cell>
          <table:table-cell office:value-type="float" office:value="1230" calcext:value-type="float">
            <text:p>1230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AVERAGE([.A210:.E210])" office:value-type="float" office:value="1466.1" calcext:value-type="float">
            <text:p>1466.1</text:p>
          </table:table-cell>
          <table:table-cell table:formula="of:=STDEV([.A210:.E210])/SQRT(COUNT([.A210:.E210]))" office:value-type="float" office:value="70.0691890205674" calcext:value-type="float">
            <text:p>70.0691890206</text:p>
          </table:table-cell>
          <table:table-cell table:number-columns-repeated="2"/>
        </table:table-row>
        <table:table-row table:style-name="ro1">
          <table:table-cell office:value-type="float" office:value="1218.25" calcext:value-type="float">
            <text:p>1218.25</text:p>
          </table:table-cell>
          <table:table-cell office:value-type="float" office:value="1606" calcext:value-type="float">
            <text:p>1606</text:p>
          </table:table-cell>
          <table:table-cell office:value-type="float" office:value="1096" calcext:value-type="float">
            <text:p>1096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154.75" calcext:value-type="float">
            <text:p>1154.75</text:p>
          </table:table-cell>
          <table:table-cell table:number-columns-repeated="2"/>
          <table:table-cell table:formula="of:=AVERAGE([.A211:.E211])" office:value-type="float" office:value="1248.45" calcext:value-type="float">
            <text:p>1248.45</text:p>
          </table:table-cell>
          <table:table-cell table:formula="of:=STDEV([.A211:.E211])/SQRT(COUNT([.A211:.E211]))" office:value-type="float" office:value="91.4790071546472" calcext:value-type="float">
            <text:p>91.4790071546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96" calcext:value-type="float">
            <text:p>1496</text:p>
          </table:table-cell>
          <table:table-cell office:value-type="float" office:value="1270.5" calcext:value-type="float">
            <text:p>1270.5</text:p>
          </table:table-cell>
          <table:table-cell office:value-type="float" office:value="1426" calcext:value-type="float">
            <text:p>1426</text:p>
          </table:table-cell>
          <table:table-cell office:value-type="float" office:value="1593.5" calcext:value-type="float">
            <text:p>1593.5</text:p>
          </table:table-cell>
          <table:table-cell table:number-columns-repeated="2"/>
          <table:table-cell table:formula="of:=AVERAGE([.A212:.E212])" office:value-type="float" office:value="1408.6" calcext:value-type="float">
            <text:p>1408.6</text:p>
          </table:table-cell>
          <table:table-cell table:formula="of:=STDEV([.A212:.E212])/SQRT(COUNT([.A212:.E212]))" office:value-type="float" office:value="64.8782320967518" calcext:value-type="float">
            <text:p>64.8782320968</text:p>
          </table:table-cell>
          <table:table-cell table:number-columns-repeated="2"/>
        </table:table-row>
        <table:table-row table:style-name="ro1">
          <table:table-cell office:value-type="float" office:value="1587.25" calcext:value-type="float">
            <text:p>1587.2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306" calcext:value-type="float">
            <text:p>1306</text:p>
          </table:table-cell>
          <table:table-cell office:value-type="float" office:value="1210.25" calcext:value-type="float">
            <text:p>1210.25</text:p>
          </table:table-cell>
          <table:table-cell table:number-columns-repeated="2"/>
          <table:table-cell table:formula="of:=AVERAGE([.A213:.E213])" office:value-type="float" office:value="1408.9" calcext:value-type="float">
            <text:p>1408.9</text:p>
          </table:table-cell>
          <table:table-cell table:formula="of:=STDEV([.A213:.E213])/SQRT(COUNT([.A213:.E213]))" office:value-type="float" office:value="86.2021098929719" calcext:value-type="float">
            <text:p>86.202109893</text:p>
          </table:table-cell>
          <table:table-cell table:number-columns-repeated="2"/>
        </table:table-row>
        <table:table-row table:style-name="ro1">
          <table:table-cell office:value-type="float" office:value="1628.5" calcext:value-type="float">
            <text:p>1628.5</text:p>
          </table:table-cell>
          <table:table-cell office:value-type="float" office:value="1595.25" calcext:value-type="float">
            <text:p>1595.25</text:p>
          </table:table-cell>
          <table:table-cell office:value-type="float" office:value="1288.75" calcext:value-type="float">
            <text:p>1288.75</text:p>
          </table:table-cell>
          <table:table-cell office:value-type="float" office:value="1188.75" calcext:value-type="float">
            <text:p>1188.75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table:formula="of:=AVERAGE([.A214:.E214])" office:value-type="float" office:value="1343.45" calcext:value-type="float">
            <text:p>1343.45</text:p>
          </table:table-cell>
          <table:table-cell table:formula="of:=STDEV([.A214:.E214])/SQRT(COUNT([.A214:.E214]))" office:value-type="float" office:value="118.068714103271" calcext:value-type="float">
            <text:p>118.0687141033</text:p>
          </table:table-cell>
          <table:table-cell table:number-columns-repeated="2"/>
        </table:table-row>
        <table:table-row table:style-name="ro1">
          <table:table-cell office:value-type="float" office:value="1559.5" calcext:value-type="float">
            <text:p>1559.5</text:p>
          </table:table-cell>
          <table:table-cell office:value-type="float" office:value="1432" calcext:value-type="float">
            <text:p>1432</text:p>
          </table:table-cell>
          <table:table-cell office:value-type="float" office:value="1289.25" calcext:value-type="float">
            <text:p>1289.25</text:p>
          </table:table-cell>
          <table:table-cell office:value-type="float" office:value="1247.25" calcext:value-type="float">
            <text:p>1247.25</text:p>
          </table:table-cell>
          <table:table-cell office:value-type="float" office:value="1312.25" calcext:value-type="float">
            <text:p>1312.25</text:p>
          </table:table-cell>
          <table:table-cell table:number-columns-repeated="2"/>
          <table:table-cell table:formula="of:=AVERAGE([.A215:.E215])" office:value-type="float" office:value="1368.05" calcext:value-type="float">
            <text:p>1368.05</text:p>
          </table:table-cell>
          <table:table-cell table:formula="of:=STDEV([.A215:.E215])/SQRT(COUNT([.A215:.E215]))" office:value-type="float" office:value="56.8587834023909" calcext:value-type="float">
            <text:p>56.8587834024</text:p>
          </table:table-cell>
          <table:table-cell table:number-columns-repeated="2"/>
        </table:table-row>
        <table:table-row table:style-name="ro1">
          <table:table-cell office:value-type="float" office:value="1507.25" calcext:value-type="float">
            <text:p>1507.25</text:p>
          </table:table-cell>
          <table:table-cell office:value-type="float" office:value="1786" calcext:value-type="float">
            <text:p>1786</text:p>
          </table:table-cell>
          <table:table-cell office:value-type="float" office:value="1515.5" calcext:value-type="float">
            <text:p>1515.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AVERAGE([.A216:.E216])" office:value-type="float" office:value="1499.65" calcext:value-type="float">
            <text:p>1499.65</text:p>
          </table:table-cell>
          <table:table-cell table:formula="of:=STDEV([.A216:.E216])/SQRT(COUNT([.A216:.E216]))" office:value-type="float" office:value="81.416045715817" calcext:value-type="float">
            <text:p>81.4160457158</text:p>
          </table:table-cell>
          <table:table-cell table:number-columns-repeated="2"/>
        </table:table-row>
        <table:table-row table:style-name="ro1">
          <table:table-cell office:value-type="float" office:value="1423.5" calcext:value-type="float">
            <text:p>1423.5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1426.25" calcext:value-type="float">
            <text:p>1426.25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863.5" calcext:value-type="float">
            <text:p>863.5</text:p>
          </table:table-cell>
          <table:table-cell table:number-columns-repeated="2"/>
          <table:table-cell table:formula="of:=AVERAGE([.A217:.E217])" office:value-type="float" office:value="1419.65" calcext:value-type="float">
            <text:p>1419.65</text:p>
          </table:table-cell>
          <table:table-cell table:formula="of:=STDEV([.A217:.E217])/SQRT(COUNT([.A217:.E217]))" office:value-type="float" office:value="154.621404566121" calcext:value-type="float">
            <text:p>154.6214045661</text:p>
          </table:table-cell>
          <table:table-cell table:number-columns-repeated="2"/>
        </table:table-row>
        <table:table-row table:style-name="ro1">
          <table:table-cell office:value-type="float" office:value="1402.25" calcext:value-type="float">
            <text:p>1402.25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198" calcext:value-type="float">
            <text:p>1198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table:formula="of:=AVERAGE([.A218:.E218])" office:value-type="float" office:value="1364.55" calcext:value-type="float">
            <text:p>1364.55</text:p>
          </table:table-cell>
          <table:table-cell table:formula="of:=STDEV([.A218:.E218])/SQRT(COUNT([.A218:.E218]))" office:value-type="float" office:value="66.2380838339999" calcext:value-type="float">
            <text:p>66.238083834</text:p>
          </table:table-cell>
          <table:table-cell table:number-columns-repeated="2"/>
        </table:table-row>
        <table:table-row table:style-name="ro1">
          <table:table-cell office:value-type="float" office:value="1473.5" calcext:value-type="float">
            <text:p>1473.5</text:p>
          </table:table-cell>
          <table:table-cell office:value-type="float" office:value="1696" calcext:value-type="float">
            <text:p>1696</text:p>
          </table:table-cell>
          <table:table-cell office:value-type="float" office:value="1589.5" calcext:value-type="float">
            <text:p>1589.5</text:p>
          </table:table-cell>
          <table:table-cell office:value-type="float" office:value="1145.5" calcext:value-type="float">
            <text:p>1145.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219:.E219])" office:value-type="float" office:value="1463.35" calcext:value-type="float">
            <text:p>1463.35</text:p>
          </table:table-cell>
          <table:table-cell table:formula="of:=STDEV([.A219:.E219])/SQRT(COUNT([.A219:.E219]))" office:value-type="float" office:value="93.2155298220205" calcext:value-type="float">
            <text:p>93.215529822</text:p>
          </table:table-cell>
          <table:table-cell table:number-columns-repeated="2"/>
        </table:table-row>
        <table:table-row table:style-name="ro1">
          <table:table-cell office:value-type="float" office:value="1517.5" calcext:value-type="float">
            <text:p>1517.5</text:p>
          </table:table-cell>
          <table:table-cell office:value-type="float" office:value="1879.75" calcext:value-type="float">
            <text:p>1879.7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316.25" calcext:value-type="float">
            <text:p>1316.25</text:p>
          </table:table-cell>
          <table:table-cell office:value-type="float" office:value="1241.75" calcext:value-type="float">
            <text:p>1241.75</text:p>
          </table:table-cell>
          <table:table-cell table:number-columns-repeated="2"/>
          <table:table-cell table:formula="of:=AVERAGE([.A220:.E220])" office:value-type="float" office:value="1464" calcext:value-type="float">
            <text:p>1464</text:p>
          </table:table-cell>
          <table:table-cell table:formula="of:=STDEV([.A220:.E220])/SQRT(COUNT([.A220:.E220]))" office:value-type="float" office:value="113.310634981894" calcext:value-type="float">
            <text:p>113.3106349819</text:p>
          </table:table-cell>
          <table:table-cell table:number-columns-repeated="2"/>
        </table:table-row>
        <table:table-row table:style-name="ro1">
          <table:table-cell office:value-type="float" office:value="1604.75" calcext:value-type="float">
            <text:p>1604.75</text:p>
          </table:table-cell>
          <table:table-cell office:value-type="float" office:value="1443.75" calcext:value-type="float">
            <text:p>1443.75</text:p>
          </table:table-cell>
          <table:table-cell office:value-type="float" office:value="1622" calcext:value-type="float">
            <text:p>1622</text:p>
          </table:table-cell>
          <table:table-cell office:value-type="float" office:value="1357.75" calcext:value-type="float">
            <text:p>1357.75</text:p>
          </table:table-cell>
          <table:table-cell office:value-type="float" office:value="1211.25" calcext:value-type="float">
            <text:p>1211.25</text:p>
          </table:table-cell>
          <table:table-cell table:number-columns-repeated="2"/>
          <table:table-cell table:formula="of:=AVERAGE([.A221:.E221])" office:value-type="float" office:value="1447.9" calcext:value-type="float">
            <text:p>1447.9</text:p>
          </table:table-cell>
          <table:table-cell table:formula="of:=STDEV([.A221:.E221])/SQRT(COUNT([.A221:.E221]))" office:value-type="float" office:value="77.1557515678514" calcext:value-type="float">
            <text:p>77.1557515679</text:p>
          </table:table-cell>
          <table:table-cell table:number-columns-repeated="2"/>
        </table:table-row>
        <table:table-row table:style-name="ro1">
          <table:table-cell office:value-type="float" office:value="1522.25" calcext:value-type="float">
            <text:p>1522.25</text:p>
          </table:table-cell>
          <table:table-cell office:value-type="float" office:value="1736" calcext:value-type="float">
            <text:p>1736</text:p>
          </table:table-cell>
          <table:table-cell office:value-type="float" office:value="1332.75" calcext:value-type="float">
            <text:p>1332.75</text:p>
          </table:table-cell>
          <table:table-cell office:value-type="float" office:value="1484.75" calcext:value-type="float">
            <text:p>1484.75</text:p>
          </table:table-cell>
          <table:table-cell office:value-type="float" office:value="1433.5" calcext:value-type="float">
            <text:p>1433.5</text:p>
          </table:table-cell>
          <table:table-cell table:number-columns-repeated="2"/>
          <table:table-cell table:formula="of:=AVERAGE([.A222:.E222])" office:value-type="float" office:value="1501.85" calcext:value-type="float">
            <text:p>1501.85</text:p>
          </table:table-cell>
          <table:table-cell table:formula="of:=STDEV([.A222:.E222])/SQRT(COUNT([.A222:.E222]))" office:value-type="float" office:value="66.6338221176003" calcext:value-type="float">
            <text:p>66.6338221176</text:p>
          </table:table-cell>
          <table:table-cell table:number-columns-repeated="2"/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776" calcext:value-type="float">
            <text:p>1776</text:p>
          </table:table-cell>
          <table:table-cell office:value-type="float" office:value="1191.5" calcext:value-type="float">
            <text:p>1191.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table:formula="of:=AVERAGE([.A223:.E223])" office:value-type="float" office:value="1486.45" calcext:value-type="float">
            <text:p>1486.45</text:p>
          </table:table-cell>
          <table:table-cell table:formula="of:=STDEV([.A223:.E223])/SQRT(COUNT([.A223:.E223]))" office:value-type="float" office:value="94.3122606027445" calcext:value-type="float">
            <text:p>94.3122606027</text:p>
          </table:table-cell>
          <table:table-cell table:number-columns-repeated="2"/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1596" calcext:value-type="float">
            <text:p>159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241" calcext:value-type="float">
            <text:p>1241</text:p>
          </table:table-cell>
          <table:table-cell office:value-type="float" office:value="1079.75" calcext:value-type="float">
            <text:p>1079.75</text:p>
          </table:table-cell>
          <table:table-cell table:number-columns-repeated="2"/>
          <table:table-cell table:formula="of:=AVERAGE([.A224:.E224])" office:value-type="float" office:value="1356.75" calcext:value-type="float">
            <text:p>1356.75</text:p>
          </table:table-cell>
          <table:table-cell table:formula="of:=STDEV([.A224:.E224])/SQRT(COUNT([.A224:.E224]))" office:value-type="float" office:value="96.940381162857" calcext:value-type="float">
            <text:p>96.9403811629</text:p>
          </table:table-cell>
          <table:table-cell table:number-columns-repeated="2"/>
        </table:table-row>
        <table:table-row table:style-name="ro1">
          <table:table-cell office:value-type="float" office:value="1643.5" calcext:value-type="float">
            <text:p>1643.5</text:p>
          </table:table-cell>
          <table:table-cell office:value-type="float" office:value="1488.5" calcext:value-type="float">
            <text:p>1488.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398.5" calcext:value-type="float">
            <text:p>1398.5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A225:.E225])" office:value-type="float" office:value="1447.25" calcext:value-type="float">
            <text:p>1447.25</text:p>
          </table:table-cell>
          <table:table-cell table:formula="of:=STDEV([.A225:.E225])/SQRT(COUNT([.A225:.E225]))" office:value-type="float" office:value="67.1239525057933" calcext:value-type="float">
            <text:p>67.12395250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92.25" calcext:value-type="float">
            <text:p>1692.25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451" calcext:value-type="float">
            <text:p>1451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AVERAGE([.A226:.E226])" office:value-type="float" office:value="1430" calcext:value-type="float">
            <text:p>1430</text:p>
          </table:table-cell>
          <table:table-cell table:formula="of:=STDEV([.A226:.E226])/SQRT(COUNT([.A226:.E226]))" office:value-type="float" office:value="72.4907321662569" calcext:value-type="float">
            <text:p>72.4907321663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873.5" calcext:value-type="float">
            <text:p>1873.5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290.75" calcext:value-type="float">
            <text:p>1290.75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A227:.E227])" office:value-type="float" office:value="1454.7" calcext:value-type="float">
            <text:p>1454.7</text:p>
          </table:table-cell>
          <table:table-cell table:formula="of:=STDEV([.A227:.E227])/SQRT(COUNT([.A227:.E227]))" office:value-type="float" office:value="150.180212578089" calcext:value-type="float">
            <text:p>150.1802125781</text:p>
          </table:table-cell>
          <table:table-cell table:number-columns-repeated="2"/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1629.25" calcext:value-type="float">
            <text:p>1629.25</text:p>
          </table:table-cell>
          <table:table-cell office:value-type="float" office:value="1044" calcext:value-type="float">
            <text:p>1044</text:p>
          </table:table-cell>
          <table:table-cell office:value-type="float" office:value="1273.5" calcext:value-type="float">
            <text:p>1273.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228:.E228])" office:value-type="float" office:value="1370" calcext:value-type="float">
            <text:p>1370</text:p>
          </table:table-cell>
          <table:table-cell table:formula="of:=STDEV([.A228:.E228])/SQRT(COUNT([.A228:.E228]))" office:value-type="float" office:value="99.240837108521" calcext:value-type="float">
            <text:p>99.2408371085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980" calcext:value-type="float">
            <text:p>980</text:p>
          </table:table-cell>
          <table:table-cell office:value-type="float" office:value="1728.5" calcext:value-type="float">
            <text:p>1728.5</text:p>
          </table:table-cell>
          <table:table-cell office:value-type="float" office:value="884.75" calcext:value-type="float">
            <text:p>884.75</text:p>
          </table:table-cell>
          <table:table-cell table:number-columns-repeated="2"/>
          <table:table-cell table:formula="of:=AVERAGE([.A229:.E229])" office:value-type="float" office:value="1360.3" calcext:value-type="float">
            <text:p>1360.3</text:p>
          </table:table-cell>
          <table:table-cell table:formula="of:=STDEV([.A229:.E229])/SQRT(COUNT([.A229:.E229]))" office:value-type="float" office:value="177.60812551795" calcext:value-type="float">
            <text:p>177.608125518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141.5" calcext:value-type="float">
            <text:p>1141.5</text:p>
          </table:table-cell>
          <table:table-cell office:value-type="float" office:value="1440" calcext:value-type="float">
            <text:p>1440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table:formula="of:=AVERAGE([.A230:.E230])" office:value-type="float" office:value="1376.45" calcext:value-type="float">
            <text:p>1376.45</text:p>
          </table:table-cell>
          <table:table-cell table:formula="of:=STDEV([.A230:.E230])/SQRT(COUNT([.A230:.E230]))" office:value-type="float" office:value="91.7129489221669" calcext:value-type="float">
            <text:p>91.7129489222</text:p>
          </table:table-cell>
          <table:table-cell table:number-columns-repeated="2"/>
        </table:table-row>
        <table:table-row table:style-name="ro1">
          <table:table-cell office:value-type="float" office:value="1257.25" calcext:value-type="float">
            <text:p>1257.25</text:p>
          </table:table-cell>
          <table:table-cell office:value-type="float" office:value="1671" calcext:value-type="float">
            <text:p>1671</text:p>
          </table:table-cell>
          <table:table-cell office:value-type="float" office:value="1419.5" calcext:value-type="float">
            <text:p>1419.5</text:p>
          </table:table-cell>
          <table:table-cell office:value-type="float" office:value="1529.75" calcext:value-type="float">
            <text:p>1529.75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table:formula="of:=AVERAGE([.A231:.E231])" office:value-type="float" office:value="1408.5" calcext:value-type="float">
            <text:p>1408.5</text:p>
          </table:table-cell>
          <table:table-cell table:formula="of:=STDEV([.A231:.E231])/SQRT(COUNT([.A231:.E231]))" office:value-type="float" office:value="91.0762386684914" calcext:value-type="float">
            <text:p>91.0762386685</text:p>
          </table:table-cell>
          <table:table-cell table:number-columns-repeated="2"/>
        </table:table-row>
      </table:table>
      <table:table table:name="output linear" table:style-name="ta1">
        <table:shapes>
          <draw:frame draw:z-index="0" draw:style-name="gr1" draw:text-style-name="P1" svg:width="24.083cm" svg:height="12.968cm" svg:x="19.151cm" svg:y="1.455cm">
            <draw:object draw:notify-on-update-of-ranges="'output linear'.H1:'output linear'.H1 'output linear'.H2:'output linear'.H231 'output sigmoid'.I2:'output sigmoid'.I231 'output sigmoid'.I2:'output sigmoid'.I2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office:value-type="float" office:value="898.5" calcext:value-type="float">
            <text:p>898.5</text:p>
          </table:table-cell>
          <table:table-cell office:value-type="float" office:value="850" calcext:value-type="float">
            <text:p>850</text:p>
          </table:table-cell>
          <table:table-cell office:value-type="float" office:value="993.5" calcext:value-type="float">
            <text:p>993.5</text:p>
          </table:table-cell>
          <table:table-cell office:value-type="float" office:value="1054.25" calcext:value-type="float">
            <text:p>1054.25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AVERAGE([.A2:.E2])" office:value-type="float" office:value="892.45" calcext:value-type="float">
            <text:p>892.45</text:p>
          </table:table-cell>
          <table:table-cell table:formula="of:=STDEV([.A2:.E2])/SQRT(COUNT([.A2:.E2]))" office:value-type="float" office:value="66.8986360100115" calcext:value-type="float">
            <text:p>66.89863601</text:p>
          </table:table-cell>
        </table:table-row>
        <table:table-row table:style-name="ro1">
          <table:table-cell office:value-type="float" office:value="699.75" calcext:value-type="float">
            <text:p>699.75</text:p>
          </table:table-cell>
          <table:table-cell office:value-type="float" office:value="819.5" calcext:value-type="float">
            <text:p>819.5</text:p>
          </table:table-cell>
          <table:table-cell office:value-type="float" office:value="992.75" calcext:value-type="float">
            <text:p>992.75</text:p>
          </table:table-cell>
          <table:table-cell office:value-type="float" office:value="1189.75" calcext:value-type="float">
            <text:p>1189.75</text:p>
          </table:table-cell>
          <table:table-cell office:value-type="float" office:value="1195.25" calcext:value-type="float">
            <text:p>1195.25</text:p>
          </table:table-cell>
          <table:table-cell table:number-columns-repeated="2"/>
          <table:table-cell table:formula="of:=AVERAGE([.A3:.E3])" office:value-type="float" office:value="979.4" calcext:value-type="float">
            <text:p>979.4</text:p>
          </table:table-cell>
          <table:table-cell table:formula="of:=STDEV([.A3:.E3])/SQRT(COUNT([.A3:.E3]))" office:value-type="float" office:value="98.6885758332747" calcext:value-type="float">
            <text:p>98.688575833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33.5" calcext:value-type="float">
            <text:p>633.5</text:p>
          </table:table-cell>
          <table:table-cell office:value-type="float" office:value="886" calcext:value-type="float">
            <text:p>886</text:p>
          </table:table-cell>
          <table:table-cell office:value-type="float" office:value="1170.75" calcext:value-type="float">
            <text:p>1170.75</text:p>
          </table:table-cell>
          <table:table-cell office:value-type="float" office:value="703.75" calcext:value-type="float">
            <text:p>703.75</text:p>
          </table:table-cell>
          <table:table-cell table:number-columns-repeated="2"/>
          <table:table-cell table:formula="of:=AVERAGE([.A4:.E4])" office:value-type="float" office:value="869" calcext:value-type="float">
            <text:p>869</text:p>
          </table:table-cell>
          <table:table-cell table:formula="of:=STDEV([.A4:.E4])/SQRT(COUNT([.A4:.E4]))" office:value-type="float" office:value="95.0878212496217" calcext:value-type="float">
            <text:p>95.0878212496</text:p>
          </table:table-cell>
        </table:table-row>
        <table:table-row table:style-name="ro1">
          <table:table-cell office:value-type="float" office:value="1143.5" calcext:value-type="float">
            <text:p>1143.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835.25" calcext:value-type="float">
            <text:p>835.25</text:p>
          </table:table-cell>
          <table:table-cell office:value-type="float" office:value="982.75" calcext:value-type="float">
            <text:p>982.75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table:formula="of:=AVERAGE([.A5:.E5])" office:value-type="float" office:value="1119.95" calcext:value-type="float">
            <text:p>1119.95</text:p>
          </table:table-cell>
          <table:table-cell table:formula="of:=STDEV([.A5:.E5])/SQRT(COUNT([.A5:.E5]))" office:value-type="float" office:value="95.3856448843326" calcext:value-type="float">
            <text:p>95.385644884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45.75" calcext:value-type="float">
            <text:p>1545.75</text:p>
          </table:table-cell>
          <table:table-cell office:value-type="float" office:value="913.5" calcext:value-type="float">
            <text:p>913.5</text:p>
          </table:table-cell>
          <table:table-cell office:value-type="float" office:value="989.75" calcext:value-type="float">
            <text:p>989.75</text:p>
          </table:table-cell>
          <table:table-cell office:value-type="float" office:value="1351.5" calcext:value-type="float">
            <text:p>1351.5</text:p>
          </table:table-cell>
          <table:table-cell table:number-columns-repeated="2"/>
          <table:table-cell table:formula="of:=AVERAGE([.A6:.E6])" office:value-type="float" office:value="1125.3" calcext:value-type="float">
            <text:p>1125.3</text:p>
          </table:table-cell>
          <table:table-cell table:formula="of:=STDEV([.A6:.E6])/SQRT(COUNT([.A6:.E6]))" office:value-type="float" office:value="137.977928488581" calcext:value-type="float">
            <text:p>137.977928488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44.75" calcext:value-type="float">
            <text:p>1244.75</text:p>
          </table:table-cell>
          <table:table-cell office:value-type="float" office:value="932.25" calcext:value-type="float">
            <text:p>932.25</text:p>
          </table:table-cell>
          <table:table-cell office:value-type="float" office:value="1463.5" calcext:value-type="float">
            <text:p>1463.5</text:p>
          </table:table-cell>
          <table:table-cell office:value-type="float" office:value="1299.75" calcext:value-type="float">
            <text:p>1299.75</text:p>
          </table:table-cell>
          <table:table-cell table:number-columns-repeated="2"/>
          <table:table-cell table:formula="of:=AVERAGE([.A7:.E7])" office:value-type="float" office:value="1272.85" calcext:value-type="float">
            <text:p>1272.85</text:p>
          </table:table-cell>
          <table:table-cell table:formula="of:=STDEV([.A7:.E7])/SQRT(COUNT([.A7:.E7]))" office:value-type="float" office:value="93.9987566407131" calcext:value-type="float">
            <text:p>93.9987566407</text:p>
          </table:table-cell>
        </table:table-row>
        <table:table-row table:style-name="ro1">
          <table:table-cell office:value-type="float" office:value="1123.25" calcext:value-type="float">
            <text:p>1123.25</text:p>
          </table:table-cell>
          <table:table-cell office:value-type="float" office:value="1487" calcext:value-type="float">
            <text:p>1487</text:p>
          </table:table-cell>
          <table:table-cell office:value-type="float" office:value="958.5" calcext:value-type="float">
            <text:p>958.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formula="of:=AVERAGE([.A8:.E8])" office:value-type="float" office:value="1221" calcext:value-type="float">
            <text:p>1221</text:p>
          </table:table-cell>
          <table:table-cell table:formula="of:=STDEV([.A8:.E8])/SQRT(COUNT([.A8:.E8]))" office:value-type="float" office:value="88.7560913402568" calcext:value-type="float">
            <text:p>88.7560913403</text:p>
          </table:table-cell>
        </table:table-row>
        <table:table-row table:style-name="ro1">
          <table:table-cell office:value-type="float" office:value="964.75" calcext:value-type="float">
            <text:p>964.7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402.25" calcext:value-type="float">
            <text:p>1402.25</text:p>
          </table:table-cell>
          <table:table-cell table:number-columns-repeated="2"/>
          <table:table-cell table:formula="of:=AVERAGE([.A9:.E9])" office:value-type="float" office:value="1207.25" calcext:value-type="float">
            <text:p>1207.25</text:p>
          </table:table-cell>
          <table:table-cell table:formula="of:=STDEV([.A9:.E9])/SQRT(COUNT([.A9:.E9]))" office:value-type="float" office:value="100.75031017322" calcext:value-type="float">
            <text:p>100.7503101732</text:p>
          </table:table-cell>
        </table:table-row>
        <table:table-row table:style-name="ro1">
          <table:table-cell office:value-type="float" office:value="1258.25" calcext:value-type="float">
            <text:p>1258.25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258.5" calcext:value-type="float">
            <text:p>1258.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table:formula="of:=AVERAGE([.A10:.E10])" office:value-type="float" office:value="1295.2" calcext:value-type="float">
            <text:p>1295.2</text:p>
          </table:table-cell>
          <table:table-cell table:formula="of:=STDEV([.A10:.E10])/SQRT(COUNT([.A10:.E10]))" office:value-type="float" office:value="71.2209326672994" calcext:value-type="float">
            <text:p>71.2209326673</text:p>
          </table:table-cell>
        </table:table-row>
        <table:table-row table:style-name="ro1">
          <table:table-cell office:value-type="float" office:value="1378.75" calcext:value-type="float">
            <text:p>1378.75</text:p>
          </table:table-cell>
          <table:table-cell office:value-type="float" office:value="1131" calcext:value-type="float">
            <text:p>1131</text:p>
          </table:table-cell>
          <table:table-cell office:value-type="float" office:value="980.75" calcext:value-type="float">
            <text:p>980.75</text:p>
          </table:table-cell>
          <table:table-cell office:value-type="float" office:value="1594.75" calcext:value-type="float">
            <text:p>1594.75</text:p>
          </table:table-cell>
          <table:table-cell office:value-type="float" office:value="1243" calcext:value-type="float">
            <text:p>1243</text:p>
          </table:table-cell>
          <table:table-cell table:number-columns-repeated="2"/>
          <table:table-cell table:formula="of:=AVERAGE([.A11:.E11])" office:value-type="float" office:value="1265.65" calcext:value-type="float">
            <text:p>1265.65</text:p>
          </table:table-cell>
          <table:table-cell table:formula="of:=STDEV([.A11:.E11])/SQRT(COUNT([.A11:.E11]))" office:value-type="float" office:value="105.097591551852" calcext:value-type="float">
            <text:p>105.097591551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91" calcext:value-type="float">
            <text:p>1091</text:p>
          </table:table-cell>
          <table:table-cell office:value-type="float" office:value="1028.75" calcext:value-type="float">
            <text:p>1028.75</text:p>
          </table:table-cell>
          <table:table-cell office:value-type="float" office:value="1303.75" calcext:value-type="float">
            <text:p>1303.75</text:p>
          </table:table-cell>
          <table:table-cell office:value-type="float" office:value="1258.5" calcext:value-type="float">
            <text:p>1258.5</text:p>
          </table:table-cell>
          <table:table-cell table:number-columns-repeated="2"/>
          <table:table-cell table:formula="of:=AVERAGE([.A12:.E12])" office:value-type="float" office:value="1139.6" calcext:value-type="float">
            <text:p>1139.6</text:p>
          </table:table-cell>
          <table:table-cell table:formula="of:=STDEV([.A12:.E12])/SQRT(COUNT([.A12:.E12]))" office:value-type="float" office:value="59.5856841028111" calcext:value-type="float">
            <text:p>59.585684102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879.75" calcext:value-type="float">
            <text:p>879.75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1207.25" calcext:value-type="float">
            <text:p>1207.25</text:p>
          </table:table-cell>
          <table:table-cell table:number-columns-repeated="2"/>
          <table:table-cell table:formula="of:=AVERAGE([.A13:.E13])" office:value-type="float" office:value="1227.3" calcext:value-type="float">
            <text:p>1227.3</text:p>
          </table:table-cell>
          <table:table-cell table:formula="of:=STDEV([.A13:.E13])/SQRT(COUNT([.A13:.E13]))" office:value-type="float" office:value="101.746326715022" calcext:value-type="float">
            <text:p>101.746326715</text:p>
          </table:table-cell>
        </table:table-row>
        <table:table-row table:style-name="ro1">
          <table:table-cell office:value-type="float" office:value="1139.75" calcext:value-type="float">
            <text:p>1139.75</text:p>
          </table:table-cell>
          <table:table-cell office:value-type="float" office:value="1119" calcext:value-type="float">
            <text:p>1119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484.75" calcext:value-type="float">
            <text:p>1484.75</text:p>
          </table:table-cell>
          <table:table-cell office:value-type="float" office:value="1156.25" calcext:value-type="float">
            <text:p>1156.25</text:p>
          </table:table-cell>
          <table:table-cell table:number-columns-repeated="2"/>
          <table:table-cell table:formula="of:=AVERAGE([.A14:.E14])" office:value-type="float" office:value="1204.9" calcext:value-type="float">
            <text:p>1204.9</text:p>
          </table:table-cell>
          <table:table-cell table:formula="of:=STDEV([.A14:.E14])/SQRT(COUNT([.A14:.E14]))" office:value-type="float" office:value="70.2603017357597" calcext:value-type="float">
            <text:p>70.2603017358</text:p>
          </table:table-cell>
        </table:table-row>
        <table:table-row table:style-name="ro1">
          <table:table-cell office:value-type="float" office:value="1227.25" calcext:value-type="float">
            <text:p>1227.25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923" calcext:value-type="float">
            <text:p>923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formula="of:=AVERAGE([.A15:.E15])" office:value-type="float" office:value="1257.95" calcext:value-type="float">
            <text:p>1257.95</text:p>
          </table:table-cell>
          <table:table-cell table:formula="of:=STDEV([.A15:.E15])/SQRT(COUNT([.A15:.E15]))" office:value-type="float" office:value="104.672268294902" calcext:value-type="float">
            <text:p>104.6722682949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1164.75" calcext:value-type="float">
            <text:p>1164.75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table:formula="of:=AVERAGE([.A16:.E16])" office:value-type="float" office:value="1186.75" calcext:value-type="float">
            <text:p>1186.75</text:p>
          </table:table-cell>
          <table:table-cell table:formula="of:=STDEV([.A16:.E16])/SQRT(COUNT([.A16:.E16]))" office:value-type="float" office:value="45.8165499574117" calcext:value-type="float">
            <text:p>45.816549957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22.75" calcext:value-type="float">
            <text:p>1422.75</text:p>
          </table:table-cell>
          <table:table-cell office:value-type="float" office:value="1196.5" calcext:value-type="float">
            <text:p>1196.5</text:p>
          </table:table-cell>
          <table:table-cell office:value-type="float" office:value="1649.75" calcext:value-type="float">
            <text:p>1649.75</text:p>
          </table:table-cell>
          <table:table-cell office:value-type="float" office:value="1414.75" calcext:value-type="float">
            <text:p>1414.75</text:p>
          </table:table-cell>
          <table:table-cell table:number-columns-repeated="2"/>
          <table:table-cell table:formula="of:=AVERAGE([.A17:.E17])" office:value-type="float" office:value="1369.95" calcext:value-type="float">
            <text:p>1369.95</text:p>
          </table:table-cell>
          <table:table-cell table:formula="of:=STDEV([.A17:.E17])/SQRT(COUNT([.A17:.E17]))" office:value-type="float" office:value="87.9668758681357" calcext:value-type="float">
            <text:p>87.9668758681</text:p>
          </table:table-cell>
        </table:table-row>
        <table:table-row table:style-name="ro1">
          <table:table-cell office:value-type="float" office:value="1037.25" calcext:value-type="float">
            <text:p>1037.25</text:p>
          </table:table-cell>
          <table:table-cell office:value-type="float" office:value="1362.25" calcext:value-type="float">
            <text:p>1362.25</text:p>
          </table:table-cell>
          <table:table-cell office:value-type="float" office:value="1004.25" calcext:value-type="float">
            <text:p>1004.2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AVERAGE([.A18:.E18])" office:value-type="float" office:value="1190.65" calcext:value-type="float">
            <text:p>1190.65</text:p>
          </table:table-cell>
          <table:table-cell table:formula="of:=STDEV([.A18:.E18])/SQRT(COUNT([.A18:.E18]))" office:value-type="float" office:value="71.3693999554431" calcext:value-type="float">
            <text:p>71.3693999554</text:p>
          </table:table-cell>
        </table:table-row>
        <table:table-row table:style-name="ro1">
          <table:table-cell office:value-type="float" office:value="1142.25" calcext:value-type="float">
            <text:p>1142.25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062.5" calcext:value-type="float">
            <text:p>1062.5</text:p>
          </table:table-cell>
          <table:table-cell office:value-type="float" office:value="1504.75" calcext:value-type="float">
            <text:p>1504.75</text:p>
          </table:table-cell>
          <table:table-cell office:value-type="float" office:value="1307.25" calcext:value-type="float">
            <text:p>1307.25</text:p>
          </table:table-cell>
          <table:table-cell table:number-columns-repeated="2"/>
          <table:table-cell table:formula="of:=AVERAGE([.A19:.E19])" office:value-type="float" office:value="1311.3" calcext:value-type="float">
            <text:p>1311.3</text:p>
          </table:table-cell>
          <table:table-cell table:formula="of:=STDEV([.A19:.E19])/SQRT(COUNT([.A19:.E19]))" office:value-type="float" office:value="94.8967992084032" calcext:value-type="float">
            <text:p>94.8967992084</text:p>
          </table:table-cell>
        </table:table-row>
        <table:table-row table:style-name="ro1">
          <table:table-cell office:value-type="float" office:value="1043.5" calcext:value-type="float">
            <text:p>1043.5</text:p>
          </table:table-cell>
          <table:table-cell office:value-type="float" office:value="1451" calcext:value-type="float">
            <text:p>1451</text:p>
          </table:table-cell>
          <table:table-cell office:value-type="float" office:value="1239.25" calcext:value-type="float">
            <text:p>1239.25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1292.25" calcext:value-type="float">
            <text:p>1292.25</text:p>
          </table:table-cell>
          <table:table-cell table:number-columns-repeated="2"/>
          <table:table-cell table:formula="of:=AVERAGE([.A20:.E20])" office:value-type="float" office:value="1285.15" calcext:value-type="float">
            <text:p>1285.15</text:p>
          </table:table-cell>
          <table:table-cell table:formula="of:=STDEV([.A20:.E20])/SQRT(COUNT([.A20:.E20]))" office:value-type="float" office:value="71.1306280725821" calcext:value-type="float">
            <text:p>71.1306280726</text:p>
          </table:table-cell>
        </table:table-row>
        <table:table-row table:style-name="ro1">
          <table:table-cell office:value-type="float" office:value="1465.75" calcext:value-type="float">
            <text:p>1465.75</text:p>
          </table:table-cell>
          <table:table-cell office:value-type="float" office:value="1318.5" calcext:value-type="float">
            <text:p>1318.5</text:p>
          </table:table-cell>
          <table:table-cell office:value-type="float" office:value="1023.5" calcext:value-type="float">
            <text:p>1023.5</text:p>
          </table:table-cell>
          <table:table-cell office:value-type="float" office:value="1449.5" calcext:value-type="float">
            <text:p>1449.5</text:p>
          </table:table-cell>
          <table:table-cell office:value-type="float" office:value="1169.75" calcext:value-type="float">
            <text:p>1169.75</text:p>
          </table:table-cell>
          <table:table-cell table:number-columns-repeated="2"/>
          <table:table-cell table:formula="of:=AVERAGE([.A21:.E21])" office:value-type="float" office:value="1285.4" calcext:value-type="float">
            <text:p>1285.4</text:p>
          </table:table-cell>
          <table:table-cell table:formula="of:=STDEV([.A21:.E21])/SQRT(COUNT([.A21:.E21]))" office:value-type="float" office:value="84.4147721077301" calcext:value-type="float">
            <text:p>84.414772107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95" calcext:value-type="float">
            <text:p>1195</text:p>
          </table:table-cell>
          <table:table-cell office:value-type="float" office:value="872.25" calcext:value-type="float">
            <text:p>872.25</text:p>
          </table:table-cell>
          <table:table-cell office:value-type="float" office:value="1498.5" calcext:value-type="float">
            <text:p>1498.5</text:p>
          </table:table-cell>
          <table:table-cell office:value-type="float" office:value="1343.5" calcext:value-type="float">
            <text:p>1343.5</text:p>
          </table:table-cell>
          <table:table-cell table:number-columns-repeated="2"/>
          <table:table-cell table:formula="of:=AVERAGE([.A22:.E22])" office:value-type="float" office:value="1211.05" calcext:value-type="float">
            <text:p>1211.05</text:p>
          </table:table-cell>
          <table:table-cell table:formula="of:=STDEV([.A22:.E22])/SQRT(COUNT([.A22:.E22]))" office:value-type="float" office:value="104.748520275945" calcext:value-type="float">
            <text:p>104.74852027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1583.5" calcext:value-type="float">
            <text:p>1583.5</text:p>
          </table:table-cell>
          <table:table-cell office:value-type="float" office:value="1375.5" calcext:value-type="float">
            <text:p>1375.5</text:p>
          </table:table-cell>
          <table:table-cell table:number-columns-repeated="2"/>
          <table:table-cell table:formula="of:=AVERAGE([.A23:.E23])" office:value-type="float" office:value="1226.1" calcext:value-type="float">
            <text:p>1226.1</text:p>
          </table:table-cell>
          <table:table-cell table:formula="of:=STDEV([.A23:.E23])/SQRT(COUNT([.A23:.E23]))" office:value-type="float" office:value="110.054662554569" calcext:value-type="float">
            <text:p>110.0546625546</text:p>
          </table:table-cell>
        </table:table-row>
        <table:table-row table:style-name="ro1">
          <table:table-cell office:value-type="float" office:value="1199.75" calcext:value-type="float">
            <text:p>1199.75</text:p>
          </table:table-cell>
          <table:table-cell office:value-type="float" office:value="1487.25" calcext:value-type="float">
            <text:p>1487.25</text:p>
          </table:table-cell>
          <table:table-cell office:value-type="float" office:value="1086" calcext:value-type="float">
            <text:p>1086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1323.5" calcext:value-type="float">
            <text:p>1323.5</text:p>
          </table:table-cell>
          <table:table-cell table:number-columns-repeated="2"/>
          <table:table-cell table:formula="of:=AVERAGE([.A24:.E24])" office:value-type="float" office:value="1221.75" calcext:value-type="float">
            <text:p>1221.75</text:p>
          </table:table-cell>
          <table:table-cell table:formula="of:=STDEV([.A24:.E24])/SQRT(COUNT([.A24:.E24]))" office:value-type="float" office:value="84.7483406917209" calcext:value-type="float">
            <text:p>84.7483406917</text:p>
          </table:table-cell>
        </table:table-row>
        <table:table-row table:style-name="ro1">
          <table:table-cell office:value-type="float" office:value="1284.75" calcext:value-type="float">
            <text:p>1284.75</text:p>
          </table:table-cell>
          <table:table-cell office:value-type="float" office:value="981" calcext:value-type="float">
            <text:p>981</text:p>
          </table:table-cell>
          <table:table-cell office:value-type="float" office:value="871.5" calcext:value-type="float">
            <text:p>871.5</text:p>
          </table:table-cell>
          <table:table-cell office:value-type="float" office:value="1432.25" calcext:value-type="float">
            <text:p>1432.25</text:p>
          </table:table-cell>
          <table:table-cell office:value-type="float" office:value="1228.5" calcext:value-type="float">
            <text:p>1228.5</text:p>
          </table:table-cell>
          <table:table-cell table:number-columns-repeated="2"/>
          <table:table-cell table:formula="of:=AVERAGE([.A25:.E25])" office:value-type="float" office:value="1159.6" calcext:value-type="float">
            <text:p>1159.6</text:p>
          </table:table-cell>
          <table:table-cell table:formula="of:=STDEV([.A25:.E25])/SQRT(COUNT([.A25:.E25]))" office:value-type="float" office:value="102.383427614043" calcext:value-type="float">
            <text:p>102.383427614</text:p>
          </table:table-cell>
        </table:table-row>
        <table:table-row table:style-name="ro1">
          <table:table-cell office:value-type="float" office:value="968.5" calcext:value-type="float">
            <text:p>968.5</text:p>
          </table:table-cell>
          <table:table-cell office:value-type="float" office:value="1436" calcext:value-type="float">
            <text:p>1436</text:p>
          </table:table-cell>
          <table:table-cell office:value-type="float" office:value="1185.75" calcext:value-type="float">
            <text:p>1185.75</text:p>
          </table:table-cell>
          <table:table-cell office:value-type="float" office:value="1456" calcext:value-type="float">
            <text:p>145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A26:.E26])" office:value-type="float" office:value="1260.45" calcext:value-type="float">
            <text:p>1260.45</text:p>
          </table:table-cell>
          <table:table-cell table:formula="of:=STDEV([.A26:.E26])/SQRT(COUNT([.A26:.E26]))" office:value-type="float" office:value="89.4126109673574" calcext:value-type="float">
            <text:p>89.412610967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1369.75" calcext:value-type="float">
            <text:p>1369.75</text:p>
          </table:table-cell>
          <table:table-cell table:number-columns-repeated="2"/>
          <table:table-cell table:formula="of:=AVERAGE([.A27:.E27])" office:value-type="float" office:value="1337.45" calcext:value-type="float">
            <text:p>1337.45</text:p>
          </table:table-cell>
          <table:table-cell table:formula="of:=STDEV([.A27:.E27])/SQRT(COUNT([.A27:.E27]))" office:value-type="float" office:value="42.1479092008133" calcext:value-type="float">
            <text:p>42.1479092008</text:p>
          </table:table-cell>
        </table:table-row>
        <table:table-row table:style-name="ro1">
          <table:table-cell office:value-type="float" office:value="1484.75" calcext:value-type="float">
            <text:p>1484.75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147.25" calcext:value-type="float">
            <text:p>1147.25</text:p>
          </table:table-cell>
          <table:table-cell office:value-type="float" office:value="1544.25" calcext:value-type="float">
            <text:p>1544.25</text:p>
          </table:table-cell>
          <table:table-cell office:value-type="float" office:value="1222.25" calcext:value-type="float">
            <text:p>1222.25</text:p>
          </table:table-cell>
          <table:table-cell table:number-columns-repeated="2"/>
          <table:table-cell table:formula="of:=AVERAGE([.A28:.E28])" office:value-type="float" office:value="1390.65" calcext:value-type="float">
            <text:p>1390.65</text:p>
          </table:table-cell>
          <table:table-cell table:formula="of:=STDEV([.A28:.E28])/SQRT(COUNT([.A28:.E28]))" office:value-type="float" office:value="85.7259295662637" calcext:value-type="float">
            <text:p>85.7259295663</text:p>
          </table:table-cell>
        </table:table-row>
        <table:table-row table:style-name="ro1">
          <table:table-cell office:value-type="float" office:value="1449.75" calcext:value-type="float">
            <text:p>1449.75</text:p>
          </table:table-cell>
          <table:table-cell office:value-type="float" office:value="1567.25" calcext:value-type="float">
            <text:p>1567.25</text:p>
          </table:table-cell>
          <table:table-cell office:value-type="float" office:value="978.5" calcext:value-type="float">
            <text:p>978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427.25" calcext:value-type="float">
            <text:p>1427.25</text:p>
          </table:table-cell>
          <table:table-cell table:number-columns-repeated="2"/>
          <table:table-cell table:formula="of:=AVERAGE([.A29:.E29])" office:value-type="float" office:value="1366.45" calcext:value-type="float">
            <text:p>1366.45</text:p>
          </table:table-cell>
          <table:table-cell table:formula="of:=STDEV([.A29:.E29])/SQRT(COUNT([.A29:.E29]))" office:value-type="float" office:value="100.825263451181" calcext:value-type="float">
            <text:p>100.8252634512</text:p>
          </table:table-cell>
        </table:table-row>
        <table:table-row table:style-name="ro1">
          <table:table-cell office:value-type="float" office:value="1522.25" calcext:value-type="float">
            <text:p>1522.25</text:p>
          </table:table-cell>
          <table:table-cell office:value-type="float" office:value="1556" calcext:value-type="float">
            <text:p>1556</text:p>
          </table:table-cell>
          <table:table-cell office:value-type="float" office:value="1357" calcext:value-type="float">
            <text:p>1357</text:p>
          </table:table-cell>
          <table:table-cell office:value-type="float" office:value="1416" calcext:value-type="float">
            <text:p>1416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AVERAGE([.A30:.E30])" office:value-type="float" office:value="1389.45" calcext:value-type="float">
            <text:p>1389.45</text:p>
          </table:table-cell>
          <table:table-cell table:formula="of:=STDEV([.A30:.E30])/SQRT(COUNT([.A30:.E30]))" office:value-type="float" office:value="81.6227756205337" calcext:value-type="float">
            <text:p>81.6227756205</text:p>
          </table:table-cell>
        </table:table-row>
        <table:table-row table:style-name="ro1">
          <table:table-cell office:value-type="float" office:value="1293.5" calcext:value-type="float">
            <text:p>1293.5</text:p>
          </table:table-cell>
          <table:table-cell office:value-type="float" office:value="1424.75" calcext:value-type="float">
            <text:p>1424.75</text:p>
          </table:table-cell>
          <table:table-cell office:value-type="float" office:value="1083.5" calcext:value-type="float">
            <text:p>1083.5</text:p>
          </table:table-cell>
          <table:table-cell office:value-type="float" office:value="1307.25" calcext:value-type="float">
            <text:p>1307.2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31:.E31])" office:value-type="float" office:value="1306" calcext:value-type="float">
            <text:p>1306</text:p>
          </table:table-cell>
          <table:table-cell table:formula="of:=STDEV([.A31:.E31])/SQRT(COUNT([.A31:.E31]))" office:value-type="float" office:value="62.0445908198289" calcext:value-type="float">
            <text:p>62.0445908198</text:p>
          </table:table-cell>
        </table:table-row>
        <table:table-row table:style-name="ro1">
          <table:table-cell office:value-type="float" office:value="1114.75" calcext:value-type="float">
            <text:p>1114.75</text:p>
          </table:table-cell>
          <table:table-cell office:value-type="float" office:value="1119.75" calcext:value-type="float">
            <text:p>1119.75</text:p>
          </table:table-cell>
          <table:table-cell office:value-type="float" office:value="945.25" calcext:value-type="float">
            <text:p>945.25</text:p>
          </table:table-cell>
          <table:table-cell office:value-type="float" office:value="1424.75" calcext:value-type="float">
            <text:p>1424.75</text:p>
          </table:table-cell>
          <table:table-cell office:value-type="float" office:value="1252.5" calcext:value-type="float">
            <text:p>1252.5</text:p>
          </table:table-cell>
          <table:table-cell table:number-columns-repeated="2"/>
          <table:table-cell table:formula="of:=AVERAGE([.A32:.E32])" office:value-type="float" office:value="1171.4" calcext:value-type="float">
            <text:p>1171.4</text:p>
          </table:table-cell>
          <table:table-cell table:formula="of:=STDEV([.A32:.E32])/SQRT(COUNT([.A32:.E32]))" office:value-type="float" office:value="79.9325340521618" calcext:value-type="float">
            <text:p>79.932534052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1046.5" calcext:value-type="float">
            <text:p>1046.5</text:p>
          </table:table-cell>
          <table:table-cell office:value-type="float" office:value="1498.5" calcext:value-type="float">
            <text:p>1498.5</text:p>
          </table:table-cell>
          <table:table-cell office:value-type="float" office:value="1458.5" calcext:value-type="float">
            <text:p>1458.5</text:p>
          </table:table-cell>
          <table:table-cell table:number-columns-repeated="2"/>
          <table:table-cell table:formula="of:=AVERAGE([.A33:.E33])" office:value-type="float" office:value="1329.85" calcext:value-type="float">
            <text:p>1329.85</text:p>
          </table:table-cell>
          <table:table-cell table:formula="of:=STDEV([.A33:.E33])/SQRT(COUNT([.A33:.E33]))" office:value-type="float" office:value="82.824422726633" calcext:value-type="float">
            <text:p>82.8244227266</text:p>
          </table:table-cell>
        </table:table-row>
        <table:table-row table:style-name="ro1">
          <table:table-cell office:value-type="float" office:value="1013.5" calcext:value-type="float">
            <text:p>1013.5</text:p>
          </table:table-cell>
          <table:table-cell office:value-type="float" office:value="1631" calcext:value-type="float">
            <text:p>1631</text:p>
          </table:table-cell>
          <table:table-cell office:value-type="float" office:value="768.5" calcext:value-type="float">
            <text:p>768.5</text:p>
          </table:table-cell>
          <table:table-cell office:value-type="float" office:value="1735.75" calcext:value-type="float">
            <text:p>1735.7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34:.E34])" office:value-type="float" office:value="1270.95" calcext:value-type="float">
            <text:p>1270.95</text:p>
          </table:table-cell>
          <table:table-cell table:formula="of:=STDEV([.A34:.E34])/SQRT(COUNT([.A34:.E34]))" office:value-type="float" office:value="182.842835517282" calcext:value-type="float">
            <text:p>182.8428355173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1549.75" calcext:value-type="float">
            <text:p>1549.75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293" calcext:value-type="float">
            <text:p>1293</text:p>
          </table:table-cell>
          <table:table-cell office:value-type="float" office:value="1357.25" calcext:value-type="float">
            <text:p>1357.25</text:p>
          </table:table-cell>
          <table:table-cell table:number-columns-repeated="2"/>
          <table:table-cell table:formula="of:=AVERAGE([.A35:.E35])" office:value-type="float" office:value="1380.9" calcext:value-type="float">
            <text:p>1380.9</text:p>
          </table:table-cell>
          <table:table-cell table:formula="of:=STDEV([.A35:.E35])/SQRT(COUNT([.A35:.E35]))" office:value-type="float" office:value="57.9817643746722" calcext:value-type="float">
            <text:p>57.981764374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89.75" calcext:value-type="float">
            <text:p>1389.75</text:p>
          </table:table-cell>
          <table:table-cell office:value-type="float" office:value="999.5" calcext:value-type="float">
            <text:p>999.5</text:p>
          </table:table-cell>
          <table:table-cell office:value-type="float" office:value="1589.75" calcext:value-type="float">
            <text:p>1589.75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AVERAGE([.A36:.E36])" office:value-type="float" office:value="1334.2" calcext:value-type="float">
            <text:p>1334.2</text:p>
          </table:table-cell>
          <table:table-cell table:formula="of:=STDEV([.A36:.E36])/SQRT(COUNT([.A36:.E36]))" office:value-type="float" office:value="95.3792888943926" calcext:value-type="float">
            <text:p>95.3792888944</text:p>
          </table:table-cell>
        </table:table-row>
        <table:table-row table:style-name="ro1">
          <table:table-cell office:value-type="float" office:value="1243.5" calcext:value-type="float">
            <text:p>1243.5</text:p>
          </table:table-cell>
          <table:table-cell office:value-type="float" office:value="1408.5" calcext:value-type="float">
            <text:p>1408.5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1581.5" calcext:value-type="float">
            <text:p>1581.5</text:p>
          </table:table-cell>
          <table:table-cell office:value-type="float" office:value="1209.75" calcext:value-type="float">
            <text:p>1209.75</text:p>
          </table:table-cell>
          <table:table-cell table:number-columns-repeated="2"/>
          <table:table-cell table:formula="of:=AVERAGE([.A37:.E37])" office:value-type="float" office:value="1309.3" calcext:value-type="float">
            <text:p>1309.3</text:p>
          </table:table-cell>
          <table:table-cell table:formula="of:=STDEV([.A37:.E37])/SQRT(COUNT([.A37:.E37]))" office:value-type="float" office:value="83.8540174946913" calcext:value-type="float">
            <text:p>83.8540174947</text:p>
          </table:table-cell>
        </table:table-row>
        <table:table-row table:style-name="ro1">
          <table:table-cell office:value-type="float" office:value="1202.25" calcext:value-type="float">
            <text:p>1202.25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059.25" calcext:value-type="float">
            <text:p>1059.25</text:p>
          </table:table-cell>
          <table:table-cell office:value-type="float" office:value="1614.75" calcext:value-type="float">
            <text:p>1614.7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38:.E38])" office:value-type="float" office:value="1306.4" calcext:value-type="float">
            <text:p>1306.4</text:p>
          </table:table-cell>
          <table:table-cell table:formula="of:=STDEV([.A38:.E38])/SQRT(COUNT([.A38:.E38]))" office:value-type="float" office:value="99.4081108360882" calcext:value-type="float">
            <text:p>99.4081108361</text:p>
          </table:table-cell>
        </table:table-row>
        <table:table-row table:style-name="ro1">
          <table:table-cell office:value-type="float" office:value="1423.25" calcext:value-type="float">
            <text:p>1423.25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031.25" calcext:value-type="float">
            <text:p>1031.25</text:p>
          </table:table-cell>
          <table:table-cell office:value-type="float" office:value="1626" calcext:value-type="float">
            <text:p>1626</text:p>
          </table:table-cell>
          <table:table-cell office:value-type="float" office:value="1119.75" calcext:value-type="float">
            <text:p>1119.75</text:p>
          </table:table-cell>
          <table:table-cell table:number-columns-repeated="2"/>
          <table:table-cell table:formula="of:=AVERAGE([.A39:.E39])" office:value-type="float" office:value="1330" calcext:value-type="float">
            <text:p>1330</text:p>
          </table:table-cell>
          <table:table-cell table:formula="of:=STDEV([.A39:.E39])/SQRT(COUNT([.A39:.E39]))" office:value-type="float" office:value="110.47810869127" calcext:value-type="float">
            <text:p>110.478108691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31" calcext:value-type="float">
            <text:p>1431</text:p>
          </table:table-cell>
          <table:table-cell office:value-type="float" office:value="1221" calcext:value-type="float">
            <text:p>1221</text:p>
          </table:table-cell>
          <table:table-cell office:value-type="float" office:value="1363" calcext:value-type="float">
            <text:p>1363</text:p>
          </table:table-cell>
          <table:table-cell office:value-type="float" office:value="1186" calcext:value-type="float">
            <text:p>1186</text:p>
          </table:table-cell>
          <table:table-cell table:number-columns-repeated="2"/>
          <table:table-cell table:formula="of:=AVERAGE([.A40:.E40])" office:value-type="float" office:value="1281.4" calcext:value-type="float">
            <text:p>1281.4</text:p>
          </table:table-cell>
          <table:table-cell table:formula="of:=STDEV([.A40:.E40])/SQRT(COUNT([.A40:.E40]))" office:value-type="float" office:value="48.7202216743725" calcext:value-type="float">
            <text:p>48.7202216744</text:p>
          </table:table-cell>
        </table:table-row>
        <table:table-row table:style-name="ro1">
          <table:table-cell office:value-type="float" office:value="1272.25" calcext:value-type="float">
            <text:p>1272.25</text:p>
          </table:table-cell>
          <table:table-cell office:value-type="float" office:value="1193.5" calcext:value-type="float">
            <text:p>1193.5</text:p>
          </table:table-cell>
          <table:table-cell office:value-type="float" office:value="968.5" calcext:value-type="float">
            <text:p>968.5</text:p>
          </table:table-cell>
          <table:table-cell office:value-type="float" office:value="1357.25" calcext:value-type="float">
            <text:p>1357.2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formula="of:=AVERAGE([.A41:.E41])" office:value-type="float" office:value="1187.5" calcext:value-type="float">
            <text:p>1187.5</text:p>
          </table:table-cell>
          <table:table-cell table:formula="of:=STDEV([.A41:.E41])/SQRT(COUNT([.A41:.E41]))" office:value-type="float" office:value="65.4663558631455" calcext:value-type="float">
            <text:p>65.4663558631</text:p>
          </table:table-cell>
        </table:table-row>
        <table:table-row table:style-name="ro1">
          <table:table-cell office:value-type="float" office:value="938.5" calcext:value-type="float">
            <text:p>938.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194" calcext:value-type="float">
            <text:p>1194</text:p>
          </table:table-cell>
          <table:table-cell office:value-type="float" office:value="1221" calcext:value-type="float">
            <text:p>1221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42:.E42])" office:value-type="float" office:value="1199.85" calcext:value-type="float">
            <text:p>1199.85</text:p>
          </table:table-cell>
          <table:table-cell table:formula="of:=STDEV([.A42:.E42])/SQRT(COUNT([.A42:.E42]))" office:value-type="float" office:value="74.0777294468452" calcext:value-type="float">
            <text:p>74.077729446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09.75" calcext:value-type="float">
            <text:p>1309.75</text:p>
          </table:table-cell>
          <table:table-cell office:value-type="float" office:value="1081" calcext:value-type="float">
            <text:p>1081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327.25" calcext:value-type="float">
            <text:p>1327.25</text:p>
          </table:table-cell>
          <table:table-cell table:number-columns-repeated="2"/>
          <table:table-cell table:formula="of:=AVERAGE([.A43:.E43])" office:value-type="float" office:value="1246.75" calcext:value-type="float">
            <text:p>1246.75</text:p>
          </table:table-cell>
          <table:table-cell table:formula="of:=STDEV([.A43:.E43])/SQRT(COUNT([.A43:.E43]))" office:value-type="float" office:value="43.6903164328207" calcext:value-type="float">
            <text:p>43.690316432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17.25" calcext:value-type="float">
            <text:p>1417.25</text:p>
          </table:table-cell>
          <table:table-cell office:value-type="float" office:value="1024" calcext:value-type="float">
            <text:p>1024</text:p>
          </table:table-cell>
          <table:table-cell office:value-type="float" office:value="1489.75" calcext:value-type="float">
            <text:p>1489.75</text:p>
          </table:table-cell>
          <table:table-cell office:value-type="float" office:value="1427.25" calcext:value-type="float">
            <text:p>1427.25</text:p>
          </table:table-cell>
          <table:table-cell table:number-columns-repeated="2"/>
          <table:table-cell table:formula="of:=AVERAGE([.A44:.E44])" office:value-type="float" office:value="1318.85" calcext:value-type="float">
            <text:p>1318.85</text:p>
          </table:table-cell>
          <table:table-cell table:formula="of:=STDEV([.A44:.E44])/SQRT(COUNT([.A44:.E44]))" office:value-type="float" office:value="84.982520261522" calcext:value-type="float">
            <text:p>84.9825202615</text:p>
          </table:table-cell>
        </table:table-row>
        <table:table-row table:style-name="ro1">
          <table:table-cell office:value-type="float" office:value="1106.5" calcext:value-type="float">
            <text:p>1106.5</text:p>
          </table:table-cell>
          <table:table-cell office:value-type="float" office:value="1033.5" calcext:value-type="float">
            <text:p>1033.5</text:p>
          </table:table-cell>
          <table:table-cell office:value-type="float" office:value="1178.5" calcext:value-type="float">
            <text:p>1178.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table:formula="of:=AVERAGE([.A45:.E45])" office:value-type="float" office:value="1241.85" calcext:value-type="float">
            <text:p>1241.85</text:p>
          </table:table-cell>
          <table:table-cell table:formula="of:=STDEV([.A45:.E45])/SQRT(COUNT([.A45:.E45]))" office:value-type="float" office:value="87.6678960623557" calcext:value-type="float">
            <text:p>87.6678960624</text:p>
          </table:table-cell>
        </table:table-row>
        <table:table-row table:style-name="ro1">
          <table:table-cell office:value-type="float" office:value="1412.25" calcext:value-type="float">
            <text:p>1412.25</text:p>
          </table:table-cell>
          <table:table-cell office:value-type="float" office:value="1456" calcext:value-type="float">
            <text:p>1456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194.75" calcext:value-type="float">
            <text:p>1194.75</text:p>
          </table:table-cell>
          <table:table-cell office:value-type="float" office:value="1364.75" calcext:value-type="float">
            <text:p>1364.75</text:p>
          </table:table-cell>
          <table:table-cell table:number-columns-repeated="2"/>
          <table:table-cell table:formula="of:=AVERAGE([.A46:.E46])" office:value-type="float" office:value="1314.7" calcext:value-type="float">
            <text:p>1314.7</text:p>
          </table:table-cell>
          <table:table-cell table:formula="of:=STDEV([.A46:.E46])/SQRT(COUNT([.A46:.E46]))" office:value-type="float" office:value="61.204084830998" calcext:value-type="float">
            <text:p>61.20408483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388.5" calcext:value-type="float">
            <text:p>1388.5</text:p>
          </table:table-cell>
          <table:table-cell office:value-type="float" office:value="1059.75" calcext:value-type="float">
            <text:p>1059.75</text:p>
          </table:table-cell>
          <table:table-cell office:value-type="float" office:value="1271" calcext:value-type="float">
            <text:p>1271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table:formula="of:=AVERAGE([.A47:.E47])" office:value-type="float" office:value="1252.65" calcext:value-type="float">
            <text:p>1252.65</text:p>
          </table:table-cell>
          <table:table-cell table:formula="of:=STDEV([.A47:.E47])/SQRT(COUNT([.A47:.E47]))" office:value-type="float" office:value="58.1821278400851" calcext:value-type="float">
            <text:p>58.1821278401</text:p>
          </table:table-cell>
        </table:table-row>
        <table:table-row table:style-name="ro1">
          <table:table-cell office:value-type="float" office:value="1323.5" calcext:value-type="float">
            <text:p>1323.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180.75" calcext:value-type="float">
            <text:p>1180.75</text:p>
          </table:table-cell>
          <table:table-cell office:value-type="float" office:value="1402.25" calcext:value-type="float">
            <text:p>1402.25</text:p>
          </table:table-cell>
          <table:table-cell office:value-type="float" office:value="1382.25" calcext:value-type="float">
            <text:p>1382.25</text:p>
          </table:table-cell>
          <table:table-cell table:number-columns-repeated="2"/>
          <table:table-cell table:formula="of:=AVERAGE([.A48:.E48])" office:value-type="float" office:value="1324.2" calcext:value-type="float">
            <text:p>1324.2</text:p>
          </table:table-cell>
          <table:table-cell table:formula="of:=STDEV([.A48:.E48])/SQRT(COUNT([.A48:.E48]))" office:value-type="float" office:value="38.7974225948065" calcext:value-type="float">
            <text:p>38.7974225948</text:p>
          </table:table-cell>
        </table:table-row>
        <table:table-row table:style-name="ro1">
          <table:table-cell office:value-type="float" office:value="1307.25" calcext:value-type="float">
            <text:p>1307.25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914.75" calcext:value-type="float">
            <text:p>914.75</text:p>
          </table:table-cell>
          <table:table-cell office:value-type="float" office:value="1425.75" calcext:value-type="float">
            <text:p>1425.75</text:p>
          </table:table-cell>
          <table:table-cell office:value-type="float" office:value="1302.25" calcext:value-type="float">
            <text:p>1302.25</text:p>
          </table:table-cell>
          <table:table-cell table:number-columns-repeated="2"/>
          <table:table-cell table:formula="of:=AVERAGE([.A49:.E49])" office:value-type="float" office:value="1258.45" calcext:value-type="float">
            <text:p>1258.45</text:p>
          </table:table-cell>
          <table:table-cell table:formula="of:=STDEV([.A49:.E49])/SQRT(COUNT([.A49:.E49]))" office:value-type="float" office:value="88.7246583538083" calcext:value-type="float">
            <text:p>88.7246583538</text:p>
          </table:table-cell>
        </table:table-row>
        <table:table-row table:style-name="ro1">
          <table:table-cell office:value-type="float" office:value="1223.5" calcext:value-type="float">
            <text:p>1223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163.25" calcext:value-type="float">
            <text:p>1163.25</text:p>
          </table:table-cell>
          <table:table-cell office:value-type="float" office:value="1236.25" calcext:value-type="float">
            <text:p>1236.25</text:p>
          </table:table-cell>
          <table:table-cell office:value-type="float" office:value="1402.25" calcext:value-type="float">
            <text:p>1402.25</text:p>
          </table:table-cell>
          <table:table-cell table:number-columns-repeated="2"/>
          <table:table-cell table:formula="of:=AVERAGE([.A50:.E50])" office:value-type="float" office:value="1278.75" calcext:value-type="float">
            <text:p>1278.75</text:p>
          </table:table-cell>
          <table:table-cell table:formula="of:=STDEV([.A50:.E50])/SQRT(COUNT([.A50:.E50]))" office:value-type="float" office:value="45.5556664971549" calcext:value-type="float">
            <text:p>45.5556664972</text:p>
          </table:table-cell>
        </table:table-row>
        <table:table-row table:style-name="ro1">
          <table:table-cell office:value-type="float" office:value="1363.5" calcext:value-type="float">
            <text:p>1363.5</text:p>
          </table:table-cell>
          <table:table-cell office:value-type="float" office:value="1338.75" calcext:value-type="float">
            <text:p>1338.75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AVERAGE([.A51:.E51])" office:value-type="float" office:value="1362.05" calcext:value-type="float">
            <text:p>1362.05</text:p>
          </table:table-cell>
          <table:table-cell table:formula="of:=STDEV([.A51:.E51])/SQRT(COUNT([.A51:.E51]))" office:value-type="float" office:value="70.3647372623532" calcext:value-type="float">
            <text:p>70.364737262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1" calcext:value-type="float">
            <text:p>1591</text:p>
          </table:table-cell>
          <table:table-cell office:value-type="float" office:value="1042.25" calcext:value-type="float">
            <text:p>1042.2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222.5" calcext:value-type="float">
            <text:p>1222.5</text:p>
          </table:table-cell>
          <table:table-cell table:number-columns-repeated="2"/>
          <table:table-cell table:formula="of:=AVERAGE([.A52:.E52])" office:value-type="float" office:value="1329.8" calcext:value-type="float">
            <text:p>1329.8</text:p>
          </table:table-cell>
          <table:table-cell table:formula="of:=STDEV([.A52:.E52])/SQRT(COUNT([.A52:.E52]))" office:value-type="float" office:value="98.9521791068797" calcext:value-type="float">
            <text:p>98.952179106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08.5" calcext:value-type="float">
            <text:p>1508.5</text:p>
          </table:table-cell>
          <table:table-cell office:value-type="float" office:value="1208.5" calcext:value-type="float">
            <text:p>1208.5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379.75" calcext:value-type="float">
            <text:p>1379.75</text:p>
          </table:table-cell>
          <table:table-cell table:number-columns-repeated="2"/>
          <table:table-cell table:formula="of:=AVERAGE([.A53:.E53])" office:value-type="float" office:value="1354.5" calcext:value-type="float">
            <text:p>1354.5</text:p>
          </table:table-cell>
          <table:table-cell table:formula="of:=STDEV([.A53:.E53])/SQRT(COUNT([.A53:.E53]))" office:value-type="float" office:value="48.0777365315798" calcext:value-type="float">
            <text:p>48.0777365316</text:p>
          </table:table-cell>
        </table:table-row>
        <table:table-row table:style-name="ro1">
          <table:table-cell office:value-type="float" office:value="1288.5" calcext:value-type="float">
            <text:p>1288.5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1356" calcext:value-type="float">
            <text:p>1356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519.75" calcext:value-type="float">
            <text:p>1519.75</text:p>
          </table:table-cell>
          <table:table-cell table:number-columns-repeated="2"/>
          <table:table-cell table:formula="of:=AVERAGE([.A54:.E54])" office:value-type="float" office:value="1419.25" calcext:value-type="float">
            <text:p>1419.25</text:p>
          </table:table-cell>
          <table:table-cell table:formula="of:=STDEV([.A54:.E54])/SQRT(COUNT([.A54:.E54]))" office:value-type="float" office:value="111.455288120394" calcext:value-type="float">
            <text:p>111.4552881204</text:p>
          </table:table-cell>
        </table:table-row>
        <table:table-row table:style-name="ro1">
          <table:table-cell office:value-type="float" office:value="1345.75" calcext:value-type="float">
            <text:p>1345.75</text:p>
          </table:table-cell>
          <table:table-cell office:value-type="float" office:value="1381" calcext:value-type="float">
            <text:p>1381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533.5" calcext:value-type="float">
            <text:p>1533.5</text:p>
          </table:table-cell>
          <table:table-cell table:number-columns-repeated="2"/>
          <table:table-cell table:formula="of:=AVERAGE([.A55:.E55])" office:value-type="float" office:value="1330.45" calcext:value-type="float">
            <text:p>1330.45</text:p>
          </table:table-cell>
          <table:table-cell table:formula="of:=STDEV([.A55:.E55])/SQRT(COUNT([.A55:.E55]))" office:value-type="float" office:value="73.2121659971893" calcext:value-type="float">
            <text:p>73.2121659972</text:p>
          </table:table-cell>
        </table:table-row>
        <table:table-row table:style-name="ro1">
          <table:table-cell office:value-type="float" office:value="1477.25" calcext:value-type="float">
            <text:p>1477.25</text:p>
          </table:table-cell>
          <table:table-cell office:value-type="float" office:value="1576" calcext:value-type="float">
            <text:p>1576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246" calcext:value-type="float">
            <text:p>12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A56:.E56])" office:value-type="float" office:value="1325.5" calcext:value-type="float">
            <text:p>1325.5</text:p>
          </table:table-cell>
          <table:table-cell table:formula="of:=STDEV([.A56:.E56])/SQRT(COUNT([.A56:.E56]))" office:value-type="float" office:value="87.5005357126458" calcext:value-type="float">
            <text:p>87.5005357126</text:p>
          </table:table-cell>
        </table:table-row>
        <table:table-row table:style-name="ro1">
          <table:table-cell office:value-type="float" office:value="1653.5" calcext:value-type="float">
            <text:p>1653.5</text:p>
          </table:table-cell>
          <table:table-cell office:value-type="float" office:value="1529.75" calcext:value-type="float">
            <text:p>1529.75</text:p>
          </table:table-cell>
          <table:table-cell office:value-type="float" office:value="1142.5" calcext:value-type="float">
            <text:p>1142.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57:.E57])" office:value-type="float" office:value="1430.3" calcext:value-type="float">
            <text:p>1430.3</text:p>
          </table:table-cell>
          <table:table-cell table:formula="of:=STDEV([.A57:.E57])/SQRT(COUNT([.A57:.E57]))" office:value-type="float" office:value="84.7943615460368" calcext:value-type="float">
            <text:p>84.794361546</text:p>
          </table:table-cell>
        </table:table-row>
        <table:table-row table:style-name="ro1">
          <table:table-cell office:value-type="float" office:value="1559.75" calcext:value-type="float">
            <text:p>1559.75</text:p>
          </table:table-cell>
          <table:table-cell office:value-type="float" office:value="1685.75" calcext:value-type="float">
            <text:p>1685.75</text:p>
          </table:table-cell>
          <table:table-cell office:value-type="float" office:value="1307.75" calcext:value-type="float">
            <text:p>1307.75</text:p>
          </table:table-cell>
          <table:table-cell office:value-type="float" office:value="1402.25" calcext:value-type="float">
            <text:p>1402.25</text:p>
          </table:table-cell>
          <table:table-cell office:value-type="float" office:value="1558.5" calcext:value-type="float">
            <text:p>1558.5</text:p>
          </table:table-cell>
          <table:table-cell table:number-columns-repeated="2"/>
          <table:table-cell table:formula="of:=AVERAGE([.A58:.E58])" office:value-type="float" office:value="1502.8" calcext:value-type="float">
            <text:p>1502.8</text:p>
          </table:table-cell>
          <table:table-cell table:formula="of:=STDEV([.A58:.E58])/SQRT(COUNT([.A58:.E58]))" office:value-type="float" office:value="66.321678205546" calcext:value-type="float">
            <text:p>66.321678205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111" calcext:value-type="float">
            <text:p>1111</text:p>
          </table:table-cell>
          <table:table-cell office:value-type="float" office:value="1356" calcext:value-type="float">
            <text:p>1356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1258.5" calcext:value-type="float">
            <text:p>1258.5</text:p>
          </table:table-cell>
          <table:table-cell table:number-columns-repeated="2"/>
          <table:table-cell table:formula="of:=AVERAGE([.A59:.E59])" office:value-type="float" office:value="1231.25" calcext:value-type="float">
            <text:p>1231.25</text:p>
          </table:table-cell>
          <table:table-cell table:formula="of:=STDEV([.A59:.E59])/SQRT(COUNT([.A59:.E59]))" office:value-type="float" office:value="68.1753254484348" calcext:value-type="float">
            <text:p>68.175325448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float" office:value="1299.75" calcext:value-type="float">
            <text:p>1299.7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433.5" calcext:value-type="float">
            <text:p>1433.5</text:p>
          </table:table-cell>
          <table:table-cell table:number-columns-repeated="2"/>
          <table:table-cell table:formula="of:=AVERAGE([.A60:.E60])" office:value-type="float" office:value="1335.25" calcext:value-type="float">
            <text:p>1335.25</text:p>
          </table:table-cell>
          <table:table-cell table:formula="of:=STDEV([.A60:.E60])/SQRT(COUNT([.A60:.E60]))" office:value-type="float" office:value="26.8520250632983" calcext:value-type="float">
            <text:p>26.852025063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661" calcext:value-type="float">
            <text:p>1661</text:p>
          </table:table-cell>
          <table:table-cell office:value-type="float" office:value="903" calcext:value-type="float">
            <text:p>903</text:p>
          </table:table-cell>
          <table:table-cell office:value-type="float" office:value="1393.5" calcext:value-type="float">
            <text:p>1393.5</text:p>
          </table:table-cell>
          <table:table-cell office:value-type="float" office:value="1333.5" calcext:value-type="float">
            <text:p>1333.5</text:p>
          </table:table-cell>
          <table:table-cell table:number-columns-repeated="2"/>
          <table:table-cell table:formula="of:=AVERAGE([.A61:.E61])" office:value-type="float" office:value="1355.4" calcext:value-type="float">
            <text:p>1355.4</text:p>
          </table:table-cell>
          <table:table-cell table:formula="of:=STDEV([.A61:.E61])/SQRT(COUNT([.A61:.E61]))" office:value-type="float" office:value="125.905659126189" calcext:value-type="float">
            <text:p>125.9056591262</text:p>
          </table:table-cell>
        </table:table-row>
        <table:table-row table:style-name="ro1">
          <table:table-cell office:value-type="float" office:value="1094.75" calcext:value-type="float">
            <text:p>1094.75</text:p>
          </table:table-cell>
          <table:table-cell office:value-type="float" office:value="1466.5" calcext:value-type="float">
            <text:p>1466.5</text:p>
          </table:table-cell>
          <table:table-cell office:value-type="float" office:value="937.25" calcext:value-type="float">
            <text:p>937.25</text:p>
          </table:table-cell>
          <table:table-cell office:value-type="float" office:value="1193.5" calcext:value-type="float">
            <text:p>1193.5</text:p>
          </table:table-cell>
          <table:table-cell office:value-type="float" office:value="1358.5" calcext:value-type="float">
            <text:p>1358.5</text:p>
          </table:table-cell>
          <table:table-cell table:number-columns-repeated="2"/>
          <table:table-cell table:formula="of:=AVERAGE([.A62:.E62])" office:value-type="float" office:value="1210.1" calcext:value-type="float">
            <text:p>1210.1</text:p>
          </table:table-cell>
          <table:table-cell table:formula="of:=STDEV([.A62:.E62])/SQRT(COUNT([.A62:.E62]))" office:value-type="float" office:value="93.7528199575885" calcext:value-type="float">
            <text:p>93.7528199576</text:p>
          </table:table-cell>
        </table:table-row>
        <table:table-row table:style-name="ro1">
          <table:table-cell office:value-type="float" office:value="1314.75" calcext:value-type="float">
            <text:p>1314.75</text:p>
          </table:table-cell>
          <table:table-cell office:value-type="float" office:value="1407.25" calcext:value-type="float">
            <text:p>1407.25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1348.5" calcext:value-type="float">
            <text:p>1348.5</text:p>
          </table:table-cell>
          <table:table-cell office:value-type="float" office:value="1408.5" calcext:value-type="float">
            <text:p>1408.5</text:p>
          </table:table-cell>
          <table:table-cell table:number-columns-repeated="2"/>
          <table:table-cell table:formula="of:=AVERAGE([.A63:.E63])" office:value-type="float" office:value="1360.75" calcext:value-type="float">
            <text:p>1360.75</text:p>
          </table:table-cell>
          <table:table-cell table:formula="of:=STDEV([.A63:.E63])/SQRT(COUNT([.A63:.E63]))" office:value-type="float" office:value="20.0054680025237" calcext:value-type="float">
            <text:p>20.005468002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787.25" calcext:value-type="float">
            <text:p>1787.25</text:p>
          </table:table-cell>
          <table:table-cell office:value-type="float" office:value="1260.75" calcext:value-type="float">
            <text:p>1260.7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482.25" calcext:value-type="float">
            <text:p>1482.25</text:p>
          </table:table-cell>
          <table:table-cell table:number-columns-repeated="2"/>
          <table:table-cell table:formula="of:=AVERAGE([.A64:.E64])" office:value-type="float" office:value="1473.95" calcext:value-type="float">
            <text:p>1473.95</text:p>
          </table:table-cell>
          <table:table-cell table:formula="of:=STDEV([.A64:.E64])/SQRT(COUNT([.A64:.E64]))" office:value-type="float" office:value="88.6167097674022" calcext:value-type="float">
            <text:p>88.616709767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368.5" calcext:value-type="float">
            <text:p>1368.5</text:p>
          </table:table-cell>
          <table:table-cell office:value-type="float" office:value="1070" calcext:value-type="float">
            <text:p>1070</text:p>
          </table:table-cell>
          <table:table-cell office:value-type="float" office:value="1193.25" calcext:value-type="float">
            <text:p>1193.25</text:p>
          </table:table-cell>
          <table:table-cell office:value-type="float" office:value="1451" calcext:value-type="float">
            <text:p>1451</text:p>
          </table:table-cell>
          <table:table-cell table:number-columns-repeated="2"/>
          <table:table-cell table:formula="of:=AVERAGE([.A65:.E65])" office:value-type="float" office:value="1229.75" calcext:value-type="float">
            <text:p>1229.75</text:p>
          </table:table-cell>
          <table:table-cell table:formula="of:=STDEV([.A65:.E65])/SQRT(COUNT([.A65:.E65]))" office:value-type="float" office:value="78.0607135504154" calcext:value-type="float">
            <text:p>78.0607135504</text:p>
          </table:table-cell>
        </table:table-row>
        <table:table-row table:style-name="ro1">
          <table:table-cell office:value-type="float" office:value="1038.5" calcext:value-type="float">
            <text:p>1038.5</text:p>
          </table:table-cell>
          <table:table-cell office:value-type="float" office:value="1185.25" calcext:value-type="float">
            <text:p>1185.25</text:p>
          </table:table-cell>
          <table:table-cell office:value-type="float" office:value="1093.5" calcext:value-type="float">
            <text:p>1093.5</text:p>
          </table:table-cell>
          <table:table-cell office:value-type="float" office:value="1276" calcext:value-type="float">
            <text:p>1276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table:formula="of:=AVERAGE([.A66:.E66])" office:value-type="float" office:value="1172.85" calcext:value-type="float">
            <text:p>1172.85</text:p>
          </table:table-cell>
          <table:table-cell table:formula="of:=STDEV([.A66:.E66])/SQRT(COUNT([.A66:.E66]))" office:value-type="float" office:value="47.3146119079508" calcext:value-type="float">
            <text:p>47.314611908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248.5" calcext:value-type="float">
            <text:p>1248.5</text:p>
          </table:table-cell>
          <table:table-cell office:value-type="float" office:value="1626" calcext:value-type="float">
            <text:p>1626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AVERAGE([.A67:.E67])" office:value-type="float" office:value="1358.75" calcext:value-type="float">
            <text:p>1358.75</text:p>
          </table:table-cell>
          <table:table-cell table:formula="of:=STDEV([.A67:.E67])/SQRT(COUNT([.A67:.E67]))" office:value-type="float" office:value="69.7275949678461" calcext:value-type="float">
            <text:p>69.727594967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18.5" calcext:value-type="float">
            <text:p>1318.5</text:p>
          </table:table-cell>
          <table:table-cell office:value-type="float" office:value="1328.5" calcext:value-type="float">
            <text:p>1328.5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formula="of:=AVERAGE([.A68:.E68])" office:value-type="float" office:value="1374.75" calcext:value-type="float">
            <text:p>1374.75</text:p>
          </table:table-cell>
          <table:table-cell table:formula="of:=STDEV([.A68:.E68])/SQRT(COUNT([.A68:.E68]))" office:value-type="float" office:value="63.6371550275466" calcext:value-type="float">
            <text:p>63.6371550275</text:p>
          </table:table-cell>
        </table:table-row>
        <table:table-row table:style-name="ro1">
          <table:table-cell office:value-type="float" office:value="1307.25" calcext:value-type="float">
            <text:p>1307.25</text:p>
          </table:table-cell>
          <table:table-cell office:value-type="float" office:value="1253.5" calcext:value-type="float">
            <text:p>1253.5</text:p>
          </table:table-cell>
          <table:table-cell office:value-type="float" office:value="1059.5" calcext:value-type="float">
            <text:p>1059.5</text:p>
          </table:table-cell>
          <table:table-cell office:value-type="float" office:value="1484.75" calcext:value-type="float">
            <text:p>1484.75</text:p>
          </table:table-cell>
          <table:table-cell office:value-type="float" office:value="1558.5" calcext:value-type="float">
            <text:p>1558.5</text:p>
          </table:table-cell>
          <table:table-cell table:number-columns-repeated="2"/>
          <table:table-cell table:formula="of:=AVERAGE([.A69:.E69])" office:value-type="float" office:value="1332.7" calcext:value-type="float">
            <text:p>1332.7</text:p>
          </table:table-cell>
          <table:table-cell table:formula="of:=STDEV([.A69:.E69])/SQRT(COUNT([.A69:.E69]))" office:value-type="float" office:value="88.2222831828785" calcext:value-type="float">
            <text:p>88.2222831829</text:p>
          </table:table-cell>
        </table:table-row>
        <table:table-row table:style-name="ro1">
          <table:table-cell office:value-type="float" office:value="1189.75" calcext:value-type="float">
            <text:p>1189.75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250.75" calcext:value-type="float">
            <text:p>1250.75</text:p>
          </table:table-cell>
          <table:table-cell office:value-type="float" office:value="1288.5" calcext:value-type="float">
            <text:p>1288.5</text:p>
          </table:table-cell>
          <table:table-cell office:value-type="float" office:value="1220.25" calcext:value-type="float">
            <text:p>1220.25</text:p>
          </table:table-cell>
          <table:table-cell table:number-columns-repeated="2"/>
          <table:table-cell table:formula="of:=AVERAGE([.A70:.E70])" office:value-type="float" office:value="1279.8" calcext:value-type="float">
            <text:p>1279.8</text:p>
          </table:table-cell>
          <table:table-cell table:formula="of:=STDEV([.A70:.E70])/SQRT(COUNT([.A70:.E70]))" office:value-type="float" office:value="45.5290017461398" calcext:value-type="float">
            <text:p>45.5290017461</text:p>
          </table:table-cell>
        </table:table-row>
        <table:table-row table:style-name="ro1">
          <table:table-cell office:value-type="float" office:value="1234.75" calcext:value-type="float">
            <text:p>1234.75</text:p>
          </table:table-cell>
          <table:table-cell office:value-type="float" office:value="1318.5" calcext:value-type="float">
            <text:p>1318.5</text:p>
          </table:table-cell>
          <table:table-cell office:value-type="float" office:value="1183.5" calcext:value-type="float">
            <text:p>1183.5</text:p>
          </table:table-cell>
          <table:table-cell office:value-type="float" office:value="1444.5" calcext:value-type="float">
            <text:p>1444.5</text:p>
          </table:table-cell>
          <table:table-cell office:value-type="float" office:value="1212.25" calcext:value-type="float">
            <text:p>1212.25</text:p>
          </table:table-cell>
          <table:table-cell table:number-columns-repeated="2"/>
          <table:table-cell table:formula="of:=AVERAGE([.A71:.E71])" office:value-type="float" office:value="1278.7" calcext:value-type="float">
            <text:p>1278.7</text:p>
          </table:table-cell>
          <table:table-cell table:formula="of:=STDEV([.A71:.E71])/SQRT(COUNT([.A71:.E71]))" office:value-type="float" office:value="47.161385157775" calcext:value-type="float">
            <text:p>47.1613851578</text:p>
          </table:table-cell>
        </table:table-row>
        <table:table-row table:style-name="ro1">
          <table:table-cell office:value-type="float" office:value="927.25" calcext:value-type="float">
            <text:p>927.25</text:p>
          </table:table-cell>
          <table:table-cell office:value-type="float" office:value="1271" calcext:value-type="float">
            <text:p>1271</text:p>
          </table:table-cell>
          <table:table-cell office:value-type="float" office:value="1319.75" calcext:value-type="float">
            <text:p>1319.75</text:p>
          </table:table-cell>
          <table:table-cell office:value-type="float" office:value="1487.25" calcext:value-type="float">
            <text:p>1487.25</text:p>
          </table:table-cell>
          <table:table-cell office:value-type="float" office:value="1334.75" calcext:value-type="float">
            <text:p>1334.75</text:p>
          </table:table-cell>
          <table:table-cell table:number-columns-repeated="2"/>
          <table:table-cell table:formula="of:=AVERAGE([.A72:.E72])" office:value-type="float" office:value="1268" calcext:value-type="float">
            <text:p>1268</text:p>
          </table:table-cell>
          <table:table-cell table:formula="of:=STDEV([.A72:.E72])/SQRT(COUNT([.A72:.E72]))" office:value-type="float" office:value="92.5537006283379" calcext:value-type="float">
            <text:p>92.5537006283</text:p>
          </table:table-cell>
        </table:table-row>
        <table:table-row table:style-name="ro1">
          <table:table-cell office:value-type="float" office:value="1623.5" calcext:value-type="float">
            <text:p>1623.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354.75" calcext:value-type="float">
            <text:p>1354.75</text:p>
          </table:table-cell>
          <table:table-cell office:value-type="float" office:value="1398" calcext:value-type="float">
            <text:p>1398</text:p>
          </table:table-cell>
          <table:table-cell office:value-type="float" office:value="1408.5" calcext:value-type="float">
            <text:p>1408.5</text:p>
          </table:table-cell>
          <table:table-cell table:number-columns-repeated="2"/>
          <table:table-cell table:formula="of:=AVERAGE([.A73:.E73])" office:value-type="float" office:value="1401.9" calcext:value-type="float">
            <text:p>1401.9</text:p>
          </table:table-cell>
          <table:table-cell table:formula="of:=STDEV([.A73:.E73])/SQRT(COUNT([.A73:.E73]))" office:value-type="float" office:value="64.3313978551687" calcext:value-type="float">
            <text:p>64.3313978552</text:p>
          </table:table-cell>
        </table:table-row>
        <table:table-row table:style-name="ro1">
          <table:table-cell office:value-type="float" office:value="1199.75" calcext:value-type="float">
            <text:p>1199.75</text:p>
          </table:table-cell>
          <table:table-cell office:value-type="float" office:value="1334.75" calcext:value-type="float">
            <text:p>1334.75</text:p>
          </table:table-cell>
          <table:table-cell office:value-type="float" office:value="1286" calcext:value-type="float">
            <text:p>1286</text:p>
          </table:table-cell>
          <table:table-cell office:value-type="float" office:value="1322.25" calcext:value-type="float">
            <text:p>1322.25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table:formula="of:=AVERAGE([.A74:.E74])" office:value-type="float" office:value="1347.75" calcext:value-type="float">
            <text:p>1347.75</text:p>
          </table:table-cell>
          <table:table-cell table:formula="of:=STDEV([.A74:.E74])/SQRT(COUNT([.A74:.E74]))" office:value-type="float" office:value="66.3944180635692" calcext:value-type="float">
            <text:p>66.3944180636</text:p>
          </table:table-cell>
        </table:table-row>
        <table:table-row table:style-name="ro1">
          <table:table-cell office:value-type="float" office:value="1343.5" calcext:value-type="float">
            <text:p>1343.5</text:p>
          </table:table-cell>
          <table:table-cell office:value-type="float" office:value="1534.75" calcext:value-type="float">
            <text:p>1534.75</text:p>
          </table:table-cell>
          <table:table-cell office:value-type="float" office:value="1198.5" calcext:value-type="float">
            <text:p>1198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039.75" calcext:value-type="float">
            <text:p>1039.75</text:p>
          </table:table-cell>
          <table:table-cell table:number-columns-repeated="2"/>
          <table:table-cell table:formula="of:=AVERAGE([.A75:.E75])" office:value-type="float" office:value="1297" calcext:value-type="float">
            <text:p>1297</text:p>
          </table:table-cell>
          <table:table-cell table:formula="of:=STDEV([.A75:.E75])/SQRT(COUNT([.A75:.E75]))" office:value-type="float" office:value="83.5701426946251" calcext:value-type="float">
            <text:p>83.5701426946</text:p>
          </table:table-cell>
        </table:table-row>
        <table:table-row table:style-name="ro1">
          <table:table-cell office:value-type="float" office:value="1627.25" calcext:value-type="float">
            <text:p>1627.25</text:p>
          </table:table-cell>
          <table:table-cell office:value-type="float" office:value="1688.5" calcext:value-type="float">
            <text:p>1688.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1540.75" calcext:value-type="float">
            <text:p>1540.75</text:p>
          </table:table-cell>
          <table:table-cell office:value-type="float" office:value="1508.5" calcext:value-type="float">
            <text:p>1508.5</text:p>
          </table:table-cell>
          <table:table-cell table:number-columns-repeated="2"/>
          <table:table-cell table:formula="of:=AVERAGE([.A76:.E76])" office:value-type="float" office:value="1490.45" calcext:value-type="float">
            <text:p>1490.45</text:p>
          </table:table-cell>
          <table:table-cell table:formula="of:=STDEV([.A76:.E76])/SQRT(COUNT([.A76:.E76]))" office:value-type="float" office:value="105.679746167371" calcext:value-type="float">
            <text:p>105.6797461674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593.5" calcext:value-type="float">
            <text:p>1593.5</text:p>
          </table:table-cell>
          <table:table-cell office:value-type="float" office:value="1443.5" calcext:value-type="float">
            <text:p>1443.5</text:p>
          </table:table-cell>
          <table:table-cell office:value-type="float" office:value="1131" calcext:value-type="float">
            <text:p>1131</text:p>
          </table:table-cell>
          <table:table-cell office:value-type="float" office:value="1407.5" calcext:value-type="float">
            <text:p>1407.5</text:p>
          </table:table-cell>
          <table:table-cell table:number-columns-repeated="2"/>
          <table:table-cell table:formula="of:=AVERAGE([.A77:.E77])" office:value-type="float" office:value="1424.55" calcext:value-type="float">
            <text:p>1424.55</text:p>
          </table:table-cell>
          <table:table-cell table:formula="of:=STDEV([.A77:.E77])/SQRT(COUNT([.A77:.E77]))" office:value-type="float" office:value="80.7529566022198" calcext:value-type="float">
            <text:p>80.7529566022</text:p>
          </table:table-cell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342.25" calcext:value-type="float">
            <text:p>1342.25</text:p>
          </table:table-cell>
          <table:table-cell table:number-columns-repeated="2"/>
          <table:table-cell table:formula="of:=AVERAGE([.A78:.E78])" office:value-type="float" office:value="1343.75" calcext:value-type="float">
            <text:p>1343.75</text:p>
          </table:table-cell>
          <table:table-cell table:formula="of:=STDEV([.A78:.E78])/SQRT(COUNT([.A78:.E78]))" office:value-type="float" office:value="66.9309345519693" calcext:value-type="float">
            <text:p>66.930934552</text:p>
          </table:table-cell>
        </table:table-row>
        <table:table-row table:style-name="ro1">
          <table:table-cell office:value-type="float" office:value="1407.25" calcext:value-type="float">
            <text:p>1407.25</text:p>
          </table:table-cell>
          <table:table-cell office:value-type="float" office:value="1569.75" calcext:value-type="float">
            <text:p>1569.75</text:p>
          </table:table-cell>
          <table:table-cell office:value-type="float" office:value="1228.5" calcext:value-type="float">
            <text:p>1228.5</text:p>
          </table:table-cell>
          <table:table-cell office:value-type="float" office:value="1473.5" calcext:value-type="float">
            <text:p>1473.5</text:p>
          </table:table-cell>
          <table:table-cell office:value-type="float" office:value="1289.75" calcext:value-type="float">
            <text:p>1289.75</text:p>
          </table:table-cell>
          <table:table-cell table:number-columns-repeated="2"/>
          <table:table-cell table:formula="of:=AVERAGE([.A79:.E79])" office:value-type="float" office:value="1393.75" calcext:value-type="float">
            <text:p>1393.75</text:p>
          </table:table-cell>
          <table:table-cell table:formula="of:=STDEV([.A79:.E79])/SQRT(COUNT([.A79:.E79]))" office:value-type="float" office:value="61.4987296616768" calcext:value-type="float">
            <text:p>61.498729661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279.5" calcext:value-type="float">
            <text:p>1279.5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1533.5" calcext:value-type="float">
            <text:p>1533.5</text:p>
          </table:table-cell>
          <table:table-cell office:value-type="float" office:value="1252.25" calcext:value-type="float">
            <text:p>1252.25</text:p>
          </table:table-cell>
          <table:table-cell table:number-columns-repeated="2"/>
          <table:table-cell table:formula="of:=AVERAGE([.A80:.E80])" office:value-type="float" office:value="1341.2" calcext:value-type="float">
            <text:p>1341.2</text:p>
          </table:table-cell>
          <table:table-cell table:formula="of:=STDEV([.A80:.E80])/SQRT(COUNT([.A80:.E80]))" office:value-type="float" office:value="49.8015687503918" calcext:value-type="float">
            <text:p>49.8015687504</text:p>
          </table:table-cell>
        </table:table-row>
        <table:table-row table:style-name="ro1">
          <table:table-cell office:value-type="float" office:value="1304.75" calcext:value-type="float">
            <text:p>1304.75</text:p>
          </table:table-cell>
          <table:table-cell office:value-type="float" office:value="1163.5" calcext:value-type="float">
            <text:p>1163.5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1526.75" calcext:value-type="float">
            <text:p>1526.75</text:p>
          </table:table-cell>
          <table:table-cell office:value-type="float" office:value="1189.75" calcext:value-type="float">
            <text:p>1189.75</text:p>
          </table:table-cell>
          <table:table-cell table:number-columns-repeated="2"/>
          <table:table-cell table:formula="of:=AVERAGE([.A81:.E81])" office:value-type="float" office:value="1260.4" calcext:value-type="float">
            <text:p>1260.4</text:p>
          </table:table-cell>
          <table:table-cell table:formula="of:=STDEV([.A81:.E81])/SQRT(COUNT([.A81:.E81]))" office:value-type="float" office:value="73.4105578237899" calcext:value-type="float">
            <text:p>73.410557823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3.5" calcext:value-type="float">
            <text:p>1443.5</text:p>
          </table:table-cell>
          <table:table-cell office:value-type="float" office:value="1318.5" calcext:value-type="float">
            <text:p>1318.5</text:p>
          </table:table-cell>
          <table:table-cell office:value-type="float" office:value="1228.75" calcext:value-type="float">
            <text:p>1228.75</text:p>
          </table:table-cell>
          <table:table-cell office:value-type="float" office:value="1202.5" calcext:value-type="float">
            <text:p>1202.5</text:p>
          </table:table-cell>
          <table:table-cell table:number-columns-repeated="2"/>
          <table:table-cell table:formula="of:=AVERAGE([.A82:.E82])" office:value-type="float" office:value="1337.85" calcext:value-type="float">
            <text:p>1337.85</text:p>
          </table:table-cell>
          <table:table-cell table:formula="of:=STDEV([.A82:.E82])/SQRT(COUNT([.A82:.E82]))" office:value-type="float" office:value="57.7798407751354" calcext:value-type="float">
            <text:p>57.7798407751</text:p>
          </table:table-cell>
        </table:table-row>
        <table:table-row table:style-name="ro1">
          <table:table-cell office:value-type="float" office:value="1253.5" calcext:value-type="float">
            <text:p>1253.5</text:p>
          </table:table-cell>
          <table:table-cell office:value-type="float" office:value="1712.25" calcext:value-type="float">
            <text:p>1712.25</text:p>
          </table:table-cell>
          <table:table-cell office:value-type="float" office:value="1033.25" calcext:value-type="float">
            <text:p>1033.25</text:p>
          </table:table-cell>
          <table:table-cell office:value-type="float" office:value="1504.75" calcext:value-type="float">
            <text:p>1504.75</text:p>
          </table:table-cell>
          <table:table-cell office:value-type="float" office:value="1112.25" calcext:value-type="float">
            <text:p>1112.25</text:p>
          </table:table-cell>
          <table:table-cell table:number-columns-repeated="2"/>
          <table:table-cell table:formula="of:=AVERAGE([.A83:.E83])" office:value-type="float" office:value="1323.2" calcext:value-type="float">
            <text:p>1323.2</text:p>
          </table:table-cell>
          <table:table-cell table:formula="of:=STDEV([.A83:.E83])/SQRT(COUNT([.A83:.E83]))" office:value-type="float" office:value="126.045487820866" calcext:value-type="float">
            <text:p>126.0454878209</text:p>
          </table:table-cell>
        </table:table-row>
        <table:table-row table:style-name="ro1">
          <table:table-cell office:value-type="float" office:value="952.25" calcext:value-type="float">
            <text:p>952.25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237.25" calcext:value-type="float">
            <text:p>1237.25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269.75" calcext:value-type="float">
            <text:p>1269.75</text:p>
          </table:table-cell>
          <table:table-cell table:number-columns-repeated="2"/>
          <table:table-cell table:formula="of:=AVERAGE([.A84:.E84])" office:value-type="float" office:value="1239.75" calcext:value-type="float">
            <text:p>1239.75</text:p>
          </table:table-cell>
          <table:table-cell table:formula="of:=STDEV([.A84:.E84])/SQRT(COUNT([.A84:.E84]))" office:value-type="float" office:value="80.6729508571491" calcext:value-type="float">
            <text:p>80.6729508571</text:p>
          </table:table-cell>
        </table:table-row>
        <table:table-row table:style-name="ro1">
          <table:table-cell office:value-type="float" office:value="1007.25" calcext:value-type="float">
            <text:p>1007.25</text:p>
          </table:table-cell>
          <table:table-cell office:value-type="float" office:value="1543.5" calcext:value-type="float">
            <text:p>1543.5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1533.5" calcext:value-type="float">
            <text:p>1533.5</text:p>
          </table:table-cell>
          <table:table-cell table:number-columns-repeated="2"/>
          <table:table-cell table:formula="of:=AVERAGE([.A85:.E85])" office:value-type="float" office:value="1343.25" calcext:value-type="float">
            <text:p>1343.25</text:p>
          </table:table-cell>
          <table:table-cell table:formula="of:=STDEV([.A85:.E85])/SQRT(COUNT([.A85:.E85]))" office:value-type="float" office:value="97.8722062181087" calcext:value-type="float">
            <text:p>97.8722062181</text:p>
          </table:table-cell>
        </table:table-row>
        <table:table-row table:style-name="ro1">
          <table:table-cell office:value-type="float" office:value="1293.5" calcext:value-type="float">
            <text:p>1293.5</text:p>
          </table:table-cell>
          <table:table-cell office:value-type="float" office:value="1229.5" calcext:value-type="float">
            <text:p>1229.5</text:p>
          </table:table-cell>
          <table:table-cell office:value-type="float" office:value="993.75" calcext:value-type="float">
            <text:p>993.75</text:p>
          </table:table-cell>
          <table:table-cell office:value-type="float" office:value="1321" calcext:value-type="float">
            <text:p>1321</text:p>
          </table:table-cell>
          <table:table-cell office:value-type="float" office:value="1119.75" calcext:value-type="float">
            <text:p>1119.75</text:p>
          </table:table-cell>
          <table:table-cell table:number-columns-repeated="2"/>
          <table:table-cell table:formula="of:=AVERAGE([.A86:.E86])" office:value-type="float" office:value="1191.5" calcext:value-type="float">
            <text:p>1191.5</text:p>
          </table:table-cell>
          <table:table-cell table:formula="of:=STDEV([.A86:.E86])/SQRT(COUNT([.A86:.E86]))" office:value-type="float" office:value="60.3619809979759" calcext:value-type="float">
            <text:p>60.361980998</text:p>
          </table:table-cell>
        </table:table-row>
        <table:table-row table:style-name="ro1">
          <table:table-cell office:value-type="float" office:value="1239.75" calcext:value-type="float">
            <text:p>1239.75</text:p>
          </table:table-cell>
          <table:table-cell office:value-type="float" office:value="1471" calcext:value-type="float">
            <text:p>1471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269.75" calcext:value-type="float">
            <text:p>1269.75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table:formula="of:=AVERAGE([.A87:.E87])" office:value-type="float" office:value="1330.25" calcext:value-type="float">
            <text:p>1330.25</text:p>
          </table:table-cell>
          <table:table-cell table:formula="of:=STDEV([.A87:.E87])/SQRT(COUNT([.A87:.E87]))" office:value-type="float" office:value="53.7944583577156" calcext:value-type="float">
            <text:p>53.7944583577</text:p>
          </table:table-cell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1235" calcext:value-type="float">
            <text:p>123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11" calcext:value-type="float">
            <text:p>1411</text:p>
          </table:table-cell>
          <table:table-cell office:value-type="float" office:value="1057.25" calcext:value-type="float">
            <text:p>1057.25</text:p>
          </table:table-cell>
          <table:table-cell table:number-columns-repeated="2"/>
          <table:table-cell table:formula="of:=AVERAGE([.A88:.E88])" office:value-type="float" office:value="1304.05" calcext:value-type="float">
            <text:p>1304.05</text:p>
          </table:table-cell>
          <table:table-cell table:formula="of:=STDEV([.A88:.E88])/SQRT(COUNT([.A88:.E88]))" office:value-type="float" office:value="75.2947707347595" calcext:value-type="float">
            <text:p>75.2947707348</text:p>
          </table:table-cell>
        </table:table-row>
        <table:table-row table:style-name="ro1">
          <table:table-cell office:value-type="float" office:value="1187.25" calcext:value-type="float">
            <text:p>1187.25</text:p>
          </table:table-cell>
          <table:table-cell office:value-type="float" office:value="1482.25" calcext:value-type="float">
            <text:p>1482.25</text:p>
          </table:table-cell>
          <table:table-cell office:value-type="float" office:value="1002.75" calcext:value-type="float">
            <text:p>1002.75</text:p>
          </table:table-cell>
          <table:table-cell office:value-type="float" office:value="1321" calcext:value-type="float">
            <text:p>1321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table:formula="of:=AVERAGE([.A89:.E89])" office:value-type="float" office:value="1300.85" calcext:value-type="float">
            <text:p>1300.85</text:p>
          </table:table-cell>
          <table:table-cell table:formula="of:=STDEV([.A89:.E89])/SQRT(COUNT([.A89:.E89]))" office:value-type="float" office:value="94.668784454011" calcext:value-type="float">
            <text:p>94.668784454</text:p>
          </table:table-cell>
        </table:table-row>
        <table:table-row table:style-name="ro1">
          <table:table-cell office:value-type="float" office:value="1094.75" calcext:value-type="float">
            <text:p>1094.75</text:p>
          </table:table-cell>
          <table:table-cell office:value-type="float" office:value="1613.5" calcext:value-type="float">
            <text:p>1613.5</text:p>
          </table:table-cell>
          <table:table-cell office:value-type="float" office:value="1383.5" calcext:value-type="float">
            <text:p>1383.5</text:p>
          </table:table-cell>
          <table:table-cell office:value-type="float" office:value="1286" calcext:value-type="float">
            <text:p>128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A90:.E90])" office:value-type="float" office:value="1326.75" calcext:value-type="float">
            <text:p>1326.75</text:p>
          </table:table-cell>
          <table:table-cell table:formula="of:=STDEV([.A90:.E90])/SQRT(COUNT([.A90:.E90]))" office:value-type="float" office:value="85.4213819836696" calcext:value-type="float">
            <text:p>85.4213819837</text:p>
          </table:table-cell>
        </table:table-row>
        <table:table-row table:style-name="ro1">
          <table:table-cell office:value-type="float" office:value="1058.5" calcext:value-type="float">
            <text:p>1058.5</text:p>
          </table:table-cell>
          <table:table-cell office:value-type="float" office:value="1455.75" calcext:value-type="float">
            <text:p>1455.75</text:p>
          </table:table-cell>
          <table:table-cell office:value-type="float" office:value="971" calcext:value-type="float">
            <text:p>971</text:p>
          </table:table-cell>
          <table:table-cell office:value-type="float" office:value="1676" calcext:value-type="float">
            <text:p>1676</text:p>
          </table:table-cell>
          <table:table-cell office:value-type="float" office:value="1503.5" calcext:value-type="float">
            <text:p>1503.5</text:p>
          </table:table-cell>
          <table:table-cell table:number-columns-repeated="2"/>
          <table:table-cell table:formula="of:=AVERAGE([.A91:.E91])" office:value-type="float" office:value="1332.95" calcext:value-type="float">
            <text:p>1332.95</text:p>
          </table:table-cell>
          <table:table-cell table:formula="of:=STDEV([.A91:.E91])/SQRT(COUNT([.A91:.E91]))" office:value-type="float" office:value="135.679963517094" calcext:value-type="float">
            <text:p>135.6799635171</text:p>
          </table:table-cell>
        </table:table-row>
        <table:table-row table:style-name="ro1">
          <table:table-cell office:value-type="float" office:value="1259.75" calcext:value-type="float">
            <text:p>1259.75</text:p>
          </table:table-cell>
          <table:table-cell office:value-type="float" office:value="1291" calcext:value-type="float">
            <text:p>1291</text:p>
          </table:table-cell>
          <table:table-cell office:value-type="float" office:value="1201" calcext:value-type="float">
            <text:p>1201</text:p>
          </table:table-cell>
          <table:table-cell office:value-type="float" office:value="1403.5" calcext:value-type="float">
            <text:p>1403.5</text:p>
          </table:table-cell>
          <table:table-cell office:value-type="float" office:value="1118.5" calcext:value-type="float">
            <text:p>1118.5</text:p>
          </table:table-cell>
          <table:table-cell table:number-columns-repeated="2"/>
          <table:table-cell table:formula="of:=AVERAGE([.A92:.E92])" office:value-type="float" office:value="1254.75" calcext:value-type="float">
            <text:p>1254.75</text:p>
          </table:table-cell>
          <table:table-cell table:formula="of:=STDEV([.A92:.E92])/SQRT(COUNT([.A92:.E92]))" office:value-type="float" office:value="47.391323045469" calcext:value-type="float">
            <text:p>47.391323045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11" calcext:value-type="float">
            <text:p>1511</text:p>
          </table:table-cell>
          <table:table-cell office:value-type="float" office:value="1315.25" calcext:value-type="float">
            <text:p>1315.25</text:p>
          </table:table-cell>
          <table:table-cell office:value-type="float" office:value="1307.25" calcext:value-type="float">
            <text:p>1307.25</text:p>
          </table:table-cell>
          <table:table-cell office:value-type="float" office:value="1164.75" calcext:value-type="float">
            <text:p>1164.75</text:p>
          </table:table-cell>
          <table:table-cell table:number-columns-repeated="2"/>
          <table:table-cell table:formula="of:=AVERAGE([.A93:.E93])" office:value-type="float" office:value="1363.85" calcext:value-type="float">
            <text:p>1363.85</text:p>
          </table:table-cell>
          <table:table-cell table:formula="of:=STDEV([.A93:.E93])/SQRT(COUNT([.A93:.E93]))" office:value-type="float" office:value="67.6592842853071" calcext:value-type="float">
            <text:p>67.6592842853</text:p>
          </table:table-cell>
        </table:table-row>
        <table:table-row table:style-name="ro1">
          <table:table-cell office:value-type="float" office:value="1333.75" calcext:value-type="float">
            <text:p>1333.7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578.5" calcext:value-type="float">
            <text:p>1578.5</text:p>
          </table:table-cell>
          <table:table-cell office:value-type="float" office:value="1434.75" calcext:value-type="float">
            <text:p>1434.75</text:p>
          </table:table-cell>
          <table:table-cell table:number-columns-repeated="2"/>
          <table:table-cell table:formula="of:=AVERAGE([.A94:.E94])" office:value-type="float" office:value="1419.55" calcext:value-type="float">
            <text:p>1419.55</text:p>
          </table:table-cell>
          <table:table-cell table:formula="of:=STDEV([.A94:.E94])/SQRT(COUNT([.A94:.E94]))" office:value-type="float" office:value="45.9035265529785" calcext:value-type="float">
            <text:p>45.903526553</text:p>
          </table:table-cell>
        </table:table-row>
        <table:table-row table:style-name="ro1">
          <table:table-cell office:value-type="float" office:value="1439.75" calcext:value-type="float">
            <text:p>1439.75</text:p>
          </table:table-cell>
          <table:table-cell office:value-type="float" office:value="1244.25" calcext:value-type="float">
            <text:p>1244.25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1651" calcext:value-type="float">
            <text:p>1651</text:p>
          </table:table-cell>
          <table:table-cell office:value-type="float" office:value="1202.25" calcext:value-type="float">
            <text:p>1202.25</text:p>
          </table:table-cell>
          <table:table-cell table:number-columns-repeated="2"/>
          <table:table-cell table:formula="of:=AVERAGE([.A95:.E95])" office:value-type="float" office:value="1339.9" calcext:value-type="float">
            <text:p>1339.9</text:p>
          </table:table-cell>
          <table:table-cell table:formula="of:=STDEV([.A95:.E95])/SQRT(COUNT([.A95:.E95]))" office:value-type="float" office:value="91.2165555148845" calcext:value-type="float">
            <text:p>91.216555514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466" calcext:value-type="float">
            <text:p>1466</text:p>
          </table:table-cell>
          <table:table-cell office:value-type="float" office:value="1258.5" calcext:value-type="float">
            <text:p>1258.5</text:p>
          </table:table-cell>
          <table:table-cell table:number-columns-repeated="2"/>
          <table:table-cell table:formula="of:=AVERAGE([.A96:.E96])" office:value-type="float" office:value="1407.5" calcext:value-type="float">
            <text:p>1407.5</text:p>
          </table:table-cell>
          <table:table-cell table:formula="of:=STDEV([.A96:.E96])/SQRT(COUNT([.A96:.E96]))" office:value-type="float" office:value="53.419624203096" calcext:value-type="float">
            <text:p>53.419624203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618.5" calcext:value-type="float">
            <text:p>1618.5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499.75" calcext:value-type="float">
            <text:p>1499.75</text:p>
          </table:table-cell>
          <table:table-cell table:number-columns-repeated="2"/>
          <table:table-cell table:formula="of:=AVERAGE([.A97:.E97])" office:value-type="float" office:value="1405.75" calcext:value-type="float">
            <text:p>1405.75</text:p>
          </table:table-cell>
          <table:table-cell table:formula="of:=STDEV([.A97:.E97])/SQRT(COUNT([.A97:.E97]))" office:value-type="float" office:value="86.4900644582949" calcext:value-type="float">
            <text:p>86.4900644583</text:p>
          </table:table-cell>
        </table:table-row>
        <table:table-row table:style-name="ro1">
          <table:table-cell office:value-type="float" office:value="1379.75" calcext:value-type="float">
            <text:p>1379.75</text:p>
          </table:table-cell>
          <table:table-cell office:value-type="float" office:value="1156" calcext:value-type="float">
            <text:p>1156</text:p>
          </table:table-cell>
          <table:table-cell office:value-type="float" office:value="1302.25" calcext:value-type="float">
            <text:p>1302.25</text:p>
          </table:table-cell>
          <table:table-cell office:value-type="float" office:value="1434.75" calcext:value-type="float">
            <text:p>1434.75</text:p>
          </table:table-cell>
          <table:table-cell office:value-type="float" office:value="1208.5" calcext:value-type="float">
            <text:p>1208.5</text:p>
          </table:table-cell>
          <table:table-cell table:number-columns-repeated="2"/>
          <table:table-cell table:formula="of:=AVERAGE([.A98:.E98])" office:value-type="float" office:value="1296.25" calcext:value-type="float">
            <text:p>1296.25</text:p>
          </table:table-cell>
          <table:table-cell table:formula="of:=STDEV([.A98:.E98])/SQRT(COUNT([.A98:.E98]))" office:value-type="float" office:value="51.749698066752" calcext:value-type="float">
            <text:p>51.7496980668</text:p>
          </table:table-cell>
        </table:table-row>
        <table:table-row table:style-name="ro1">
          <table:table-cell office:value-type="float" office:value="1514.75" calcext:value-type="float">
            <text:p>1514.7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table:formula="of:=AVERAGE([.A99:.E99])" office:value-type="float" office:value="1332.3" calcext:value-type="float">
            <text:p>1332.3</text:p>
          </table:table-cell>
          <table:table-cell table:formula="of:=STDEV([.A99:.E99])/SQRT(COUNT([.A99:.E99]))" office:value-type="float" office:value="81.6742921609976" calcext:value-type="float">
            <text:p>81.67429216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33.5" calcext:value-type="float">
            <text:p>1333.5</text:p>
          </table:table-cell>
          <table:table-cell office:value-type="float" office:value="1101" calcext:value-type="float">
            <text:p>1101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183.5" calcext:value-type="float">
            <text:p>1183.5</text:p>
          </table:table-cell>
          <table:table-cell table:number-columns-repeated="2"/>
          <table:table-cell table:formula="of:=AVERAGE([.A100:.E100])" office:value-type="float" office:value="1335.75" calcext:value-type="float">
            <text:p>1335.75</text:p>
          </table:table-cell>
          <table:table-cell table:formula="of:=STDEV([.A100:.E100])/SQRT(COUNT([.A100:.E100]))" office:value-type="float" office:value="87.8140791672953" calcext:value-type="float">
            <text:p>87.8140791673</text:p>
          </table:table-cell>
        </table:table-row>
        <table:table-row table:style-name="ro1">
          <table:table-cell office:value-type="float" office:value="1362.25" calcext:value-type="float">
            <text:p>1362.2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676" calcext:value-type="float">
            <text:p>1676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table:formula="of:=AVERAGE([.A101:.E101])" office:value-type="float" office:value="1322.5" calcext:value-type="float">
            <text:p>1322.5</text:p>
          </table:table-cell>
          <table:table-cell table:formula="of:=STDEV([.A101:.E101])/SQRT(COUNT([.A101:.E101]))" office:value-type="float" office:value="131.48871149266" calcext:value-type="float">
            <text:p>131.4887114927</text:p>
          </table:table-cell>
        </table:table-row>
        <table:table-row table:style-name="ro1">
          <table:table-cell office:value-type="float" office:value="1277.25" calcext:value-type="float">
            <text:p>1277.25</text:p>
          </table:table-cell>
          <table:table-cell office:value-type="float" office:value="1681" calcext:value-type="float">
            <text:p>1681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1651" calcext:value-type="float">
            <text:p>1651</text:p>
          </table:table-cell>
          <table:table-cell office:value-type="float" office:value="1033.5" calcext:value-type="float">
            <text:p>1033.5</text:p>
          </table:table-cell>
          <table:table-cell table:number-columns-repeated="2"/>
          <table:table-cell table:formula="of:=AVERAGE([.A102:.E102])" office:value-type="float" office:value="1384.4" calcext:value-type="float">
            <text:p>1384.4</text:p>
          </table:table-cell>
          <table:table-cell table:formula="of:=STDEV([.A102:.E102])/SQRT(COUNT([.A102:.E102]))" office:value-type="float" office:value="123.43329676388" calcext:value-type="float">
            <text:p>123.4332967639</text:p>
          </table:table-cell>
        </table:table-row>
        <table:table-row table:style-name="ro1">
          <table:table-cell office:value-type="float" office:value="1378.5" calcext:value-type="float">
            <text:p>1378.5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1371" calcext:value-type="float">
            <text:p>1371</text:p>
          </table:table-cell>
          <table:table-cell office:value-type="float" office:value="1531" calcext:value-type="float">
            <text:p>1531</text:p>
          </table:table-cell>
          <table:table-cell office:value-type="float" office:value="1152.25" calcext:value-type="float">
            <text:p>1152.25</text:p>
          </table:table-cell>
          <table:table-cell table:number-columns-repeated="2"/>
          <table:table-cell table:formula="of:=AVERAGE([.A103:.E103])" office:value-type="float" office:value="1361" calcext:value-type="float">
            <text:p>1361</text:p>
          </table:table-cell>
          <table:table-cell table:formula="of:=STDEV([.A103:.E103])/SQRT(COUNT([.A103:.E103]))" office:value-type="float" office:value="60.419109146031" calcext:value-type="float">
            <text:p>60.419109146</text:p>
          </table:table-cell>
        </table:table-row>
        <table:table-row table:style-name="ro1">
          <table:table-cell office:value-type="float" office:value="1542.25" calcext:value-type="float">
            <text:p>1542.2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214.25" calcext:value-type="float">
            <text:p>1214.25</text:p>
          </table:table-cell>
          <table:table-cell office:value-type="float" office:value="1662.25" calcext:value-type="float">
            <text:p>1662.25</text:p>
          </table:table-cell>
          <table:table-cell office:value-type="float" office:value="1496.75" calcext:value-type="float">
            <text:p>1496.75</text:p>
          </table:table-cell>
          <table:table-cell table:number-columns-repeated="2"/>
          <table:table-cell table:formula="of:=AVERAGE([.A104:.E104])" office:value-type="float" office:value="1423.55" calcext:value-type="float">
            <text:p>1423.55</text:p>
          </table:table-cell>
          <table:table-cell table:formula="of:=STDEV([.A104:.E104])/SQRT(COUNT([.A104:.E104]))" office:value-type="float" office:value="91.9798347465356" calcext:value-type="float">
            <text:p>91.9798347465</text:p>
          </table:table-cell>
        </table:table-row>
        <table:table-row table:style-name="ro1">
          <table:table-cell office:value-type="float" office:value="1622.25" calcext:value-type="float">
            <text:p>1622.25</text:p>
          </table:table-cell>
          <table:table-cell office:value-type="float" office:value="1481" calcext:value-type="float">
            <text:p>1481</text:p>
          </table:table-cell>
          <table:table-cell office:value-type="float" office:value="1246" calcext:value-type="float">
            <text:p>1246</text:p>
          </table:table-cell>
          <table:table-cell office:value-type="float" office:value="1463.5" calcext:value-type="float">
            <text:p>1463.5</text:p>
          </table:table-cell>
          <table:table-cell office:value-type="float" office:value="1310.75" calcext:value-type="float">
            <text:p>1310.75</text:p>
          </table:table-cell>
          <table:table-cell table:number-columns-repeated="2"/>
          <table:table-cell table:formula="of:=AVERAGE([.A105:.E105])" office:value-type="float" office:value="1424.7" calcext:value-type="float">
            <text:p>1424.7</text:p>
          </table:table-cell>
          <table:table-cell table:formula="of:=STDEV([.A105:.E105])/SQRT(COUNT([.A105:.E105]))" office:value-type="float" office:value="66.5655410103456" calcext:value-type="float">
            <text:p>66.565541010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63.5" calcext:value-type="float">
            <text:p>1363.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549.75" calcext:value-type="float">
            <text:p>1549.75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AVERAGE([.A106:.E106])" office:value-type="float" office:value="1255.1" calcext:value-type="float">
            <text:p>1255.1</text:p>
          </table:table-cell>
          <table:table-cell table:formula="of:=STDEV([.A106:.E106])/SQRT(COUNT([.A106:.E106]))" office:value-type="float" office:value="179.102529993297" calcext:value-type="float">
            <text:p>179.102529993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363.5" calcext:value-type="float">
            <text:p>1363.5</text:p>
          </table:table-cell>
          <table:table-cell office:value-type="float" office:value="1407.5" calcext:value-type="float">
            <text:p>1407.5</text:p>
          </table:table-cell>
          <table:table-cell office:value-type="float" office:value="1338.5" calcext:value-type="float">
            <text:p>1338.5</text:p>
          </table:table-cell>
          <table:table-cell table:number-columns-repeated="2"/>
          <table:table-cell table:formula="of:=AVERAGE([.A107:.E107])" office:value-type="float" office:value="1393.55" calcext:value-type="float">
            <text:p>1393.55</text:p>
          </table:table-cell>
          <table:table-cell table:formula="of:=STDEV([.A107:.E107])/SQRT(COUNT([.A107:.E107]))" office:value-type="float" office:value="41.2181998636525" calcext:value-type="float">
            <text:p>41.2181998637</text:p>
          </table:table-cell>
        </table:table-row>
        <table:table-row table:style-name="ro1">
          <table:table-cell office:value-type="float" office:value="1232.25" calcext:value-type="float">
            <text:p>1232.25</text:p>
          </table:table-cell>
          <table:table-cell office:value-type="float" office:value="1373.25" calcext:value-type="float">
            <text:p>1373.25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AVERAGE([.A108:.E108])" office:value-type="float" office:value="1294.7" calcext:value-type="float">
            <text:p>1294.7</text:p>
          </table:table-cell>
          <table:table-cell table:formula="of:=STDEV([.A108:.E108])/SQRT(COUNT([.A108:.E108]))" office:value-type="float" office:value="23.993540797473" calcext:value-type="float">
            <text:p>23.9935407975</text:p>
          </table:table-cell>
        </table:table-row>
        <table:table-row table:style-name="ro1">
          <table:table-cell office:value-type="float" office:value="1431.5" calcext:value-type="float">
            <text:p>1431.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183.5" calcext:value-type="float">
            <text:p>1183.5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939.75" calcext:value-type="float">
            <text:p>939.75</text:p>
          </table:table-cell>
          <table:table-cell table:number-columns-repeated="2"/>
          <table:table-cell table:formula="of:=AVERAGE([.A109:.E109])" office:value-type="float" office:value="1265.1" calcext:value-type="float">
            <text:p>1265.1</text:p>
          </table:table-cell>
          <table:table-cell table:formula="of:=STDEV([.A109:.E109])/SQRT(COUNT([.A109:.E109]))" office:value-type="float" office:value="93.2106015965995" calcext:value-type="float">
            <text:p>93.2106015966</text:p>
          </table:table-cell>
        </table:table-row>
        <table:table-row table:style-name="ro1">
          <table:table-cell office:value-type="float" office:value="1393.5" calcext:value-type="float">
            <text:p>1393.5</text:p>
          </table:table-cell>
          <table:table-cell office:value-type="float" office:value="1463.5" calcext:value-type="float">
            <text:p>1463.5</text:p>
          </table:table-cell>
          <table:table-cell office:value-type="float" office:value="1411" calcext:value-type="float">
            <text:p>1411</text:p>
          </table:table-cell>
          <table:table-cell office:value-type="float" office:value="1438.5" calcext:value-type="float">
            <text:p>1438.5</text:p>
          </table:table-cell>
          <table:table-cell office:value-type="float" office:value="1287.25" calcext:value-type="float">
            <text:p>1287.25</text:p>
          </table:table-cell>
          <table:table-cell table:number-columns-repeated="2"/>
          <table:table-cell table:formula="of:=AVERAGE([.A110:.E110])" office:value-type="float" office:value="1398.75" calcext:value-type="float">
            <text:p>1398.75</text:p>
          </table:table-cell>
          <table:table-cell table:formula="of:=STDEV([.A110:.E110])/SQRT(COUNT([.A110:.E110]))" office:value-type="float" office:value="30.3170743971116" calcext:value-type="float">
            <text:p>30.3170743971</text:p>
          </table:table-cell>
        </table:table-row>
        <table:table-row table:style-name="ro1">
          <table:table-cell office:value-type="float" office:value="1362.25" calcext:value-type="float">
            <text:p>1362.25</text:p>
          </table:table-cell>
          <table:table-cell office:value-type="float" office:value="1456" calcext:value-type="float">
            <text:p>1456</text:p>
          </table:table-cell>
          <table:table-cell office:value-type="float" office:value="1060.75" calcext:value-type="float">
            <text:p>1060.75</text:p>
          </table:table-cell>
          <table:table-cell office:value-type="float" office:value="1376" calcext:value-type="float">
            <text:p>137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AVERAGE([.A111:.E111])" office:value-type="float" office:value="1250.2" calcext:value-type="float">
            <text:p>1250.2</text:p>
          </table:table-cell>
          <table:table-cell table:formula="of:=STDEV([.A111:.E111])/SQRT(COUNT([.A111:.E111]))" office:value-type="float" office:value="92.5320012211991" calcext:value-type="float">
            <text:p>92.5320012212</text:p>
          </table:table-cell>
        </table:table-row>
        <table:table-row table:style-name="ro1">
          <table:table-cell office:value-type="float" office:value="1508.5" calcext:value-type="float">
            <text:p>1508.5</text:p>
          </table:table-cell>
          <table:table-cell office:value-type="float" office:value="1519.75" calcext:value-type="float">
            <text:p>1519.75</text:p>
          </table:table-cell>
          <table:table-cell office:value-type="float" office:value="1052.75" calcext:value-type="float">
            <text:p>1052.75</text:p>
          </table:table-cell>
          <table:table-cell office:value-type="float" office:value="1088.5" calcext:value-type="float">
            <text:p>1088.5</text:p>
          </table:table-cell>
          <table:table-cell office:value-type="float" office:value="1072.25" calcext:value-type="float">
            <text:p>1072.25</text:p>
          </table:table-cell>
          <table:table-cell table:number-columns-repeated="2"/>
          <table:table-cell table:formula="of:=AVERAGE([.A112:.E112])" office:value-type="float" office:value="1248.35" calcext:value-type="float">
            <text:p>1248.35</text:p>
          </table:table-cell>
          <table:table-cell table:formula="of:=STDEV([.A112:.E112])/SQRT(COUNT([.A112:.E112]))" office:value-type="float" office:value="108.664293813561" calcext:value-type="float">
            <text:p>108.664293813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643.5" calcext:value-type="float">
            <text:p>1643.5</text:p>
          </table:table-cell>
          <table:table-cell office:value-type="float" office:value="1081" calcext:value-type="float">
            <text:p>1081</text:p>
          </table:table-cell>
          <table:table-cell office:value-type="float" office:value="1701" calcext:value-type="float">
            <text:p>1701</text:p>
          </table:table-cell>
          <table:table-cell office:value-type="float" office:value="1062.25" calcext:value-type="float">
            <text:p>1062.25</text:p>
          </table:table-cell>
          <table:table-cell table:number-columns-repeated="2"/>
          <table:table-cell table:formula="of:=AVERAGE([.A113:.E113])" office:value-type="float" office:value="1395.75" calcext:value-type="float">
            <text:p>1395.75</text:p>
          </table:table-cell>
          <table:table-cell table:formula="of:=STDEV([.A113:.E113])/SQRT(COUNT([.A113:.E113]))" office:value-type="float" office:value="136.733317081098" calcext:value-type="float">
            <text:p>136.7333170811</text:p>
          </table:table-cell>
        </table:table-row>
        <table:table-row table:style-name="ro1">
          <table:table-cell office:value-type="float" office:value="1304.75" calcext:value-type="float">
            <text:p>1304.75</text:p>
          </table:table-cell>
          <table:table-cell office:value-type="float" office:value="1824.75" calcext:value-type="float">
            <text:p>1824.7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921.75" calcext:value-type="float">
            <text:p>921.75</text:p>
          </table:table-cell>
          <table:table-cell table:number-columns-repeated="2"/>
          <table:table-cell table:formula="of:=AVERAGE([.A114:.E114])" office:value-type="float" office:value="1413.15" calcext:value-type="float">
            <text:p>1413.15</text:p>
          </table:table-cell>
          <table:table-cell table:formula="of:=STDEV([.A114:.E114])/SQRT(COUNT([.A114:.E114]))" office:value-type="float" office:value="148.855836298077" calcext:value-type="float">
            <text:p>148.8558362981</text:p>
          </table:table-cell>
        </table:table-row>
        <table:table-row table:style-name="ro1">
          <table:table-cell office:value-type="float" office:value="1327.25" calcext:value-type="float">
            <text:p>1327.25</text:p>
          </table:table-cell>
          <table:table-cell office:value-type="float" office:value="1637.25" calcext:value-type="float">
            <text:p>1637.25</text:p>
          </table:table-cell>
          <table:table-cell office:value-type="float" office:value="1472.5" calcext:value-type="float">
            <text:p>1472.5</text:p>
          </table:table-cell>
          <table:table-cell office:value-type="float" office:value="1607.25" calcext:value-type="float">
            <text:p>1607.25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AVERAGE([.A115:.E115])" office:value-type="float" office:value="1471.05" calcext:value-type="float">
            <text:p>1471.05</text:p>
          </table:table-cell>
          <table:table-cell table:formula="of:=STDEV([.A115:.E115])/SQRT(COUNT([.A115:.E115]))" office:value-type="float" office:value="67.9961120212031" calcext:value-type="float">
            <text:p>67.9961120212</text:p>
          </table:table-cell>
        </table:table-row>
        <table:table-row table:style-name="ro1">
          <table:table-cell office:value-type="float" office:value="1294.75" calcext:value-type="float">
            <text:p>1294.75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039.5" calcext:value-type="float">
            <text:p>1039.5</text:p>
          </table:table-cell>
          <table:table-cell office:value-type="float" office:value="1551" calcext:value-type="float">
            <text:p>1551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16:.E116])" office:value-type="float" office:value="1396.2" calcext:value-type="float">
            <text:p>1396.2</text:p>
          </table:table-cell>
          <table:table-cell table:formula="of:=STDEV([.A116:.E116])/SQRT(COUNT([.A116:.E116]))" office:value-type="float" office:value="109.474922927582" calcext:value-type="float">
            <text:p>109.474922927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93.5" calcext:value-type="float">
            <text:p>1693.5</text:p>
          </table:table-cell>
          <table:table-cell office:value-type="float" office:value="1346.75" calcext:value-type="float">
            <text:p>1346.75</text:p>
          </table:table-cell>
          <table:table-cell office:value-type="float" office:value="1476" calcext:value-type="float">
            <text:p>1476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AVERAGE([.A117:.E117])" office:value-type="float" office:value="1487.65" calcext:value-type="float">
            <text:p>1487.65</text:p>
          </table:table-cell>
          <table:table-cell table:formula="of:=STDEV([.A117:.E117])/SQRT(COUNT([.A117:.E117]))" office:value-type="float" office:value="73.7506610139868" calcext:value-type="float">
            <text:p>73.750661014</text:p>
          </table:table-cell>
        </table:table-row>
        <table:table-row table:style-name="ro1">
          <table:table-cell office:value-type="float" office:value="1302.25" calcext:value-type="float">
            <text:p>1302.25</text:p>
          </table:table-cell>
          <table:table-cell office:value-type="float" office:value="1387.5" calcext:value-type="float">
            <text:p>1387.5</text:p>
          </table:table-cell>
          <table:table-cell office:value-type="float" office:value="1348.5" calcext:value-type="float">
            <text:p>1348.5</text:p>
          </table:table-cell>
          <table:table-cell office:value-type="float" office:value="1634.75" calcext:value-type="float">
            <text:p>1634.75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table:formula="of:=AVERAGE([.A118:.E118])" office:value-type="float" office:value="1388.8" calcext:value-type="float">
            <text:p>1388.8</text:p>
          </table:table-cell>
          <table:table-cell table:formula="of:=STDEV([.A118:.E118])/SQRT(COUNT([.A118:.E118]))" office:value-type="float" office:value="64.6084069607044" calcext:value-type="float">
            <text:p>64.6084069607</text:p>
          </table:table-cell>
        </table:table-row>
        <table:table-row table:style-name="ro1">
          <table:table-cell office:value-type="float" office:value="1034.75" calcext:value-type="float">
            <text:p>1034.75</text:p>
          </table:table-cell>
          <table:table-cell office:value-type="float" office:value="1476" calcext:value-type="float">
            <text:p>1476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345" calcext:value-type="float">
            <text:p>1345</text:p>
          </table:table-cell>
          <table:table-cell table:number-columns-repeated="2"/>
          <table:table-cell table:formula="of:=AVERAGE([.A119:.E119])" office:value-type="float" office:value="1354.05" calcext:value-type="float">
            <text:p>1354.05</text:p>
          </table:table-cell>
          <table:table-cell table:formula="of:=STDEV([.A119:.E119])/SQRT(COUNT([.A119:.E119]))" office:value-type="float" office:value="92.0479969907005" calcext:value-type="float">
            <text:p>92.047996990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24.75" calcext:value-type="float">
            <text:p>1424.75</text:p>
          </table:table-cell>
          <table:table-cell office:value-type="float" office:value="1363.5" calcext:value-type="float">
            <text:p>1363.5</text:p>
          </table:table-cell>
          <table:table-cell office:value-type="float" office:value="1478.5" calcext:value-type="float">
            <text:p>1478.5</text:p>
          </table:table-cell>
          <table:table-cell office:value-type="float" office:value="880.75" calcext:value-type="float">
            <text:p>880.75</text:p>
          </table:table-cell>
          <table:table-cell table:number-columns-repeated="2"/>
          <table:table-cell table:formula="of:=AVERAGE([.A120:.E120])" office:value-type="float" office:value="1253.7" calcext:value-type="float">
            <text:p>1253.7</text:p>
          </table:table-cell>
          <table:table-cell table:formula="of:=STDEV([.A120:.E120])/SQRT(COUNT([.A120:.E120]))" office:value-type="float" office:value="111.47873676177" calcext:value-type="float">
            <text:p>111.4787367618</text:p>
          </table:table-cell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1501" calcext:value-type="float">
            <text:p>1501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699.75" calcext:value-type="float">
            <text:p>1699.75</text:p>
          </table:table-cell>
          <table:table-cell office:value-type="float" office:value="1192.25" calcext:value-type="float">
            <text:p>1192.25</text:p>
          </table:table-cell>
          <table:table-cell table:number-columns-repeated="2"/>
          <table:table-cell table:formula="of:=AVERAGE([.A121:.E121])" office:value-type="float" office:value="1386.75" calcext:value-type="float">
            <text:p>1386.75</text:p>
          </table:table-cell>
          <table:table-cell table:formula="of:=STDEV([.A121:.E121])/SQRT(COUNT([.A121:.E121]))" office:value-type="float" office:value="94.5636359812798" calcext:value-type="float">
            <text:p>94.563635981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77.5" calcext:value-type="float">
            <text:p>1277.5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1527.25" calcext:value-type="float">
            <text:p>1527.25</text:p>
          </table:table-cell>
          <table:table-cell office:value-type="float" office:value="1211" calcext:value-type="float">
            <text:p>1211</text:p>
          </table:table-cell>
          <table:table-cell table:number-columns-repeated="2"/>
          <table:table-cell table:formula="of:=AVERAGE([.A122:.E122])" office:value-type="float" office:value="1327.8" calcext:value-type="float">
            <text:p>1327.8</text:p>
          </table:table-cell>
          <table:table-cell table:formula="of:=STDEV([.A122:.E122])/SQRT(COUNT([.A122:.E122]))" office:value-type="float" office:value="53.9451920934572" calcext:value-type="float">
            <text:p>53.9451920935</text:p>
          </table:table-cell>
        </table:table-row>
        <table:table-row table:style-name="ro1">
          <table:table-cell office:value-type="float" office:value="1213.5" calcext:value-type="float">
            <text:p>1213.5</text:p>
          </table:table-cell>
          <table:table-cell office:value-type="float" office:value="1418.5" calcext:value-type="float">
            <text:p>141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082.25" calcext:value-type="float">
            <text:p>1082.25</text:p>
          </table:table-cell>
          <table:table-cell table:number-columns-repeated="2"/>
          <table:table-cell table:formula="of:=AVERAGE([.A123:.E123])" office:value-type="float" office:value="1297" calcext:value-type="float">
            <text:p>1297</text:p>
          </table:table-cell>
          <table:table-cell table:formula="of:=STDEV([.A123:.E123])/SQRT(COUNT([.A123:.E123]))" office:value-type="float" office:value="89.7195282533296" calcext:value-type="float">
            <text:p>89.719528253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818.5" calcext:value-type="float">
            <text:p>1818.5</text:p>
          </table:table-cell>
          <table:table-cell office:value-type="float" office:value="1192.25" calcext:value-type="float">
            <text:p>1192.25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formula="of:=AVERAGE([.A124:.E124])" office:value-type="float" office:value="1420.7" calcext:value-type="float">
            <text:p>1420.7</text:p>
          </table:table-cell>
          <table:table-cell table:formula="of:=STDEV([.A124:.E124])/SQRT(COUNT([.A124:.E124]))" office:value-type="float" office:value="123.42759517223" calcext:value-type="float">
            <text:p>123.427595172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682.25" calcext:value-type="float">
            <text:p>1682.25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1363.5" calcext:value-type="float">
            <text:p>1363.5</text:p>
          </table:table-cell>
          <table:table-cell office:value-type="float" office:value="1129.75" calcext:value-type="float">
            <text:p>1129.75</text:p>
          </table:table-cell>
          <table:table-cell table:number-columns-repeated="2"/>
          <table:table-cell table:formula="of:=AVERAGE([.A125:.E125])" office:value-type="float" office:value="1411.75" calcext:value-type="float">
            <text:p>1411.75</text:p>
          </table:table-cell>
          <table:table-cell table:formula="of:=STDEV([.A125:.E125])/SQRT(COUNT([.A125:.E125]))" office:value-type="float" office:value="94.497519808723" calcext:value-type="float">
            <text:p>94.4975198087</text:p>
          </table:table-cell>
        </table:table-row>
        <table:table-row table:style-name="ro1">
          <table:table-cell office:value-type="float" office:value="784.75" calcext:value-type="float">
            <text:p>784.75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169.5" calcext:value-type="float">
            <text:p>1169.5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139.75" calcext:value-type="float">
            <text:p>1139.75</text:p>
          </table:table-cell>
          <table:table-cell table:number-columns-repeated="2"/>
          <table:table-cell table:formula="of:=AVERAGE([.A126:.E126])" office:value-type="float" office:value="1288.7" calcext:value-type="float">
            <text:p>1288.7</text:p>
          </table:table-cell>
          <table:table-cell table:formula="of:=STDEV([.A126:.E126])/SQRT(COUNT([.A126:.E126]))" office:value-type="float" office:value="171.526900222676" calcext:value-type="float">
            <text:p>171.5269002227</text:p>
          </table:table-cell>
        </table:table-row>
        <table:table-row table:style-name="ro1">
          <table:table-cell office:value-type="float" office:value="1414.75" calcext:value-type="float">
            <text:p>1414.7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198.5" calcext:value-type="float">
            <text:p>1198.5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144.75" calcext:value-type="float">
            <text:p>1144.75</text:p>
          </table:table-cell>
          <table:table-cell table:number-columns-repeated="2"/>
          <table:table-cell table:formula="of:=AVERAGE([.A127:.E127])" office:value-type="float" office:value="1335" calcext:value-type="float">
            <text:p>1335</text:p>
          </table:table-cell>
          <table:table-cell table:formula="of:=STDEV([.A127:.E127])/SQRT(COUNT([.A127:.E127]))" office:value-type="float" office:value="67.9043444854598" calcext:value-type="float">
            <text:p>67.904344485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1502.25" calcext:value-type="float">
            <text:p>1502.25</text:p>
          </table:table-cell>
          <table:table-cell office:value-type="float" office:value="1385.25" calcext:value-type="float">
            <text:p>1385.25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table:formula="of:=AVERAGE([.A128:.E128])" office:value-type="float" office:value="1393.85" calcext:value-type="float">
            <text:p>1393.85</text:p>
          </table:table-cell>
          <table:table-cell table:formula="of:=STDEV([.A128:.E128])/SQRT(COUNT([.A128:.E128]))" office:value-type="float" office:value="41.3419127520728" calcext:value-type="float">
            <text:p>41.34191275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237.25" calcext:value-type="float">
            <text:p>1237.25</text:p>
          </table:table-cell>
          <table:table-cell office:value-type="float" office:value="1706" calcext:value-type="float">
            <text:p>1706</text:p>
          </table:table-cell>
          <table:table-cell office:value-type="float" office:value="1152.25" calcext:value-type="float">
            <text:p>1152.25</text:p>
          </table:table-cell>
          <table:table-cell table:number-columns-repeated="2"/>
          <table:table-cell table:formula="of:=AVERAGE([.A129:.E129])" office:value-type="float" office:value="1301.25" calcext:value-type="float">
            <text:p>1301.25</text:p>
          </table:table-cell>
          <table:table-cell table:formula="of:=STDEV([.A129:.E129])/SQRT(COUNT([.A129:.E129]))" office:value-type="float" office:value="150.437590880737" calcext:value-type="float">
            <text:p>150.4375908807</text:p>
          </table:table-cell>
        </table:table-row>
        <table:table-row table:style-name="ro1">
          <table:table-cell office:value-type="float" office:value="1414.75" calcext:value-type="float">
            <text:p>1414.75</text:p>
          </table:table-cell>
          <table:table-cell office:value-type="float" office:value="1306" calcext:value-type="float">
            <text:p>1306</text:p>
          </table:table-cell>
          <table:table-cell office:value-type="float" office:value="1454.75" calcext:value-type="float">
            <text:p>1454.7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069.75" calcext:value-type="float">
            <text:p>1069.75</text:p>
          </table:table-cell>
          <table:table-cell table:number-columns-repeated="2"/>
          <table:table-cell table:formula="of:=AVERAGE([.A130:.E130])" office:value-type="float" office:value="1350.5" calcext:value-type="float">
            <text:p>1350.5</text:p>
          </table:table-cell>
          <table:table-cell table:formula="of:=STDEV([.A130:.E130])/SQRT(COUNT([.A130:.E130]))" office:value-type="float" office:value="77.5781863670452" calcext:value-type="float">
            <text:p>77.578186367</text:p>
          </table:table-cell>
        </table:table-row>
        <table:table-row table:style-name="ro1">
          <table:table-cell office:value-type="float" office:value="1028.5" calcext:value-type="float">
            <text:p>1028.5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1209.75" calcext:value-type="float">
            <text:p>1209.75</text:p>
          </table:table-cell>
          <table:table-cell office:value-type="float" office:value="1763.5" calcext:value-type="float">
            <text:p>1763.5</text:p>
          </table:table-cell>
          <table:table-cell office:value-type="float" office:value="1322.25" calcext:value-type="float">
            <text:p>1322.25</text:p>
          </table:table-cell>
          <table:table-cell table:number-columns-repeated="2"/>
          <table:table-cell table:formula="of:=AVERAGE([.A131:.E131])" office:value-type="float" office:value="1394.25" calcext:value-type="float">
            <text:p>1394.25</text:p>
          </table:table-cell>
          <table:table-cell table:formula="of:=STDEV([.A131:.E131])/SQRT(COUNT([.A131:.E131]))" office:value-type="float" office:value="136.629402948267" calcext:value-type="float">
            <text:p>136.6294029483</text:p>
          </table:table-cell>
        </table:table-row>
        <table:table-row table:style-name="ro1">
          <table:table-cell office:value-type="float" office:value="1274.75" calcext:value-type="float">
            <text:p>1274.75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398.5" calcext:value-type="float">
            <text:p>1398.5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027.25" calcext:value-type="float">
            <text:p>1027.25</text:p>
          </table:table-cell>
          <table:table-cell table:number-columns-repeated="2"/>
          <table:table-cell table:formula="of:=AVERAGE([.A132:.E132])" office:value-type="float" office:value="1405" calcext:value-type="float">
            <text:p>1405</text:p>
          </table:table-cell>
          <table:table-cell table:formula="of:=STDEV([.A132:.E132])/SQRT(COUNT([.A132:.E132]))" office:value-type="float" office:value="133.916018459331" calcext:value-type="float">
            <text:p>133.916018459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07.25" calcext:value-type="float">
            <text:p>1307.25</text:p>
          </table:table-cell>
          <table:table-cell office:value-type="float" office:value="1407.25" calcext:value-type="float">
            <text:p>1407.25</text:p>
          </table:table-cell>
          <table:table-cell office:value-type="float" office:value="1607.25" calcext:value-type="float">
            <text:p>1607.25</text:p>
          </table:table-cell>
          <table:table-cell office:value-type="float" office:value="1419.5" calcext:value-type="float">
            <text:p>1419.5</text:p>
          </table:table-cell>
          <table:table-cell table:number-columns-repeated="2"/>
          <table:table-cell table:formula="of:=AVERAGE([.A133:.E133])" office:value-type="float" office:value="1397.45" calcext:value-type="float">
            <text:p>1397.45</text:p>
          </table:table-cell>
          <table:table-cell table:formula="of:=STDEV([.A133:.E133])/SQRT(COUNT([.A133:.E133]))" office:value-type="float" office:value="61.5107409319706" calcext:value-type="float">
            <text:p>61.51074093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564.75" calcext:value-type="float">
            <text:p>1564.7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632.25" calcext:value-type="float">
            <text:p>1632.25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AVERAGE([.A134:.E134])" office:value-type="float" office:value="1440.25" calcext:value-type="float">
            <text:p>1440.25</text:p>
          </table:table-cell>
          <table:table-cell table:formula="of:=STDEV([.A134:.E134])/SQRT(COUNT([.A134:.E134]))" office:value-type="float" office:value="81.2101825512047" calcext:value-type="float">
            <text:p>81.2101825512</text:p>
          </table:table-cell>
        </table:table-row>
        <table:table-row table:style-name="ro1">
          <table:table-cell office:value-type="float" office:value="888.5" calcext:value-type="float">
            <text:p>888.5</text:p>
          </table:table-cell>
          <table:table-cell office:value-type="float" office:value="1044.5" calcext:value-type="float">
            <text:p>1044.5</text:p>
          </table:table-cell>
          <table:table-cell office:value-type="float" office:value="1354.75" calcext:value-type="float">
            <text:p>1354.75</text:p>
          </table:table-cell>
          <table:table-cell office:value-type="float" office:value="1334.75" calcext:value-type="float">
            <text:p>1334.75</text:p>
          </table:table-cell>
          <table:table-cell office:value-type="float" office:value="1541" calcext:value-type="float">
            <text:p>1541</text:p>
          </table:table-cell>
          <table:table-cell table:number-columns-repeated="2"/>
          <table:table-cell table:formula="of:=AVERAGE([.A135:.E135])" office:value-type="float" office:value="1232.7" calcext:value-type="float">
            <text:p>1232.7</text:p>
          </table:table-cell>
          <table:table-cell table:formula="of:=STDEV([.A135:.E135])/SQRT(COUNT([.A135:.E135]))" office:value-type="float" office:value="117.100848630571" calcext:value-type="float">
            <text:p>117.100848630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1464.75" calcext:value-type="float">
            <text:p>1464.75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table:formula="of:=AVERAGE([.A136:.E136])" office:value-type="float" office:value="1446.25" calcext:value-type="float">
            <text:p>1446.25</text:p>
          </table:table-cell>
          <table:table-cell table:formula="of:=STDEV([.A136:.E136])/SQRT(COUNT([.A136:.E136]))" office:value-type="float" office:value="117.633833355884" calcext:value-type="float">
            <text:p>117.633833355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93.5" calcext:value-type="float">
            <text:p>1493.5</text:p>
          </table:table-cell>
          <table:table-cell office:value-type="float" office:value="1436" calcext:value-type="float">
            <text:p>1436</text:p>
          </table:table-cell>
          <table:table-cell office:value-type="float" office:value="1444.75" calcext:value-type="float">
            <text:p>1444.75</text:p>
          </table:table-cell>
          <table:table-cell office:value-type="float" office:value="1357.25" calcext:value-type="float">
            <text:p>1357.25</text:p>
          </table:table-cell>
          <table:table-cell table:number-columns-repeated="2"/>
          <table:table-cell table:formula="of:=AVERAGE([.A137:.E137])" office:value-type="float" office:value="1404.5" calcext:value-type="float">
            <text:p>1404.5</text:p>
          </table:table-cell>
          <table:table-cell table:formula="of:=STDEV([.A137:.E137])/SQRT(COUNT([.A137:.E137]))" office:value-type="float" office:value="35.8107002165554" calcext:value-type="float">
            <text:p>35.8107002166</text:p>
          </table:table-cell>
        </table:table-row>
        <table:table-row table:style-name="ro1">
          <table:table-cell office:value-type="float" office:value="1313.5" calcext:value-type="float">
            <text:p>1313.5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1486" calcext:value-type="float">
            <text:p>1486</text:p>
          </table:table-cell>
          <table:table-cell office:value-type="float" office:value="1732.25" calcext:value-type="float">
            <text:p>1732.25</text:p>
          </table:table-cell>
          <table:table-cell office:value-type="float" office:value="1289" calcext:value-type="float">
            <text:p>1289</text:p>
          </table:table-cell>
          <table:table-cell table:number-columns-repeated="2"/>
          <table:table-cell table:formula="of:=AVERAGE([.A138:.E138])" office:value-type="float" office:value="1509.1" calcext:value-type="float">
            <text:p>1509.1</text:p>
          </table:table-cell>
          <table:table-cell table:formula="of:=STDEV([.A138:.E138])/SQRT(COUNT([.A138:.E138]))" office:value-type="float" office:value="95.7960920392894" calcext:value-type="float">
            <text:p>95.7960920393</text:p>
          </table:table-cell>
        </table:table-row>
        <table:table-row table:style-name="ro1">
          <table:table-cell office:value-type="float" office:value="1359.75" calcext:value-type="float">
            <text:p>1359.75</text:p>
          </table:table-cell>
          <table:table-cell office:value-type="float" office:value="1518.5" calcext:value-type="float">
            <text:p>1518.5</text:p>
          </table:table-cell>
          <table:table-cell office:value-type="float" office:value="1389.75" calcext:value-type="float">
            <text:p>1389.75</text:p>
          </table:table-cell>
          <table:table-cell office:value-type="float" office:value="1696" calcext:value-type="float">
            <text:p>1696</text:p>
          </table:table-cell>
          <table:table-cell office:value-type="float" office:value="1187.25" calcext:value-type="float">
            <text:p>1187.25</text:p>
          </table:table-cell>
          <table:table-cell table:number-columns-repeated="2"/>
          <table:table-cell table:formula="of:=AVERAGE([.A139:.E139])" office:value-type="float" office:value="1430.25" calcext:value-type="float">
            <text:p>1430.25</text:p>
          </table:table-cell>
          <table:table-cell table:formula="of:=STDEV([.A139:.E139])/SQRT(COUNT([.A139:.E139]))" office:value-type="float" office:value="84.8736192818475" calcext:value-type="float">
            <text:p>84.873619281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561" calcext:value-type="float">
            <text:p>1561</text:p>
          </table:table-cell>
          <table:table-cell office:value-type="float" office:value="1626" calcext:value-type="float">
            <text:p>1626</text:p>
          </table:table-cell>
          <table:table-cell office:value-type="float" office:value="1323.5" calcext:value-type="float">
            <text:p>1323.5</text:p>
          </table:table-cell>
          <table:table-cell table:number-columns-repeated="2"/>
          <table:table-cell table:formula="of:=AVERAGE([.A140:.E140])" office:value-type="float" office:value="1507.85" calcext:value-type="float">
            <text:p>1507.85</text:p>
          </table:table-cell>
          <table:table-cell table:formula="of:=STDEV([.A140:.E140])/SQRT(COUNT([.A140:.E140]))" office:value-type="float" office:value="116.006400685479" calcext:value-type="float">
            <text:p>116.006400685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542.25" calcext:value-type="float">
            <text:p>1542.2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551" calcext:value-type="float">
            <text:p>1551</text:p>
          </table:table-cell>
          <table:table-cell office:value-type="float" office:value="1299.75" calcext:value-type="float">
            <text:p>1299.75</text:p>
          </table:table-cell>
          <table:table-cell table:number-columns-repeated="2"/>
          <table:table-cell table:formula="of:=AVERAGE([.A141:.E141])" office:value-type="float" office:value="1382.5" calcext:value-type="float">
            <text:p>1382.5</text:p>
          </table:table-cell>
          <table:table-cell table:formula="of:=STDEV([.A141:.E141])/SQRT(COUNT([.A141:.E141]))" office:value-type="float" office:value="71.3348179362645" calcext:value-type="float">
            <text:p>71.3348179363</text:p>
          </table:table-cell>
        </table:table-row>
        <table:table-row table:style-name="ro1">
          <table:table-cell office:value-type="float" office:value="1152.25" calcext:value-type="float">
            <text:p>1152.25</text:p>
          </table:table-cell>
          <table:table-cell office:value-type="float" office:value="1406" calcext:value-type="float">
            <text:p>1406</text:p>
          </table:table-cell>
          <table:table-cell office:value-type="float" office:value="975" calcext:value-type="float">
            <text:p>975</text:p>
          </table:table-cell>
          <table:table-cell office:value-type="float" office:value="1669.75" calcext:value-type="float">
            <text:p>1669.75</text:p>
          </table:table-cell>
          <table:table-cell office:value-type="float" office:value="1293.5" calcext:value-type="float">
            <text:p>1293.5</text:p>
          </table:table-cell>
          <table:table-cell table:number-columns-repeated="2"/>
          <table:table-cell table:formula="of:=AVERAGE([.A142:.E142])" office:value-type="float" office:value="1299.3" calcext:value-type="float">
            <text:p>1299.3</text:p>
          </table:table-cell>
          <table:table-cell table:formula="of:=STDEV([.A142:.E142])/SQRT(COUNT([.A142:.E142]))" office:value-type="float" office:value="117.355427015541" calcext:value-type="float">
            <text:p>117.3554270155</text:p>
          </table:table-cell>
        </table:table-row>
        <table:table-row table:style-name="ro1">
          <table:table-cell office:value-type="float" office:value="1082.25" calcext:value-type="float">
            <text:p>1082.25</text:p>
          </table:table-cell>
          <table:table-cell office:value-type="float" office:value="1688.5" calcext:value-type="float">
            <text:p>1688.5</text:p>
          </table:table-cell>
          <table:table-cell office:value-type="float" office:value="1213" calcext:value-type="float">
            <text:p>1213</text:p>
          </table:table-cell>
          <table:table-cell office:value-type="float" office:value="1644.75" calcext:value-type="float">
            <text:p>1644.75</text:p>
          </table:table-cell>
          <table:table-cell office:value-type="float" office:value="1252.25" calcext:value-type="float">
            <text:p>1252.25</text:p>
          </table:table-cell>
          <table:table-cell table:number-columns-repeated="2"/>
          <table:table-cell table:formula="of:=AVERAGE([.A143:.E143])" office:value-type="float" office:value="1376.15" calcext:value-type="float">
            <text:p>1376.15</text:p>
          </table:table-cell>
          <table:table-cell table:formula="of:=STDEV([.A143:.E143])/SQRT(COUNT([.A143:.E143]))" office:value-type="float" office:value="122.076784238446" calcext:value-type="float">
            <text:p>122.0767842384</text:p>
          </table:table-cell>
        </table:table-row>
        <table:table-row table:style-name="ro1">
          <table:table-cell office:value-type="float" office:value="1039.75" calcext:value-type="float">
            <text:p>1039.75</text:p>
          </table:table-cell>
          <table:table-cell office:value-type="float" office:value="1317.25" calcext:value-type="float">
            <text:p>1317.25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1226" calcext:value-type="float">
            <text:p>1226</text:p>
          </table:table-cell>
          <table:table-cell office:value-type="float" office:value="1283.5" calcext:value-type="float">
            <text:p>1283.5</text:p>
          </table:table-cell>
          <table:table-cell table:number-columns-repeated="2"/>
          <table:table-cell table:formula="of:=AVERAGE([.A144:.E144])" office:value-type="float" office:value="1263.25" calcext:value-type="float">
            <text:p>1263.25</text:p>
          </table:table-cell>
          <table:table-cell table:formula="of:=STDEV([.A144:.E144])/SQRT(COUNT([.A144:.E144]))" office:value-type="float" office:value="66.8760513936043" calcext:value-type="float">
            <text:p>66.8760513936</text:p>
          </table:table-cell>
        </table:table-row>
        <table:table-row table:style-name="ro1">
          <table:table-cell office:value-type="float" office:value="1488.5" calcext:value-type="float">
            <text:p>1488.5</text:p>
          </table:table-cell>
          <table:table-cell office:value-type="float" office:value="1646" calcext:value-type="float">
            <text:p>1646</text:p>
          </table:table-cell>
          <table:table-cell office:value-type="float" office:value="1429.75" calcext:value-type="float">
            <text:p>1429.75</text:p>
          </table:table-cell>
          <table:table-cell office:value-type="float" office:value="1588.5" calcext:value-type="float">
            <text:p>1588.5</text:p>
          </table:table-cell>
          <table:table-cell office:value-type="float" office:value="1187.25" calcext:value-type="float">
            <text:p>1187.25</text:p>
          </table:table-cell>
          <table:table-cell table:number-columns-repeated="2"/>
          <table:table-cell table:formula="of:=AVERAGE([.A145:.E145])" office:value-type="float" office:value="1468" calcext:value-type="float">
            <text:p>1468</text:p>
          </table:table-cell>
          <table:table-cell table:formula="of:=STDEV([.A145:.E145])/SQRT(COUNT([.A145:.E145]))" office:value-type="float" office:value="79.6580582866542" calcext:value-type="float">
            <text:p>79.6580582867</text:p>
          </table:table-cell>
        </table:table-row>
        <table:table-row table:style-name="ro1">
          <table:table-cell office:value-type="float" office:value="1368.5" calcext:value-type="float">
            <text:p>1368.5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1099.5" calcext:value-type="float">
            <text:p>1099.5</text:p>
          </table:table-cell>
          <table:table-cell office:value-type="float" office:value="1863.5" calcext:value-type="float">
            <text:p>1863.5</text:p>
          </table:table-cell>
          <table:table-cell office:value-type="float" office:value="1133.5" calcext:value-type="float">
            <text:p>1133.5</text:p>
          </table:table-cell>
          <table:table-cell table:number-columns-repeated="2"/>
          <table:table-cell table:formula="of:=AVERAGE([.A146:.E146])" office:value-type="float" office:value="1368.95" calcext:value-type="float">
            <text:p>1368.95</text:p>
          </table:table-cell>
          <table:table-cell table:formula="of:=STDEV([.A146:.E146])/SQRT(COUNT([.A146:.E146]))" office:value-type="float" office:value="136.516766369556" calcext:value-type="float">
            <text:p>136.516766369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551" calcext:value-type="float">
            <text:p>1551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593.5" calcext:value-type="float">
            <text:p>1593.5</text:p>
          </table:table-cell>
          <table:table-cell office:value-type="float" office:value="1214.75" calcext:value-type="float">
            <text:p>1214.75</text:p>
          </table:table-cell>
          <table:table-cell table:number-columns-repeated="2"/>
          <table:table-cell table:formula="of:=AVERAGE([.A147:.E147])" office:value-type="float" office:value="1448" calcext:value-type="float">
            <text:p>1448</text:p>
          </table:table-cell>
          <table:table-cell table:formula="of:=STDEV([.A147:.E147])/SQRT(COUNT([.A147:.E147]))" office:value-type="float" office:value="66.582420727997" calcext:value-type="float">
            <text:p>66.582420728</text:p>
          </table:table-cell>
        </table:table-row>
        <table:table-row table:style-name="ro1">
          <table:table-cell office:value-type="float" office:value="1397.25" calcext:value-type="float">
            <text:p>1397.25</text:p>
          </table:table-cell>
          <table:table-cell office:value-type="float" office:value="1262.25" calcext:value-type="float">
            <text:p>1262.25</text:p>
          </table:table-cell>
          <table:table-cell office:value-type="float" office:value="1423.5" calcext:value-type="float">
            <text:p>1423.5</text:p>
          </table:table-cell>
          <table:table-cell office:value-type="float" office:value="1571" calcext:value-type="float">
            <text:p>1571</text:p>
          </table:table-cell>
          <table:table-cell office:value-type="float" office:value="1162.25" calcext:value-type="float">
            <text:p>1162.25</text:p>
          </table:table-cell>
          <table:table-cell table:number-columns-repeated="2"/>
          <table:table-cell table:formula="of:=AVERAGE([.A148:.E148])" office:value-type="float" office:value="1363.25" calcext:value-type="float">
            <text:p>1363.25</text:p>
          </table:table-cell>
          <table:table-cell table:formula="of:=STDEV([.A148:.E148])/SQRT(COUNT([.A148:.E148]))" office:value-type="float" office:value="70.1954859659793" calcext:value-type="float">
            <text:p>70.195485966</text:p>
          </table:table-cell>
        </table:table-row>
        <table:table-row table:style-name="ro1">
          <table:table-cell office:value-type="float" office:value="977.25" calcext:value-type="float">
            <text:p>977.25</text:p>
          </table:table-cell>
          <table:table-cell office:value-type="float" office:value="1737.25" calcext:value-type="float">
            <text:p>1737.25</text:p>
          </table:table-cell>
          <table:table-cell office:value-type="float" office:value="1278.5" calcext:value-type="float">
            <text:p>1278.5</text:p>
          </table:table-cell>
          <table:table-cell office:value-type="float" office:value="1436" calcext:value-type="float">
            <text:p>1436</text:p>
          </table:table-cell>
          <table:table-cell office:value-type="float" office:value="1002.25" calcext:value-type="float">
            <text:p>1002.25</text:p>
          </table:table-cell>
          <table:table-cell table:number-columns-repeated="2"/>
          <table:table-cell table:formula="of:=AVERAGE([.A149:.E149])" office:value-type="float" office:value="1286.25" calcext:value-type="float">
            <text:p>1286.25</text:p>
          </table:table-cell>
          <table:table-cell table:formula="of:=STDEV([.A149:.E149])/SQRT(COUNT([.A149:.E149]))" office:value-type="float" office:value="141.778546508278" calcext:value-type="float">
            <text:p>141.7785465083</text:p>
          </table:table-cell>
        </table:table-row>
        <table:table-row table:style-name="ro1">
          <table:table-cell office:value-type="float" office:value="1598.5" calcext:value-type="float">
            <text:p>1598.5</text:p>
          </table:table-cell>
          <table:table-cell office:value-type="float" office:value="1462.25" calcext:value-type="float">
            <text:p>1462.25</text:p>
          </table:table-cell>
          <table:table-cell office:value-type="float" office:value="1601" calcext:value-type="float">
            <text:p>1601</text:p>
          </table:table-cell>
          <table:table-cell office:value-type="float" office:value="1473.5" calcext:value-type="float">
            <text:p>1473.5</text:p>
          </table:table-cell>
          <table:table-cell office:value-type="float" office:value="1411" calcext:value-type="float">
            <text:p>1411</text:p>
          </table:table-cell>
          <table:table-cell table:number-columns-repeated="2"/>
          <table:table-cell table:formula="of:=AVERAGE([.A150:.E150])" office:value-type="float" office:value="1509.25" calcext:value-type="float">
            <text:p>1509.25</text:p>
          </table:table-cell>
          <table:table-cell table:formula="of:=STDEV([.A150:.E150])/SQRT(COUNT([.A150:.E150]))" office:value-type="float" office:value="38.4211855621349" calcext:value-type="float">
            <text:p>38.4211855621</text:p>
          </table:table-cell>
        </table:table-row>
        <table:table-row table:style-name="ro1">
          <table:table-cell office:value-type="float" office:value="1003.5" calcext:value-type="float">
            <text:p>1003.5</text:p>
          </table:table-cell>
          <table:table-cell office:value-type="float" office:value="1686" calcext:value-type="float">
            <text:p>1686</text:p>
          </table:table-cell>
          <table:table-cell office:value-type="float" office:value="1476" calcext:value-type="float">
            <text:p>1476</text:p>
          </table:table-cell>
          <table:table-cell office:value-type="float" office:value="1551" calcext:value-type="float">
            <text:p>1551</text:p>
          </table:table-cell>
          <table:table-cell office:value-type="float" office:value="1364.75" calcext:value-type="float">
            <text:p>1364.75</text:p>
          </table:table-cell>
          <table:table-cell table:number-columns-repeated="2"/>
          <table:table-cell table:formula="of:=AVERAGE([.A151:.E151])" office:value-type="float" office:value="1416.25" calcext:value-type="float">
            <text:p>1416.25</text:p>
          </table:table-cell>
          <table:table-cell table:formula="of:=STDEV([.A151:.E151])/SQRT(COUNT([.A151:.E151]))" office:value-type="float" office:value="115.651956317219" calcext:value-type="float">
            <text:p>115.651956317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52.5" calcext:value-type="float">
            <text:p>1552.5</text:p>
          </table:table-cell>
          <table:table-cell office:value-type="float" office:value="1435.25" calcext:value-type="float">
            <text:p>1435.25</text:p>
          </table:table-cell>
          <table:table-cell office:value-type="float" office:value="1546" calcext:value-type="float">
            <text:p>1546</text:p>
          </table:table-cell>
          <table:table-cell office:value-type="float" office:value="1303.75" calcext:value-type="float">
            <text:p>1303.75</text:p>
          </table:table-cell>
          <table:table-cell table:number-columns-repeated="2"/>
          <table:table-cell table:formula="of:=AVERAGE([.A152:.E152])" office:value-type="float" office:value="1454.7" calcext:value-type="float">
            <text:p>1454.7</text:p>
          </table:table-cell>
          <table:table-cell table:formula="of:=STDEV([.A152:.E152])/SQRT(COUNT([.A152:.E152]))" office:value-type="float" office:value="45.5051782767632" calcext:value-type="float">
            <text:p>45.505178276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3.5" calcext:value-type="float">
            <text:p>1443.5</text:p>
          </table:table-cell>
          <table:table-cell office:value-type="float" office:value="1418.5" calcext:value-type="float">
            <text:p>1418.5</text:p>
          </table:table-cell>
          <table:table-cell office:value-type="float" office:value="1317.25" calcext:value-type="float">
            <text:p>1317.25</text:p>
          </table:table-cell>
          <table:table-cell office:value-type="float" office:value="1028.5" calcext:value-type="float">
            <text:p>1028.5</text:p>
          </table:table-cell>
          <table:table-cell table:number-columns-repeated="2"/>
          <table:table-cell table:formula="of:=AVERAGE([.A153:.E153])" office:value-type="float" office:value="1281.75" calcext:value-type="float">
            <text:p>1281.75</text:p>
          </table:table-cell>
          <table:table-cell table:formula="of:=STDEV([.A153:.E153])/SQRT(COUNT([.A153:.E153]))" office:value-type="float" office:value="76.4133496190293" calcext:value-type="float">
            <text:p>76.413349619</text:p>
          </table:table-cell>
        </table:table-row>
        <table:table-row table:style-name="ro1">
          <table:table-cell office:value-type="float" office:value="1438.5" calcext:value-type="float">
            <text:p>1438.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406" calcext:value-type="float">
            <text:p>1406</text:p>
          </table:table-cell>
          <table:table-cell office:value-type="float" office:value="1707.25" calcext:value-type="float">
            <text:p>1707.25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table:formula="of:=AVERAGE([.A154:.E154])" office:value-type="float" office:value="1374.5" calcext:value-type="float">
            <text:p>1374.5</text:p>
          </table:table-cell>
          <table:table-cell table:formula="of:=STDEV([.A154:.E154])/SQRT(COUNT([.A154:.E154]))" office:value-type="float" office:value="105.708472933819" calcext:value-type="float">
            <text:p>105.7084729338</text:p>
          </table:table-cell>
        </table:table-row>
        <table:table-row table:style-name="ro1">
          <table:table-cell office:value-type="float" office:value="1188.5" calcext:value-type="float">
            <text:p>1188.5</text:p>
          </table:table-cell>
          <table:table-cell office:value-type="float" office:value="1706" calcext:value-type="float">
            <text:p>1706</text:p>
          </table:table-cell>
          <table:table-cell office:value-type="float" office:value="1557.75" calcext:value-type="float">
            <text:p>1557.75</text:p>
          </table:table-cell>
          <table:table-cell office:value-type="float" office:value="1796" calcext:value-type="float">
            <text:p>1796</text:p>
          </table:table-cell>
          <table:table-cell office:value-type="float" office:value="1183.5" calcext:value-type="float">
            <text:p>1183.5</text:p>
          </table:table-cell>
          <table:table-cell table:number-columns-repeated="2"/>
          <table:table-cell table:formula="of:=AVERAGE([.A155:.E155])" office:value-type="float" office:value="1486.35" calcext:value-type="float">
            <text:p>1486.35</text:p>
          </table:table-cell>
          <table:table-cell table:formula="of:=STDEV([.A155:.E155])/SQRT(COUNT([.A155:.E155]))" office:value-type="float" office:value="128.386126586949" calcext:value-type="float">
            <text:p>128.3861265869</text:p>
          </table:table-cell>
        </table:table-row>
        <table:table-row table:style-name="ro1">
          <table:table-cell office:value-type="float" office:value="781.75" calcext:value-type="float">
            <text:p>781.75</text:p>
          </table:table-cell>
          <table:table-cell office:value-type="float" office:value="1356" calcext:value-type="float">
            <text:p>1356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1633.5" calcext:value-type="float">
            <text:p>1633.5</text:p>
          </table:table-cell>
          <table:table-cell office:value-type="float" office:value="1164.75" calcext:value-type="float">
            <text:p>1164.75</text:p>
          </table:table-cell>
          <table:table-cell table:number-columns-repeated="2"/>
          <table:table-cell table:formula="of:=AVERAGE([.A156:.E156])" office:value-type="float" office:value="1264.15" calcext:value-type="float">
            <text:p>1264.15</text:p>
          </table:table-cell>
          <table:table-cell table:formula="of:=STDEV([.A156:.E156])/SQRT(COUNT([.A156:.E156]))" office:value-type="float" office:value="141.772762722605" calcext:value-type="float">
            <text:p>141.7727627226</text:p>
          </table:table-cell>
        </table:table-row>
        <table:table-row table:style-name="ro1">
          <table:table-cell office:value-type="float" office:value="1462.25" calcext:value-type="float">
            <text:p>1462.2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303.5" calcext:value-type="float">
            <text:p>1303.5</text:p>
          </table:table-cell>
          <table:table-cell table:number-columns-repeated="2"/>
          <table:table-cell table:formula="of:=AVERAGE([.A157:.E157])" office:value-type="float" office:value="1356.5" calcext:value-type="float">
            <text:p>1356.5</text:p>
          </table:table-cell>
          <table:table-cell table:formula="of:=STDEV([.A157:.E157])/SQRT(COUNT([.A157:.E157]))" office:value-type="float" office:value="34.4954707171826" calcext:value-type="float">
            <text:p>34.4954707172</text:p>
          </table:table-cell>
        </table:table-row>
        <table:table-row table:style-name="ro1">
          <table:table-cell office:value-type="float" office:value="1433.5" calcext:value-type="float">
            <text:p>1433.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681" calcext:value-type="float">
            <text:p>1681</text:p>
          </table:table-cell>
          <table:table-cell office:value-type="float" office:value="1597.25" calcext:value-type="float">
            <text:p>1597.25</text:p>
          </table:table-cell>
          <table:table-cell office:value-type="float" office:value="1402.25" calcext:value-type="float">
            <text:p>1402.25</text:p>
          </table:table-cell>
          <table:table-cell table:number-columns-repeated="2"/>
          <table:table-cell table:formula="of:=AVERAGE([.A158:.E158])" office:value-type="float" office:value="1495.75" calcext:value-type="float">
            <text:p>1495.75</text:p>
          </table:table-cell>
          <table:table-cell table:formula="of:=STDEV([.A158:.E158])/SQRT(COUNT([.A158:.E158]))" office:value-type="float" office:value="60.9910341771641" calcext:value-type="float">
            <text:p>60.9910341772</text:p>
          </table:table-cell>
        </table:table-row>
        <table:table-row table:style-name="ro1">
          <table:table-cell office:value-type="float" office:value="1267.25" calcext:value-type="float">
            <text:p>1267.25</text:p>
          </table:table-cell>
          <table:table-cell office:value-type="float" office:value="1503.5" calcext:value-type="float">
            <text:p>1503.5</text:p>
          </table:table-cell>
          <table:table-cell office:value-type="float" office:value="1313.5" calcext:value-type="float">
            <text:p>1313.5</text:p>
          </table:table-cell>
          <table:table-cell office:value-type="float" office:value="1588.5" calcext:value-type="float">
            <text:p>1588.5</text:p>
          </table:table-cell>
          <table:table-cell office:value-type="float" office:value="1105.5" calcext:value-type="float">
            <text:p>1105.5</text:p>
          </table:table-cell>
          <table:table-cell table:number-columns-repeated="2"/>
          <table:table-cell table:formula="of:=AVERAGE([.A159:.E159])" office:value-type="float" office:value="1355.65" calcext:value-type="float">
            <text:p>1355.65</text:p>
          </table:table-cell>
          <table:table-cell table:formula="of:=STDEV([.A159:.E159])/SQRT(COUNT([.A159:.E159]))" office:value-type="float" office:value="86.0944103876669" calcext:value-type="float">
            <text:p>86.094410387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701" calcext:value-type="float">
            <text:p>1701</text:p>
          </table:table-cell>
          <table:table-cell office:value-type="float" office:value="1319.75" calcext:value-type="float">
            <text:p>1319.75</text:p>
          </table:table-cell>
          <table:table-cell office:value-type="float" office:value="1607.25" calcext:value-type="float">
            <text:p>1607.25</text:p>
          </table:table-cell>
          <table:table-cell office:value-type="float" office:value="1347.25" calcext:value-type="float">
            <text:p>1347.25</text:p>
          </table:table-cell>
          <table:table-cell table:number-columns-repeated="2"/>
          <table:table-cell table:formula="of:=AVERAGE([.A160:.E160])" office:value-type="float" office:value="1479.65" calcext:value-type="float">
            <text:p>1479.65</text:p>
          </table:table-cell>
          <table:table-cell table:formula="of:=STDEV([.A160:.E160])/SQRT(COUNT([.A160:.E160]))" office:value-type="float" office:value="74.6942350519771" calcext:value-type="float">
            <text:p>74.694235052</text:p>
          </table:table-cell>
        </table:table-row>
        <table:table-row table:style-name="ro1">
          <table:table-cell office:value-type="float" office:value="1589.75" calcext:value-type="float">
            <text:p>1589.75</text:p>
          </table:table-cell>
          <table:table-cell office:value-type="float" office:value="1613.5" calcext:value-type="float">
            <text:p>1613.5</text:p>
          </table:table-cell>
          <table:table-cell office:value-type="float" office:value="1406" calcext:value-type="float">
            <text:p>1406</text:p>
          </table:table-cell>
          <table:table-cell office:value-type="float" office:value="1707.25" calcext:value-type="float">
            <text:p>1707.25</text:p>
          </table:table-cell>
          <table:table-cell office:value-type="float" office:value="1194.75" calcext:value-type="float">
            <text:p>1194.75</text:p>
          </table:table-cell>
          <table:table-cell table:number-columns-repeated="2"/>
          <table:table-cell table:formula="of:=AVERAGE([.A161:.E161])" office:value-type="float" office:value="1502.25" calcext:value-type="float">
            <text:p>1502.25</text:p>
          </table:table-cell>
          <table:table-cell table:formula="of:=STDEV([.A161:.E161])/SQRT(COUNT([.A161:.E161]))" office:value-type="float" office:value="91.0708858527246" calcext:value-type="float">
            <text:p>91.0708858527</text:p>
          </table:table-cell>
        </table:table-row>
        <table:table-row table:style-name="ro1">
          <table:table-cell office:value-type="float" office:value="1632.25" calcext:value-type="float">
            <text:p>1632.25</text:p>
          </table:table-cell>
          <table:table-cell office:value-type="float" office:value="1668.5" calcext:value-type="float">
            <text:p>1668.5</text:p>
          </table:table-cell>
          <table:table-cell office:value-type="float" office:value="1393.5" calcext:value-type="float">
            <text:p>1393.5</text:p>
          </table:table-cell>
          <table:table-cell office:value-type="float" office:value="1821" calcext:value-type="float">
            <text:p>1821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table:formula="of:=AVERAGE([.A162:.E162])" office:value-type="float" office:value="1516.25" calcext:value-type="float">
            <text:p>1516.25</text:p>
          </table:table-cell>
          <table:table-cell table:formula="of:=STDEV([.A162:.E162])/SQRT(COUNT([.A162:.E162]))" office:value-type="float" office:value="131.776562787166" calcext:value-type="float">
            <text:p>131.776562787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16" calcext:value-type="float">
            <text:p>1616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1263.5" calcext:value-type="float">
            <text:p>1263.5</text:p>
          </table:table-cell>
          <table:table-cell table:number-columns-repeated="2"/>
          <table:table-cell table:formula="of:=AVERAGE([.A163:.E163])" office:value-type="float" office:value="1374" calcext:value-type="float">
            <text:p>1374</text:p>
          </table:table-cell>
          <table:table-cell table:formula="of:=STDEV([.A163:.E163])/SQRT(COUNT([.A163:.E163]))" office:value-type="float" office:value="115.350417207741" calcext:value-type="float">
            <text:p>115.350417207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23.5" calcext:value-type="float">
            <text:p>1423.5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1641" calcext:value-type="float">
            <text:p>1641</text:p>
          </table:table-cell>
          <table:table-cell office:value-type="float" office:value="1338.5" calcext:value-type="float">
            <text:p>1338.5</text:p>
          </table:table-cell>
          <table:table-cell table:number-columns-repeated="2"/>
          <table:table-cell table:formula="of:=AVERAGE([.A164:.E164])" office:value-type="float" office:value="1406.25" calcext:value-type="float">
            <text:p>1406.25</text:p>
          </table:table-cell>
          <table:table-cell table:formula="of:=STDEV([.A164:.E164])/SQRT(COUNT([.A164:.E164]))" office:value-type="float" office:value="64.5905372326318" calcext:value-type="float">
            <text:p>64.5905372326</text:p>
          </table:table-cell>
        </table:table-row>
        <table:table-row table:style-name="ro1">
          <table:table-cell office:value-type="float" office:value="1413.5" calcext:value-type="float">
            <text:p>1413.5</text:p>
          </table:table-cell>
          <table:table-cell office:value-type="float" office:value="1243.5" calcext:value-type="float">
            <text:p>1243.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623.5" calcext:value-type="float">
            <text:p>1623.5</text:p>
          </table:table-cell>
          <table:table-cell office:value-type="float" office:value="1323.5" calcext:value-type="float">
            <text:p>1323.5</text:p>
          </table:table-cell>
          <table:table-cell table:number-columns-repeated="2"/>
          <table:table-cell table:formula="of:=AVERAGE([.A165:.E165])" office:value-type="float" office:value="1390.75" calcext:value-type="float">
            <text:p>1390.75</text:p>
          </table:table-cell>
          <table:table-cell table:formula="of:=STDEV([.A165:.E165])/SQRT(COUNT([.A165:.E165]))" office:value-type="float" office:value="64.2558363107975" calcext:value-type="float">
            <text:p>64.25583631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36" calcext:value-type="float">
            <text:p>1536</text:p>
          </table:table-cell>
          <table:table-cell office:value-type="float" office:value="1113.75" calcext:value-type="float">
            <text:p>1113.75</text:p>
          </table:table-cell>
          <table:table-cell office:value-type="float" office:value="1631.75" calcext:value-type="float">
            <text:p>1631.75</text:p>
          </table:table-cell>
          <table:table-cell office:value-type="float" office:value="1453.5" calcext:value-type="float">
            <text:p>1453.5</text:p>
          </table:table-cell>
          <table:table-cell table:number-columns-repeated="2"/>
          <table:table-cell table:formula="of:=AVERAGE([.A166:.E166])" office:value-type="float" office:value="1321.2" calcext:value-type="float">
            <text:p>1321.2</text:p>
          </table:table-cell>
          <table:table-cell table:formula="of:=STDEV([.A166:.E166])/SQRT(COUNT([.A166:.E166]))" office:value-type="float" office:value="142.442826249692" calcext:value-type="float">
            <text:p>142.4428262497</text:p>
          </table:table-cell>
        </table:table-row>
        <table:table-row table:style-name="ro1">
          <table:table-cell office:value-type="float" office:value="1077.25" calcext:value-type="float">
            <text:p>1077.25</text:p>
          </table:table-cell>
          <table:table-cell office:value-type="float" office:value="1493.5" calcext:value-type="float">
            <text:p>1493.5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212.25" calcext:value-type="float">
            <text:p>1212.25</text:p>
          </table:table-cell>
          <table:table-cell table:number-columns-repeated="2"/>
          <table:table-cell table:formula="of:=AVERAGE([.A167:.E167])" office:value-type="float" office:value="1326.75" calcext:value-type="float">
            <text:p>1326.75</text:p>
          </table:table-cell>
          <table:table-cell table:formula="of:=STDEV([.A167:.E167])/SQRT(COUNT([.A167:.E167]))" office:value-type="float" office:value="78.4105780491382" calcext:value-type="float">
            <text:p>78.410578049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313.5" calcext:value-type="float">
            <text:p>1313.5</text:p>
          </table:table-cell>
          <table:table-cell office:value-type="float" office:value="1493.5" calcext:value-type="float">
            <text:p>1493.5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763.5" calcext:value-type="float">
            <text:p>763.5</text:p>
          </table:table-cell>
          <table:table-cell table:number-columns-repeated="2"/>
          <table:table-cell table:formula="of:=AVERAGE([.A168:.E168])" office:value-type="float" office:value="1282.75" calcext:value-type="float">
            <text:p>1282.75</text:p>
          </table:table-cell>
          <table:table-cell table:formula="of:=STDEV([.A168:.E168])/SQRT(COUNT([.A168:.E168]))" office:value-type="float" office:value="159.852275554651" calcext:value-type="float">
            <text:p>159.8522755547</text:p>
          </table:table-cell>
        </table:table-row>
        <table:table-row table:style-name="ro1">
          <table:table-cell office:value-type="float" office:value="1458.5" calcext:value-type="float">
            <text:p>1458.5</text:p>
          </table:table-cell>
          <table:table-cell office:value-type="float" office:value="1506" calcext:value-type="float">
            <text:p>1506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713.5" calcext:value-type="float">
            <text:p>1713.5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AVERAGE([.A169:.E169])" office:value-type="float" office:value="1485.75" calcext:value-type="float">
            <text:p>1485.75</text:p>
          </table:table-cell>
          <table:table-cell table:formula="of:=STDEV([.A169:.E169])/SQRT(COUNT([.A169:.E169]))" office:value-type="float" office:value="62.7300765183656" calcext:value-type="float">
            <text:p>62.7300765184</text:p>
          </table:table-cell>
        </table:table-row>
        <table:table-row table:style-name="ro1">
          <table:table-cell office:value-type="float" office:value="1053.5" calcext:value-type="float">
            <text:p>1053.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614.75" calcext:value-type="float">
            <text:p>1614.75</text:p>
          </table:table-cell>
          <table:table-cell office:value-type="float" office:value="1279.75" calcext:value-type="float">
            <text:p>1279.75</text:p>
          </table:table-cell>
          <table:table-cell table:number-columns-repeated="2"/>
          <table:table-cell table:formula="of:=AVERAGE([.A170:.E170])" office:value-type="float" office:value="1362.75" calcext:value-type="float">
            <text:p>1362.75</text:p>
          </table:table-cell>
          <table:table-cell table:formula="of:=STDEV([.A170:.E170])/SQRT(COUNT([.A170:.E170]))" office:value-type="float" office:value="93.7821611501889" calcext:value-type="float">
            <text:p>93.7821611502</text:p>
          </table:table-cell>
        </table:table-row>
        <table:table-row table:style-name="ro1">
          <table:table-cell office:value-type="float" office:value="1368.5" calcext:value-type="float">
            <text:p>1368.5</text:p>
          </table:table-cell>
          <table:table-cell office:value-type="float" office:value="1362.25" calcext:value-type="float">
            <text:p>1362.25</text:p>
          </table:table-cell>
          <table:table-cell office:value-type="float" office:value="1208.5" calcext:value-type="float">
            <text:p>1208.5</text:p>
          </table:table-cell>
          <table:table-cell office:value-type="float" office:value="1864.75" calcext:value-type="float">
            <text:p>1864.75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A171:.E171])" office:value-type="float" office:value="1422" calcext:value-type="float">
            <text:p>1422</text:p>
          </table:table-cell>
          <table:table-cell table:formula="of:=STDEV([.A171:.E171])/SQRT(COUNT([.A171:.E171]))" office:value-type="float" office:value="114.34555631943" calcext:value-type="float">
            <text:p>114.3455563194</text:p>
          </table:table-cell>
        </table:table-row>
        <table:table-row table:style-name="ro1">
          <table:table-cell office:value-type="float" office:value="1544.75" calcext:value-type="float">
            <text:p>1544.75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1487.25" calcext:value-type="float">
            <text:p>1487.25</text:p>
          </table:table-cell>
          <table:table-cell office:value-type="float" office:value="1522.25" calcext:value-type="float">
            <text:p>1522.25</text:p>
          </table:table-cell>
          <table:table-cell office:value-type="float" office:value="1012.25" calcext:value-type="float">
            <text:p>1012.25</text:p>
          </table:table-cell>
          <table:table-cell table:number-columns-repeated="2"/>
          <table:table-cell table:formula="of:=AVERAGE([.A172:.E172])" office:value-type="float" office:value="1420.75" calcext:value-type="float">
            <text:p>1420.75</text:p>
          </table:table-cell>
          <table:table-cell table:formula="of:=STDEV([.A172:.E172])/SQRT(COUNT([.A172:.E172]))" office:value-type="float" office:value="102.602387886443" calcext:value-type="float">
            <text:p>102.6023878864</text:p>
          </table:table-cell>
        </table:table-row>
        <table:table-row table:style-name="ro1">
          <table:table-cell office:value-type="float" office:value="1133.5" calcext:value-type="float">
            <text:p>1133.5</text:p>
          </table:table-cell>
          <table:table-cell office:value-type="float" office:value="1518.5" calcext:value-type="float">
            <text:p>1518.5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309.75" calcext:value-type="float">
            <text:p>1309.75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AVERAGE([.A173:.E173])" office:value-type="float" office:value="1277" calcext:value-type="float">
            <text:p>1277</text:p>
          </table:table-cell>
          <table:table-cell table:formula="of:=STDEV([.A173:.E173])/SQRT(COUNT([.A173:.E173]))" office:value-type="float" office:value="75.7291638010087" calcext:value-type="float">
            <text:p>75.729163801</text:p>
          </table:table-cell>
        </table:table-row>
        <table:table-row table:style-name="ro1">
          <table:table-cell office:value-type="float" office:value="1077.5" calcext:value-type="float">
            <text:p>1077.5</text:p>
          </table:table-cell>
          <table:table-cell office:value-type="float" office:value="1713.5" calcext:value-type="float">
            <text:p>1713.5</text:p>
          </table:table-cell>
          <table:table-cell office:value-type="float" office:value="1277" calcext:value-type="float">
            <text:p>1277</text:p>
          </table:table-cell>
          <table:table-cell office:value-type="float" office:value="1828.5" calcext:value-type="float">
            <text:p>1828.5</text:p>
          </table:table-cell>
          <table:table-cell office:value-type="float" office:value="1098.5" calcext:value-type="float">
            <text:p>1098.5</text:p>
          </table:table-cell>
          <table:table-cell table:number-columns-repeated="2"/>
          <table:table-cell table:formula="of:=AVERAGE([.A174:.E174])" office:value-type="float" office:value="1399" calcext:value-type="float">
            <text:p>1399</text:p>
          </table:table-cell>
          <table:table-cell table:formula="of:=STDEV([.A174:.E174])/SQRT(COUNT([.A174:.E174]))" office:value-type="float" office:value="156.832235206924" calcext:value-type="float">
            <text:p>156.8322352069</text:p>
          </table:table-cell>
        </table:table-row>
        <table:table-row table:style-name="ro1">
          <table:table-cell office:value-type="float" office:value="1232.25" calcext:value-type="float">
            <text:p>1232.25</text:p>
          </table:table-cell>
          <table:table-cell office:value-type="float" office:value="1672" calcext:value-type="float">
            <text:p>1672</text:p>
          </table:table-cell>
          <table:table-cell office:value-type="float" office:value="1568.5" calcext:value-type="float">
            <text:p>1568.5</text:p>
          </table:table-cell>
          <table:table-cell office:value-type="float" office:value="1743.5" calcext:value-type="float">
            <text:p>1743.5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75:.E175])" office:value-type="float" office:value="1477.45" calcext:value-type="float">
            <text:p>1477.45</text:p>
          </table:table-cell>
          <table:table-cell table:formula="of:=STDEV([.A175:.E175])/SQRT(COUNT([.A175:.E175]))" office:value-type="float" office:value="116.395242600374" calcext:value-type="float">
            <text:p>116.395242600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66" calcext:value-type="float">
            <text:p>1466</text:p>
          </table:table-cell>
          <table:table-cell office:value-type="float" office:value="1288.5" calcext:value-type="float">
            <text:p>1288.5</text:p>
          </table:table-cell>
          <table:table-cell office:value-type="float" office:value="1575.25" calcext:value-type="float">
            <text:p>1575.25</text:p>
          </table:table-cell>
          <table:table-cell office:value-type="float" office:value="909.75" calcext:value-type="float">
            <text:p>909.75</text:p>
          </table:table-cell>
          <table:table-cell table:number-columns-repeated="2"/>
          <table:table-cell table:formula="of:=AVERAGE([.A176:.E176])" office:value-type="float" office:value="1344.1" calcext:value-type="float">
            <text:p>1344.1</text:p>
          </table:table-cell>
          <table:table-cell table:formula="of:=STDEV([.A176:.E176])/SQRT(COUNT([.A176:.E176]))" office:value-type="float" office:value="118.064140406814" calcext:value-type="float">
            <text:p>118.0641404068</text:p>
          </table:table-cell>
        </table:table-row>
        <table:table-row table:style-name="ro1">
          <table:table-cell office:value-type="float" office:value="1018.5" calcext:value-type="float">
            <text:p>1018.5</text:p>
          </table:table-cell>
          <table:table-cell office:value-type="float" office:value="1807.25" calcext:value-type="float">
            <text:p>1807.25</text:p>
          </table:table-cell>
          <table:table-cell office:value-type="float" office:value="1531" calcext:value-type="float">
            <text:p>1531</text:p>
          </table:table-cell>
          <table:table-cell office:value-type="float" office:value="1080.5" calcext:value-type="float">
            <text:p>1080.5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A177:.E177])" office:value-type="float" office:value="1353.65" calcext:value-type="float">
            <text:p>1353.65</text:p>
          </table:table-cell>
          <table:table-cell table:formula="of:=STDEV([.A177:.E177])/SQRT(COUNT([.A177:.E177]))" office:value-type="float" office:value="145.714695552645" calcext:value-type="float">
            <text:p>145.7146955526</text:p>
          </table:table-cell>
        </table:table-row>
        <table:table-row table:style-name="ro1">
          <table:table-cell office:value-type="float" office:value="932.25" calcext:value-type="float">
            <text:p>932.25</text:p>
          </table:table-cell>
          <table:table-cell office:value-type="float" office:value="1524.75" calcext:value-type="float">
            <text:p>1524.75</text:p>
          </table:table-cell>
          <table:table-cell office:value-type="float" office:value="1208.5" calcext:value-type="float">
            <text:p>1208.5</text:p>
          </table:table-cell>
          <table:table-cell office:value-type="float" office:value="1676" calcext:value-type="float">
            <text:p>1676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AVERAGE([.A178:.E178])" office:value-type="float" office:value="1287.5" calcext:value-type="float">
            <text:p>1287.5</text:p>
          </table:table-cell>
          <table:table-cell table:formula="of:=STDEV([.A178:.E178])/SQRT(COUNT([.A178:.E178]))" office:value-type="float" office:value="137.174273280379" calcext:value-type="float">
            <text:p>137.174273280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66" calcext:value-type="float">
            <text:p>1466</text:p>
          </table:table-cell>
          <table:table-cell office:value-type="float" office:value="1237.25" calcext:value-type="float">
            <text:p>1237.25</text:p>
          </table:table-cell>
          <table:table-cell office:value-type="float" office:value="1813.5" calcext:value-type="float">
            <text:p>1813.5</text:p>
          </table:table-cell>
          <table:table-cell office:value-type="float" office:value="822.25" calcext:value-type="float">
            <text:p>822.25</text:p>
          </table:table-cell>
          <table:table-cell table:number-columns-repeated="2"/>
          <table:table-cell table:formula="of:=AVERAGE([.A179:.E179])" office:value-type="float" office:value="1287" calcext:value-type="float">
            <text:p>1287</text:p>
          </table:table-cell>
          <table:table-cell table:formula="of:=STDEV([.A179:.E179])/SQRT(COUNT([.A179:.E179]))" office:value-type="float" office:value="167.957118783337" calcext:value-type="float">
            <text:p>167.957118783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937.25" calcext:value-type="float">
            <text:p>1937.25</text:p>
          </table:table-cell>
          <table:table-cell office:value-type="float" office:value="1363.5" calcext:value-type="float">
            <text:p>1363.5</text:p>
          </table:table-cell>
          <table:table-cell office:value-type="float" office:value="1737.25" calcext:value-type="float">
            <text:p>1737.25</text:p>
          </table:table-cell>
          <table:table-cell office:value-type="float" office:value="1007.75" calcext:value-type="float">
            <text:p>1007.75</text:p>
          </table:table-cell>
          <table:table-cell table:number-columns-repeated="2"/>
          <table:table-cell table:formula="of:=AVERAGE([.A180:.E180])" office:value-type="float" office:value="1439.35" calcext:value-type="float">
            <text:p>1439.35</text:p>
          </table:table-cell>
          <table:table-cell table:formula="of:=STDEV([.A180:.E180])/SQRT(COUNT([.A180:.E180]))" office:value-type="float" office:value="174.903734236865" calcext:value-type="float">
            <text:p>174.9037342369</text:p>
          </table:table-cell>
        </table:table-row>
        <table:table-row table:style-name="ro1">
          <table:table-cell office:value-type="float" office:value="1273.5" calcext:value-type="float">
            <text:p>1273.5</text:p>
          </table:table-cell>
          <table:table-cell office:value-type="float" office:value="1382.75" calcext:value-type="float">
            <text:p>1382.75</text:p>
          </table:table-cell>
          <table:table-cell office:value-type="float" office:value="1326" calcext:value-type="float">
            <text:p>1326</text:p>
          </table:table-cell>
          <table:table-cell office:value-type="float" office:value="1938.5" calcext:value-type="float">
            <text:p>1938.5</text:p>
          </table:table-cell>
          <table:table-cell office:value-type="float" office:value="1088.5" calcext:value-type="float">
            <text:p>1088.5</text:p>
          </table:table-cell>
          <table:table-cell table:number-columns-repeated="2"/>
          <table:table-cell table:formula="of:=AVERAGE([.A181:.E181])" office:value-type="float" office:value="1401.85" calcext:value-type="float">
            <text:p>1401.85</text:p>
          </table:table-cell>
          <table:table-cell table:formula="of:=STDEV([.A181:.E181])/SQRT(COUNT([.A181:.E181]))" office:value-type="float" office:value="142.963841582409" calcext:value-type="float">
            <text:p>142.963841582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1531" calcext:value-type="float">
            <text:p>1531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751.5" calcext:value-type="float">
            <text:p>751.5</text:p>
          </table:table-cell>
          <table:table-cell table:number-columns-repeated="2"/>
          <table:table-cell table:formula="of:=AVERAGE([.A182:.E182])" office:value-type="float" office:value="1356.2" calcext:value-type="float">
            <text:p>1356.2</text:p>
          </table:table-cell>
          <table:table-cell table:formula="of:=STDEV([.A182:.E182])/SQRT(COUNT([.A182:.E182]))" office:value-type="float" office:value="174.231480364485" calcext:value-type="float">
            <text:p>174.23148036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277.25" calcext:value-type="float">
            <text:p>1277.25</text:p>
          </table:table-cell>
          <table:table-cell office:value-type="float" office:value="1294" calcext:value-type="float">
            <text:p>1294</text:p>
          </table:table-cell>
          <table:table-cell office:value-type="float" office:value="1733.5" calcext:value-type="float">
            <text:p>1733.5</text:p>
          </table:table-cell>
          <table:table-cell office:value-type="float" office:value="1263.5" calcext:value-type="float">
            <text:p>1263.5</text:p>
          </table:table-cell>
          <table:table-cell table:number-columns-repeated="2"/>
          <table:table-cell table:formula="of:=AVERAGE([.A183:.E183])" office:value-type="float" office:value="1312.85" calcext:value-type="float">
            <text:p>1312.85</text:p>
          </table:table-cell>
          <table:table-cell table:formula="of:=STDEV([.A183:.E183])/SQRT(COUNT([.A183:.E183]))" office:value-type="float" office:value="118.616704135632" calcext:value-type="float">
            <text:p>118.6167041356</text:p>
          </table:table-cell>
        </table:table-row>
        <table:table-row table:style-name="ro1">
          <table:table-cell office:value-type="float" office:value="1320.75" calcext:value-type="float">
            <text:p>1320.75</text:p>
          </table:table-cell>
          <table:table-cell office:value-type="float" office:value="1778.5" calcext:value-type="float">
            <text:p>1778.5</text:p>
          </table:table-cell>
          <table:table-cell office:value-type="float" office:value="1606" calcext:value-type="float">
            <text:p>1606</text:p>
          </table:table-cell>
          <table:table-cell office:value-type="float" office:value="1732.25" calcext:value-type="float">
            <text:p>1732.25</text:p>
          </table:table-cell>
          <table:table-cell office:value-type="float" office:value="1544.75" calcext:value-type="float">
            <text:p>1544.75</text:p>
          </table:table-cell>
          <table:table-cell table:number-columns-repeated="2"/>
          <table:table-cell table:formula="of:=AVERAGE([.A184:.E184])" office:value-type="float" office:value="1596.45" calcext:value-type="float">
            <text:p>1596.45</text:p>
          </table:table-cell>
          <table:table-cell table:formula="of:=STDEV([.A184:.E184])/SQRT(COUNT([.A184:.E184]))" office:value-type="float" office:value="80.7336438543436" calcext:value-type="float">
            <text:p>80.7336438543</text:p>
          </table:table-cell>
        </table:table-row>
        <table:table-row table:style-name="ro1">
          <table:table-cell office:value-type="float" office:value="1444.75" calcext:value-type="float">
            <text:p>1444.75</text:p>
          </table:table-cell>
          <table:table-cell office:value-type="float" office:value="1581" calcext:value-type="float">
            <text:p>1581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838.5" calcext:value-type="float">
            <text:p>1838.5</text:p>
          </table:table-cell>
          <table:table-cell office:value-type="float" office:value="1202.25" calcext:value-type="float">
            <text:p>1202.25</text:p>
          </table:table-cell>
          <table:table-cell table:number-columns-repeated="2"/>
          <table:table-cell table:formula="of:=AVERAGE([.A185:.E185])" office:value-type="float" office:value="1483.25" calcext:value-type="float">
            <text:p>1483.25</text:p>
          </table:table-cell>
          <table:table-cell table:formula="of:=STDEV([.A185:.E185])/SQRT(COUNT([.A185:.E185]))" office:value-type="float" office:value="108.171882899393" calcext:value-type="float">
            <text:p>108.1718828994</text:p>
          </table:table-cell>
        </table:table-row>
        <table:table-row table:style-name="ro1">
          <table:table-cell office:value-type="float" office:value="913.5" calcext:value-type="float">
            <text:p>913.5</text:p>
          </table:table-cell>
          <table:table-cell office:value-type="float" office:value="1451" calcext:value-type="float">
            <text:p>145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719.75" calcext:value-type="float">
            <text:p>1719.7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AVERAGE([.A186:.E186])" office:value-type="float" office:value="1324.5" calcext:value-type="float">
            <text:p>1324.5</text:p>
          </table:table-cell>
          <table:table-cell table:formula="of:=STDEV([.A186:.E186])/SQRT(COUNT([.A186:.E186]))" office:value-type="float" office:value="132.046038372986" calcext:value-type="float">
            <text:p>132.04603837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574.75" calcext:value-type="float">
            <text:p>1574.75</text:p>
          </table:table-cell>
          <table:table-cell office:value-type="float" office:value="1439.5" calcext:value-type="float">
            <text:p>1439.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532.25" calcext:value-type="float">
            <text:p>1532.25</text:p>
          </table:table-cell>
          <table:table-cell table:number-columns-repeated="2"/>
          <table:table-cell table:formula="of:=AVERAGE([.A187:.E187])" office:value-type="float" office:value="1486.45" calcext:value-type="float">
            <text:p>1486.45</text:p>
          </table:table-cell>
          <table:table-cell table:formula="of:=STDEV([.A187:.E187])/SQRT(COUNT([.A187:.E187]))" office:value-type="float" office:value="42.80970976309" calcext:value-type="float">
            <text:p>42.8097097631</text:p>
          </table:table-cell>
        </table:table-row>
        <table:table-row table:style-name="ro1">
          <table:table-cell office:value-type="float" office:value="1329.75" calcext:value-type="float">
            <text:p>1329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18.5" calcext:value-type="float">
            <text:p>1218.5</text:p>
          </table:table-cell>
          <table:table-cell office:value-type="float" office:value="1763.5" calcext:value-type="float">
            <text:p>1763.5</text:p>
          </table:table-cell>
          <table:table-cell office:value-type="float" office:value="1342.25" calcext:value-type="float">
            <text:p>1342.25</text:p>
          </table:table-cell>
          <table:table-cell table:number-columns-repeated="2"/>
          <table:table-cell table:formula="of:=AVERAGE([.A188:.E188])" office:value-type="float" office:value="1385.5" calcext:value-type="float">
            <text:p>1385.5</text:p>
          </table:table-cell>
          <table:table-cell table:formula="of:=STDEV([.A188:.E188])/SQRT(COUNT([.A188:.E188]))" office:value-type="float" office:value="97.0297956815328" calcext:value-type="float">
            <text:p>97.0297956815</text:p>
          </table:table-cell>
        </table:table-row>
        <table:table-row table:style-name="ro1">
          <table:table-cell office:value-type="float" office:value="1261.5" calcext:value-type="float">
            <text:p>1261.5</text:p>
          </table:table-cell>
          <table:table-cell office:value-type="float" office:value="1711" calcext:value-type="float">
            <text:p>1711</text:p>
          </table:table-cell>
          <table:table-cell office:value-type="float" office:value="1412.75" calcext:value-type="float">
            <text:p>1412.75</text:p>
          </table:table-cell>
          <table:table-cell office:value-type="float" office:value="1938.5" calcext:value-type="float">
            <text:p>1938.5</text:p>
          </table:table-cell>
          <table:table-cell office:value-type="float" office:value="1648.25" calcext:value-type="float">
            <text:p>1648.25</text:p>
          </table:table-cell>
          <table:table-cell table:number-columns-repeated="2"/>
          <table:table-cell table:formula="of:=AVERAGE([.A189:.E189])" office:value-type="float" office:value="1594.4" calcext:value-type="float">
            <text:p>1594.4</text:p>
          </table:table-cell>
          <table:table-cell table:formula="of:=STDEV([.A189:.E189])/SQRT(COUNT([.A189:.E189]))" office:value-type="float" office:value="118.050693560013" calcext:value-type="float">
            <text:p>118.05069356</text:p>
          </table:table-cell>
        </table:table-row>
        <table:table-row table:style-name="ro1">
          <table:table-cell office:value-type="float" office:value="1138.5" calcext:value-type="float">
            <text:p>1138.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1553.5" calcext:value-type="float">
            <text:p>1553.5</text:p>
          </table:table-cell>
          <table:table-cell office:value-type="float" office:value="1448.5" calcext:value-type="float">
            <text:p>1448.5</text:p>
          </table:table-cell>
          <table:table-cell table:number-columns-repeated="2"/>
          <table:table-cell table:formula="of:=AVERAGE([.A190:.E190])" office:value-type="float" office:value="1376.25" calcext:value-type="float">
            <text:p>1376.25</text:p>
          </table:table-cell>
          <table:table-cell table:formula="of:=STDEV([.A190:.E190])/SQRT(COUNT([.A190:.E190]))" office:value-type="float" office:value="77.079909833886" calcext:value-type="float">
            <text:p>77.0799098339</text:p>
          </table:table-cell>
        </table:table-row>
        <table:table-row table:style-name="ro1">
          <table:table-cell office:value-type="float" office:value="1303.5" calcext:value-type="float">
            <text:p>1303.5</text:p>
          </table:table-cell>
          <table:table-cell office:value-type="float" office:value="1579.75" calcext:value-type="float">
            <text:p>1579.75</text:p>
          </table:table-cell>
          <table:table-cell office:value-type="float" office:value="1482.25" calcext:value-type="float">
            <text:p>1482.25</text:p>
          </table:table-cell>
          <table:table-cell office:value-type="float" office:value="1968.5" calcext:value-type="float">
            <text:p>1968.5</text:p>
          </table:table-cell>
          <table:table-cell office:value-type="float" office:value="1529.75" calcext:value-type="float">
            <text:p>1529.75</text:p>
          </table:table-cell>
          <table:table-cell table:number-columns-repeated="2"/>
          <table:table-cell table:formula="of:=AVERAGE([.A191:.E191])" office:value-type="float" office:value="1572.75" calcext:value-type="float">
            <text:p>1572.75</text:p>
          </table:table-cell>
          <table:table-cell table:formula="of:=STDEV([.A191:.E191])/SQRT(COUNT([.A191:.E191]))" office:value-type="float" office:value="109.362213538315" calcext:value-type="float">
            <text:p>109.3622135383</text:p>
          </table:table-cell>
        </table:table-row>
        <table:table-row table:style-name="ro1">
          <table:table-cell office:value-type="float" office:value="1038.5" calcext:value-type="float">
            <text:p>1038.5</text:p>
          </table:table-cell>
          <table:table-cell office:value-type="float" office:value="1903.5" calcext:value-type="float">
            <text:p>1903.5</text:p>
          </table:table-cell>
          <table:table-cell office:value-type="float" office:value="1091.25" calcext:value-type="float">
            <text:p>1091.25</text:p>
          </table:table-cell>
          <table:table-cell office:value-type="float" office:value="1911" calcext:value-type="float">
            <text:p>1911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formula="of:=AVERAGE([.A192:.E192])" office:value-type="float" office:value="1502.05" calcext:value-type="float">
            <text:p>1502.05</text:p>
          </table:table-cell>
          <table:table-cell table:formula="of:=STDEV([.A192:.E192])/SQRT(COUNT([.A192:.E192]))" office:value-type="float" office:value="189.225665542495" calcext:value-type="float">
            <text:p>189.2256655425</text:p>
          </table:table-cell>
        </table:table-row>
        <table:table-row table:style-name="ro1">
          <table:table-cell office:value-type="float" office:value="1187.25" calcext:value-type="float">
            <text:p>1187.25</text:p>
          </table:table-cell>
          <table:table-cell office:value-type="float" office:value="1708.5" calcext:value-type="float">
            <text:p>1708.5</text:p>
          </table:table-cell>
          <table:table-cell office:value-type="float" office:value="1318.75" calcext:value-type="float">
            <text:p>1318.75</text:p>
          </table:table-cell>
          <table:table-cell office:value-type="float" office:value="1322.25" calcext:value-type="float">
            <text:p>1322.25</text:p>
          </table:table-cell>
          <table:table-cell office:value-type="float" office:value="971.5" calcext:value-type="float">
            <text:p>971.5</text:p>
          </table:table-cell>
          <table:table-cell table:number-columns-repeated="2"/>
          <table:table-cell table:formula="of:=AVERAGE([.A193:.E193])" office:value-type="float" office:value="1301.65" calcext:value-type="float">
            <text:p>1301.65</text:p>
          </table:table-cell>
          <table:table-cell table:formula="of:=STDEV([.A193:.E193])/SQRT(COUNT([.A193:.E193]))" office:value-type="float" office:value="120.068745933319" calcext:value-type="float">
            <text:p>120.0687459333</text:p>
          </table:table-cell>
        </table:table-row>
        <table:table-row table:style-name="ro1">
          <table:table-cell office:value-type="float" office:value="1642.25" calcext:value-type="float">
            <text:p>1642.25</text:p>
          </table:table-cell>
          <table:table-cell office:value-type="float" office:value="1508.5" calcext:value-type="float">
            <text:p>1508.5</text:p>
          </table:table-cell>
          <table:table-cell office:value-type="float" office:value="1153.5" calcext:value-type="float">
            <text:p>1153.5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1523.5" calcext:value-type="float">
            <text:p>1523.5</text:p>
          </table:table-cell>
          <table:table-cell table:number-columns-repeated="2"/>
          <table:table-cell table:formula="of:=AVERAGE([.A194:.E194])" office:value-type="float" office:value="1519.5" calcext:value-type="float">
            <text:p>1519.5</text:p>
          </table:table-cell>
          <table:table-cell table:formula="of:=STDEV([.A194:.E194])/SQRT(COUNT([.A194:.E194]))" office:value-type="float" office:value="102.904233392023" calcext:value-type="float">
            <text:p>102.904233392</text:p>
          </table:table-cell>
        </table:table-row>
        <table:table-row table:style-name="ro1">
          <table:table-cell office:value-type="float" office:value="1238.5" calcext:value-type="float">
            <text:p>1238.5</text:p>
          </table:table-cell>
          <table:table-cell office:value-type="float" office:value="1372" calcext:value-type="float">
            <text:p>1372</text:p>
          </table:table-cell>
          <table:table-cell office:value-type="float" office:value="1258.25" calcext:value-type="float">
            <text:p>1258.25</text:p>
          </table:table-cell>
          <table:table-cell office:value-type="float" office:value="1751" calcext:value-type="float">
            <text:p>1751</text:p>
          </table:table-cell>
          <table:table-cell office:value-type="float" office:value="1497.25" calcext:value-type="float">
            <text:p>1497.25</text:p>
          </table:table-cell>
          <table:table-cell table:number-columns-repeated="2"/>
          <table:table-cell table:formula="of:=AVERAGE([.A195:.E195])" office:value-type="float" office:value="1423.4" calcext:value-type="float">
            <text:p>1423.4</text:p>
          </table:table-cell>
          <table:table-cell table:formula="of:=STDEV([.A195:.E195])/SQRT(COUNT([.A195:.E195]))" office:value-type="float" office:value="94.0425635018527" calcext:value-type="float">
            <text:p>94.0425635019</text:p>
          </table:table-cell>
        </table:table-row>
        <table:table-row table:style-name="ro1">
          <table:table-cell office:value-type="float" office:value="1168.5" calcext:value-type="float">
            <text:p>1168.5</text:p>
          </table:table-cell>
          <table:table-cell office:value-type="float" office:value="1572.25" calcext:value-type="float">
            <text:p>1572.25</text:p>
          </table:table-cell>
          <table:table-cell office:value-type="float" office:value="1557.25" calcext:value-type="float">
            <text:p>1557.25</text:p>
          </table:table-cell>
          <table:table-cell office:value-type="float" office:value="1826" calcext:value-type="float">
            <text:p>1826</text:p>
          </table:table-cell>
          <table:table-cell office:value-type="float" office:value="1254.25" calcext:value-type="float">
            <text:p>1254.25</text:p>
          </table:table-cell>
          <table:table-cell table:number-columns-repeated="2"/>
          <table:table-cell table:formula="of:=AVERAGE([.A196:.E196])" office:value-type="float" office:value="1475.65" calcext:value-type="float">
            <text:p>1475.65</text:p>
          </table:table-cell>
          <table:table-cell table:formula="of:=STDEV([.A196:.E196])/SQRT(COUNT([.A196:.E196]))" office:value-type="float" office:value="118.763278205007" calcext:value-type="float">
            <text:p>118.763278205</text:p>
          </table:table-cell>
        </table:table-row>
        <table:table-row table:style-name="ro1">
          <table:table-cell office:value-type="float" office:value="1107.25" calcext:value-type="float">
            <text:p>1107.25</text:p>
          </table:table-cell>
          <table:table-cell office:value-type="float" office:value="1476" calcext:value-type="float">
            <text:p>1476</text:p>
          </table:table-cell>
          <table:table-cell office:value-type="float" office:value="1462.5" calcext:value-type="float">
            <text:p>1462.5</text:p>
          </table:table-cell>
          <table:table-cell office:value-type="float" office:value="1732.25" calcext:value-type="float">
            <text:p>1732.25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97:.E197])" office:value-type="float" office:value="1433.05" calcext:value-type="float">
            <text:p>1433.05</text:p>
          </table:table-cell>
          <table:table-cell table:formula="of:=STDEV([.A197:.E197])/SQRT(COUNT([.A197:.E197]))" office:value-type="float" office:value="100.118910551404" calcext:value-type="float">
            <text:p>100.1189105514</text:p>
          </table:table-cell>
        </table:table-row>
        <table:table-row table:style-name="ro1">
          <table:table-cell office:value-type="float" office:value="1214.75" calcext:value-type="float">
            <text:p>1214.75</text:p>
          </table:table-cell>
          <table:table-cell office:value-type="float" office:value="1549.75" calcext:value-type="float">
            <text:p>1549.7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819.75" calcext:value-type="float">
            <text:p>1819.75</text:p>
          </table:table-cell>
          <table:table-cell office:value-type="float" office:value="1364.75" calcext:value-type="float">
            <text:p>1364.75</text:p>
          </table:table-cell>
          <table:table-cell table:number-columns-repeated="2"/>
          <table:table-cell table:formula="of:=AVERAGE([.A198:.E198])" office:value-type="float" office:value="1462.75" calcext:value-type="float">
            <text:p>1462.75</text:p>
          </table:table-cell>
          <table:table-cell table:formula="of:=STDEV([.A198:.E198])/SQRT(COUNT([.A198:.E198]))" office:value-type="float" office:value="103.858076238683" calcext:value-type="float">
            <text:p>103.8580762387</text:p>
          </table:table-cell>
        </table:table-row>
        <table:table-row table:style-name="ro1">
          <table:table-cell office:value-type="float" office:value="1228.5" calcext:value-type="float">
            <text:p>1228.5</text:p>
          </table:table-cell>
          <table:table-cell office:value-type="float" office:value="1453.5" calcext:value-type="float">
            <text:p>1453.5</text:p>
          </table:table-cell>
          <table:table-cell office:value-type="float" office:value="1489.75" calcext:value-type="float">
            <text:p>1489.75</text:p>
          </table:table-cell>
          <table:table-cell office:value-type="float" office:value="1857.25" calcext:value-type="float">
            <text:p>1857.25</text:p>
          </table:table-cell>
          <table:table-cell office:value-type="float" office:value="1579.75" calcext:value-type="float">
            <text:p>1579.75</text:p>
          </table:table-cell>
          <table:table-cell table:number-columns-repeated="2"/>
          <table:table-cell table:formula="of:=AVERAGE([.A199:.E199])" office:value-type="float" office:value="1521.75" calcext:value-type="float">
            <text:p>1521.75</text:p>
          </table:table-cell>
          <table:table-cell table:formula="of:=STDEV([.A199:.E199])/SQRT(COUNT([.A199:.E199]))" office:value-type="float" office:value="101.88274510436" calcext:value-type="float">
            <text:p>101.8827451044</text:p>
          </table:table-cell>
        </table:table-row>
        <table:table-row table:style-name="ro1">
          <table:table-cell office:value-type="float" office:value="1033.5" calcext:value-type="float">
            <text:p>1033.5</text:p>
          </table:table-cell>
          <table:table-cell office:value-type="float" office:value="1832.25" calcext:value-type="float">
            <text:p>1832.25</text:p>
          </table:table-cell>
          <table:table-cell office:value-type="float" office:value="1519.75" calcext:value-type="float">
            <text:p>1519.75</text:p>
          </table:table-cell>
          <table:table-cell office:value-type="float" office:value="1551" calcext:value-type="float">
            <text:p>1551</text:p>
          </table:table-cell>
          <table:table-cell office:value-type="float" office:value="1322.25" calcext:value-type="float">
            <text:p>1322.25</text:p>
          </table:table-cell>
          <table:table-cell table:number-columns-repeated="2"/>
          <table:table-cell table:formula="of:=AVERAGE([.A200:.E200])" office:value-type="float" office:value="1451.75" calcext:value-type="float">
            <text:p>1451.75</text:p>
          </table:table-cell>
          <table:table-cell table:formula="of:=STDEV([.A200:.E200])/SQRT(COUNT([.A200:.E200]))" office:value-type="float" office:value="132.468510409078" calcext:value-type="float">
            <text:p>132.46851040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1388.5" calcext:value-type="float">
            <text:p>1388.5</text:p>
          </table:table-cell>
          <table:table-cell office:value-type="float" office:value="1682.25" calcext:value-type="float">
            <text:p>1682.25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table:formula="of:=AVERAGE([.A201:.E201])" office:value-type="float" office:value="1470.3" calcext:value-type="float">
            <text:p>1470.3</text:p>
          </table:table-cell>
          <table:table-cell table:formula="of:=STDEV([.A201:.E201])/SQRT(COUNT([.A201:.E201]))" office:value-type="float" office:value="104.123826524" calcext:value-type="float">
            <text:p>104.12382652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712.25" calcext:value-type="float">
            <text:p>1712.25</text:p>
          </table:table-cell>
          <table:table-cell office:value-type="float" office:value="1477.25" calcext:value-type="float">
            <text:p>1477.25</text:p>
          </table:table-cell>
          <table:table-cell office:value-type="float" office:value="1707.25" calcext:value-type="float">
            <text:p>1707.25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A202:.E202])" office:value-type="float" office:value="1541.75" calcext:value-type="float">
            <text:p>1541.75</text:p>
          </table:table-cell>
          <table:table-cell table:formula="of:=STDEV([.A202:.E202])/SQRT(COUNT([.A202:.E202]))" office:value-type="float" office:value="73.7315654926708" calcext:value-type="float">
            <text:p>73.7315654927</text:p>
          </table:table-cell>
        </table:table-row>
        <table:table-row table:style-name="ro1">
          <table:table-cell office:value-type="float" office:value="1124.75" calcext:value-type="float">
            <text:p>1124.75</text:p>
          </table:table-cell>
          <table:table-cell office:value-type="float" office:value="1821" calcext:value-type="float">
            <text:p>1821</text:p>
          </table:table-cell>
          <table:table-cell office:value-type="float" office:value="1357.25" calcext:value-type="float">
            <text:p>1357.25</text:p>
          </table:table-cell>
          <table:table-cell office:value-type="float" office:value="1716" calcext:value-type="float">
            <text:p>1716</text:p>
          </table:table-cell>
          <table:table-cell office:value-type="float" office:value="1114.75" calcext:value-type="float">
            <text:p>1114.75</text:p>
          </table:table-cell>
          <table:table-cell table:number-columns-repeated="2"/>
          <table:table-cell table:formula="of:=AVERAGE([.A203:.E203])" office:value-type="float" office:value="1426.75" calcext:value-type="float">
            <text:p>1426.75</text:p>
          </table:table-cell>
          <table:table-cell table:formula="of:=STDEV([.A203:.E203])/SQRT(COUNT([.A203:.E203]))" office:value-type="float" office:value="147.050480278032" calcext:value-type="float">
            <text:p>147.050480278</text:p>
          </table:table-cell>
        </table:table-row>
        <table:table-row table:style-name="ro1">
          <table:table-cell office:value-type="float" office:value="920.5" calcext:value-type="float">
            <text:p>920.5</text:p>
          </table:table-cell>
          <table:table-cell office:value-type="float" office:value="1286.75" calcext:value-type="float">
            <text:p>1286.7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572.25" calcext:value-type="float">
            <text:p>1572.25</text:p>
          </table:table-cell>
          <table:table-cell office:value-type="float" office:value="1386.75" calcext:value-type="float">
            <text:p>1386.75</text:p>
          </table:table-cell>
          <table:table-cell table:number-columns-repeated="2"/>
          <table:table-cell table:formula="of:=AVERAGE([.A204:.E204])" office:value-type="float" office:value="1299.7" calcext:value-type="float">
            <text:p>1299.7</text:p>
          </table:table-cell>
          <table:table-cell table:formula="of:=STDEV([.A204:.E204])/SQRT(COUNT([.A204:.E204]))" office:value-type="float" office:value="106.50846210513" calcext:value-type="float">
            <text:p>106.508462105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86" calcext:value-type="float">
            <text:p>1486</text:p>
          </table:table-cell>
          <table:table-cell office:value-type="float" office:value="1305.25" calcext:value-type="float">
            <text:p>1305.25</text:p>
          </table:table-cell>
          <table:table-cell office:value-type="float" office:value="1396" calcext:value-type="float">
            <text:p>1396</text:p>
          </table:table-cell>
          <table:table-cell office:value-type="float" office:value="1338.5" calcext:value-type="float">
            <text:p>1338.5</text:p>
          </table:table-cell>
          <table:table-cell table:number-columns-repeated="2"/>
          <table:table-cell table:formula="of:=AVERAGE([.A205:.E205])" office:value-type="float" office:value="1345.35" calcext:value-type="float">
            <text:p>1345.35</text:p>
          </table:table-cell>
          <table:table-cell table:formula="of:=STDEV([.A205:.E205])/SQRT(COUNT([.A205:.E205]))" office:value-type="float" office:value="47.3496040110158" calcext:value-type="float">
            <text:p>47.34960401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77.25" calcext:value-type="float">
            <text:p>1477.25</text:p>
          </table:table-cell>
          <table:table-cell office:value-type="float" office:value="1348.5" calcext:value-type="float">
            <text:p>1348.5</text:p>
          </table:table-cell>
          <table:table-cell office:value-type="float" office:value="1843.5" calcext:value-type="float">
            <text:p>1843.5</text:p>
          </table:table-cell>
          <table:table-cell office:value-type="float" office:value="1449.75" calcext:value-type="float">
            <text:p>1449.75</text:p>
          </table:table-cell>
          <table:table-cell table:number-columns-repeated="2"/>
          <table:table-cell table:formula="of:=AVERAGE([.A206:.E206])" office:value-type="float" office:value="1468" calcext:value-type="float">
            <text:p>1468</text:p>
          </table:table-cell>
          <table:table-cell table:formula="of:=STDEV([.A206:.E206])/SQRT(COUNT([.A206:.E206]))" office:value-type="float" office:value="104.093257466562" calcext:value-type="float">
            <text:p>104.0932574666</text:p>
          </table:table-cell>
        </table:table-row>
        <table:table-row table:style-name="ro1">
          <table:table-cell office:value-type="float" office:value="1258.5" calcext:value-type="float">
            <text:p>1258.5</text:p>
          </table:table-cell>
          <table:table-cell office:value-type="float" office:value="1894.75" calcext:value-type="float">
            <text:p>1894.75</text:p>
          </table:table-cell>
          <table:table-cell office:value-type="float" office:value="1180.5" calcext:value-type="float">
            <text:p>1180.5</text:p>
          </table:table-cell>
          <table:table-cell office:value-type="float" office:value="1529.75" calcext:value-type="float">
            <text:p>1529.75</text:p>
          </table:table-cell>
          <table:table-cell office:value-type="float" office:value="1359.75" calcext:value-type="float">
            <text:p>1359.75</text:p>
          </table:table-cell>
          <table:table-cell table:number-columns-repeated="2"/>
          <table:table-cell table:formula="of:=AVERAGE([.A207:.E207])" office:value-type="float" office:value="1444.65" calcext:value-type="float">
            <text:p>1444.65</text:p>
          </table:table-cell>
          <table:table-cell table:formula="of:=STDEV([.A207:.E207])/SQRT(COUNT([.A207:.E207]))" office:value-type="float" office:value="126.780730988585" calcext:value-type="float">
            <text:p>126.7807309886</text:p>
          </table:table-cell>
        </table:table-row>
        <table:table-row table:style-name="ro1">
          <table:table-cell office:value-type="float" office:value="1471.5" calcext:value-type="float">
            <text:p>1471.5</text:p>
          </table:table-cell>
          <table:table-cell office:value-type="float" office:value="1468.5" calcext:value-type="float">
            <text:p>1468.5</text:p>
          </table:table-cell>
          <table:table-cell office:value-type="float" office:value="1306" calcext:value-type="float">
            <text:p>1306</text:p>
          </table:table-cell>
          <table:table-cell office:value-type="float" office:value="1526" calcext:value-type="float">
            <text:p>1526</text:p>
          </table:table-cell>
          <table:table-cell office:value-type="float" office:value="1222.25" calcext:value-type="float">
            <text:p>1222.25</text:p>
          </table:table-cell>
          <table:table-cell table:number-columns-repeated="2"/>
          <table:table-cell table:formula="of:=AVERAGE([.A208:.E208])" office:value-type="float" office:value="1398.85" calcext:value-type="float">
            <text:p>1398.85</text:p>
          </table:table-cell>
          <table:table-cell table:formula="of:=STDEV([.A208:.E208])/SQRT(COUNT([.A208:.E208]))" office:value-type="float" office:value="57.4912819477875" calcext:value-type="float">
            <text:p>57.4912819478</text:p>
          </table:table-cell>
        </table:table-row>
        <table:table-row table:style-name="ro1">
          <table:table-cell office:value-type="float" office:value="1414.75" calcext:value-type="float">
            <text:p>1414.75</text:p>
          </table:table-cell>
          <table:table-cell office:value-type="float" office:value="1513.5" calcext:value-type="float">
            <text:p>1513.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801" calcext:value-type="float">
            <text:p>1801</text:p>
          </table:table-cell>
          <table:table-cell office:value-type="float" office:value="1083.5" calcext:value-type="float">
            <text:p>1083.5</text:p>
          </table:table-cell>
          <table:table-cell table:number-columns-repeated="2"/>
          <table:table-cell table:formula="of:=AVERAGE([.A209:.E209])" office:value-type="float" office:value="1432.5" calcext:value-type="float">
            <text:p>1432.5</text:p>
          </table:table-cell>
          <table:table-cell table:formula="of:=STDEV([.A209:.E209])/SQRT(COUNT([.A209:.E209]))" office:value-type="float" office:value="116.472502119599" calcext:value-type="float">
            <text:p>116.4725021196</text:p>
          </table:table-cell>
        </table:table-row>
        <table:table-row table:style-name="ro1">
          <table:table-cell office:value-type="float" office:value="1089.75" calcext:value-type="float">
            <text:p>1089.75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1131" calcext:value-type="float">
            <text:p>1131</text:p>
          </table:table-cell>
          <table:table-cell office:value-type="float" office:value="1838.5" calcext:value-type="float">
            <text:p>1838.5</text:p>
          </table:table-cell>
          <table:table-cell office:value-type="float" office:value="971.75" calcext:value-type="float">
            <text:p>971.75</text:p>
          </table:table-cell>
          <table:table-cell table:number-columns-repeated="2"/>
          <table:table-cell table:formula="of:=AVERAGE([.A210:.E210])" office:value-type="float" office:value="1341.65" calcext:value-type="float">
            <text:p>1341.65</text:p>
          </table:table-cell>
          <table:table-cell table:formula="of:=STDEV([.A210:.E210])/SQRT(COUNT([.A210:.E210]))" office:value-type="float" office:value="173.801657788411" calcext:value-type="float">
            <text:p>173.801657788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748.5" calcext:value-type="float">
            <text:p>1748.5</text:p>
          </table:table-cell>
          <table:table-cell office:value-type="float" office:value="1356.25" calcext:value-type="float">
            <text:p>1356.25</text:p>
          </table:table-cell>
          <table:table-cell office:value-type="float" office:value="1782.25" calcext:value-type="float">
            <text:p>1782.25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211:.E211])" office:value-type="float" office:value="1511.8" calcext:value-type="float">
            <text:p>1511.8</text:p>
          </table:table-cell>
          <table:table-cell table:formula="of:=STDEV([.A211:.E211])/SQRT(COUNT([.A211:.E211]))" office:value-type="float" office:value="105.445999212867" calcext:value-type="float">
            <text:p>105.445999212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508.5" calcext:value-type="float">
            <text:p>1508.5</text:p>
          </table:table-cell>
          <table:table-cell office:value-type="float" office:value="1196" calcext:value-type="float">
            <text:p>1196</text:p>
          </table:table-cell>
          <table:table-cell office:value-type="float" office:value="1688.5" calcext:value-type="float">
            <text:p>1688.5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AVERAGE([.A212:.E212])" office:value-type="float" office:value="1381" calcext:value-type="float">
            <text:p>1381</text:p>
          </table:table-cell>
          <table:table-cell table:formula="of:=STDEV([.A212:.E212])/SQRT(COUNT([.A212:.E212]))" office:value-type="float" office:value="96.4591882611501" calcext:value-type="float">
            <text:p>96.4591882612</text:p>
          </table:table-cell>
        </table:table-row>
        <table:table-row table:style-name="ro1">
          <table:table-cell office:value-type="float" office:value="1443.5" calcext:value-type="float">
            <text:p>1443.5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588.5" calcext:value-type="float">
            <text:p>1588.5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157.25" calcext:value-type="float">
            <text:p>1157.25</text:p>
          </table:table-cell>
          <table:table-cell table:number-columns-repeated="2"/>
          <table:table-cell table:formula="of:=AVERAGE([.A213:.E213])" office:value-type="float" office:value="1531.75" calcext:value-type="float">
            <text:p>1531.75</text:p>
          </table:table-cell>
          <table:table-cell table:formula="of:=STDEV([.A213:.E213])/SQRT(COUNT([.A213:.E213]))" office:value-type="float" office:value="113.551062302384" calcext:value-type="float">
            <text:p>113.551062302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391" calcext:value-type="float">
            <text:p>1391</text:p>
          </table:table-cell>
          <table:table-cell office:value-type="float" office:value="1351" calcext:value-type="float">
            <text:p>1351</text:p>
          </table:table-cell>
          <table:table-cell office:value-type="float" office:value="1632.25" calcext:value-type="float">
            <text:p>1632.25</text:p>
          </table:table-cell>
          <table:table-cell office:value-type="float" office:value="1297.25" calcext:value-type="float">
            <text:p>1297.25</text:p>
          </table:table-cell>
          <table:table-cell table:number-columns-repeated="2"/>
          <table:table-cell table:formula="of:=AVERAGE([.A214:.E214])" office:value-type="float" office:value="1437.5" calcext:value-type="float">
            <text:p>1437.5</text:p>
          </table:table-cell>
          <table:table-cell table:formula="of:=STDEV([.A214:.E214])/SQRT(COUNT([.A214:.E214]))" office:value-type="float" office:value="60.5823303447466" calcext:value-type="float">
            <text:p>60.5823303447</text:p>
          </table:table-cell>
        </table:table-row>
        <table:table-row table:style-name="ro1">
          <table:table-cell office:value-type="float" office:value="1559.75" calcext:value-type="float">
            <text:p>1559.75</text:p>
          </table:table-cell>
          <table:table-cell office:value-type="float" office:value="1701" calcext:value-type="float">
            <text:p>1701</text:p>
          </table:table-cell>
          <table:table-cell office:value-type="float" office:value="1284.5" calcext:value-type="float">
            <text:p>1284.5</text:p>
          </table:table-cell>
          <table:table-cell office:value-type="float" office:value="1627.5" calcext:value-type="float">
            <text:p>1627.5</text:p>
          </table:table-cell>
          <table:table-cell office:value-type="float" office:value="1662.25" calcext:value-type="float">
            <text:p>1662.25</text:p>
          </table:table-cell>
          <table:table-cell table:number-columns-repeated="2"/>
          <table:table-cell table:formula="of:=AVERAGE([.A215:.E215])" office:value-type="float" office:value="1567" calcext:value-type="float">
            <text:p>1567</text:p>
          </table:table-cell>
          <table:table-cell table:formula="of:=STDEV([.A215:.E215])/SQRT(COUNT([.A215:.E215]))" office:value-type="float" office:value="74.3463600319478" calcext:value-type="float">
            <text:p>74.3463600319</text:p>
          </table:table-cell>
        </table:table-row>
        <table:table-row table:style-name="ro1">
          <table:table-cell office:value-type="float" office:value="1164.75" calcext:value-type="float">
            <text:p>1164.75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1266" calcext:value-type="float">
            <text:p>1266</text:p>
          </table:table-cell>
          <table:table-cell office:value-type="float" office:value="1463.5" calcext:value-type="float">
            <text:p>1463.5</text:p>
          </table:table-cell>
          <table:table-cell office:value-type="float" office:value="1439.75" calcext:value-type="float">
            <text:p>1439.75</text:p>
          </table:table-cell>
          <table:table-cell table:number-columns-repeated="2"/>
          <table:table-cell table:formula="of:=AVERAGE([.A216:.E216])" office:value-type="float" office:value="1319.75" calcext:value-type="float">
            <text:p>1319.75</text:p>
          </table:table-cell>
          <table:table-cell table:formula="of:=STDEV([.A216:.E216])/SQRT(COUNT([.A216:.E216]))" office:value-type="float" office:value="57.0101416416413" calcext:value-type="float">
            <text:p>57.010141641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81.75" calcext:value-type="float">
            <text:p>1281.75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1857.25" calcext:value-type="float">
            <text:p>1857.25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formula="of:=AVERAGE([.A217:.E217])" office:value-type="float" office:value="1464.75" calcext:value-type="float">
            <text:p>1464.75</text:p>
          </table:table-cell>
          <table:table-cell table:formula="of:=STDEV([.A217:.E217])/SQRT(COUNT([.A217:.E217]))" office:value-type="float" office:value="141.021696025824" calcext:value-type="float">
            <text:p>141.0216960258</text:p>
          </table:table-cell>
        </table:table-row>
        <table:table-row table:style-name="ro1">
          <table:table-cell office:value-type="float" office:value="1093.5" calcext:value-type="float">
            <text:p>1093.5</text:p>
          </table:table-cell>
          <table:table-cell office:value-type="float" office:value="1264.5" calcext:value-type="float">
            <text:p>1264.5</text:p>
          </table:table-cell>
          <table:table-cell office:value-type="float" office:value="1361" calcext:value-type="float">
            <text:p>1361</text:p>
          </table:table-cell>
          <table:table-cell office:value-type="float" office:value="1626" calcext:value-type="float">
            <text:p>1626</text:p>
          </table:table-cell>
          <table:table-cell office:value-type="float" office:value="1538.5" calcext:value-type="float">
            <text:p>1538.5</text:p>
          </table:table-cell>
          <table:table-cell table:number-columns-repeated="2"/>
          <table:table-cell table:formula="of:=AVERAGE([.A218:.E218])" office:value-type="float" office:value="1376.7" calcext:value-type="float">
            <text:p>1376.7</text:p>
          </table:table-cell>
          <table:table-cell table:formula="of:=STDEV([.A218:.E218])/SQRT(COUNT([.A218:.E218]))" office:value-type="float" office:value="95.2279633301059" calcext:value-type="float">
            <text:p>95.2279633301</text:p>
          </table:table-cell>
        </table:table-row>
        <table:table-row table:style-name="ro1">
          <table:table-cell office:value-type="float" office:value="1172.25" calcext:value-type="float">
            <text:p>1172.25</text:p>
          </table:table-cell>
          <table:table-cell office:value-type="float" office:value="1672.25" calcext:value-type="float">
            <text:p>1672.25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644.75" calcext:value-type="float">
            <text:p>1644.75</text:p>
          </table:table-cell>
          <table:table-cell office:value-type="float" office:value="1369" calcext:value-type="float">
            <text:p>1369</text:p>
          </table:table-cell>
          <table:table-cell table:number-columns-repeated="2"/>
          <table:table-cell table:formula="of:=AVERAGE([.A219:.E219])" office:value-type="float" office:value="1450.1" calcext:value-type="float">
            <text:p>1450.1</text:p>
          </table:table-cell>
          <table:table-cell table:formula="of:=STDEV([.A219:.E219])/SQRT(COUNT([.A219:.E219]))" office:value-type="float" office:value="93.3712214764271" calcext:value-type="float">
            <text:p>93.3712214764</text:p>
          </table:table-cell>
        </table:table-row>
        <table:table-row table:style-name="ro1">
          <table:table-cell office:value-type="float" office:value="1123.5" calcext:value-type="float">
            <text:p>1123.5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522.25" calcext:value-type="float">
            <text:p>1522.25</text:p>
          </table:table-cell>
          <table:table-cell office:value-type="float" office:value="1416" calcext:value-type="float">
            <text:p>1416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table:formula="of:=AVERAGE([.A220:.E220])" office:value-type="float" office:value="1487.4" calcext:value-type="float">
            <text:p>1487.4</text:p>
          </table:table-cell>
          <table:table-cell table:formula="of:=STDEV([.A220:.E220])/SQRT(COUNT([.A220:.E220]))" office:value-type="float" office:value="110.416501257738" calcext:value-type="float">
            <text:p>110.416501257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04.75" calcext:value-type="float">
            <text:p>1604.7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551" calcext:value-type="float">
            <text:p>1551</text:p>
          </table:table-cell>
          <table:table-cell office:value-type="float" office:value="1601" calcext:value-type="float">
            <text:p>1601</text:p>
          </table:table-cell>
          <table:table-cell table:number-columns-repeated="2"/>
          <table:table-cell table:formula="of:=AVERAGE([.A221:.E221])" office:value-type="float" office:value="1467" calcext:value-type="float">
            <text:p>1467</text:p>
          </table:table-cell>
          <table:table-cell table:formula="of:=STDEV([.A221:.E221])/SQRT(COUNT([.A221:.E221]))" office:value-type="float" office:value="75.9063979516878" calcext:value-type="float">
            <text:p>75.906397951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652.25" calcext:value-type="float">
            <text:p>1652.2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776" calcext:value-type="float">
            <text:p>1776</text:p>
          </table:table-cell>
          <table:table-cell office:value-type="float" office:value="1673.25" calcext:value-type="float">
            <text:p>1673.25</text:p>
          </table:table-cell>
          <table:table-cell table:number-columns-repeated="2"/>
          <table:table-cell table:formula="of:=AVERAGE([.A222:.E222])" office:value-type="float" office:value="1483.45" calcext:value-type="float">
            <text:p>1483.45</text:p>
          </table:table-cell>
          <table:table-cell table:formula="of:=STDEV([.A222:.E222])/SQRT(COUNT([.A222:.E222]))" office:value-type="float" office:value="137.098627819537" calcext:value-type="float">
            <text:p>137.0986278195</text:p>
          </table:table-cell>
        </table:table-row>
        <table:table-row table:style-name="ro1">
          <table:table-cell office:value-type="float" office:value="1328.5" calcext:value-type="float">
            <text:p>1328.5</text:p>
          </table:table-cell>
          <table:table-cell office:value-type="float" office:value="1732.25" calcext:value-type="float">
            <text:p>1732.25</text:p>
          </table:table-cell>
          <table:table-cell office:value-type="float" office:value="1519.75" calcext:value-type="float">
            <text:p>1519.75</text:p>
          </table:table-cell>
          <table:table-cell office:value-type="float" office:value="1713.5" calcext:value-type="float">
            <text:p>1713.5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223:.E223])" office:value-type="float" office:value="1538" calcext:value-type="float">
            <text:p>1538</text:p>
          </table:table-cell>
          <table:table-cell table:formula="of:=STDEV([.A223:.E223])/SQRT(COUNT([.A223:.E223]))" office:value-type="float" office:value="81.5231945522254" calcext:value-type="float">
            <text:p>81.523194552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634.75" calcext:value-type="float">
            <text:p>1634.75</text:p>
          </table:table-cell>
          <table:table-cell office:value-type="float" office:value="1357.25" calcext:value-type="float">
            <text:p>1357.25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1803.5" calcext:value-type="float">
            <text:p>1803.5</text:p>
          </table:table-cell>
          <table:table-cell table:number-columns-repeated="2"/>
          <table:table-cell table:formula="of:=AVERAGE([.A224:.E224])" office:value-type="float" office:value="1511.75" calcext:value-type="float">
            <text:p>1511.75</text:p>
          </table:table-cell>
          <table:table-cell table:formula="of:=STDEV([.A224:.E224])/SQRT(COUNT([.A224:.E224]))" office:value-type="float" office:value="124.483056075917" calcext:value-type="float">
            <text:p>124.4830560759</text:p>
          </table:table-cell>
        </table:table-row>
        <table:table-row table:style-name="ro1">
          <table:table-cell office:value-type="float" office:value="1262.25" calcext:value-type="float">
            <text:p>1262.25</text:p>
          </table:table-cell>
          <table:table-cell office:value-type="float" office:value="1526" calcext:value-type="float">
            <text:p>1526</text:p>
          </table:table-cell>
          <table:table-cell office:value-type="float" office:value="1328.5" calcext:value-type="float">
            <text:p>1328.5</text:p>
          </table:table-cell>
          <table:table-cell office:value-type="float" office:value="1709" calcext:value-type="float">
            <text:p>1709</text:p>
          </table:table-cell>
          <table:table-cell office:value-type="float" office:value="1027.25" calcext:value-type="float">
            <text:p>1027.25</text:p>
          </table:table-cell>
          <table:table-cell table:number-columns-repeated="2"/>
          <table:table-cell table:formula="of:=AVERAGE([.A225:.E225])" office:value-type="float" office:value="1370.6" calcext:value-type="float">
            <text:p>1370.6</text:p>
          </table:table-cell>
          <table:table-cell table:formula="of:=STDEV([.A225:.E225])/SQRT(COUNT([.A225:.E225]))" office:value-type="float" office:value="116.203501453269" calcext:value-type="float">
            <text:p>116.2035014533</text:p>
          </table:table-cell>
        </table:table-row>
        <table:table-row table:style-name="ro1">
          <table:table-cell office:value-type="float" office:value="1017.25" calcext:value-type="float">
            <text:p>1017.25</text:p>
          </table:table-cell>
          <table:table-cell office:value-type="float" office:value="1729.75" calcext:value-type="float">
            <text:p>1729.75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1851" calcext:value-type="float">
            <text:p>1851</text:p>
          </table:table-cell>
          <table:table-cell office:value-type="float" office:value="1342.25" calcext:value-type="float">
            <text:p>1342.25</text:p>
          </table:table-cell>
          <table:table-cell table:number-columns-repeated="2"/>
          <table:table-cell table:formula="of:=AVERAGE([.A226:.E226])" office:value-type="float" office:value="1495.5" calcext:value-type="float">
            <text:p>1495.5</text:p>
          </table:table-cell>
          <table:table-cell table:formula="of:=STDEV([.A226:.E226])/SQRT(COUNT([.A226:.E226]))" office:value-type="float" office:value="147.513558698853" calcext:value-type="float">
            <text:p>147.513558698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614.75" calcext:value-type="float">
            <text:p>1614.75</text:p>
          </table:table-cell>
          <table:table-cell office:value-type="float" office:value="1371.75" calcext:value-type="float">
            <text:p>1371.75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table:formula="of:=AVERAGE([.A227:.E227])" office:value-type="float" office:value="1402.65" calcext:value-type="float">
            <text:p>1402.65</text:p>
          </table:table-cell>
          <table:table-cell table:formula="of:=STDEV([.A227:.E227])/SQRT(COUNT([.A227:.E227]))" office:value-type="float" office:value="131.269298581199" calcext:value-type="float">
            <text:p>131.269298581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599.75" calcext:value-type="float">
            <text:p>1599.75</text:p>
          </table:table-cell>
          <table:table-cell office:value-type="float" office:value="1093.5" calcext:value-type="float">
            <text:p>1093.5</text:p>
          </table:table-cell>
          <table:table-cell office:value-type="float" office:value="1638.5" calcext:value-type="float">
            <text:p>1638.5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table:formula="of:=AVERAGE([.A228:.E228])" office:value-type="float" office:value="1384.75" calcext:value-type="float">
            <text:p>1384.75</text:p>
          </table:table-cell>
          <table:table-cell table:formula="of:=STDEV([.A228:.E228])/SQRT(COUNT([.A228:.E228]))" office:value-type="float" office:value="115.248373090469" calcext:value-type="float">
            <text:p>115.248373090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668.5" calcext:value-type="float">
            <text:p>1668.5</text:p>
          </table:table-cell>
          <table:table-cell office:value-type="float" office:value="1316" calcext:value-type="float">
            <text:p>1316</text:p>
          </table:table-cell>
          <table:table-cell office:value-type="float" office:value="1601" calcext:value-type="float">
            <text:p>1601</text:p>
          </table:table-cell>
          <table:table-cell office:value-type="float" office:value="1378.5" calcext:value-type="float">
            <text:p>1378.5</text:p>
          </table:table-cell>
          <table:table-cell table:number-columns-repeated="2"/>
          <table:table-cell table:formula="of:=AVERAGE([.A229:.E229])" office:value-type="float" office:value="1482" calcext:value-type="float">
            <text:p>1482</text:p>
          </table:table-cell>
          <table:table-cell table:formula="of:=STDEV([.A229:.E229])/SQRT(COUNT([.A229:.E229]))" office:value-type="float" office:value="66.5234920911402" calcext:value-type="float">
            <text:p>66.523492091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153.5" calcext:value-type="float">
            <text:p>2153.5</text:p>
          </table:table-cell>
          <table:table-cell office:value-type="float" office:value="1267.25" calcext:value-type="float">
            <text:p>1267.25</text:p>
          </table:table-cell>
          <table:table-cell office:value-type="float" office:value="1894.75" calcext:value-type="float">
            <text:p>1894.75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table:formula="of:=AVERAGE([.A230:.E230])" office:value-type="float" office:value="1607.5" calcext:value-type="float">
            <text:p>1607.5</text:p>
          </table:table-cell>
          <table:table-cell table:formula="of:=STDEV([.A230:.E230])/SQRT(COUNT([.A230:.E230]))" office:value-type="float" office:value="212.034563809771" calcext:value-type="float">
            <text:p>212.0345638098</text:p>
          </table:table-cell>
        </table:table-row>
        <table:table-row table:style-name="ro1">
          <table:table-cell office:value-type="float" office:value="1419.5" calcext:value-type="float">
            <text:p>1419.5</text:p>
          </table:table-cell>
          <table:table-cell office:value-type="float" office:value="1752.75" calcext:value-type="float">
            <text:p>1752.75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1782.25" calcext:value-type="float">
            <text:p>1782.25</text:p>
          </table:table-cell>
          <table:table-cell office:value-type="float" office:value="1439.75" calcext:value-type="float">
            <text:p>1439.75</text:p>
          </table:table-cell>
          <table:table-cell table:number-columns-repeated="2"/>
          <table:table-cell table:formula="of:=AVERAGE([.A231:.E231])" office:value-type="float" office:value="1531.8" calcext:value-type="float">
            <text:p>1531.8</text:p>
          </table:table-cell>
          <table:table-cell table:formula="of:=STDEV([.A231:.E231])/SQRT(COUNT([.A231:.E231]))" office:value-type="float" office:value="100.981260637803" calcext:value-type="float">
            <text:p>100.9812606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47:29.81676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5T09:50:20.172163331</dc:date>
    <meta:editing-duration>PT1H6M37S</meta:editing-duration>
    <meta:editing-cycles>61</meta:editing-cycles>
    <meta:generator>LibreOffice/4.2.8.2$Linux_X86_64 LibreOffice_project/420m0$Build-2</meta:generator>
    <meta:document-statistic meta:table-count="2" meta:cell-count="3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linear'.H1:'output linear'.H231" chart:data-source-has-labels="row" svg:x="0.481cm" svg:y="0.259cm" svg:width="20.561cm" svg:height="12.451cm">
          <chartooo:coordinate-region svg:x="1.473cm" svg:y="0.458cm" svg:width="19.569cm" svg:height="11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linear'.H2:'output linear'.H231" chart:label-cell-address="'output linear'.H1:'output linear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linear'.H1:'output linear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2.45">
                <text:p>892.45</text:p>
                <draw:g>
                  <svg:desc>'output linear'.H2:'output linear'.H231</svg:desc>
                </draw:g>
              </table:table-cell>
              <table:table-cell office:value-type="float" office:value="56.4010970637983">
                <text:p>56.4010970637983</text:p>
                <draw:g>
                  <svg:desc>'output sigmoid'.I2:'output sigmoid'.I231</svg:desc>
                </draw:g>
              </table:table-cell>
              <table:table-cell office:value-type="float" office:value="56.4010970637983">
                <text:p>56.4010970637983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9.4">
                <text:p>979.4</text:p>
              </table:table-cell>
              <table:table-cell office:value-type="float" office:value="58.1812147518424">
                <text:p>58.1812147518424</text:p>
              </table:table-cell>
              <table:table-cell office:value-type="float" office:value="58.1812147518424">
                <text:p>58.1812147518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9">
                <text:p>869</text:p>
              </table:table-cell>
              <table:table-cell office:value-type="float" office:value="100.989745766588">
                <text:p>100.989745766588</text:p>
              </table:table-cell>
              <table:table-cell office:value-type="float" office:value="100.989745766588">
                <text:p>100.989745766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9.95">
                <text:p>1119.95</text:p>
              </table:table-cell>
              <table:table-cell office:value-type="float" office:value="60.2877267775125">
                <text:p>60.2877267775125</text:p>
              </table:table-cell>
              <table:table-cell office:value-type="float" office:value="60.2877267775125">
                <text:p>60.287726777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.3">
                <text:p>1125.3</text:p>
              </table:table-cell>
              <table:table-cell office:value-type="float" office:value="130.709592226431">
                <text:p>130.709592226431</text:p>
              </table:table-cell>
              <table:table-cell office:value-type="float" office:value="130.709592226431">
                <text:p>130.709592226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2.85">
                <text:p>1272.85</text:p>
              </table:table-cell>
              <table:table-cell office:value-type="float" office:value="179.398798072897">
                <text:p>179.398798072897</text:p>
              </table:table-cell>
              <table:table-cell office:value-type="float" office:value="179.398798072897">
                <text:p>179.398798072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1">
                <text:p>1221</text:p>
              </table:table-cell>
              <table:table-cell office:value-type="float" office:value="171.613562983815">
                <text:p>171.613562983815</text:p>
              </table:table-cell>
              <table:table-cell office:value-type="float" office:value="171.613562983815">
                <text:p>171.6135629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7.25">
                <text:p>1207.25</text:p>
              </table:table-cell>
              <table:table-cell office:value-type="float" office:value="113.367858099198">
                <text:p>113.367858099198</text:p>
              </table:table-cell>
              <table:table-cell office:value-type="float" office:value="113.367858099198">
                <text:p>113.367858099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5.2">
                <text:p>1295.2</text:p>
              </table:table-cell>
              <table:table-cell office:value-type="float" office:value="159.897338157957">
                <text:p>159.897338157957</text:p>
              </table:table-cell>
              <table:table-cell office:value-type="float" office:value="159.897338157957">
                <text:p>159.897338157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5.65">
                <text:p>1265.65</text:p>
              </table:table-cell>
              <table:table-cell office:value-type="float" office:value="114.35347065131">
                <text:p>114.35347065131</text:p>
              </table:table-cell>
              <table:table-cell office:value-type="float" office:value="114.35347065131">
                <text:p>114.35347065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9.6">
                <text:p>1139.6</text:p>
              </table:table-cell>
              <table:table-cell office:value-type="float" office:value="99.8794147960429">
                <text:p>99.8794147960429</text:p>
              </table:table-cell>
              <table:table-cell office:value-type="float" office:value="99.8794147960429">
                <text:p>99.8794147960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7.3">
                <text:p>1227.3</text:p>
              </table:table-cell>
              <table:table-cell office:value-type="float" office:value="165.02369905562">
                <text:p>165.02369905562</text:p>
              </table:table-cell>
              <table:table-cell office:value-type="float" office:value="165.02369905562">
                <text:p>165.02369905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4.9">
                <text:p>1204.9</text:p>
              </table:table-cell>
              <table:table-cell office:value-type="float" office:value="181.420471557099">
                <text:p>181.420471557099</text:p>
              </table:table-cell>
              <table:table-cell office:value-type="float" office:value="181.420471557099">
                <text:p>181.420471557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7.95">
                <text:p>1257.95</text:p>
              </table:table-cell>
              <table:table-cell office:value-type="float" office:value="64.5893276788047">
                <text:p>64.5893276788047</text:p>
              </table:table-cell>
              <table:table-cell office:value-type="float" office:value="64.5893276788047">
                <text:p>64.5893276788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6.75">
                <text:p>1186.75</text:p>
              </table:table-cell>
              <table:table-cell office:value-type="float" office:value="78.4008529928087">
                <text:p>78.4008529928087</text:p>
              </table:table-cell>
              <table:table-cell office:value-type="float" office:value="78.4008529928087">
                <text:p>78.4008529928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9.95">
                <text:p>1369.95</text:p>
              </table:table-cell>
              <table:table-cell office:value-type="float" office:value="129.832281232365">
                <text:p>129.832281232365</text:p>
              </table:table-cell>
              <table:table-cell office:value-type="float" office:value="129.832281232365">
                <text:p>129.83228123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0.65">
                <text:p>1190.65</text:p>
              </table:table-cell>
              <table:table-cell office:value-type="float" office:value="129.59994695215">
                <text:p>129.59994695215</text:p>
              </table:table-cell>
              <table:table-cell office:value-type="float" office:value="129.59994695215">
                <text:p>129.5999469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1.3">
                <text:p>1311.3</text:p>
              </table:table-cell>
              <table:table-cell office:value-type="float" office:value="136.11859259484">
                <text:p>136.11859259484</text:p>
              </table:table-cell>
              <table:table-cell office:value-type="float" office:value="136.11859259484">
                <text:p>136.11859259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5.15">
                <text:p>1285.15</text:p>
              </table:table-cell>
              <table:table-cell office:value-type="float" office:value="59.320179955897">
                <text:p>59.320179955897</text:p>
              </table:table-cell>
              <table:table-cell office:value-type="float" office:value="59.320179955897">
                <text:p>59.320179955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5.4">
                <text:p>1285.4</text:p>
              </table:table-cell>
              <table:table-cell office:value-type="float" office:value="105.866100570485">
                <text:p>105.866100570485</text:p>
              </table:table-cell>
              <table:table-cell office:value-type="float" office:value="105.866100570485">
                <text:p>105.86610057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1.05">
                <text:p>1211.05</text:p>
              </table:table-cell>
              <table:table-cell office:value-type="float" office:value="70.571444295834">
                <text:p>70.571444295834</text:p>
              </table:table-cell>
              <table:table-cell office:value-type="float" office:value="70.571444295834">
                <text:p>70.571444295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6.1">
                <text:p>1226.1</text:p>
              </table:table-cell>
              <table:table-cell office:value-type="float" office:value="85.2631441479846">
                <text:p>85.2631441479846</text:p>
              </table:table-cell>
              <table:table-cell office:value-type="float" office:value="85.2631441479846">
                <text:p>85.263144147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1.75">
                <text:p>1221.75</text:p>
              </table:table-cell>
              <table:table-cell office:value-type="float" office:value="90.3010935703439">
                <text:p>90.3010935703439</text:p>
              </table:table-cell>
              <table:table-cell office:value-type="float" office:value="90.3010935703439">
                <text:p>90.3010935703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.6">
                <text:p>1159.6</text:p>
              </table:table-cell>
              <table:table-cell office:value-type="float" office:value="172.031218097181">
                <text:p>172.031218097181</text:p>
              </table:table-cell>
              <table:table-cell office:value-type="float" office:value="172.031218097181">
                <text:p>172.03121809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0.45">
                <text:p>1260.45</text:p>
              </table:table-cell>
              <table:table-cell office:value-type="float" office:value="76.0395620713323">
                <text:p>76.0395620713323</text:p>
              </table:table-cell>
              <table:table-cell office:value-type="float" office:value="76.0395620713323">
                <text:p>76.0395620713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7.45">
                <text:p>1337.45</text:p>
              </table:table-cell>
              <table:table-cell office:value-type="float" office:value="135.958587444854">
                <text:p>135.958587444854</text:p>
              </table:table-cell>
              <table:table-cell office:value-type="float" office:value="135.958587444854">
                <text:p>135.958587444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0.65">
                <text:p>1390.65</text:p>
              </table:table-cell>
              <table:table-cell office:value-type="float" office:value="96.4615532219962">
                <text:p>96.4615532219962</text:p>
              </table:table-cell>
              <table:table-cell office:value-type="float" office:value="96.4615532219962">
                <text:p>96.4615532219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6.45">
                <text:p>1366.45</text:p>
              </table:table-cell>
              <table:table-cell office:value-type="float" office:value="187.405499519091">
                <text:p>187.405499519091</text:p>
              </table:table-cell>
              <table:table-cell office:value-type="float" office:value="187.405499519091">
                <text:p>187.405499519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9.45">
                <text:p>1389.45</text:p>
              </table:table-cell>
              <table:table-cell office:value-type="float" office:value="112.312527128544">
                <text:p>112.312527128544</text:p>
              </table:table-cell>
              <table:table-cell office:value-type="float" office:value="112.312527128544">
                <text:p>112.312527128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6">
                <text:p>1306</text:p>
              </table:table-cell>
              <table:table-cell office:value-type="float" office:value="139.176452749738">
                <text:p>139.176452749738</text:p>
              </table:table-cell>
              <table:table-cell office:value-type="float" office:value="139.176452749738">
                <text:p>139.176452749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1.4">
                <text:p>1171.4</text:p>
              </table:table-cell>
              <table:table-cell office:value-type="float" office:value="109.793709974661">
                <text:p>109.793709974661</text:p>
              </table:table-cell>
              <table:table-cell office:value-type="float" office:value="109.793709974661">
                <text:p>109.793709974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9.85">
                <text:p>1329.85</text:p>
              </table:table-cell>
              <table:table-cell office:value-type="float" office:value="107.564004202149">
                <text:p>107.564004202149</text:p>
              </table:table-cell>
              <table:table-cell office:value-type="float" office:value="107.564004202149">
                <text:p>107.56400420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0.95">
                <text:p>1270.95</text:p>
              </table:table-cell>
              <table:table-cell office:value-type="float" office:value="76.0764171737865">
                <text:p>76.0764171737865</text:p>
              </table:table-cell>
              <table:table-cell office:value-type="float" office:value="76.0764171737865">
                <text:p>76.0764171737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0.9">
                <text:p>1380.9</text:p>
              </table:table-cell>
              <table:table-cell office:value-type="float" office:value="58.4291772148128">
                <text:p>58.4291772148128</text:p>
              </table:table-cell>
              <table:table-cell office:value-type="float" office:value="58.4291772148128">
                <text:p>58.429177214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4.2">
                <text:p>1334.2</text:p>
              </table:table-cell>
              <table:table-cell office:value-type="float" office:value="128.687713088702">
                <text:p>128.687713088702</text:p>
              </table:table-cell>
              <table:table-cell office:value-type="float" office:value="128.687713088702">
                <text:p>128.687713088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9.3">
                <text:p>1309.3</text:p>
              </table:table-cell>
              <table:table-cell office:value-type="float" office:value="89.8278353295903">
                <text:p>89.8278353295903</text:p>
              </table:table-cell>
              <table:table-cell office:value-type="float" office:value="89.8278353295903">
                <text:p>89.8278353295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6.4">
                <text:p>1306.4</text:p>
              </table:table-cell>
              <table:table-cell office:value-type="float" office:value="87.840601375446">
                <text:p>87.840601375446</text:p>
              </table:table-cell>
              <table:table-cell office:value-type="float" office:value="87.840601375446">
                <text:p>87.840601375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0">
                <text:p>1330</text:p>
              </table:table-cell>
              <table:table-cell office:value-type="float" office:value="108.328880036674">
                <text:p>108.328880036674</text:p>
              </table:table-cell>
              <table:table-cell office:value-type="float" office:value="108.328880036674">
                <text:p>108.328880036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1.4">
                <text:p>1281.4</text:p>
              </table:table-cell>
              <table:table-cell office:value-type="float" office:value="153.659310651844">
                <text:p>153.659310651844</text:p>
              </table:table-cell>
              <table:table-cell office:value-type="float" office:value="153.659310651844">
                <text:p>153.659310651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7.5">
                <text:p>1187.5</text:p>
              </table:table-cell>
              <table:table-cell office:value-type="float" office:value="98.835513607205">
                <text:p>98.835513607205</text:p>
              </table:table-cell>
              <table:table-cell office:value-type="float" office:value="98.835513607205">
                <text:p>98.835513607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9.85">
                <text:p>1199.85</text:p>
              </table:table-cell>
              <table:table-cell office:value-type="float" office:value="93.4885019668194">
                <text:p>93.4885019668194</text:p>
              </table:table-cell>
              <table:table-cell office:value-type="float" office:value="93.4885019668194">
                <text:p>93.4885019668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6.75">
                <text:p>1246.75</text:p>
              </table:table-cell>
              <table:table-cell office:value-type="float" office:value="88.5951324848041">
                <text:p>88.5951324848041</text:p>
              </table:table-cell>
              <table:table-cell office:value-type="float" office:value="88.5951324848041">
                <text:p>88.5951324848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8.85">
                <text:p>1318.85</text:p>
              </table:table-cell>
              <table:table-cell office:value-type="float" office:value="88.877197581832">
                <text:p>88.877197581832</text:p>
              </table:table-cell>
              <table:table-cell office:value-type="float" office:value="88.877197581832">
                <text:p>88.877197581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1.85">
                <text:p>1241.85</text:p>
              </table:table-cell>
              <table:table-cell office:value-type="float" office:value="68.0864615764397">
                <text:p>68.0864615764397</text:p>
              </table:table-cell>
              <table:table-cell office:value-type="float" office:value="68.0864615764397">
                <text:p>68.08646157643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4.7">
                <text:p>1314.7</text:p>
              </table:table-cell>
              <table:table-cell office:value-type="float" office:value="109.690285577165">
                <text:p>109.690285577165</text:p>
              </table:table-cell>
              <table:table-cell office:value-type="float" office:value="109.690285577165">
                <text:p>109.690285577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2.65">
                <text:p>1252.65</text:p>
              </table:table-cell>
              <table:table-cell office:value-type="float" office:value="129.160718680255">
                <text:p>129.160718680255</text:p>
              </table:table-cell>
              <table:table-cell office:value-type="float" office:value="129.160718680255">
                <text:p>129.160718680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4.2">
                <text:p>1324.2</text:p>
              </table:table-cell>
              <table:table-cell office:value-type="float" office:value="126.373785849756">
                <text:p>126.373785849756</text:p>
              </table:table-cell>
              <table:table-cell office:value-type="float" office:value="126.373785849756">
                <text:p>126.373785849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8.45">
                <text:p>1258.45</text:p>
              </table:table-cell>
              <table:table-cell office:value-type="float" office:value="120.188040170393">
                <text:p>120.188040170393</text:p>
              </table:table-cell>
              <table:table-cell office:value-type="float" office:value="120.188040170393">
                <text:p>120.188040170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8.75">
                <text:p>1278.75</text:p>
              </table:table-cell>
              <table:table-cell office:value-type="float" office:value="131.635305864346">
                <text:p>131.635305864346</text:p>
              </table:table-cell>
              <table:table-cell office:value-type="float" office:value="131.635305864346">
                <text:p>131.635305864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2.05">
                <text:p>1362.05</text:p>
              </table:table-cell>
              <table:table-cell office:value-type="float" office:value="91.0884734749683">
                <text:p>91.0884734749683</text:p>
              </table:table-cell>
              <table:table-cell office:value-type="float" office:value="91.0884734749683">
                <text:p>91.0884734749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9.8">
                <text:p>1329.8</text:p>
              </table:table-cell>
              <table:table-cell office:value-type="float" office:value="87.8003772770937">
                <text:p>87.8003772770937</text:p>
              </table:table-cell>
              <table:table-cell office:value-type="float" office:value="87.8003772770937">
                <text:p>87.8003772770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4.5">
                <text:p>1354.5</text:p>
              </table:table-cell>
              <table:table-cell office:value-type="float" office:value="121.748244340524">
                <text:p>121.748244340524</text:p>
              </table:table-cell>
              <table:table-cell office:value-type="float" office:value="121.748244340524">
                <text:p>121.748244340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9.25">
                <text:p>1419.25</text:p>
              </table:table-cell>
              <table:table-cell office:value-type="float" office:value="80.7336825618651">
                <text:p>80.7336825618651</text:p>
              </table:table-cell>
              <table:table-cell office:value-type="float" office:value="80.7336825618651">
                <text:p>80.7336825618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0.45">
                <text:p>1330.45</text:p>
              </table:table-cell>
              <table:table-cell office:value-type="float" office:value="73.4909263106678">
                <text:p>73.4909263106678</text:p>
              </table:table-cell>
              <table:table-cell office:value-type="float" office:value="73.4909263106678">
                <text:p>73.4909263106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5.5">
                <text:p>1325.5</text:p>
              </table:table-cell>
              <table:table-cell office:value-type="float" office:value="111.838656107806">
                <text:p>111.838656107806</text:p>
              </table:table-cell>
              <table:table-cell office:value-type="float" office:value="111.838656107806">
                <text:p>111.838656107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0.3">
                <text:p>1430.3</text:p>
              </table:table-cell>
              <table:table-cell office:value-type="float" office:value="163.825032427892">
                <text:p>163.825032427892</text:p>
              </table:table-cell>
              <table:table-cell office:value-type="float" office:value="163.825032427892">
                <text:p>163.825032427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2.8">
                <text:p>1502.8</text:p>
              </table:table-cell>
              <table:table-cell office:value-type="float" office:value="147.778372910247">
                <text:p>147.778372910247</text:p>
              </table:table-cell>
              <table:table-cell office:value-type="float" office:value="147.778372910247">
                <text:p>147.778372910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1.25">
                <text:p>1231.25</text:p>
              </table:table-cell>
              <table:table-cell office:value-type="float" office:value="150.882396256157">
                <text:p>150.882396256157</text:p>
              </table:table-cell>
              <table:table-cell office:value-type="float" office:value="150.882396256157">
                <text:p>150.882396256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5.25">
                <text:p>1335.25</text:p>
              </table:table-cell>
              <table:table-cell office:value-type="float" office:value="59.0832780911824">
                <text:p>59.0832780911824</text:p>
              </table:table-cell>
              <table:table-cell office:value-type="float" office:value="59.0832780911824">
                <text:p>59.0832780911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5.4">
                <text:p>1355.4</text:p>
              </table:table-cell>
              <table:table-cell office:value-type="float" office:value="82.3462810332076">
                <text:p>82.3462810332076</text:p>
              </table:table-cell>
              <table:table-cell office:value-type="float" office:value="82.3462810332076">
                <text:p>82.3462810332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0.1">
                <text:p>1210.1</text:p>
              </table:table-cell>
              <table:table-cell office:value-type="float" office:value="71.2138943605811">
                <text:p>71.2138943605811</text:p>
              </table:table-cell>
              <table:table-cell office:value-type="float" office:value="71.2138943605811">
                <text:p>71.2138943605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0.75">
                <text:p>1360.75</text:p>
              </table:table-cell>
              <table:table-cell office:value-type="float" office:value="97.2046809572461">
                <text:p>97.2046809572461</text:p>
              </table:table-cell>
              <table:table-cell office:value-type="float" office:value="97.2046809572461">
                <text:p>97.2046809572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3.95">
                <text:p>1473.95</text:p>
              </table:table-cell>
              <table:table-cell office:value-type="float" office:value="119.908730916477">
                <text:p>119.908730916477</text:p>
              </table:table-cell>
              <table:table-cell office:value-type="float" office:value="119.908730916477">
                <text:p>119.9087309164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9.75">
                <text:p>1229.75</text:p>
              </table:table-cell>
              <table:table-cell office:value-type="float" office:value="116.56182372458">
                <text:p>116.56182372458</text:p>
              </table:table-cell>
              <table:table-cell office:value-type="float" office:value="116.56182372458">
                <text:p>116.56182372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2.85">
                <text:p>1172.85</text:p>
              </table:table-cell>
              <table:table-cell office:value-type="float" office:value="152.132068447123">
                <text:p>152.132068447123</text:p>
              </table:table-cell>
              <table:table-cell office:value-type="float" office:value="152.132068447123">
                <text:p>152.132068447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8.75">
                <text:p>1358.75</text:p>
              </table:table-cell>
              <table:table-cell office:value-type="float" office:value="126.668425426386">
                <text:p>126.668425426386</text:p>
              </table:table-cell>
              <table:table-cell office:value-type="float" office:value="126.668425426386">
                <text:p>126.668425426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4.75">
                <text:p>1374.75</text:p>
              </table:table-cell>
              <table:table-cell office:value-type="float" office:value="75.8306336515791">
                <text:p>75.8306336515791</text:p>
              </table:table-cell>
              <table:table-cell office:value-type="float" office:value="75.8306336515791">
                <text:p>75.8306336515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2.7">
                <text:p>1332.7</text:p>
              </table:table-cell>
              <table:table-cell office:value-type="float" office:value="95.785665681249">
                <text:p>95.785665681249</text:p>
              </table:table-cell>
              <table:table-cell office:value-type="float" office:value="95.785665681249">
                <text:p>95.785665681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9.8">
                <text:p>1279.8</text:p>
              </table:table-cell>
              <table:table-cell office:value-type="float" office:value="28.3844587758865">
                <text:p>28.3844587758865</text:p>
              </table:table-cell>
              <table:table-cell office:value-type="float" office:value="28.3844587758865">
                <text:p>28.3844587758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8.7">
                <text:p>1278.7</text:p>
              </table:table-cell>
              <table:table-cell office:value-type="float" office:value="60.0954761192554">
                <text:p>60.0954761192554</text:p>
              </table:table-cell>
              <table:table-cell office:value-type="float" office:value="60.0954761192554">
                <text:p>60.0954761192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8">
                <text:p>1268</text:p>
              </table:table-cell>
              <table:table-cell office:value-type="float" office:value="63.2642968031733">
                <text:p>63.2642968031733</text:p>
              </table:table-cell>
              <table:table-cell office:value-type="float" office:value="63.2642968031733">
                <text:p>63.2642968031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1.9">
                <text:p>1401.9</text:p>
              </table:table-cell>
              <table:table-cell office:value-type="float" office:value="90.0824067174051">
                <text:p>90.0824067174051</text:p>
              </table:table-cell>
              <table:table-cell office:value-type="float" office:value="90.0824067174051">
                <text:p>90.0824067174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7.75">
                <text:p>1347.75</text:p>
              </table:table-cell>
              <table:table-cell office:value-type="float" office:value="123.360118150073">
                <text:p>123.360118150073</text:p>
              </table:table-cell>
              <table:table-cell office:value-type="float" office:value="123.360118150073">
                <text:p>123.360118150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7">
                <text:p>1297</text:p>
              </table:table-cell>
              <table:table-cell office:value-type="float" office:value="106.369973441757">
                <text:p>106.369973441757</text:p>
              </table:table-cell>
              <table:table-cell office:value-type="float" office:value="106.369973441757">
                <text:p>106.369973441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0.45">
                <text:p>1490.45</text:p>
              </table:table-cell>
              <table:table-cell office:value-type="float" office:value="94.4694064234554">
                <text:p>94.4694064234554</text:p>
              </table:table-cell>
              <table:table-cell office:value-type="float" office:value="94.4694064234554">
                <text:p>94.4694064234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24.55">
                <text:p>1424.55</text:p>
              </table:table-cell>
              <table:table-cell office:value-type="float" office:value="46.0129465476837">
                <text:p>46.0129465476837</text:p>
              </table:table-cell>
              <table:table-cell office:value-type="float" office:value="46.0129465476837">
                <text:p>46.0129465476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3.75">
                <text:p>1343.75</text:p>
              </table:table-cell>
              <table:table-cell office:value-type="float" office:value="209.752717503254">
                <text:p>209.752717503254</text:p>
              </table:table-cell>
              <table:table-cell office:value-type="float" office:value="209.752717503254">
                <text:p>209.752717503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3.75">
                <text:p>1393.75</text:p>
              </table:table-cell>
              <table:table-cell office:value-type="float" office:value="48.5111456265465">
                <text:p>48.5111456265465</text:p>
              </table:table-cell>
              <table:table-cell office:value-type="float" office:value="48.5111456265465">
                <text:p>48.5111456265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1.2">
                <text:p>1341.2</text:p>
              </table:table-cell>
              <table:table-cell office:value-type="float" office:value="35.9656954610918">
                <text:p>35.9656954610918</text:p>
              </table:table-cell>
              <table:table-cell office:value-type="float" office:value="35.9656954610918">
                <text:p>35.9656954610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0.4">
                <text:p>1260.4</text:p>
              </table:table-cell>
              <table:table-cell office:value-type="float" office:value="62.4802668848333">
                <text:p>62.4802668848333</text:p>
              </table:table-cell>
              <table:table-cell office:value-type="float" office:value="62.4802668848333">
                <text:p>62.4802668848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7.85">
                <text:p>1337.85</text:p>
              </table:table-cell>
              <table:table-cell office:value-type="float" office:value="108.208438903812">
                <text:p>108.208438903812</text:p>
              </table:table-cell>
              <table:table-cell office:value-type="float" office:value="108.208438903812">
                <text:p>108.208438903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3.2">
                <text:p>1323.2</text:p>
              </table:table-cell>
              <table:table-cell office:value-type="float" office:value="152.010678078877">
                <text:p>152.010678078877</text:p>
              </table:table-cell>
              <table:table-cell office:value-type="float" office:value="152.010678078877">
                <text:p>152.010678078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9.75">
                <text:p>1239.75</text:p>
              </table:table-cell>
              <table:table-cell office:value-type="float" office:value="84.94483504016">
                <text:p>84.94483504016</text:p>
              </table:table-cell>
              <table:table-cell office:value-type="float" office:value="84.94483504016">
                <text:p>84.9448350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3.25">
                <text:p>1343.25</text:p>
              </table:table-cell>
              <table:table-cell office:value-type="float" office:value="115.719612641937">
                <text:p>115.719612641937</text:p>
              </table:table-cell>
              <table:table-cell office:value-type="float" office:value="115.719612641937">
                <text:p>115.719612641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1.5">
                <text:p>1191.5</text:p>
              </table:table-cell>
              <table:table-cell office:value-type="float" office:value="69.5997485627642">
                <text:p>69.5997485627642</text:p>
              </table:table-cell>
              <table:table-cell office:value-type="float" office:value="69.5997485627642">
                <text:p>69.5997485627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0.25">
                <text:p>1330.25</text:p>
              </table:table-cell>
              <table:table-cell office:value-type="float" office:value="93.1071761466322">
                <text:p>93.1071761466322</text:p>
              </table:table-cell>
              <table:table-cell office:value-type="float" office:value="93.1071761466322">
                <text:p>93.1071761466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4.05">
                <text:p>1304.05</text:p>
              </table:table-cell>
              <table:table-cell office:value-type="float" office:value="64.7493532786236">
                <text:p>64.7493532786236</text:p>
              </table:table-cell>
              <table:table-cell office:value-type="float" office:value="64.7493532786236">
                <text:p>64.7493532786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0.85">
                <text:p>1300.85</text:p>
              </table:table-cell>
              <table:table-cell office:value-type="float" office:value="86.0319708015573">
                <text:p>86.0319708015573</text:p>
              </table:table-cell>
              <table:table-cell office:value-type="float" office:value="86.0319708015573">
                <text:p>86.0319708015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6.75">
                <text:p>1326.75</text:p>
              </table:table-cell>
              <table:table-cell office:value-type="float" office:value="81.3188554395597">
                <text:p>81.3188554395597</text:p>
              </table:table-cell>
              <table:table-cell office:value-type="float" office:value="81.3188554395597">
                <text:p>81.3188554395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2.95">
                <text:p>1332.95</text:p>
              </table:table-cell>
              <table:table-cell office:value-type="float" office:value="133.4743186909">
                <text:p>133.4743186909</text:p>
              </table:table-cell>
              <table:table-cell office:value-type="float" office:value="133.4743186909">
                <text:p>133.4743186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4.75">
                <text:p>1254.75</text:p>
              </table:table-cell>
              <table:table-cell office:value-type="float" office:value="113.959685854253">
                <text:p>113.959685854253</text:p>
              </table:table-cell>
              <table:table-cell office:value-type="float" office:value="113.959685854253">
                <text:p>113.959685854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3.85">
                <text:p>1363.85</text:p>
              </table:table-cell>
              <table:table-cell office:value-type="float" office:value="85.3838611799677">
                <text:p>85.3838611799677</text:p>
              </table:table-cell>
              <table:table-cell office:value-type="float" office:value="85.3838611799677">
                <text:p>85.3838611799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9.55">
                <text:p>1419.55</text:p>
              </table:table-cell>
              <table:table-cell office:value-type="float" office:value="97.3367029953244">
                <text:p>97.3367029953244</text:p>
              </table:table-cell>
              <table:table-cell office:value-type="float" office:value="97.3367029953244">
                <text:p>97.3367029953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9.9">
                <text:p>1339.9</text:p>
              </table:table-cell>
              <table:table-cell office:value-type="float" office:value="66.4642008904041">
                <text:p>66.4642008904041</text:p>
              </table:table-cell>
              <table:table-cell office:value-type="float" office:value="66.4642008904041">
                <text:p>66.4642008904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7.5">
                <text:p>1407.5</text:p>
              </table:table-cell>
              <table:table-cell office:value-type="float" office:value="94.1273538882295">
                <text:p>94.1273538882295</text:p>
              </table:table-cell>
              <table:table-cell office:value-type="float" office:value="94.1273538882295">
                <text:p>94.1273538882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5.75">
                <text:p>1405.75</text:p>
              </table:table-cell>
              <table:table-cell office:value-type="float" office:value="64.4605790386652">
                <text:p>64.4605790386652</text:p>
              </table:table-cell>
              <table:table-cell office:value-type="float" office:value="64.4605790386652">
                <text:p>64.4605790386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.25">
                <text:p>1296.25</text:p>
              </table:table-cell>
              <table:table-cell office:value-type="float" office:value="75.6473148895584">
                <text:p>75.6473148895584</text:p>
              </table:table-cell>
              <table:table-cell office:value-type="float" office:value="75.6473148895584">
                <text:p>75.6473148895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2.3">
                <text:p>1332.3</text:p>
              </table:table-cell>
              <table:table-cell office:value-type="float" office:value="118.637646849556">
                <text:p>118.637646849556</text:p>
              </table:table-cell>
              <table:table-cell office:value-type="float" office:value="118.637646849556">
                <text:p>118.637646849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5.75">
                <text:p>1335.75</text:p>
              </table:table-cell>
              <table:table-cell office:value-type="float" office:value="93.2726179004321">
                <text:p>93.2726179004321</text:p>
              </table:table-cell>
              <table:table-cell office:value-type="float" office:value="93.2726179004321">
                <text:p>93.27261790043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2.5">
                <text:p>1322.5</text:p>
              </table:table-cell>
              <table:table-cell office:value-type="float" office:value="121.288617561583">
                <text:p>121.288617561583</text:p>
              </table:table-cell>
              <table:table-cell office:value-type="float" office:value="121.288617561583">
                <text:p>121.288617561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4.4">
                <text:p>1384.4</text:p>
              </table:table-cell>
              <table:table-cell office:value-type="float" office:value="240.613993254756">
                <text:p>240.613993254756</text:p>
              </table:table-cell>
              <table:table-cell office:value-type="float" office:value="240.613993254756">
                <text:p>240.6139932547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1">
                <text:p>1361</text:p>
              </table:table-cell>
              <table:table-cell office:value-type="float" office:value="51.9498796918722">
                <text:p>51.9498796918722</text:p>
              </table:table-cell>
              <table:table-cell office:value-type="float" office:value="51.9498796918722">
                <text:p>51.9498796918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23.55">
                <text:p>1423.55</text:p>
              </table:table-cell>
              <table:table-cell office:value-type="float" office:value="172.210336507423">
                <text:p>172.210336507423</text:p>
              </table:table-cell>
              <table:table-cell office:value-type="float" office:value="172.210336507423">
                <text:p>172.210336507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4.7">
                <text:p>1424.7</text:p>
              </table:table-cell>
              <table:table-cell office:value-type="float" office:value="144.490237559497">
                <text:p>144.490237559497</text:p>
              </table:table-cell>
              <table:table-cell office:value-type="float" office:value="144.490237559497">
                <text:p>144.490237559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5.1">
                <text:p>1255.1</text:p>
              </table:table-cell>
              <table:table-cell office:value-type="float" office:value="103.388811048392">
                <text:p>103.388811048392</text:p>
              </table:table-cell>
              <table:table-cell office:value-type="float" office:value="103.388811048392">
                <text:p>103.3888110483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3.55">
                <text:p>1393.55</text:p>
              </table:table-cell>
              <table:table-cell office:value-type="float" office:value="33.1375919463077">
                <text:p>33.1375919463077</text:p>
              </table:table-cell>
              <table:table-cell office:value-type="float" office:value="33.1375919463077">
                <text:p>33.1375919463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4.7">
                <text:p>1294.7</text:p>
              </table:table-cell>
              <table:table-cell office:value-type="float" office:value="102.42864589557">
                <text:p>102.42864589557</text:p>
              </table:table-cell>
              <table:table-cell office:value-type="float" office:value="102.42864589557">
                <text:p>102.42864589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5.1">
                <text:p>1265.1</text:p>
              </table:table-cell>
              <table:table-cell office:value-type="float" office:value="46.4224756987389">
                <text:p>46.4224756987389</text:p>
              </table:table-cell>
              <table:table-cell office:value-type="float" office:value="46.4224756987389">
                <text:p>46.4224756987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8.75">
                <text:p>1398.75</text:p>
              </table:table-cell>
              <table:table-cell office:value-type="float" office:value="142.698576552116">
                <text:p>142.698576552116</text:p>
              </table:table-cell>
              <table:table-cell office:value-type="float" office:value="142.698576552116">
                <text:p>142.698576552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0.2">
                <text:p>1250.2</text:p>
              </table:table-cell>
              <table:table-cell office:value-type="float" office:value="53.1961934728417">
                <text:p>53.1961934728417</text:p>
              </table:table-cell>
              <table:table-cell office:value-type="float" office:value="53.1961934728417">
                <text:p>53.1961934728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8.35">
                <text:p>1248.35</text:p>
              </table:table-cell>
              <table:table-cell office:value-type="float" office:value="59.913041151322">
                <text:p>59.913041151322</text:p>
              </table:table-cell>
              <table:table-cell office:value-type="float" office:value="59.913041151322">
                <text:p>59.913041151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5.75">
                <text:p>1395.75</text:p>
              </table:table-cell>
              <table:table-cell office:value-type="float" office:value="97.7785955616054">
                <text:p>97.7785955616054</text:p>
              </table:table-cell>
              <table:table-cell office:value-type="float" office:value="97.7785955616054">
                <text:p>97.77859556160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3.15">
                <text:p>1413.15</text:p>
              </table:table-cell>
              <table:table-cell office:value-type="float" office:value="79.1308410166352">
                <text:p>79.1308410166352</text:p>
              </table:table-cell>
              <table:table-cell office:value-type="float" office:value="79.1308410166352">
                <text:p>79.1308410166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1.05">
                <text:p>1471.05</text:p>
              </table:table-cell>
              <table:table-cell office:value-type="float" office:value="74.658112419214">
                <text:p>74.658112419214</text:p>
              </table:table-cell>
              <table:table-cell office:value-type="float" office:value="74.658112419214">
                <text:p>74.658112419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6.2">
                <text:p>1396.2</text:p>
              </table:table-cell>
              <table:table-cell office:value-type="float" office:value="49.7620965193389">
                <text:p>49.7620965193389</text:p>
              </table:table-cell>
              <table:table-cell office:value-type="float" office:value="49.7620965193389">
                <text:p>49.7620965193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7.65">
                <text:p>1487.65</text:p>
              </table:table-cell>
              <table:table-cell office:value-type="float" office:value="103.36544998209">
                <text:p>103.36544998209</text:p>
              </table:table-cell>
              <table:table-cell office:value-type="float" office:value="103.36544998209">
                <text:p>103.365449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8.8">
                <text:p>1388.8</text:p>
              </table:table-cell>
              <table:table-cell office:value-type="float" office:value="60.4208883582491">
                <text:p>60.4208883582491</text:p>
              </table:table-cell>
              <table:table-cell office:value-type="float" office:value="60.4208883582491">
                <text:p>60.42088835824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4.05">
                <text:p>1354.05</text:p>
              </table:table-cell>
              <table:table-cell office:value-type="float" office:value="107.41562386357">
                <text:p>107.41562386357</text:p>
              </table:table-cell>
              <table:table-cell office:value-type="float" office:value="107.41562386357">
                <text:p>107.41562386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3.7">
                <text:p>1253.7</text:p>
              </table:table-cell>
              <table:table-cell office:value-type="float" office:value="48.4390080410407">
                <text:p>48.4390080410407</text:p>
              </table:table-cell>
              <table:table-cell office:value-type="float" office:value="48.4390080410407">
                <text:p>48.4390080410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6.75">
                <text:p>1386.75</text:p>
              </table:table-cell>
              <table:table-cell office:value-type="float" office:value="141.925389729956">
                <text:p>141.925389729956</text:p>
              </table:table-cell>
              <table:table-cell office:value-type="float" office:value="141.925389729956">
                <text:p>141.925389729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7.8">
                <text:p>1327.8</text:p>
              </table:table-cell>
              <table:table-cell office:value-type="float" office:value="131.497514235061">
                <text:p>131.497514235061</text:p>
              </table:table-cell>
              <table:table-cell office:value-type="float" office:value="131.497514235061">
                <text:p>131.497514235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7">
                <text:p>1297</text:p>
              </table:table-cell>
              <table:table-cell office:value-type="float" office:value="39.6570769220325">
                <text:p>39.6570769220325</text:p>
              </table:table-cell>
              <table:table-cell office:value-type="float" office:value="39.6570769220325">
                <text:p>39.6570769220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0.7">
                <text:p>1420.7</text:p>
              </table:table-cell>
              <table:table-cell office:value-type="float" office:value="105.871602660959">
                <text:p>105.871602660959</text:p>
              </table:table-cell>
              <table:table-cell office:value-type="float" office:value="105.871602660959">
                <text:p>105.871602660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11.75">
                <text:p>1411.75</text:p>
              </table:table-cell>
              <table:table-cell office:value-type="float" office:value="121.679070714729">
                <text:p>121.679070714729</text:p>
              </table:table-cell>
              <table:table-cell office:value-type="float" office:value="121.679070714729">
                <text:p>121.6790707147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8.7">
                <text:p>1288.7</text:p>
              </table:table-cell>
              <table:table-cell office:value-type="float" office:value="49.9001127253236">
                <text:p>49.9001127253236</text:p>
              </table:table-cell>
              <table:table-cell office:value-type="float" office:value="49.9001127253236">
                <text:p>49.90011272532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5">
                <text:p>1335</text:p>
              </table:table-cell>
              <table:table-cell office:value-type="float" office:value="85.5755733255699">
                <text:p>85.5755733255699</text:p>
              </table:table-cell>
              <table:table-cell office:value-type="float" office:value="85.5755733255699">
                <text:p>85.5755733255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3.85">
                <text:p>1393.85</text:p>
              </table:table-cell>
              <table:table-cell office:value-type="float" office:value="80.6047455178664">
                <text:p>80.6047455178664</text:p>
              </table:table-cell>
              <table:table-cell office:value-type="float" office:value="80.6047455178664">
                <text:p>80.6047455178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1.25">
                <text:p>1301.25</text:p>
              </table:table-cell>
              <table:table-cell office:value-type="float" office:value="77.3267660645394">
                <text:p>77.3267660645394</text:p>
              </table:table-cell>
              <table:table-cell office:value-type="float" office:value="77.3267660645394">
                <text:p>77.3267660645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0.5">
                <text:p>1350.5</text:p>
              </table:table-cell>
              <table:table-cell office:value-type="float" office:value="49.3292889671035">
                <text:p>49.3292889671035</text:p>
              </table:table-cell>
              <table:table-cell office:value-type="float" office:value="49.3292889671035">
                <text:p>49.3292889671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4.25">
                <text:p>1394.25</text:p>
              </table:table-cell>
              <table:table-cell office:value-type="float" office:value="93.6348426067989">
                <text:p>93.6348426067989</text:p>
              </table:table-cell>
              <table:table-cell office:value-type="float" office:value="93.6348426067989">
                <text:p>93.6348426067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5">
                <text:p>1405</text:p>
              </table:table-cell>
              <table:table-cell office:value-type="float" office:value="56.9078421660846">
                <text:p>56.9078421660846</text:p>
              </table:table-cell>
              <table:table-cell office:value-type="float" office:value="56.9078421660846">
                <text:p>56.90784216608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7.45">
                <text:p>1397.45</text:p>
              </table:table-cell>
              <table:table-cell office:value-type="float" office:value="79.4679180550239">
                <text:p>79.4679180550239</text:p>
              </table:table-cell>
              <table:table-cell office:value-type="float" office:value="79.4679180550239">
                <text:p>79.4679180550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0.25">
                <text:p>1440.25</text:p>
              </table:table-cell>
              <table:table-cell office:value-type="float" office:value="14.4754965372522">
                <text:p>14.4754965372522</text:p>
              </table:table-cell>
              <table:table-cell office:value-type="float" office:value="14.4754965372522">
                <text:p>14.4754965372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2.7">
                <text:p>1232.7</text:p>
              </table:table-cell>
              <table:table-cell office:value-type="float" office:value="77.2568200872907">
                <text:p>77.2568200872907</text:p>
              </table:table-cell>
              <table:table-cell office:value-type="float" office:value="77.2568200872907">
                <text:p>77.2568200872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6.25">
                <text:p>1446.25</text:p>
              </table:table-cell>
              <table:table-cell office:value-type="float" office:value="93.2513069613504">
                <text:p>93.2513069613504</text:p>
              </table:table-cell>
              <table:table-cell office:value-type="float" office:value="93.2513069613504">
                <text:p>93.2513069613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.5">
                <text:p>1404.5</text:p>
              </table:table-cell>
              <table:table-cell office:value-type="float" office:value="96.9143113786607">
                <text:p>96.9143113786607</text:p>
              </table:table-cell>
              <table:table-cell office:value-type="float" office:value="96.9143113786607">
                <text:p>96.9143113786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9.1">
                <text:p>1509.1</text:p>
              </table:table-cell>
              <table:table-cell office:value-type="float" office:value="153.553036440182">
                <text:p>153.553036440182</text:p>
              </table:table-cell>
              <table:table-cell office:value-type="float" office:value="153.553036440182">
                <text:p>153.553036440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0.25">
                <text:p>1430.25</text:p>
              </table:table-cell>
              <table:table-cell office:value-type="float" office:value="94.4028799878478">
                <text:p>94.4028799878478</text:p>
              </table:table-cell>
              <table:table-cell office:value-type="float" office:value="94.4028799878478">
                <text:p>94.4028799878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7.85">
                <text:p>1507.85</text:p>
              </table:table-cell>
              <table:table-cell office:value-type="float" office:value="58.1684515007921">
                <text:p>58.1684515007921</text:p>
              </table:table-cell>
              <table:table-cell office:value-type="float" office:value="58.1684515007921">
                <text:p>58.1684515007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2.5">
                <text:p>1382.5</text:p>
              </table:table-cell>
              <table:table-cell office:value-type="float" office:value="129.821102868524">
                <text:p>129.821102868524</text:p>
              </table:table-cell>
              <table:table-cell office:value-type="float" office:value="129.821102868524">
                <text:p>129.821102868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9.3">
                <text:p>1299.3</text:p>
              </table:table-cell>
              <table:table-cell office:value-type="float" office:value="123.919792607961">
                <text:p>123.919792607961</text:p>
              </table:table-cell>
              <table:table-cell office:value-type="float" office:value="123.919792607961">
                <text:p>123.919792607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76.15">
                <text:p>1376.15</text:p>
              </table:table-cell>
              <table:table-cell office:value-type="float" office:value="50.5775024096683">
                <text:p>50.5775024096683</text:p>
              </table:table-cell>
              <table:table-cell office:value-type="float" office:value="50.5775024096683">
                <text:p>50.57750240966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3.25">
                <text:p>1263.25</text:p>
              </table:table-cell>
              <table:table-cell office:value-type="float" office:value="69.974164875331">
                <text:p>69.974164875331</text:p>
              </table:table-cell>
              <table:table-cell office:value-type="float" office:value="69.974164875331">
                <text:p>69.974164875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8">
                <text:p>1468</text:p>
              </table:table-cell>
              <table:table-cell office:value-type="float" office:value="107.455671092781">
                <text:p>107.455671092781</text:p>
              </table:table-cell>
              <table:table-cell office:value-type="float" office:value="107.455671092781">
                <text:p>107.455671092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8.95">
                <text:p>1368.95</text:p>
              </table:table-cell>
              <table:table-cell office:value-type="float" office:value="65.0288397559114">
                <text:p>65.0288397559114</text:p>
              </table:table-cell>
              <table:table-cell office:value-type="float" office:value="65.0288397559114">
                <text:p>65.0288397559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8">
                <text:p>1448</text:p>
              </table:table-cell>
              <table:table-cell office:value-type="float" office:value="86.618906712103">
                <text:p>86.618906712103</text:p>
              </table:table-cell>
              <table:table-cell office:value-type="float" office:value="86.618906712103">
                <text:p>86.618906712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3.25">
                <text:p>1363.25</text:p>
              </table:table-cell>
              <table:table-cell office:value-type="float" office:value="113.995602985378">
                <text:p>113.995602985378</text:p>
              </table:table-cell>
              <table:table-cell office:value-type="float" office:value="113.995602985378">
                <text:p>113.995602985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6.25">
                <text:p>1286.25</text:p>
              </table:table-cell>
              <table:table-cell office:value-type="float" office:value="87.8866670775494">
                <text:p>87.8866670775494</text:p>
              </table:table-cell>
              <table:table-cell office:value-type="float" office:value="87.8866670775494">
                <text:p>87.88666707754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9.25">
                <text:p>1509.25</text:p>
              </table:table-cell>
              <table:table-cell office:value-type="float" office:value="79.0223307046812">
                <text:p>79.0223307046812</text:p>
              </table:table-cell>
              <table:table-cell office:value-type="float" office:value="79.0223307046812">
                <text:p>79.0223307046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6.25">
                <text:p>1416.25</text:p>
              </table:table-cell>
              <table:table-cell office:value-type="float" office:value="57.4267685839975">
                <text:p>57.4267685839975</text:p>
              </table:table-cell>
              <table:table-cell office:value-type="float" office:value="57.4267685839975">
                <text:p>57.42676858399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54.7">
                <text:p>1454.7</text:p>
              </table:table-cell>
              <table:table-cell office:value-type="float" office:value="65.3004881298754">
                <text:p>65.3004881298754</text:p>
              </table:table-cell>
              <table:table-cell office:value-type="float" office:value="65.3004881298754">
                <text:p>65.3004881298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81.75">
                <text:p>1281.75</text:p>
              </table:table-cell>
              <table:table-cell office:value-type="float" office:value="58.2579179167948">
                <text:p>58.2579179167948</text:p>
              </table:table-cell>
              <table:table-cell office:value-type="float" office:value="58.2579179167948">
                <text:p>58.2579179167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4.5">
                <text:p>1374.5</text:p>
              </table:table-cell>
              <table:table-cell office:value-type="float" office:value="79.5253497320194">
                <text:p>79.5253497320194</text:p>
              </table:table-cell>
              <table:table-cell office:value-type="float" office:value="79.5253497320194">
                <text:p>79.5253497320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6.35">
                <text:p>1486.35</text:p>
              </table:table-cell>
              <table:table-cell office:value-type="float" office:value="34.8449601807779">
                <text:p>34.8449601807779</text:p>
              </table:table-cell>
              <table:table-cell office:value-type="float" office:value="34.8449601807779">
                <text:p>34.8449601807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64.15">
                <text:p>1264.15</text:p>
              </table:table-cell>
              <table:table-cell office:value-type="float" office:value="103.245054360972">
                <text:p>103.245054360972</text:p>
              </table:table-cell>
              <table:table-cell office:value-type="float" office:value="103.245054360972">
                <text:p>103.245054360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6.5">
                <text:p>1356.5</text:p>
              </table:table-cell>
              <table:table-cell office:value-type="float" office:value="71.0704316154053">
                <text:p>71.0704316154053</text:p>
              </table:table-cell>
              <table:table-cell office:value-type="float" office:value="71.0704316154053">
                <text:p>71.07043161540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5.75">
                <text:p>1495.75</text:p>
              </table:table-cell>
              <table:table-cell office:value-type="float" office:value="64.4721354540083">
                <text:p>64.4721354540083</text:p>
              </table:table-cell>
              <table:table-cell office:value-type="float" office:value="64.4721354540083">
                <text:p>64.47213545400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5.65">
                <text:p>1355.65</text:p>
              </table:table-cell>
              <table:table-cell office:value-type="float" office:value="96.5781548798692">
                <text:p>96.5781548798692</text:p>
              </table:table-cell>
              <table:table-cell office:value-type="float" office:value="96.5781548798692">
                <text:p>96.5781548798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9.65">
                <text:p>1479.65</text:p>
              </table:table-cell>
              <table:table-cell office:value-type="float" office:value="112.48584911001">
                <text:p>112.48584911001</text:p>
              </table:table-cell>
              <table:table-cell office:value-type="float" office:value="112.48584911001">
                <text:p>112.48584911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2.25">
                <text:p>1502.25</text:p>
              </table:table-cell>
              <table:table-cell office:value-type="float" office:value="174.509580682552">
                <text:p>174.509580682552</text:p>
              </table:table-cell>
              <table:table-cell office:value-type="float" office:value="174.509580682552">
                <text:p>174.509580682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16.25">
                <text:p>1516.25</text:p>
              </table:table-cell>
              <table:table-cell office:value-type="float" office:value="119.876535443764">
                <text:p>119.876535443764</text:p>
              </table:table-cell>
              <table:table-cell office:value-type="float" office:value="119.876535443764">
                <text:p>119.8765354437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74">
                <text:p>1374</text:p>
              </table:table-cell>
              <table:table-cell office:value-type="float" office:value="67.8301463215287">
                <text:p>67.8301463215287</text:p>
              </table:table-cell>
              <table:table-cell office:value-type="float" office:value="67.8301463215287">
                <text:p>67.83014632152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6.25">
                <text:p>1406.25</text:p>
              </table:table-cell>
              <table:table-cell office:value-type="float" office:value="49.4697761264391">
                <text:p>49.4697761264391</text:p>
              </table:table-cell>
              <table:table-cell office:value-type="float" office:value="49.4697761264391">
                <text:p>49.4697761264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0.75">
                <text:p>1390.75</text:p>
              </table:table-cell>
              <table:table-cell office:value-type="float" office:value="102.025192967227">
                <text:p>102.025192967227</text:p>
              </table:table-cell>
              <table:table-cell office:value-type="float" office:value="102.025192967227">
                <text:p>102.0251929672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1.2">
                <text:p>1321.2</text:p>
              </table:table-cell>
              <table:table-cell office:value-type="float" office:value="113.571855008184">
                <text:p>113.571855008184</text:p>
              </table:table-cell>
              <table:table-cell office:value-type="float" office:value="113.571855008184">
                <text:p>113.571855008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6.75">
                <text:p>1326.75</text:p>
              </table:table-cell>
              <table:table-cell office:value-type="float" office:value="97.2566514434874">
                <text:p>97.2566514434874</text:p>
              </table:table-cell>
              <table:table-cell office:value-type="float" office:value="97.2566514434874">
                <text:p>97.2566514434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82.75">
                <text:p>1282.75</text:p>
              </table:table-cell>
              <table:table-cell office:value-type="float" office:value="70.223794044469">
                <text:p>70.223794044469</text:p>
              </table:table-cell>
              <table:table-cell office:value-type="float" office:value="70.223794044469">
                <text:p>70.223794044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5.75">
                <text:p>1485.75</text:p>
              </table:table-cell>
              <table:table-cell office:value-type="float" office:value="129.567853845003">
                <text:p>129.567853845003</text:p>
              </table:table-cell>
              <table:table-cell office:value-type="float" office:value="129.567853845003">
                <text:p>129.567853845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2.75">
                <text:p>1362.75</text:p>
              </table:table-cell>
              <table:table-cell office:value-type="float" office:value="120.820072835601">
                <text:p>120.820072835601</text:p>
              </table:table-cell>
              <table:table-cell office:value-type="float" office:value="120.820072835601">
                <text:p>120.8200728356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22">
                <text:p>1422</text:p>
              </table:table-cell>
              <table:table-cell office:value-type="float" office:value="155.476959707862">
                <text:p>155.476959707862</text:p>
              </table:table-cell>
              <table:table-cell office:value-type="float" office:value="155.476959707862">
                <text:p>155.4769597078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20.75">
                <text:p>1420.75</text:p>
              </table:table-cell>
              <table:table-cell office:value-type="float" office:value="98.8468638855072">
                <text:p>98.8468638855072</text:p>
              </table:table-cell>
              <table:table-cell office:value-type="float" office:value="98.8468638855072">
                <text:p>98.84686388550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7">
                <text:p>1277</text:p>
              </table:table-cell>
              <table:table-cell office:value-type="float" office:value="114.512564812775">
                <text:p>114.512564812775</text:p>
              </table:table-cell>
              <table:table-cell office:value-type="float" office:value="114.512564812775">
                <text:p>114.512564812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99">
                <text:p>1399</text:p>
              </table:table-cell>
              <table:table-cell office:value-type="float" office:value="139.438485541116">
                <text:p>139.438485541116</text:p>
              </table:table-cell>
              <table:table-cell office:value-type="float" office:value="139.438485541116">
                <text:p>139.438485541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.45">
                <text:p>1477.45</text:p>
              </table:table-cell>
              <table:table-cell office:value-type="float" office:value="99.870497395377">
                <text:p>99.870497395377</text:p>
              </table:table-cell>
              <table:table-cell office:value-type="float" office:value="99.870497395377">
                <text:p>99.8704973953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44.1">
                <text:p>1344.1</text:p>
              </table:table-cell>
              <table:table-cell office:value-type="float" office:value="102.467293562385">
                <text:p>102.467293562385</text:p>
              </table:table-cell>
              <table:table-cell office:value-type="float" office:value="102.467293562385">
                <text:p>102.467293562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53.65">
                <text:p>1353.65</text:p>
              </table:table-cell>
              <table:table-cell office:value-type="float" office:value="86.7022418971966">
                <text:p>86.7022418971966</text:p>
              </table:table-cell>
              <table:table-cell office:value-type="float" office:value="86.7022418971966">
                <text:p>86.7022418971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7.5">
                <text:p>1287.5</text:p>
              </table:table-cell>
              <table:table-cell office:value-type="float" office:value="58.1657867650735">
                <text:p>58.1657867650735</text:p>
              </table:table-cell>
              <table:table-cell office:value-type="float" office:value="58.1657867650735">
                <text:p>58.1657867650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7">
                <text:p>1287</text:p>
              </table:table-cell>
              <table:table-cell office:value-type="float" office:value="127.738952555593">
                <text:p>127.738952555593</text:p>
              </table:table-cell>
              <table:table-cell office:value-type="float" office:value="127.738952555593">
                <text:p>127.738952555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39.35">
                <text:p>1439.35</text:p>
              </table:table-cell>
              <table:table-cell office:value-type="float" office:value="49.9200986577551">
                <text:p>49.9200986577551</text:p>
              </table:table-cell>
              <table:table-cell office:value-type="float" office:value="49.9200986577551">
                <text:p>49.9200986577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1.85">
                <text:p>1401.85</text:p>
              </table:table-cell>
              <table:table-cell office:value-type="float" office:value="78.4988216472069">
                <text:p>78.4988216472069</text:p>
              </table:table-cell>
              <table:table-cell office:value-type="float" office:value="78.4988216472069">
                <text:p>78.49882164720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56.2">
                <text:p>1356.2</text:p>
              </table:table-cell>
              <table:table-cell office:value-type="float" office:value="128.052308647677">
                <text:p>128.052308647677</text:p>
              </table:table-cell>
              <table:table-cell office:value-type="float" office:value="128.052308647677">
                <text:p>128.052308647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12.85">
                <text:p>1312.85</text:p>
              </table:table-cell>
              <table:table-cell office:value-type="float" office:value="131.008802185197">
                <text:p>131.008802185197</text:p>
              </table:table-cell>
              <table:table-cell office:value-type="float" office:value="131.008802185197">
                <text:p>131.008802185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96.45">
                <text:p>1596.45</text:p>
              </table:table-cell>
              <table:table-cell office:value-type="float" office:value="41.4555032534886">
                <text:p>41.4555032534886</text:p>
              </table:table-cell>
              <table:table-cell office:value-type="float" office:value="41.4555032534886">
                <text:p>41.45550325348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83.25">
                <text:p>1483.25</text:p>
              </table:table-cell>
              <table:table-cell office:value-type="float" office:value="110.086942913317">
                <text:p>110.086942913317</text:p>
              </table:table-cell>
              <table:table-cell office:value-type="float" office:value="110.086942913317">
                <text:p>110.086942913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24.5">
                <text:p>1324.5</text:p>
              </table:table-cell>
              <table:table-cell office:value-type="float" office:value="63.0948888579733">
                <text:p>63.0948888579733</text:p>
              </table:table-cell>
              <table:table-cell office:value-type="float" office:value="63.0948888579733">
                <text:p>63.094888857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6.45">
                <text:p>1486.45</text:p>
              </table:table-cell>
              <table:table-cell office:value-type="float" office:value="53.0507657814663">
                <text:p>53.0507657814663</text:p>
              </table:table-cell>
              <table:table-cell office:value-type="float" office:value="53.0507657814663">
                <text:p>53.0507657814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85.5">
                <text:p>1385.5</text:p>
              </table:table-cell>
              <table:table-cell office:value-type="float" office:value="111.739960399134">
                <text:p>111.739960399134</text:p>
              </table:table-cell>
              <table:table-cell office:value-type="float" office:value="111.739960399134">
                <text:p>111.739960399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4.4">
                <text:p>1594.4</text:p>
              </table:table-cell>
              <table:table-cell office:value-type="float" office:value="39.2865594064942">
                <text:p>39.2865594064942</text:p>
              </table:table-cell>
              <table:table-cell office:value-type="float" office:value="39.2865594064942">
                <text:p>39.2865594064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6.25">
                <text:p>1376.25</text:p>
              </table:table-cell>
              <table:table-cell office:value-type="float" office:value="141.492062498219">
                <text:p>141.492062498219</text:p>
              </table:table-cell>
              <table:table-cell office:value-type="float" office:value="141.492062498219">
                <text:p>141.492062498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2.75">
                <text:p>1572.75</text:p>
              </table:table-cell>
              <table:table-cell office:value-type="float" office:value="111.317833252359">
                <text:p>111.317833252359</text:p>
              </table:table-cell>
              <table:table-cell office:value-type="float" office:value="111.317833252359">
                <text:p>111.3178332523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02.05">
                <text:p>1502.05</text:p>
              </table:table-cell>
              <table:table-cell office:value-type="float" office:value="38.7160657866989">
                <text:p>38.7160657866989</text:p>
              </table:table-cell>
              <table:table-cell office:value-type="float" office:value="38.7160657866989">
                <text:p>38.7160657866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01.65">
                <text:p>1301.65</text:p>
              </table:table-cell>
              <table:table-cell office:value-type="float" office:value="97.4391284341152">
                <text:p>97.4391284341152</text:p>
              </table:table-cell>
              <table:table-cell office:value-type="float" office:value="97.4391284341152">
                <text:p>97.4391284341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9.5">
                <text:p>1519.5</text:p>
              </table:table-cell>
              <table:table-cell office:value-type="float" office:value="42.7555259586407">
                <text:p>42.7555259586407</text:p>
              </table:table-cell>
              <table:table-cell office:value-type="float" office:value="42.7555259586407">
                <text:p>42.75552595864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3.4">
                <text:p>1423.4</text:p>
              </table:table-cell>
              <table:table-cell office:value-type="float" office:value="108.736913005658">
                <text:p>108.736913005658</text:p>
              </table:table-cell>
              <table:table-cell office:value-type="float" office:value="108.736913005658">
                <text:p>108.736913005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5.65">
                <text:p>1475.65</text:p>
              </table:table-cell>
              <table:table-cell office:value-type="float" office:value="79.4978380209173">
                <text:p>79.4978380209173</text:p>
              </table:table-cell>
              <table:table-cell office:value-type="float" office:value="79.4978380209173">
                <text:p>79.4978380209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33.05">
                <text:p>1433.05</text:p>
              </table:table-cell>
              <table:table-cell office:value-type="float" office:value="85.3116565892375">
                <text:p>85.3116565892375</text:p>
              </table:table-cell>
              <table:table-cell office:value-type="float" office:value="85.3116565892375">
                <text:p>85.3116565892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2.75">
                <text:p>1462.75</text:p>
              </table:table-cell>
              <table:table-cell office:value-type="float" office:value="65.3030148614901">
                <text:p>65.3030148614901</text:p>
              </table:table-cell>
              <table:table-cell office:value-type="float" office:value="65.3030148614901">
                <text:p>65.3030148614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1.75">
                <text:p>1521.75</text:p>
              </table:table-cell>
              <table:table-cell office:value-type="float" office:value="76.5461217175632">
                <text:p>76.5461217175632</text:p>
              </table:table-cell>
              <table:table-cell office:value-type="float" office:value="76.5461217175632">
                <text:p>76.54612171756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51.75">
                <text:p>1451.75</text:p>
              </table:table-cell>
              <table:table-cell office:value-type="float" office:value="103.108056183792">
                <text:p>103.108056183792</text:p>
              </table:table-cell>
              <table:table-cell office:value-type="float" office:value="103.108056183792">
                <text:p>103.108056183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0.3">
                <text:p>1470.3</text:p>
              </table:table-cell>
              <table:table-cell office:value-type="float" office:value="90.4649794119249">
                <text:p>90.4649794119249</text:p>
              </table:table-cell>
              <table:table-cell office:value-type="float" office:value="90.4649794119249">
                <text:p>90.4649794119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1.75">
                <text:p>1541.75</text:p>
              </table:table-cell>
              <table:table-cell office:value-type="float" office:value="95.9364047168748">
                <text:p>95.9364047168748</text:p>
              </table:table-cell>
              <table:table-cell office:value-type="float" office:value="95.9364047168748">
                <text:p>95.9364047168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26.75">
                <text:p>1426.75</text:p>
              </table:table-cell>
              <table:table-cell office:value-type="float" office:value="79.8992177683862">
                <text:p>79.8992177683862</text:p>
              </table:table-cell>
              <table:table-cell office:value-type="float" office:value="79.8992177683862">
                <text:p>79.89921776838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9.7">
                <text:p>1299.7</text:p>
              </table:table-cell>
              <table:table-cell office:value-type="float" office:value="103.436786251314">
                <text:p>103.436786251314</text:p>
              </table:table-cell>
              <table:table-cell office:value-type="float" office:value="103.436786251314">
                <text:p>103.436786251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5.35">
                <text:p>1345.35</text:p>
              </table:table-cell>
              <table:table-cell office:value-type="float" office:value="73.3461996288833">
                <text:p>73.3461996288833</text:p>
              </table:table-cell>
              <table:table-cell office:value-type="float" office:value="73.3461996288833">
                <text:p>73.3461996288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8">
                <text:p>1468</text:p>
              </table:table-cell>
              <table:table-cell office:value-type="float" office:value="90.2595562807618">
                <text:p>90.2595562807618</text:p>
              </table:table-cell>
              <table:table-cell office:value-type="float" office:value="90.2595562807618">
                <text:p>90.2595562807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44.65">
                <text:p>1444.65</text:p>
              </table:table-cell>
              <table:table-cell office:value-type="float" office:value="43.4948991262194">
                <text:p>43.4948991262194</text:p>
              </table:table-cell>
              <table:table-cell office:value-type="float" office:value="43.4948991262194">
                <text:p>43.49489912621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98.85">
                <text:p>1398.85</text:p>
              </table:table-cell>
              <table:table-cell office:value-type="float" office:value="71.9196339673667">
                <text:p>71.9196339673667</text:p>
              </table:table-cell>
              <table:table-cell office:value-type="float" office:value="71.9196339673667">
                <text:p>71.9196339673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32.5">
                <text:p>1432.5</text:p>
              </table:table-cell>
              <table:table-cell office:value-type="float" office:value="65.2152877015811">
                <text:p>65.2152877015811</text:p>
              </table:table-cell>
              <table:table-cell office:value-type="float" office:value="65.2152877015811">
                <text:p>65.21528770158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1.65">
                <text:p>1341.65</text:p>
              </table:table-cell>
              <table:table-cell office:value-type="float" office:value="70.0691890205674">
                <text:p>70.0691890205674</text:p>
              </table:table-cell>
              <table:table-cell office:value-type="float" office:value="70.0691890205674">
                <text:p>70.0691890205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11.8">
                <text:p>1511.8</text:p>
              </table:table-cell>
              <table:table-cell office:value-type="float" office:value="91.4790071546472">
                <text:p>91.4790071546472</text:p>
              </table:table-cell>
              <table:table-cell office:value-type="float" office:value="91.4790071546472">
                <text:p>91.47900715464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81">
                <text:p>1381</text:p>
              </table:table-cell>
              <table:table-cell office:value-type="float" office:value="64.8782320967518">
                <text:p>64.8782320967518</text:p>
              </table:table-cell>
              <table:table-cell office:value-type="float" office:value="64.8782320967518">
                <text:p>64.8782320967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31.75">
                <text:p>1531.75</text:p>
              </table:table-cell>
              <table:table-cell office:value-type="float" office:value="86.2021098929719">
                <text:p>86.2021098929719</text:p>
              </table:table-cell>
              <table:table-cell office:value-type="float" office:value="86.2021098929719">
                <text:p>86.2021098929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37.5">
                <text:p>1437.5</text:p>
              </table:table-cell>
              <table:table-cell office:value-type="float" office:value="118.068714103271">
                <text:p>118.068714103271</text:p>
              </table:table-cell>
              <table:table-cell office:value-type="float" office:value="118.068714103271">
                <text:p>118.0687141032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7">
                <text:p>1567</text:p>
              </table:table-cell>
              <table:table-cell office:value-type="float" office:value="56.8587834023909">
                <text:p>56.8587834023909</text:p>
              </table:table-cell>
              <table:table-cell office:value-type="float" office:value="56.8587834023909">
                <text:p>56.85878340239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19.75">
                <text:p>1319.75</text:p>
              </table:table-cell>
              <table:table-cell office:value-type="float" office:value="81.416045715817">
                <text:p>81.416045715817</text:p>
              </table:table-cell>
              <table:table-cell office:value-type="float" office:value="81.416045715817">
                <text:p>81.4160457158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4.75">
                <text:p>1464.75</text:p>
              </table:table-cell>
              <table:table-cell office:value-type="float" office:value="154.621404566121">
                <text:p>154.621404566121</text:p>
              </table:table-cell>
              <table:table-cell office:value-type="float" office:value="154.621404566121">
                <text:p>154.621404566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6.7">
                <text:p>1376.7</text:p>
              </table:table-cell>
              <table:table-cell office:value-type="float" office:value="66.2380838339999">
                <text:p>66.2380838339999</text:p>
              </table:table-cell>
              <table:table-cell office:value-type="float" office:value="66.2380838339999">
                <text:p>66.238083833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0.1">
                <text:p>1450.1</text:p>
              </table:table-cell>
              <table:table-cell office:value-type="float" office:value="93.2155298220205">
                <text:p>93.2155298220205</text:p>
              </table:table-cell>
              <table:table-cell office:value-type="float" office:value="93.2155298220205">
                <text:p>93.21552982202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7.4">
                <text:p>1487.4</text:p>
              </table:table-cell>
              <table:table-cell office:value-type="float" office:value="113.310634981894">
                <text:p>113.310634981894</text:p>
              </table:table-cell>
              <table:table-cell office:value-type="float" office:value="113.310634981894">
                <text:p>113.3106349818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7">
                <text:p>1467</text:p>
              </table:table-cell>
              <table:table-cell office:value-type="float" office:value="77.1557515678514">
                <text:p>77.1557515678514</text:p>
              </table:table-cell>
              <table:table-cell office:value-type="float" office:value="77.1557515678514">
                <text:p>77.15575156785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83.45">
                <text:p>1483.45</text:p>
              </table:table-cell>
              <table:table-cell office:value-type="float" office:value="66.6338221176003">
                <text:p>66.6338221176003</text:p>
              </table:table-cell>
              <table:table-cell office:value-type="float" office:value="66.6338221176003">
                <text:p>66.6338221176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38">
                <text:p>1538</text:p>
              </table:table-cell>
              <table:table-cell office:value-type="float" office:value="94.3122606027445">
                <text:p>94.3122606027445</text:p>
              </table:table-cell>
              <table:table-cell office:value-type="float" office:value="94.3122606027445">
                <text:p>94.3122606027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11.75">
                <text:p>1511.75</text:p>
              </table:table-cell>
              <table:table-cell office:value-type="float" office:value="96.940381162857">
                <text:p>96.940381162857</text:p>
              </table:table-cell>
              <table:table-cell office:value-type="float" office:value="96.940381162857">
                <text:p>96.9403811628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0.6">
                <text:p>1370.6</text:p>
              </table:table-cell>
              <table:table-cell office:value-type="float" office:value="67.1239525057933">
                <text:p>67.1239525057933</text:p>
              </table:table-cell>
              <table:table-cell office:value-type="float" office:value="67.1239525057933">
                <text:p>67.12395250579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95.5">
                <text:p>1495.5</text:p>
              </table:table-cell>
              <table:table-cell office:value-type="float" office:value="72.4907321662569">
                <text:p>72.4907321662569</text:p>
              </table:table-cell>
              <table:table-cell office:value-type="float" office:value="72.4907321662569">
                <text:p>72.4907321662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2.65">
                <text:p>1402.65</text:p>
              </table:table-cell>
              <table:table-cell office:value-type="float" office:value="150.180212578089">
                <text:p>150.180212578089</text:p>
              </table:table-cell>
              <table:table-cell office:value-type="float" office:value="150.180212578089">
                <text:p>150.180212578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84.75">
                <text:p>1384.75</text:p>
              </table:table-cell>
              <table:table-cell office:value-type="float" office:value="99.240837108521">
                <text:p>99.240837108521</text:p>
              </table:table-cell>
              <table:table-cell office:value-type="float" office:value="99.240837108521">
                <text:p>99.2408371085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82">
                <text:p>1482</text:p>
              </table:table-cell>
              <table:table-cell office:value-type="float" office:value="177.60812551795">
                <text:p>177.60812551795</text:p>
              </table:table-cell>
              <table:table-cell office:value-type="float" office:value="177.60812551795">
                <text:p>177.60812551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7.5">
                <text:p>1607.5</text:p>
              </table:table-cell>
              <table:table-cell office:value-type="float" office:value="91.7129489221669">
                <text:p>91.7129489221669</text:p>
              </table:table-cell>
              <table:table-cell office:value-type="float" office:value="91.7129489221669">
                <text:p>91.71294892216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31.8">
                <text:p>1531.8</text:p>
              </table:table-cell>
              <table:table-cell office:value-type="float" office:value="91.0762386684914">
                <text:p>91.0762386684914</text:p>
              </table:table-cell>
              <table:table-cell office:value-type="float" office:value="91.0762386684914">
                <text:p>91.0762386684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sigmoid'.H1:'output sigmoid'.H231" chart:data-source-has-labels="row" svg:x="0.481cm" svg:y="0.259cm" svg:width="20.561cm" svg:height="12.451cm">
          <chartooo:coordinate-region svg:x="1.473cm" svg:y="0.458cm" svg:width="19.569cm" svg:height="11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sigmoid'.H2:'output sigmoid'.H231" chart:label-cell-address="'output sigmoid'.H1:'output sigmoid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sigmoid'.H1:'output sigmoid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8.45">
                <text:p>648.45</text:p>
                <draw:g>
                  <svg:desc>'output sigmoid'.H2:'output sigmoid'.H231</svg:desc>
                </draw:g>
              </table:table-cell>
              <table:table-cell office:value-type="float" office:value="56.4010970637983">
                <text:p>56.4010970637983</text:p>
                <draw:g>
                  <svg:desc>'output sigmoid'.I2:'output sigmoid'.I231</svg:desc>
                </draw:g>
              </table:table-cell>
              <table:table-cell office:value-type="float" office:value="56.4010970637983">
                <text:p>56.4010970637983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.9">
                <text:p>780.9</text:p>
              </table:table-cell>
              <table:table-cell office:value-type="float" office:value="58.1812147518424">
                <text:p>58.1812147518424</text:p>
              </table:table-cell>
              <table:table-cell office:value-type="float" office:value="58.1812147518424">
                <text:p>58.1812147518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9.1">
                <text:p>769.1</text:p>
              </table:table-cell>
              <table:table-cell office:value-type="float" office:value="100.989745766588">
                <text:p>100.989745766588</text:p>
              </table:table-cell>
              <table:table-cell office:value-type="float" office:value="100.989745766588">
                <text:p>100.989745766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35">
                <text:p>1036.35</text:p>
              </table:table-cell>
              <table:table-cell office:value-type="float" office:value="60.2877267775125">
                <text:p>60.2877267775125</text:p>
              </table:table-cell>
              <table:table-cell office:value-type="float" office:value="60.2877267775125">
                <text:p>60.287726777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0.85">
                <text:p>1130.85</text:p>
              </table:table-cell>
              <table:table-cell office:value-type="float" office:value="130.709592226431">
                <text:p>130.709592226431</text:p>
              </table:table-cell>
              <table:table-cell office:value-type="float" office:value="130.709592226431">
                <text:p>130.709592226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8.65">
                <text:p>1178.65</text:p>
              </table:table-cell>
              <table:table-cell office:value-type="float" office:value="179.398798072897">
                <text:p>179.398798072897</text:p>
              </table:table-cell>
              <table:table-cell office:value-type="float" office:value="179.398798072897">
                <text:p>179.398798072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1.3">
                <text:p>1101.3</text:p>
              </table:table-cell>
              <table:table-cell office:value-type="float" office:value="171.613562983815">
                <text:p>171.613562983815</text:p>
              </table:table-cell>
              <table:table-cell office:value-type="float" office:value="171.613562983815">
                <text:p>171.6135629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2.45">
                <text:p>1072.45</text:p>
              </table:table-cell>
              <table:table-cell office:value-type="float" office:value="113.367858099198">
                <text:p>113.367858099198</text:p>
              </table:table-cell>
              <table:table-cell office:value-type="float" office:value="113.367858099198">
                <text:p>113.367858099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0.95">
                <text:p>1150.95</text:p>
              </table:table-cell>
              <table:table-cell office:value-type="float" office:value="159.897338157957">
                <text:p>159.897338157957</text:p>
              </table:table-cell>
              <table:table-cell office:value-type="float" office:value="159.897338157957">
                <text:p>159.897338157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5.65">
                <text:p>1175.65</text:p>
              </table:table-cell>
              <table:table-cell office:value-type="float" office:value="114.35347065131">
                <text:p>114.35347065131</text:p>
              </table:table-cell>
              <table:table-cell office:value-type="float" office:value="114.35347065131">
                <text:p>114.35347065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3.1">
                <text:p>1253.1</text:p>
              </table:table-cell>
              <table:table-cell office:value-type="float" office:value="99.8794147960429">
                <text:p>99.8794147960429</text:p>
              </table:table-cell>
              <table:table-cell office:value-type="float" office:value="99.8794147960429">
                <text:p>99.8794147960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.45">
                <text:p>1199.45</text:p>
              </table:table-cell>
              <table:table-cell office:value-type="float" office:value="165.02369905562">
                <text:p>165.02369905562</text:p>
              </table:table-cell>
              <table:table-cell office:value-type="float" office:value="165.02369905562">
                <text:p>165.02369905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">
                <text:p>1032</text:p>
              </table:table-cell>
              <table:table-cell office:value-type="float" office:value="181.420471557099">
                <text:p>181.420471557099</text:p>
              </table:table-cell>
              <table:table-cell office:value-type="float" office:value="181.420471557099">
                <text:p>181.420471557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7">
                <text:p>1047</text:p>
              </table:table-cell>
              <table:table-cell office:value-type="float" office:value="64.5893276788047">
                <text:p>64.5893276788047</text:p>
              </table:table-cell>
              <table:table-cell office:value-type="float" office:value="64.5893276788047">
                <text:p>64.5893276788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7.75">
                <text:p>1077.75</text:p>
              </table:table-cell>
              <table:table-cell office:value-type="float" office:value="78.4008529928087">
                <text:p>78.4008529928087</text:p>
              </table:table-cell>
              <table:table-cell office:value-type="float" office:value="78.4008529928087">
                <text:p>78.4008529928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9.3">
                <text:p>949.3</text:p>
              </table:table-cell>
              <table:table-cell office:value-type="float" office:value="129.832281232365">
                <text:p>129.832281232365</text:p>
              </table:table-cell>
              <table:table-cell office:value-type="float" office:value="129.832281232365">
                <text:p>129.83228123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2.8">
                <text:p>992.8</text:p>
              </table:table-cell>
              <table:table-cell office:value-type="float" office:value="129.59994695215">
                <text:p>129.59994695215</text:p>
              </table:table-cell>
              <table:table-cell office:value-type="float" office:value="129.59994695215">
                <text:p>129.5999469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7">
                <text:p>1066.7</text:p>
              </table:table-cell>
              <table:table-cell office:value-type="float" office:value="136.11859259484">
                <text:p>136.11859259484</text:p>
              </table:table-cell>
              <table:table-cell office:value-type="float" office:value="136.11859259484">
                <text:p>136.11859259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9.95">
                <text:p>1149.95</text:p>
              </table:table-cell>
              <table:table-cell office:value-type="float" office:value="59.320179955897">
                <text:p>59.320179955897</text:p>
              </table:table-cell>
              <table:table-cell office:value-type="float" office:value="59.320179955897">
                <text:p>59.320179955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9.5">
                <text:p>1189.5</text:p>
              </table:table-cell>
              <table:table-cell office:value-type="float" office:value="105.866100570485">
                <text:p>105.866100570485</text:p>
              </table:table-cell>
              <table:table-cell office:value-type="float" office:value="105.866100570485">
                <text:p>105.86610057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1.65">
                <text:p>1161.65</text:p>
              </table:table-cell>
              <table:table-cell office:value-type="float" office:value="70.571444295834">
                <text:p>70.571444295834</text:p>
              </table:table-cell>
              <table:table-cell office:value-type="float" office:value="70.571444295834">
                <text:p>70.571444295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3.65">
                <text:p>1183.65</text:p>
              </table:table-cell>
              <table:table-cell office:value-type="float" office:value="85.2631441479846">
                <text:p>85.2631441479846</text:p>
              </table:table-cell>
              <table:table-cell office:value-type="float" office:value="85.2631441479846">
                <text:p>85.263144147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3.25">
                <text:p>1163.25</text:p>
              </table:table-cell>
              <table:table-cell office:value-type="float" office:value="90.3010935703439">
                <text:p>90.3010935703439</text:p>
              </table:table-cell>
              <table:table-cell office:value-type="float" office:value="90.3010935703439">
                <text:p>90.3010935703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7.95">
                <text:p>1097.95</text:p>
              </table:table-cell>
              <table:table-cell office:value-type="float" office:value="172.031218097181">
                <text:p>172.031218097181</text:p>
              </table:table-cell>
              <table:table-cell office:value-type="float" office:value="172.031218097181">
                <text:p>172.03121809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2.95">
                <text:p>1152.95</text:p>
              </table:table-cell>
              <table:table-cell office:value-type="float" office:value="76.0395620713323">
                <text:p>76.0395620713323</text:p>
              </table:table-cell>
              <table:table-cell office:value-type="float" office:value="76.0395620713323">
                <text:p>76.0395620713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1.75">
                <text:p>1151.75</text:p>
              </table:table-cell>
              <table:table-cell office:value-type="float" office:value="135.958587444854">
                <text:p>135.958587444854</text:p>
              </table:table-cell>
              <table:table-cell office:value-type="float" office:value="135.958587444854">
                <text:p>135.958587444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9.5">
                <text:p>1059.5</text:p>
              </table:table-cell>
              <table:table-cell office:value-type="float" office:value="96.4615532219962">
                <text:p>96.4615532219962</text:p>
              </table:table-cell>
              <table:table-cell office:value-type="float" office:value="96.4615532219962">
                <text:p>96.4615532219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5.7">
                <text:p>1055.7</text:p>
              </table:table-cell>
              <table:table-cell office:value-type="float" office:value="187.405499519091">
                <text:p>187.405499519091</text:p>
              </table:table-cell>
              <table:table-cell office:value-type="float" office:value="187.405499519091">
                <text:p>187.405499519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4.9">
                <text:p>1224.9</text:p>
              </table:table-cell>
              <table:table-cell office:value-type="float" office:value="112.312527128544">
                <text:p>112.312527128544</text:p>
              </table:table-cell>
              <table:table-cell office:value-type="float" office:value="112.312527128544">
                <text:p>112.312527128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6.85">
                <text:p>1166.85</text:p>
              </table:table-cell>
              <table:table-cell office:value-type="float" office:value="139.176452749738">
                <text:p>139.176452749738</text:p>
              </table:table-cell>
              <table:table-cell office:value-type="float" office:value="139.176452749738">
                <text:p>139.176452749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2.3">
                <text:p>1322.3</text:p>
              </table:table-cell>
              <table:table-cell office:value-type="float" office:value="109.793709974661">
                <text:p>109.793709974661</text:p>
              </table:table-cell>
              <table:table-cell office:value-type="float" office:value="109.793709974661">
                <text:p>109.793709974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6.45">
                <text:p>1326.45</text:p>
              </table:table-cell>
              <table:table-cell office:value-type="float" office:value="107.564004202149">
                <text:p>107.564004202149</text:p>
              </table:table-cell>
              <table:table-cell office:value-type="float" office:value="107.564004202149">
                <text:p>107.56400420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7.55">
                <text:p>1257.55</text:p>
              </table:table-cell>
              <table:table-cell office:value-type="float" office:value="76.0764171737865">
                <text:p>76.0764171737865</text:p>
              </table:table-cell>
              <table:table-cell office:value-type="float" office:value="76.0764171737865">
                <text:p>76.0764171737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7.5">
                <text:p>1277.5</text:p>
              </table:table-cell>
              <table:table-cell office:value-type="float" office:value="58.4291772148128">
                <text:p>58.4291772148128</text:p>
              </table:table-cell>
              <table:table-cell office:value-type="float" office:value="58.4291772148128">
                <text:p>58.429177214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8.95">
                <text:p>1228.95</text:p>
              </table:table-cell>
              <table:table-cell office:value-type="float" office:value="128.687713088702">
                <text:p>128.687713088702</text:p>
              </table:table-cell>
              <table:table-cell office:value-type="float" office:value="128.687713088702">
                <text:p>128.687713088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9.95">
                <text:p>1319.95</text:p>
              </table:table-cell>
              <table:table-cell office:value-type="float" office:value="89.8278353295903">
                <text:p>89.8278353295903</text:p>
              </table:table-cell>
              <table:table-cell office:value-type="float" office:value="89.8278353295903">
                <text:p>89.8278353295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9.05">
                <text:p>1319.05</text:p>
              </table:table-cell>
              <table:table-cell office:value-type="float" office:value="87.840601375446">
                <text:p>87.840601375446</text:p>
              </table:table-cell>
              <table:table-cell office:value-type="float" office:value="87.840601375446">
                <text:p>87.840601375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5.3">
                <text:p>1225.3</text:p>
              </table:table-cell>
              <table:table-cell office:value-type="float" office:value="108.328880036674">
                <text:p>108.328880036674</text:p>
              </table:table-cell>
              <table:table-cell office:value-type="float" office:value="108.328880036674">
                <text:p>108.328880036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5.05">
                <text:p>1255.05</text:p>
              </table:table-cell>
              <table:table-cell office:value-type="float" office:value="153.659310651844">
                <text:p>153.659310651844</text:p>
              </table:table-cell>
              <table:table-cell office:value-type="float" office:value="153.659310651844">
                <text:p>153.659310651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0.45">
                <text:p>1360.45</text:p>
              </table:table-cell>
              <table:table-cell office:value-type="float" office:value="98.835513607205">
                <text:p>98.835513607205</text:p>
              </table:table-cell>
              <table:table-cell office:value-type="float" office:value="98.835513607205">
                <text:p>98.835513607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.75">
                <text:p>1100.75</text:p>
              </table:table-cell>
              <table:table-cell office:value-type="float" office:value="93.4885019668194">
                <text:p>93.4885019668194</text:p>
              </table:table-cell>
              <table:table-cell office:value-type="float" office:value="93.4885019668194">
                <text:p>93.4885019668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3.1">
                <text:p>1253.1</text:p>
              </table:table-cell>
              <table:table-cell office:value-type="float" office:value="88.5951324848041">
                <text:p>88.5951324848041</text:p>
              </table:table-cell>
              <table:table-cell office:value-type="float" office:value="88.5951324848041">
                <text:p>88.5951324848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5.5">
                <text:p>1145.5</text:p>
              </table:table-cell>
              <table:table-cell office:value-type="float" office:value="88.877197581832">
                <text:p>88.877197581832</text:p>
              </table:table-cell>
              <table:table-cell office:value-type="float" office:value="88.877197581832">
                <text:p>88.877197581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6.65">
                <text:p>1246.65</text:p>
              </table:table-cell>
              <table:table-cell office:value-type="float" office:value="68.0864615764397">
                <text:p>68.0864615764397</text:p>
              </table:table-cell>
              <table:table-cell office:value-type="float" office:value="68.0864615764397">
                <text:p>68.08646157643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4.55">
                <text:p>1154.55</text:p>
              </table:table-cell>
              <table:table-cell office:value-type="float" office:value="109.690285577165">
                <text:p>109.690285577165</text:p>
              </table:table-cell>
              <table:table-cell office:value-type="float" office:value="109.690285577165">
                <text:p>109.690285577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6.65">
                <text:p>1286.65</text:p>
              </table:table-cell>
              <table:table-cell office:value-type="float" office:value="129.160718680255">
                <text:p>129.160718680255</text:p>
              </table:table-cell>
              <table:table-cell office:value-type="float" office:value="129.160718680255">
                <text:p>129.160718680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8.3">
                <text:p>1238.3</text:p>
              </table:table-cell>
              <table:table-cell office:value-type="float" office:value="126.373785849756">
                <text:p>126.373785849756</text:p>
              </table:table-cell>
              <table:table-cell office:value-type="float" office:value="126.373785849756">
                <text:p>126.373785849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1.2">
                <text:p>1341.2</text:p>
              </table:table-cell>
              <table:table-cell office:value-type="float" office:value="120.188040170393">
                <text:p>120.188040170393</text:p>
              </table:table-cell>
              <table:table-cell office:value-type="float" office:value="120.188040170393">
                <text:p>120.188040170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4.65">
                <text:p>1194.65</text:p>
              </table:table-cell>
              <table:table-cell office:value-type="float" office:value="131.635305864346">
                <text:p>131.635305864346</text:p>
              </table:table-cell>
              <table:table-cell office:value-type="float" office:value="131.635305864346">
                <text:p>131.635305864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0.35">
                <text:p>1240.35</text:p>
              </table:table-cell>
              <table:table-cell office:value-type="float" office:value="91.0884734749683">
                <text:p>91.0884734749683</text:p>
              </table:table-cell>
              <table:table-cell office:value-type="float" office:value="91.0884734749683">
                <text:p>91.0884734749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2.25">
                <text:p>1162.25</text:p>
              </table:table-cell>
              <table:table-cell office:value-type="float" office:value="87.8003772770937">
                <text:p>87.8003772770937</text:p>
              </table:table-cell>
              <table:table-cell office:value-type="float" office:value="87.8003772770937">
                <text:p>87.8003772770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4.85">
                <text:p>1274.85</text:p>
              </table:table-cell>
              <table:table-cell office:value-type="float" office:value="121.748244340524">
                <text:p>121.748244340524</text:p>
              </table:table-cell>
              <table:table-cell office:value-type="float" office:value="121.748244340524">
                <text:p>121.748244340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6.55">
                <text:p>1286.55</text:p>
              </table:table-cell>
              <table:table-cell office:value-type="float" office:value="80.7336825618651">
                <text:p>80.7336825618651</text:p>
              </table:table-cell>
              <table:table-cell office:value-type="float" office:value="80.7336825618651">
                <text:p>80.7336825618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5.6">
                <text:p>1305.6</text:p>
              </table:table-cell>
              <table:table-cell office:value-type="float" office:value="73.4909263106678">
                <text:p>73.4909263106678</text:p>
              </table:table-cell>
              <table:table-cell office:value-type="float" office:value="73.4909263106678">
                <text:p>73.4909263106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6.4">
                <text:p>1386.4</text:p>
              </table:table-cell>
              <table:table-cell office:value-type="float" office:value="111.838656107806">
                <text:p>111.838656107806</text:p>
              </table:table-cell>
              <table:table-cell office:value-type="float" office:value="111.838656107806">
                <text:p>111.838656107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0.4">
                <text:p>1330.4</text:p>
              </table:table-cell>
              <table:table-cell office:value-type="float" office:value="163.825032427892">
                <text:p>163.825032427892</text:p>
              </table:table-cell>
              <table:table-cell office:value-type="float" office:value="163.825032427892">
                <text:p>163.825032427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8.65">
                <text:p>1358.65</text:p>
              </table:table-cell>
              <table:table-cell office:value-type="float" office:value="147.778372910247">
                <text:p>147.778372910247</text:p>
              </table:table-cell>
              <table:table-cell office:value-type="float" office:value="147.778372910247">
                <text:p>147.778372910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6.9">
                <text:p>1166.9</text:p>
              </table:table-cell>
              <table:table-cell office:value-type="float" office:value="150.882396256157">
                <text:p>150.882396256157</text:p>
              </table:table-cell>
              <table:table-cell office:value-type="float" office:value="150.882396256157">
                <text:p>150.882396256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7.95">
                <text:p>1237.95</text:p>
              </table:table-cell>
              <table:table-cell office:value-type="float" office:value="59.0832780911824">
                <text:p>59.0832780911824</text:p>
              </table:table-cell>
              <table:table-cell office:value-type="float" office:value="59.0832780911824">
                <text:p>59.0832780911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0.15">
                <text:p>1320.15</text:p>
              </table:table-cell>
              <table:table-cell office:value-type="float" office:value="82.3462810332076">
                <text:p>82.3462810332076</text:p>
              </table:table-cell>
              <table:table-cell office:value-type="float" office:value="82.3462810332076">
                <text:p>82.3462810332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7.5">
                <text:p>1217.5</text:p>
              </table:table-cell>
              <table:table-cell office:value-type="float" office:value="71.2138943605811">
                <text:p>71.2138943605811</text:p>
              </table:table-cell>
              <table:table-cell office:value-type="float" office:value="71.2138943605811">
                <text:p>71.2138943605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9.75">
                <text:p>1289.75</text:p>
              </table:table-cell>
              <table:table-cell office:value-type="float" office:value="97.2046809572461">
                <text:p>97.2046809572461</text:p>
              </table:table-cell>
              <table:table-cell office:value-type="float" office:value="97.2046809572461">
                <text:p>97.2046809572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4.85">
                <text:p>1324.85</text:p>
              </table:table-cell>
              <table:table-cell office:value-type="float" office:value="119.908730916477">
                <text:p>119.908730916477</text:p>
              </table:table-cell>
              <table:table-cell office:value-type="float" office:value="119.908730916477">
                <text:p>119.9087309164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5.3">
                <text:p>1335.3</text:p>
              </table:table-cell>
              <table:table-cell office:value-type="float" office:value="116.56182372458">
                <text:p>116.56182372458</text:p>
              </table:table-cell>
              <table:table-cell office:value-type="float" office:value="116.56182372458">
                <text:p>116.56182372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3.65">
                <text:p>1253.65</text:p>
              </table:table-cell>
              <table:table-cell office:value-type="float" office:value="152.132068447123">
                <text:p>152.132068447123</text:p>
              </table:table-cell>
              <table:table-cell office:value-type="float" office:value="152.132068447123">
                <text:p>152.132068447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5.8">
                <text:p>1295.8</text:p>
              </table:table-cell>
              <table:table-cell office:value-type="float" office:value="126.668425426386">
                <text:p>126.668425426386</text:p>
              </table:table-cell>
              <table:table-cell office:value-type="float" office:value="126.668425426386">
                <text:p>126.668425426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8.9">
                <text:p>1368.9</text:p>
              </table:table-cell>
              <table:table-cell office:value-type="float" office:value="75.8306336515791">
                <text:p>75.8306336515791</text:p>
              </table:table-cell>
              <table:table-cell office:value-type="float" office:value="75.8306336515791">
                <text:p>75.8306336515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6.75">
                <text:p>1126.75</text:p>
              </table:table-cell>
              <table:table-cell office:value-type="float" office:value="95.785665681249">
                <text:p>95.785665681249</text:p>
              </table:table-cell>
              <table:table-cell office:value-type="float" office:value="95.785665681249">
                <text:p>95.785665681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0.3">
                <text:p>1340.3</text:p>
              </table:table-cell>
              <table:table-cell office:value-type="float" office:value="28.3844587758865">
                <text:p>28.3844587758865</text:p>
              </table:table-cell>
              <table:table-cell office:value-type="float" office:value="28.3844587758865">
                <text:p>28.3844587758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6.1">
                <text:p>1326.1</text:p>
              </table:table-cell>
              <table:table-cell office:value-type="float" office:value="60.0954761192554">
                <text:p>60.0954761192554</text:p>
              </table:table-cell>
              <table:table-cell office:value-type="float" office:value="60.0954761192554">
                <text:p>60.0954761192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2.3">
                <text:p>1282.3</text:p>
              </table:table-cell>
              <table:table-cell office:value-type="float" office:value="63.2642968031733">
                <text:p>63.2642968031733</text:p>
              </table:table-cell>
              <table:table-cell office:value-type="float" office:value="63.2642968031733">
                <text:p>63.2642968031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9.3">
                <text:p>1419.3</text:p>
              </table:table-cell>
              <table:table-cell office:value-type="float" office:value="90.0824067174051">
                <text:p>90.0824067174051</text:p>
              </table:table-cell>
              <table:table-cell office:value-type="float" office:value="90.0824067174051">
                <text:p>90.0824067174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0.75">
                <text:p>1390.75</text:p>
              </table:table-cell>
              <table:table-cell office:value-type="float" office:value="123.360118150073">
                <text:p>123.360118150073</text:p>
              </table:table-cell>
              <table:table-cell office:value-type="float" office:value="123.360118150073">
                <text:p>123.360118150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2.45">
                <text:p>1422.45</text:p>
              </table:table-cell>
              <table:table-cell office:value-type="float" office:value="106.369973441757">
                <text:p>106.369973441757</text:p>
              </table:table-cell>
              <table:table-cell office:value-type="float" office:value="106.369973441757">
                <text:p>106.369973441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9">
                <text:p>1329</text:p>
              </table:table-cell>
              <table:table-cell office:value-type="float" office:value="94.4694064234554">
                <text:p>94.4694064234554</text:p>
              </table:table-cell>
              <table:table-cell office:value-type="float" office:value="94.4694064234554">
                <text:p>94.4694064234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1.4">
                <text:p>1351.4</text:p>
              </table:table-cell>
              <table:table-cell office:value-type="float" office:value="46.0129465476837">
                <text:p>46.0129465476837</text:p>
              </table:table-cell>
              <table:table-cell office:value-type="float" office:value="46.0129465476837">
                <text:p>46.0129465476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2.7">
                <text:p>1402.7</text:p>
              </table:table-cell>
              <table:table-cell office:value-type="float" office:value="209.752717503254">
                <text:p>209.752717503254</text:p>
              </table:table-cell>
              <table:table-cell office:value-type="float" office:value="209.752717503254">
                <text:p>209.752717503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1">
                <text:p>1411</text:p>
              </table:table-cell>
              <table:table-cell office:value-type="float" office:value="48.5111456265465">
                <text:p>48.5111456265465</text:p>
              </table:table-cell>
              <table:table-cell office:value-type="float" office:value="48.5111456265465">
                <text:p>48.5111456265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1.5">
                <text:p>1351.5</text:p>
              </table:table-cell>
              <table:table-cell office:value-type="float" office:value="35.9656954610918">
                <text:p>35.9656954610918</text:p>
              </table:table-cell>
              <table:table-cell office:value-type="float" office:value="35.9656954610918">
                <text:p>35.9656954610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0.7">
                <text:p>1400.7</text:p>
              </table:table-cell>
              <table:table-cell office:value-type="float" office:value="62.4802668848333">
                <text:p>62.4802668848333</text:p>
              </table:table-cell>
              <table:table-cell office:value-type="float" office:value="62.4802668848333">
                <text:p>62.4802668848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0.15">
                <text:p>1360.15</text:p>
              </table:table-cell>
              <table:table-cell office:value-type="float" office:value="108.208438903812">
                <text:p>108.208438903812</text:p>
              </table:table-cell>
              <table:table-cell office:value-type="float" office:value="108.208438903812">
                <text:p>108.208438903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89.45">
                <text:p>1389.45</text:p>
              </table:table-cell>
              <table:table-cell office:value-type="float" office:value="152.010678078877">
                <text:p>152.010678078877</text:p>
              </table:table-cell>
              <table:table-cell office:value-type="float" office:value="152.010678078877">
                <text:p>152.010678078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1">
                <text:p>1411</text:p>
              </table:table-cell>
              <table:table-cell office:value-type="float" office:value="84.94483504016">
                <text:p>84.94483504016</text:p>
              </table:table-cell>
              <table:table-cell office:value-type="float" office:value="84.94483504016">
                <text:p>84.9448350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0.1">
                <text:p>1380.1</text:p>
              </table:table-cell>
              <table:table-cell office:value-type="float" office:value="115.719612641937">
                <text:p>115.719612641937</text:p>
              </table:table-cell>
              <table:table-cell office:value-type="float" office:value="115.719612641937">
                <text:p>115.719612641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5.75">
                <text:p>1455.75</text:p>
              </table:table-cell>
              <table:table-cell office:value-type="float" office:value="69.5997485627642">
                <text:p>69.5997485627642</text:p>
              </table:table-cell>
              <table:table-cell office:value-type="float" office:value="69.5997485627642">
                <text:p>69.5997485627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7.2">
                <text:p>1357.2</text:p>
              </table:table-cell>
              <table:table-cell office:value-type="float" office:value="93.1071761466322">
                <text:p>93.1071761466322</text:p>
              </table:table-cell>
              <table:table-cell office:value-type="float" office:value="93.1071761466322">
                <text:p>93.1071761466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0.85">
                <text:p>1340.85</text:p>
              </table:table-cell>
              <table:table-cell office:value-type="float" office:value="64.7493532786236">
                <text:p>64.7493532786236</text:p>
              </table:table-cell>
              <table:table-cell office:value-type="float" office:value="64.7493532786236">
                <text:p>64.7493532786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8">
                <text:p>1508</text:p>
              </table:table-cell>
              <table:table-cell office:value-type="float" office:value="86.0319708015573">
                <text:p>86.0319708015573</text:p>
              </table:table-cell>
              <table:table-cell office:value-type="float" office:value="86.0319708015573">
                <text:p>86.0319708015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6.25">
                <text:p>1466.25</text:p>
              </table:table-cell>
              <table:table-cell office:value-type="float" office:value="81.3188554395597">
                <text:p>81.3188554395597</text:p>
              </table:table-cell>
              <table:table-cell office:value-type="float" office:value="81.3188554395597">
                <text:p>81.3188554395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2.75">
                <text:p>1202.75</text:p>
              </table:table-cell>
              <table:table-cell office:value-type="float" office:value="133.4743186909">
                <text:p>133.4743186909</text:p>
              </table:table-cell>
              <table:table-cell office:value-type="float" office:value="133.4743186909">
                <text:p>133.4743186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7.35">
                <text:p>1447.35</text:p>
              </table:table-cell>
              <table:table-cell office:value-type="float" office:value="113.959685854253">
                <text:p>113.959685854253</text:p>
              </table:table-cell>
              <table:table-cell office:value-type="float" office:value="113.959685854253">
                <text:p>113.959685854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5.1">
                <text:p>1435.1</text:p>
              </table:table-cell>
              <table:table-cell office:value-type="float" office:value="85.3838611799677">
                <text:p>85.3838611799677</text:p>
              </table:table-cell>
              <table:table-cell office:value-type="float" office:value="85.3838611799677">
                <text:p>85.3838611799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0.45">
                <text:p>1320.45</text:p>
              </table:table-cell>
              <table:table-cell office:value-type="float" office:value="97.3367029953244">
                <text:p>97.3367029953244</text:p>
              </table:table-cell>
              <table:table-cell office:value-type="float" office:value="97.3367029953244">
                <text:p>97.3367029953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7.95">
                <text:p>1497.95</text:p>
              </table:table-cell>
              <table:table-cell office:value-type="float" office:value="66.4642008904041">
                <text:p>66.4642008904041</text:p>
              </table:table-cell>
              <table:table-cell office:value-type="float" office:value="66.4642008904041">
                <text:p>66.4642008904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5.45">
                <text:p>1425.45</text:p>
              </table:table-cell>
              <table:table-cell office:value-type="float" office:value="94.1273538882295">
                <text:p>94.1273538882295</text:p>
              </table:table-cell>
              <table:table-cell office:value-type="float" office:value="94.1273538882295">
                <text:p>94.1273538882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7.15">
                <text:p>1437.15</text:p>
              </table:table-cell>
              <table:table-cell office:value-type="float" office:value="64.4605790386652">
                <text:p>64.4605790386652</text:p>
              </table:table-cell>
              <table:table-cell office:value-type="float" office:value="64.4605790386652">
                <text:p>64.4605790386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30.35">
                <text:p>1430.35</text:p>
              </table:table-cell>
              <table:table-cell office:value-type="float" office:value="75.6473148895584">
                <text:p>75.6473148895584</text:p>
              </table:table-cell>
              <table:table-cell office:value-type="float" office:value="75.6473148895584">
                <text:p>75.6473148895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0.15">
                <text:p>1470.15</text:p>
              </table:table-cell>
              <table:table-cell office:value-type="float" office:value="118.637646849556">
                <text:p>118.637646849556</text:p>
              </table:table-cell>
              <table:table-cell office:value-type="float" office:value="118.637646849556">
                <text:p>118.637646849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7.75">
                <text:p>1377.75</text:p>
              </table:table-cell>
              <table:table-cell office:value-type="float" office:value="93.2726179004321">
                <text:p>93.2726179004321</text:p>
              </table:table-cell>
              <table:table-cell office:value-type="float" office:value="93.2726179004321">
                <text:p>93.27261790043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0.65">
                <text:p>1390.65</text:p>
              </table:table-cell>
              <table:table-cell office:value-type="float" office:value="121.288617561583">
                <text:p>121.288617561583</text:p>
              </table:table-cell>
              <table:table-cell office:value-type="float" office:value="121.288617561583">
                <text:p>121.288617561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1.5">
                <text:p>1231.5</text:p>
              </table:table-cell>
              <table:table-cell office:value-type="float" office:value="240.613993254756">
                <text:p>240.613993254756</text:p>
              </table:table-cell>
              <table:table-cell office:value-type="float" office:value="240.613993254756">
                <text:p>240.6139932547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0.55">
                <text:p>1370.55</text:p>
              </table:table-cell>
              <table:table-cell office:value-type="float" office:value="51.9498796918722">
                <text:p>51.9498796918722</text:p>
              </table:table-cell>
              <table:table-cell office:value-type="float" office:value="51.9498796918722">
                <text:p>51.9498796918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7.75">
                <text:p>1357.75</text:p>
              </table:table-cell>
              <table:table-cell office:value-type="float" office:value="172.210336507423">
                <text:p>172.210336507423</text:p>
              </table:table-cell>
              <table:table-cell office:value-type="float" office:value="172.210336507423">
                <text:p>172.210336507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4.9">
                <text:p>1444.9</text:p>
              </table:table-cell>
              <table:table-cell office:value-type="float" office:value="144.490237559497">
                <text:p>144.490237559497</text:p>
              </table:table-cell>
              <table:table-cell office:value-type="float" office:value="144.490237559497">
                <text:p>144.490237559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6.7">
                <text:p>1476.7</text:p>
              </table:table-cell>
              <table:table-cell office:value-type="float" office:value="103.388811048392">
                <text:p>103.388811048392</text:p>
              </table:table-cell>
              <table:table-cell office:value-type="float" office:value="103.388811048392">
                <text:p>103.3888110483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9.25">
                <text:p>1319.25</text:p>
              </table:table-cell>
              <table:table-cell office:value-type="float" office:value="33.1375919463077">
                <text:p>33.1375919463077</text:p>
              </table:table-cell>
              <table:table-cell office:value-type="float" office:value="33.1375919463077">
                <text:p>33.1375919463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.8">
                <text:p>1374.8</text:p>
              </table:table-cell>
              <table:table-cell office:value-type="float" office:value="102.42864589557">
                <text:p>102.42864589557</text:p>
              </table:table-cell>
              <table:table-cell office:value-type="float" office:value="102.42864589557">
                <text:p>102.42864589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8.95">
                <text:p>1388.95</text:p>
              </table:table-cell>
              <table:table-cell office:value-type="float" office:value="46.4224756987389">
                <text:p>46.4224756987389</text:p>
              </table:table-cell>
              <table:table-cell office:value-type="float" office:value="46.4224756987389">
                <text:p>46.4224756987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8.3">
                <text:p>1308.3</text:p>
              </table:table-cell>
              <table:table-cell office:value-type="float" office:value="142.698576552116">
                <text:p>142.698576552116</text:p>
              </table:table-cell>
              <table:table-cell office:value-type="float" office:value="142.698576552116">
                <text:p>142.698576552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1.4">
                <text:p>1471.4</text:p>
              </table:table-cell>
              <table:table-cell office:value-type="float" office:value="53.1961934728417">
                <text:p>53.1961934728417</text:p>
              </table:table-cell>
              <table:table-cell office:value-type="float" office:value="53.1961934728417">
                <text:p>53.1961934728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.85">
                <text:p>1440.85</text:p>
              </table:table-cell>
              <table:table-cell office:value-type="float" office:value="59.913041151322">
                <text:p>59.913041151322</text:p>
              </table:table-cell>
              <table:table-cell office:value-type="float" office:value="59.913041151322">
                <text:p>59.913041151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2.1">
                <text:p>1312.1</text:p>
              </table:table-cell>
              <table:table-cell office:value-type="float" office:value="97.7785955616054">
                <text:p>97.7785955616054</text:p>
              </table:table-cell>
              <table:table-cell office:value-type="float" office:value="97.7785955616054">
                <text:p>97.77859556160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8.45">
                <text:p>1338.45</text:p>
              </table:table-cell>
              <table:table-cell office:value-type="float" office:value="79.1308410166352">
                <text:p>79.1308410166352</text:p>
              </table:table-cell>
              <table:table-cell office:value-type="float" office:value="79.1308410166352">
                <text:p>79.1308410166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.3">
                <text:p>1478.3</text:p>
              </table:table-cell>
              <table:table-cell office:value-type="float" office:value="74.658112419214">
                <text:p>74.658112419214</text:p>
              </table:table-cell>
              <table:table-cell office:value-type="float" office:value="74.658112419214">
                <text:p>74.658112419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6.65">
                <text:p>1396.65</text:p>
              </table:table-cell>
              <table:table-cell office:value-type="float" office:value="49.7620965193389">
                <text:p>49.7620965193389</text:p>
              </table:table-cell>
              <table:table-cell office:value-type="float" office:value="49.7620965193389">
                <text:p>49.7620965193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2.4">
                <text:p>1442.4</text:p>
              </table:table-cell>
              <table:table-cell office:value-type="float" office:value="103.36544998209">
                <text:p>103.36544998209</text:p>
              </table:table-cell>
              <table:table-cell office:value-type="float" office:value="103.36544998209">
                <text:p>103.365449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5.3">
                <text:p>1375.3</text:p>
              </table:table-cell>
              <table:table-cell office:value-type="float" office:value="60.4208883582491">
                <text:p>60.4208883582491</text:p>
              </table:table-cell>
              <table:table-cell office:value-type="float" office:value="60.4208883582491">
                <text:p>60.42088835824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6.85">
                <text:p>1376.85</text:p>
              </table:table-cell>
              <table:table-cell office:value-type="float" office:value="107.41562386357">
                <text:p>107.41562386357</text:p>
              </table:table-cell>
              <table:table-cell office:value-type="float" office:value="107.41562386357">
                <text:p>107.41562386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6">
                <text:p>1356</text:p>
              </table:table-cell>
              <table:table-cell office:value-type="float" office:value="48.4390080410407">
                <text:p>48.4390080410407</text:p>
              </table:table-cell>
              <table:table-cell office:value-type="float" office:value="48.4390080410407">
                <text:p>48.4390080410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0.6">
                <text:p>1350.6</text:p>
              </table:table-cell>
              <table:table-cell office:value-type="float" office:value="141.925389729956">
                <text:p>141.925389729956</text:p>
              </table:table-cell>
              <table:table-cell office:value-type="float" office:value="141.925389729956">
                <text:p>141.925389729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5.3">
                <text:p>1395.3</text:p>
              </table:table-cell>
              <table:table-cell office:value-type="float" office:value="131.497514235061">
                <text:p>131.497514235061</text:p>
              </table:table-cell>
              <table:table-cell office:value-type="float" office:value="131.497514235061">
                <text:p>131.497514235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4.45">
                <text:p>1434.45</text:p>
              </table:table-cell>
              <table:table-cell office:value-type="float" office:value="39.6570769220325">
                <text:p>39.6570769220325</text:p>
              </table:table-cell>
              <table:table-cell office:value-type="float" office:value="39.6570769220325">
                <text:p>39.6570769220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8.95">
                <text:p>1428.95</text:p>
              </table:table-cell>
              <table:table-cell office:value-type="float" office:value="105.871602660959">
                <text:p>105.871602660959</text:p>
              </table:table-cell>
              <table:table-cell office:value-type="float" office:value="105.871602660959">
                <text:p>105.871602660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0.95">
                <text:p>1460.95</text:p>
              </table:table-cell>
              <table:table-cell office:value-type="float" office:value="121.679070714729">
                <text:p>121.679070714729</text:p>
              </table:table-cell>
              <table:table-cell office:value-type="float" office:value="121.679070714729">
                <text:p>121.6790707147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4.05">
                <text:p>1444.05</text:p>
              </table:table-cell>
              <table:table-cell office:value-type="float" office:value="49.9001127253236">
                <text:p>49.9001127253236</text:p>
              </table:table-cell>
              <table:table-cell office:value-type="float" office:value="49.9001127253236">
                <text:p>49.90011272532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5.15">
                <text:p>1415.15</text:p>
              </table:table-cell>
              <table:table-cell office:value-type="float" office:value="85.5755733255699">
                <text:p>85.5755733255699</text:p>
              </table:table-cell>
              <table:table-cell office:value-type="float" office:value="85.5755733255699">
                <text:p>85.5755733255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5.25">
                <text:p>1395.25</text:p>
              </table:table-cell>
              <table:table-cell office:value-type="float" office:value="80.6047455178664">
                <text:p>80.6047455178664</text:p>
              </table:table-cell>
              <table:table-cell office:value-type="float" office:value="80.6047455178664">
                <text:p>80.6047455178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9.9">
                <text:p>1499.9</text:p>
              </table:table-cell>
              <table:table-cell office:value-type="float" office:value="77.3267660645394">
                <text:p>77.3267660645394</text:p>
              </table:table-cell>
              <table:table-cell office:value-type="float" office:value="77.3267660645394">
                <text:p>77.3267660645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.6">
                <text:p>1446.6</text:p>
              </table:table-cell>
              <table:table-cell office:value-type="float" office:value="49.3292889671035">
                <text:p>49.3292889671035</text:p>
              </table:table-cell>
              <table:table-cell office:value-type="float" office:value="49.3292889671035">
                <text:p>49.3292889671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1.8">
                <text:p>1401.8</text:p>
              </table:table-cell>
              <table:table-cell office:value-type="float" office:value="93.6348426067989">
                <text:p>93.6348426067989</text:p>
              </table:table-cell>
              <table:table-cell office:value-type="float" office:value="93.6348426067989">
                <text:p>93.6348426067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8.55">
                <text:p>1398.55</text:p>
              </table:table-cell>
              <table:table-cell office:value-type="float" office:value="56.9078421660846">
                <text:p>56.9078421660846</text:p>
              </table:table-cell>
              <table:table-cell office:value-type="float" office:value="56.9078421660846">
                <text:p>56.90784216608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2">
                <text:p>1412</text:p>
              </table:table-cell>
              <table:table-cell office:value-type="float" office:value="79.4679180550239">
                <text:p>79.4679180550239</text:p>
              </table:table-cell>
              <table:table-cell office:value-type="float" office:value="79.4679180550239">
                <text:p>79.4679180550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3.55">
                <text:p>1383.55</text:p>
              </table:table-cell>
              <table:table-cell office:value-type="float" office:value="14.4754965372522">
                <text:p>14.4754965372522</text:p>
              </table:table-cell>
              <table:table-cell office:value-type="float" office:value="14.4754965372522">
                <text:p>14.4754965372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3.85">
                <text:p>1383.85</text:p>
              </table:table-cell>
              <table:table-cell office:value-type="float" office:value="77.2568200872907">
                <text:p>77.2568200872907</text:p>
              </table:table-cell>
              <table:table-cell office:value-type="float" office:value="77.2568200872907">
                <text:p>77.2568200872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.75">
                <text:p>1400.75</text:p>
              </table:table-cell>
              <table:table-cell office:value-type="float" office:value="93.2513069613504">
                <text:p>93.2513069613504</text:p>
              </table:table-cell>
              <table:table-cell office:value-type="float" office:value="93.2513069613504">
                <text:p>93.2513069613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3.8">
                <text:p>1363.8</text:p>
              </table:table-cell>
              <table:table-cell office:value-type="float" office:value="96.9143113786607">
                <text:p>96.9143113786607</text:p>
              </table:table-cell>
              <table:table-cell office:value-type="float" office:value="96.9143113786607">
                <text:p>96.9143113786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24.35">
                <text:p>1324.35</text:p>
              </table:table-cell>
              <table:table-cell office:value-type="float" office:value="153.553036440182">
                <text:p>153.553036440182</text:p>
              </table:table-cell>
              <table:table-cell office:value-type="float" office:value="153.553036440182">
                <text:p>153.553036440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0.1">
                <text:p>1420.1</text:p>
              </table:table-cell>
              <table:table-cell office:value-type="float" office:value="94.4028799878478">
                <text:p>94.4028799878478</text:p>
              </table:table-cell>
              <table:table-cell office:value-type="float" office:value="94.4028799878478">
                <text:p>94.4028799878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3.75">
                <text:p>1503.75</text:p>
              </table:table-cell>
              <table:table-cell office:value-type="float" office:value="58.1684515007921">
                <text:p>58.1684515007921</text:p>
              </table:table-cell>
              <table:table-cell office:value-type="float" office:value="58.1684515007921">
                <text:p>58.1684515007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1.5">
                <text:p>1421.5</text:p>
              </table:table-cell>
              <table:table-cell office:value-type="float" office:value="129.821102868524">
                <text:p>129.821102868524</text:p>
              </table:table-cell>
              <table:table-cell office:value-type="float" office:value="129.821102868524">
                <text:p>129.821102868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30.3">
                <text:p>1330.3</text:p>
              </table:table-cell>
              <table:table-cell office:value-type="float" office:value="123.919792607961">
                <text:p>123.919792607961</text:p>
              </table:table-cell>
              <table:table-cell office:value-type="float" office:value="123.919792607961">
                <text:p>123.919792607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4.3">
                <text:p>1414.3</text:p>
              </table:table-cell>
              <table:table-cell office:value-type="float" office:value="50.5775024096683">
                <text:p>50.5775024096683</text:p>
              </table:table-cell>
              <table:table-cell office:value-type="float" office:value="50.5775024096683">
                <text:p>50.57750240966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9.8">
                <text:p>1469.8</text:p>
              </table:table-cell>
              <table:table-cell office:value-type="float" office:value="69.974164875331">
                <text:p>69.974164875331</text:p>
              </table:table-cell>
              <table:table-cell office:value-type="float" office:value="69.974164875331">
                <text:p>69.974164875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9.8">
                <text:p>1479.8</text:p>
              </table:table-cell>
              <table:table-cell office:value-type="float" office:value="107.455671092781">
                <text:p>107.455671092781</text:p>
              </table:table-cell>
              <table:table-cell office:value-type="float" office:value="107.455671092781">
                <text:p>107.455671092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1">
                <text:p>1421</text:p>
              </table:table-cell>
              <table:table-cell office:value-type="float" office:value="65.0288397559114">
                <text:p>65.0288397559114</text:p>
              </table:table-cell>
              <table:table-cell office:value-type="float" office:value="65.0288397559114">
                <text:p>65.0288397559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1.15">
                <text:p>1301.15</text:p>
              </table:table-cell>
              <table:table-cell office:value-type="float" office:value="86.618906712103">
                <text:p>86.618906712103</text:p>
              </table:table-cell>
              <table:table-cell office:value-type="float" office:value="86.618906712103">
                <text:p>86.618906712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51.1">
                <text:p>1351.1</text:p>
              </table:table-cell>
              <table:table-cell office:value-type="float" office:value="113.995602985378">
                <text:p>113.995602985378</text:p>
              </table:table-cell>
              <table:table-cell office:value-type="float" office:value="113.995602985378">
                <text:p>113.995602985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57.6">
                <text:p>1357.6</text:p>
              </table:table-cell>
              <table:table-cell office:value-type="float" office:value="87.8866670775494">
                <text:p>87.8866670775494</text:p>
              </table:table-cell>
              <table:table-cell office:value-type="float" office:value="87.8866670775494">
                <text:p>87.88666707754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3.4">
                <text:p>1413.4</text:p>
              </table:table-cell>
              <table:table-cell office:value-type="float" office:value="79.0223307046812">
                <text:p>79.0223307046812</text:p>
              </table:table-cell>
              <table:table-cell office:value-type="float" office:value="79.0223307046812">
                <text:p>79.0223307046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53.3">
                <text:p>1453.3</text:p>
              </table:table-cell>
              <table:table-cell office:value-type="float" office:value="57.4267685839975">
                <text:p>57.4267685839975</text:p>
              </table:table-cell>
              <table:table-cell office:value-type="float" office:value="57.4267685839975">
                <text:p>57.42676858399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5.1">
                <text:p>1425.1</text:p>
              </table:table-cell>
              <table:table-cell office:value-type="float" office:value="65.3004881298754">
                <text:p>65.3004881298754</text:p>
              </table:table-cell>
              <table:table-cell office:value-type="float" office:value="65.3004881298754">
                <text:p>65.3004881298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4.4">
                <text:p>1384.4</text:p>
              </table:table-cell>
              <table:table-cell office:value-type="float" office:value="58.2579179167948">
                <text:p>58.2579179167948</text:p>
              </table:table-cell>
              <table:table-cell office:value-type="float" office:value="58.2579179167948">
                <text:p>58.2579179167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">
                <text:p>1435</text:p>
              </table:table-cell>
              <table:table-cell office:value-type="float" office:value="79.5253497320194">
                <text:p>79.5253497320194</text:p>
              </table:table-cell>
              <table:table-cell office:value-type="float" office:value="79.5253497320194">
                <text:p>79.5253497320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6.05">
                <text:p>1336.05</text:p>
              </table:table-cell>
              <table:table-cell office:value-type="float" office:value="34.8449601807779">
                <text:p>34.8449601807779</text:p>
              </table:table-cell>
              <table:table-cell office:value-type="float" office:value="34.8449601807779">
                <text:p>34.8449601807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4.85">
                <text:p>1404.85</text:p>
              </table:table-cell>
              <table:table-cell office:value-type="float" office:value="103.245054360972">
                <text:p>103.245054360972</text:p>
              </table:table-cell>
              <table:table-cell office:value-type="float" office:value="103.245054360972">
                <text:p>103.245054360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6.75">
                <text:p>1396.75</text:p>
              </table:table-cell>
              <table:table-cell office:value-type="float" office:value="71.0704316154053">
                <text:p>71.0704316154053</text:p>
              </table:table-cell>
              <table:table-cell office:value-type="float" office:value="71.0704316154053">
                <text:p>71.07043161540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9">
                <text:p>1449</text:p>
              </table:table-cell>
              <table:table-cell office:value-type="float" office:value="64.4721354540083">
                <text:p>64.4721354540083</text:p>
              </table:table-cell>
              <table:table-cell office:value-type="float" office:value="64.4721354540083">
                <text:p>64.47213545400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8.05">
                <text:p>1568.05</text:p>
              </table:table-cell>
              <table:table-cell office:value-type="float" office:value="96.5781548798692">
                <text:p>96.5781548798692</text:p>
              </table:table-cell>
              <table:table-cell office:value-type="float" office:value="96.5781548798692">
                <text:p>96.5781548798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4.35">
                <text:p>1334.35</text:p>
              </table:table-cell>
              <table:table-cell office:value-type="float" office:value="112.48584911001">
                <text:p>112.48584911001</text:p>
              </table:table-cell>
              <table:table-cell office:value-type="float" office:value="112.48584911001">
                <text:p>112.48584911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18.5">
                <text:p>1318.5</text:p>
              </table:table-cell>
              <table:table-cell office:value-type="float" office:value="174.509580682552">
                <text:p>174.509580682552</text:p>
              </table:table-cell>
              <table:table-cell office:value-type="float" office:value="174.509580682552">
                <text:p>174.509580682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8.3">
                <text:p>1398.3</text:p>
              </table:table-cell>
              <table:table-cell office:value-type="float" office:value="119.876535443764">
                <text:p>119.876535443764</text:p>
              </table:table-cell>
              <table:table-cell office:value-type="float" office:value="119.876535443764">
                <text:p>119.8765354437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3.65">
                <text:p>1463.65</text:p>
              </table:table-cell>
              <table:table-cell office:value-type="float" office:value="67.8301463215287">
                <text:p>67.8301463215287</text:p>
              </table:table-cell>
              <table:table-cell office:value-type="float" office:value="67.8301463215287">
                <text:p>67.83014632152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1.95">
                <text:p>1501.95</text:p>
              </table:table-cell>
              <table:table-cell office:value-type="float" office:value="49.4697761264391">
                <text:p>49.4697761264391</text:p>
              </table:table-cell>
              <table:table-cell office:value-type="float" office:value="49.4697761264391">
                <text:p>49.4697761264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3.7">
                <text:p>1463.7</text:p>
              </table:table-cell>
              <table:table-cell office:value-type="float" office:value="102.025192967227">
                <text:p>102.025192967227</text:p>
              </table:table-cell>
              <table:table-cell office:value-type="float" office:value="102.025192967227">
                <text:p>102.0251929672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6.85">
                <text:p>1406.85</text:p>
              </table:table-cell>
              <table:table-cell office:value-type="float" office:value="113.571855008184">
                <text:p>113.571855008184</text:p>
              </table:table-cell>
              <table:table-cell office:value-type="float" office:value="113.571855008184">
                <text:p>113.571855008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0">
                <text:p>1420</text:p>
              </table:table-cell>
              <table:table-cell office:value-type="float" office:value="97.2566514434874">
                <text:p>97.2566514434874</text:p>
              </table:table-cell>
              <table:table-cell office:value-type="float" office:value="97.2566514434874">
                <text:p>97.2566514434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0.25">
                <text:p>1570.25</text:p>
              </table:table-cell>
              <table:table-cell office:value-type="float" office:value="70.223794044469">
                <text:p>70.223794044469</text:p>
              </table:table-cell>
              <table:table-cell office:value-type="float" office:value="70.223794044469">
                <text:p>70.223794044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12.35">
                <text:p>1412.35</text:p>
              </table:table-cell>
              <table:table-cell office:value-type="float" office:value="129.567853845003">
                <text:p>129.567853845003</text:p>
              </table:table-cell>
              <table:table-cell office:value-type="float" office:value="129.567853845003">
                <text:p>129.567853845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9.05">
                <text:p>1489.05</text:p>
              </table:table-cell>
              <table:table-cell office:value-type="float" office:value="120.820072835601">
                <text:p>120.820072835601</text:p>
              </table:table-cell>
              <table:table-cell office:value-type="float" office:value="120.820072835601">
                <text:p>120.8200728356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6.35">
                <text:p>1406.35</text:p>
              </table:table-cell>
              <table:table-cell office:value-type="float" office:value="155.476959707862">
                <text:p>155.476959707862</text:p>
              </table:table-cell>
              <table:table-cell office:value-type="float" office:value="155.476959707862">
                <text:p>155.4769597078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53.45">
                <text:p>1353.45</text:p>
              </table:table-cell>
              <table:table-cell office:value-type="float" office:value="98.8468638855072">
                <text:p>98.8468638855072</text:p>
              </table:table-cell>
              <table:table-cell office:value-type="float" office:value="98.8468638855072">
                <text:p>98.84686388550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2.3">
                <text:p>1422.3</text:p>
              </table:table-cell>
              <table:table-cell office:value-type="float" office:value="114.512564812775">
                <text:p>114.512564812775</text:p>
              </table:table-cell>
              <table:table-cell office:value-type="float" office:value="114.512564812775">
                <text:p>114.512564812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1.9">
                <text:p>1311.9</text:p>
              </table:table-cell>
              <table:table-cell office:value-type="float" office:value="139.438485541116">
                <text:p>139.438485541116</text:p>
              </table:table-cell>
              <table:table-cell office:value-type="float" office:value="139.438485541116">
                <text:p>139.438485541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57.4">
                <text:p>1357.4</text:p>
              </table:table-cell>
              <table:table-cell office:value-type="float" office:value="99.870497395377">
                <text:p>99.870497395377</text:p>
              </table:table-cell>
              <table:table-cell office:value-type="float" office:value="99.870497395377">
                <text:p>99.8704973953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3.95">
                <text:p>1513.95</text:p>
              </table:table-cell>
              <table:table-cell office:value-type="float" office:value="102.467293562385">
                <text:p>102.467293562385</text:p>
              </table:table-cell>
              <table:table-cell office:value-type="float" office:value="102.467293562385">
                <text:p>102.467293562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9.85">
                <text:p>1459.85</text:p>
              </table:table-cell>
              <table:table-cell office:value-type="float" office:value="86.7022418971966">
                <text:p>86.7022418971966</text:p>
              </table:table-cell>
              <table:table-cell office:value-type="float" office:value="86.7022418971966">
                <text:p>86.7022418971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0.95">
                <text:p>1460.95</text:p>
              </table:table-cell>
              <table:table-cell office:value-type="float" office:value="58.1657867650735">
                <text:p>58.1657867650735</text:p>
              </table:table-cell>
              <table:table-cell office:value-type="float" office:value="58.1657867650735">
                <text:p>58.1657867650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1.8">
                <text:p>1441.8</text:p>
              </table:table-cell>
              <table:table-cell office:value-type="float" office:value="127.738952555593">
                <text:p>127.738952555593</text:p>
              </table:table-cell>
              <table:table-cell office:value-type="float" office:value="127.738952555593">
                <text:p>127.738952555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0.4">
                <text:p>1350.4</text:p>
              </table:table-cell>
              <table:table-cell office:value-type="float" office:value="49.9200986577551">
                <text:p>49.9200986577551</text:p>
              </table:table-cell>
              <table:table-cell office:value-type="float" office:value="49.9200986577551">
                <text:p>49.9200986577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83.45">
                <text:p>1383.45</text:p>
              </table:table-cell>
              <table:table-cell office:value-type="float" office:value="78.4988216472069">
                <text:p>78.4988216472069</text:p>
              </table:table-cell>
              <table:table-cell office:value-type="float" office:value="78.4988216472069">
                <text:p>78.49882164720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1">
                <text:p>1311</text:p>
              </table:table-cell>
              <table:table-cell office:value-type="float" office:value="128.052308647677">
                <text:p>128.052308647677</text:p>
              </table:table-cell>
              <table:table-cell office:value-type="float" office:value="128.052308647677">
                <text:p>128.052308647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5.25">
                <text:p>1495.25</text:p>
              </table:table-cell>
              <table:table-cell office:value-type="float" office:value="131.008802185197">
                <text:p>131.008802185197</text:p>
              </table:table-cell>
              <table:table-cell office:value-type="float" office:value="131.008802185197">
                <text:p>131.008802185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2.55">
                <text:p>1512.55</text:p>
              </table:table-cell>
              <table:table-cell office:value-type="float" office:value="41.4555032534886">
                <text:p>41.4555032534886</text:p>
              </table:table-cell>
              <table:table-cell office:value-type="float" office:value="41.4555032534886">
                <text:p>41.45550325348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58.6">
                <text:p>1358.6</text:p>
              </table:table-cell>
              <table:table-cell office:value-type="float" office:value="110.086942913317">
                <text:p>110.086942913317</text:p>
              </table:table-cell>
              <table:table-cell office:value-type="float" office:value="110.086942913317">
                <text:p>110.086942913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1.3">
                <text:p>1431.3</text:p>
              </table:table-cell>
              <table:table-cell office:value-type="float" office:value="63.0948888579733">
                <text:p>63.0948888579733</text:p>
              </table:table-cell>
              <table:table-cell office:value-type="float" office:value="63.0948888579733">
                <text:p>63.094888857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7.05">
                <text:p>1407.05</text:p>
              </table:table-cell>
              <table:table-cell office:value-type="float" office:value="53.0507657814663">
                <text:p>53.0507657814663</text:p>
              </table:table-cell>
              <table:table-cell office:value-type="float" office:value="53.0507657814663">
                <text:p>53.0507657814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99.75">
                <text:p>1299.75</text:p>
              </table:table-cell>
              <table:table-cell office:value-type="float" office:value="111.739960399134">
                <text:p>111.739960399134</text:p>
              </table:table-cell>
              <table:table-cell office:value-type="float" office:value="111.739960399134">
                <text:p>111.739960399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4.8">
                <text:p>1434.8</text:p>
              </table:table-cell>
              <table:table-cell office:value-type="float" office:value="39.2865594064942">
                <text:p>39.2865594064942</text:p>
              </table:table-cell>
              <table:table-cell office:value-type="float" office:value="39.2865594064942">
                <text:p>39.2865594064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1.4">
                <text:p>1341.4</text:p>
              </table:table-cell>
              <table:table-cell office:value-type="float" office:value="141.492062498219">
                <text:p>141.492062498219</text:p>
              </table:table-cell>
              <table:table-cell office:value-type="float" office:value="141.492062498219">
                <text:p>141.492062498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6.4">
                <text:p>1446.4</text:p>
              </table:table-cell>
              <table:table-cell office:value-type="float" office:value="111.317833252359">
                <text:p>111.317833252359</text:p>
              </table:table-cell>
              <table:table-cell office:value-type="float" office:value="111.317833252359">
                <text:p>111.3178332523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97.55">
                <text:p>1397.55</text:p>
              </table:table-cell>
              <table:table-cell office:value-type="float" office:value="38.7160657866989">
                <text:p>38.7160657866989</text:p>
              </table:table-cell>
              <table:table-cell office:value-type="float" office:value="38.7160657866989">
                <text:p>38.7160657866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8.7">
                <text:p>1198.7</text:p>
              </table:table-cell>
              <table:table-cell office:value-type="float" office:value="97.4391284341152">
                <text:p>97.4391284341152</text:p>
              </table:table-cell>
              <table:table-cell office:value-type="float" office:value="97.4391284341152">
                <text:p>97.4391284341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1.85">
                <text:p>1381.85</text:p>
              </table:table-cell>
              <table:table-cell office:value-type="float" office:value="42.7555259586407">
                <text:p>42.7555259586407</text:p>
              </table:table-cell>
              <table:table-cell office:value-type="float" office:value="42.7555259586407">
                <text:p>42.75552595864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5.65">
                <text:p>1485.65</text:p>
              </table:table-cell>
              <table:table-cell office:value-type="float" office:value="108.736913005658">
                <text:p>108.736913005658</text:p>
              </table:table-cell>
              <table:table-cell office:value-type="float" office:value="108.736913005658">
                <text:p>108.736913005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9.5">
                <text:p>1429.5</text:p>
              </table:table-cell>
              <table:table-cell office:value-type="float" office:value="79.4978380209173">
                <text:p>79.4978380209173</text:p>
              </table:table-cell>
              <table:table-cell office:value-type="float" office:value="79.4978380209173">
                <text:p>79.4978380209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3.85">
                <text:p>1283.85</text:p>
              </table:table-cell>
              <table:table-cell office:value-type="float" office:value="85.3116565892375">
                <text:p>85.3116565892375</text:p>
              </table:table-cell>
              <table:table-cell office:value-type="float" office:value="85.3116565892375">
                <text:p>85.3116565892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5.2">
                <text:p>1325.2</text:p>
              </table:table-cell>
              <table:table-cell office:value-type="float" office:value="65.3030148614901">
                <text:p>65.3030148614901</text:p>
              </table:table-cell>
              <table:table-cell office:value-type="float" office:value="65.3030148614901">
                <text:p>65.3030148614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74.05">
                <text:p>1374.05</text:p>
              </table:table-cell>
              <table:table-cell office:value-type="float" office:value="76.5461217175632">
                <text:p>76.5461217175632</text:p>
              </table:table-cell>
              <table:table-cell office:value-type="float" office:value="76.5461217175632">
                <text:p>76.54612171756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95.2">
                <text:p>1295.2</text:p>
              </table:table-cell>
              <table:table-cell office:value-type="float" office:value="103.108056183792">
                <text:p>103.108056183792</text:p>
              </table:table-cell>
              <table:table-cell office:value-type="float" office:value="103.108056183792">
                <text:p>103.108056183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3.75">
                <text:p>1413.75</text:p>
              </table:table-cell>
              <table:table-cell office:value-type="float" office:value="90.4649794119249">
                <text:p>90.4649794119249</text:p>
              </table:table-cell>
              <table:table-cell office:value-type="float" office:value="90.4649794119249">
                <text:p>90.4649794119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11">
                <text:p>1311</text:p>
              </table:table-cell>
              <table:table-cell office:value-type="float" office:value="95.9364047168748">
                <text:p>95.9364047168748</text:p>
              </table:table-cell>
              <table:table-cell office:value-type="float" office:value="95.9364047168748">
                <text:p>95.9364047168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55.35">
                <text:p>1355.35</text:p>
              </table:table-cell>
              <table:table-cell office:value-type="float" office:value="79.8992177683862">
                <text:p>79.8992177683862</text:p>
              </table:table-cell>
              <table:table-cell office:value-type="float" office:value="79.8992177683862">
                <text:p>79.89921776838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96.25">
                <text:p>1396.25</text:p>
              </table:table-cell>
              <table:table-cell office:value-type="float" office:value="103.436786251314">
                <text:p>103.436786251314</text:p>
              </table:table-cell>
              <table:table-cell office:value-type="float" office:value="103.436786251314">
                <text:p>103.436786251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39.95">
                <text:p>1439.95</text:p>
              </table:table-cell>
              <table:table-cell office:value-type="float" office:value="73.3461996288833">
                <text:p>73.3461996288833</text:p>
              </table:table-cell>
              <table:table-cell office:value-type="float" office:value="73.3461996288833">
                <text:p>73.3461996288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95.25">
                <text:p>1495.25</text:p>
              </table:table-cell>
              <table:table-cell office:value-type="float" office:value="90.2595562807618">
                <text:p>90.2595562807618</text:p>
              </table:table-cell>
              <table:table-cell office:value-type="float" office:value="90.2595562807618">
                <text:p>90.2595562807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8.25">
                <text:p>1278.25</text:p>
              </table:table-cell>
              <table:table-cell office:value-type="float" office:value="43.4948991262194">
                <text:p>43.4948991262194</text:p>
              </table:table-cell>
              <table:table-cell office:value-type="float" office:value="43.4948991262194">
                <text:p>43.49489912621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49.8">
                <text:p>1349.8</text:p>
              </table:table-cell>
              <table:table-cell office:value-type="float" office:value="71.9196339673667">
                <text:p>71.9196339673667</text:p>
              </table:table-cell>
              <table:table-cell office:value-type="float" office:value="71.9196339673667">
                <text:p>71.9196339673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4.55">
                <text:p>1244.55</text:p>
              </table:table-cell>
              <table:table-cell office:value-type="float" office:value="65.2152877015811">
                <text:p>65.2152877015811</text:p>
              </table:table-cell>
              <table:table-cell office:value-type="float" office:value="65.2152877015811">
                <text:p>65.21528770158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6.1">
                <text:p>1466.1</text:p>
              </table:table-cell>
              <table:table-cell office:value-type="float" office:value="70.0691890205674">
                <text:p>70.0691890205674</text:p>
              </table:table-cell>
              <table:table-cell office:value-type="float" office:value="70.0691890205674">
                <text:p>70.0691890205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48.45">
                <text:p>1248.45</text:p>
              </table:table-cell>
              <table:table-cell office:value-type="float" office:value="91.4790071546472">
                <text:p>91.4790071546472</text:p>
              </table:table-cell>
              <table:table-cell office:value-type="float" office:value="91.4790071546472">
                <text:p>91.47900715464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8.6">
                <text:p>1408.6</text:p>
              </table:table-cell>
              <table:table-cell office:value-type="float" office:value="64.8782320967518">
                <text:p>64.8782320967518</text:p>
              </table:table-cell>
              <table:table-cell office:value-type="float" office:value="64.8782320967518">
                <text:p>64.8782320967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8.9">
                <text:p>1408.9</text:p>
              </table:table-cell>
              <table:table-cell office:value-type="float" office:value="86.2021098929719">
                <text:p>86.2021098929719</text:p>
              </table:table-cell>
              <table:table-cell office:value-type="float" office:value="86.2021098929719">
                <text:p>86.2021098929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43.45">
                <text:p>1343.45</text:p>
              </table:table-cell>
              <table:table-cell office:value-type="float" office:value="118.068714103271">
                <text:p>118.068714103271</text:p>
              </table:table-cell>
              <table:table-cell office:value-type="float" office:value="118.068714103271">
                <text:p>118.0687141032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8.05">
                <text:p>1368.05</text:p>
              </table:table-cell>
              <table:table-cell office:value-type="float" office:value="56.8587834023909">
                <text:p>56.8587834023909</text:p>
              </table:table-cell>
              <table:table-cell office:value-type="float" office:value="56.8587834023909">
                <text:p>56.85878340239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99.65">
                <text:p>1499.65</text:p>
              </table:table-cell>
              <table:table-cell office:value-type="float" office:value="81.416045715817">
                <text:p>81.416045715817</text:p>
              </table:table-cell>
              <table:table-cell office:value-type="float" office:value="81.416045715817">
                <text:p>81.4160457158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9.65">
                <text:p>1419.65</text:p>
              </table:table-cell>
              <table:table-cell office:value-type="float" office:value="154.621404566121">
                <text:p>154.621404566121</text:p>
              </table:table-cell>
              <table:table-cell office:value-type="float" office:value="154.621404566121">
                <text:p>154.621404566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64.55">
                <text:p>1364.55</text:p>
              </table:table-cell>
              <table:table-cell office:value-type="float" office:value="66.2380838339999">
                <text:p>66.2380838339999</text:p>
              </table:table-cell>
              <table:table-cell office:value-type="float" office:value="66.2380838339999">
                <text:p>66.238083833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3.35">
                <text:p>1463.35</text:p>
              </table:table-cell>
              <table:table-cell office:value-type="float" office:value="93.2155298220205">
                <text:p>93.2155298220205</text:p>
              </table:table-cell>
              <table:table-cell office:value-type="float" office:value="93.2155298220205">
                <text:p>93.21552982202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4">
                <text:p>1464</text:p>
              </table:table-cell>
              <table:table-cell office:value-type="float" office:value="113.310634981894">
                <text:p>113.310634981894</text:p>
              </table:table-cell>
              <table:table-cell office:value-type="float" office:value="113.310634981894">
                <text:p>113.3106349818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47.9">
                <text:p>1447.9</text:p>
              </table:table-cell>
              <table:table-cell office:value-type="float" office:value="77.1557515678514">
                <text:p>77.1557515678514</text:p>
              </table:table-cell>
              <table:table-cell office:value-type="float" office:value="77.1557515678514">
                <text:p>77.15575156785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01.85">
                <text:p>1501.85</text:p>
              </table:table-cell>
              <table:table-cell office:value-type="float" office:value="66.6338221176003">
                <text:p>66.6338221176003</text:p>
              </table:table-cell>
              <table:table-cell office:value-type="float" office:value="66.6338221176003">
                <text:p>66.6338221176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6.45">
                <text:p>1486.45</text:p>
              </table:table-cell>
              <table:table-cell office:value-type="float" office:value="94.3122606027445">
                <text:p>94.3122606027445</text:p>
              </table:table-cell>
              <table:table-cell office:value-type="float" office:value="94.3122606027445">
                <text:p>94.3122606027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56.75">
                <text:p>1356.75</text:p>
              </table:table-cell>
              <table:table-cell office:value-type="float" office:value="96.940381162857">
                <text:p>96.940381162857</text:p>
              </table:table-cell>
              <table:table-cell office:value-type="float" office:value="96.940381162857">
                <text:p>96.9403811628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7.25">
                <text:p>1447.25</text:p>
              </table:table-cell>
              <table:table-cell office:value-type="float" office:value="67.1239525057933">
                <text:p>67.1239525057933</text:p>
              </table:table-cell>
              <table:table-cell office:value-type="float" office:value="67.1239525057933">
                <text:p>67.12395250579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0">
                <text:p>1430</text:p>
              </table:table-cell>
              <table:table-cell office:value-type="float" office:value="72.4907321662569">
                <text:p>72.4907321662569</text:p>
              </table:table-cell>
              <table:table-cell office:value-type="float" office:value="72.4907321662569">
                <text:p>72.4907321662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4.7">
                <text:p>1454.7</text:p>
              </table:table-cell>
              <table:table-cell office:value-type="float" office:value="150.180212578089">
                <text:p>150.180212578089</text:p>
              </table:table-cell>
              <table:table-cell office:value-type="float" office:value="150.180212578089">
                <text:p>150.180212578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0">
                <text:p>1370</text:p>
              </table:table-cell>
              <table:table-cell office:value-type="float" office:value="99.240837108521">
                <text:p>99.240837108521</text:p>
              </table:table-cell>
              <table:table-cell office:value-type="float" office:value="99.240837108521">
                <text:p>99.2408371085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0.3">
                <text:p>1360.3</text:p>
              </table:table-cell>
              <table:table-cell office:value-type="float" office:value="177.60812551795">
                <text:p>177.60812551795</text:p>
              </table:table-cell>
              <table:table-cell office:value-type="float" office:value="177.60812551795">
                <text:p>177.60812551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6.45">
                <text:p>1376.45</text:p>
              </table:table-cell>
              <table:table-cell office:value-type="float" office:value="91.7129489221669">
                <text:p>91.7129489221669</text:p>
              </table:table-cell>
              <table:table-cell office:value-type="float" office:value="91.7129489221669">
                <text:p>91.71294892216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8.5">
                <text:p>1408.5</text:p>
              </table:table-cell>
              <table:table-cell office:value-type="float" office:value="91.0762386684914">
                <text:p>91.0762386684914</text:p>
              </table:table-cell>
              <table:table-cell office:value-type="float" office:value="91.0762386684914">
                <text:p>91.0762386684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